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7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6.37mm"/>
    </style:style>
    <style:style style:name="co4" style:family="table-column">
      <style:table-column-properties fo:break-before="auto" style:column-width="12.77mm"/>
    </style:style>
    <style:style style:name="co5" style:family="table-column">
      <style:table-column-properties fo:break-before="auto" style:column-width="18.86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46.6mm"/>
    </style:style>
    <style:style style:name="co8" style:family="table-column">
      <style:table-column-properties fo:break-before="auto" style:column-width="16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17.74mm"/>
    </style:style>
    <style:style style:name="co11" style:family="table-column">
      <style:table-column-properties fo:break-before="auto" style:column-width="5.03mm"/>
    </style:style>
    <style:style style:name="co12" style:family="table-column">
      <style:table-column-properties fo:break-before="auto" style:column-width="17.2mm"/>
    </style:style>
    <style:style style:name="co13" style:family="table-column">
      <style:table-column-properties fo:break-before="auto" style:column-width="21.6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47.61mm"/>
    </style:style>
    <style:style style:name="co17" style:family="table-column">
      <style:table-column-properties fo:break-before="auto" style:column-width="22.72mm"/>
    </style:style>
    <style:style style:name="co18" style:family="table-column">
      <style:table-column-properties fo:break-before="auto" style:column-width="19.9mm"/>
    </style:style>
    <style:style style:name="co19" style:family="table-column">
      <style:table-column-properties fo:break-before="auto" style:column-width="23.21mm"/>
    </style:style>
    <style:style style:name="co20" style:family="table-column">
      <style:table-column-properties fo:break-before="auto" style:column-width="22.1mm"/>
    </style:style>
    <style:style style:name="co21" style:family="table-column">
      <style:table-column-properties fo:break-before="auto" style:column-width="18.57mm"/>
    </style:style>
    <style:style style:name="co22" style:family="table-column">
      <style:table-column-properties fo:break-before="auto" style:column-width="10.28mm"/>
    </style:style>
    <style:style style:name="co25" style:family="table-column">
      <style:table-column-properties fo:break-before="auto" style:column-width="15.52mm"/>
    </style:style>
    <style:style style:name="co26" style:family="table-column">
      <style:table-column-properties fo:break-before="auto" style:column-width="15.2mm"/>
    </style:style>
    <style:style style:name="co27" style:family="table-column">
      <style:table-column-properties fo:break-before="auto" style:column-width="18.52mm"/>
    </style:style>
    <style:style style:name="co28" style:family="table-column">
      <style:table-column-properties fo:break-before="auto" style:column-width="14.38mm"/>
    </style:style>
    <style:style style:name="co29" style:family="table-column">
      <style:table-column-properties fo:break-before="auto" style:column-width="35.15mm"/>
    </style:style>
    <style:style style:name="co30" style:family="table-column">
      <style:table-column-properties fo:break-before="auto" style:column-width="48.63mm"/>
    </style:style>
    <style:style style:name="co31" style:family="table-column">
      <style:table-column-properties fo:break-before="auto" style:column-width="27.22mm"/>
    </style:style>
    <style:style style:name="ro1" style:family="table-row">
      <style:table-row-properties style:row-height="9.07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99"/>
    <style:style style:name="ce9" style:family="table-cell" style:parent-style-name="Default">
      <style:text-properties style:font-name="Arial" style:font-name-asian="Andale Sans UI" style:font-name-complex="Tahoma"/>
    </style:style>
    <style:style style:name="ce10" style:family="table-cell" style:parent-style-name="Default" style:data-style-name="N11"/>
    <style:style style:name="ce11" style:family="table-cell" style:parent-style-name="Default">
      <style:table-cell-properties fo:background-color="#ffff00"/>
    </style:style>
    <style:style style:name="ce19" style:family="table-cell" style:parent-style-name="Default" style:data-style-name="N113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loba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time_antigo</text:p>
          </table:table-cell>
          <table:table-cell office:value-type="string" calcext:value-type="string">
            <text:p>time_novo</text:p>
          </table:table-cell>
          <table:table-cell table:number-columns-repeated="17"/>
        </table:table-row>
        <table:table-row table:style-name="ro2">
          <table:table-cell table:style-name="Default" office:value-type="string" calcext:value-type="string">
            <text:p>rand-20-10-10-1000-1.dssp</text:p>
          </table:table-cell>
          <table:table-cell table:number-columns-repeated="2" table:style-name="Default" office:value-type="float" office:value="-189" calcext:value-type="float">
            <text:p>-189</text:p>
          </table:table-cell>
          <table:table-cell table:style-name="Default" office:value-type="float" office:value="35.158332" calcext:value-type="float">
            <text:p>35,16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]" office:value-type="string" office:string-value="rand-20-10-10-1000-1.dssp" calcext:value-type="string">
            <text:p>rand-20-10-10-1000-1.dssp</text:p>
          </table:table-cell>
          <table:table-cell table:style-name="ce4" table:formula="of:=IF([.A2]=[.G2]; 0; 1)" office:value-type="boolean" office:boolean-value="false" calcext:value-type="boolean">
            <text:p>FALSO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rand-20-10-10-1000-2.dssp</text:p>
          </table:table-cell>
          <table:table-cell table:number-columns-repeated="2" table:style-name="Default" office:value-type="float" office:value="-171" calcext:value-type="float">
            <text:p>-171</text:p>
          </table:table-cell>
          <table:table-cell table:style-name="Default" office:value-type="float" office:value="56.319546" calcext:value-type="float">
            <text:p>56,32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3]" office:value-type="string" office:string-value="rand-20-10-10-1000-2.dssp" calcext:value-type="string">
            <text:p>rand-20-10-10-10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0-10-500-1.dssp</text:p>
          </table:table-cell>
          <table:table-cell table:number-columns-repeated="2" table:style-name="Default" office:value-type="float" office:value="-97" calcext:value-type="float">
            <text:p>-97</text:p>
          </table:table-cell>
          <table:table-cell table:style-name="Default" office:value-type="float" office:value="0.264843" calcext:value-type="float">
            <text:p>0,26</text:p>
          </table:table-cell>
          <table:table-cell table:style-name="Default" office:value-type="float" office:value="203.819329" calcext:value-type="float">
            <text:p>203,82</text:p>
          </table:table-cell>
          <table:table-cell table:style-name="Default"/>
          <table:table-cell table:formula="of:=[VNS.A4]" office:value-type="string" office:string-value="rand-20-10-10-500-1.dssp" calcext:value-type="string">
            <text:p>rand-20-10-10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0-10-500-2.dssp</text:p>
          </table:table-cell>
          <table:table-cell table:number-columns-repeated="2" table:style-name="Default" office:value-type="float" office:value="-84" calcext:value-type="float">
            <text:p>-84</text:p>
          </table:table-cell>
          <table:table-cell table:style-name="Default" office:value-type="float" office:value="0.110049" calcext:value-type="float">
            <text:p>0,11</text:p>
          </table:table-cell>
          <table:table-cell table:style-name="Default" office:value-type="float" office:value="658.655255" calcext:value-type="float">
            <text:p>658,66</text:p>
          </table:table-cell>
          <table:table-cell table:style-name="Default"/>
          <table:table-cell table:formula="of:=[VNS.A5]" office:value-type="string" office:string-value="rand-20-10-10-500-2.dssp" calcext:value-type="string">
            <text:p>rand-20-10-10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0-10-750-1.dssp</text:p>
          </table:table-cell>
          <table:table-cell table:number-columns-repeated="2" table:style-name="Default" office:value-type="float" office:value="-140" calcext:value-type="float">
            <text:p>-140</text:p>
          </table:table-cell>
          <table:table-cell table:style-name="Default" office:value-type="float" office:value="5.58049" calcext:value-type="float">
            <text:p>5,58</text:p>
          </table:table-cell>
          <table:table-cell table:style-name="Default" office:value-type="float" office:value="142.512141" calcext:value-type="float">
            <text:p>142,51</text:p>
          </table:table-cell>
          <table:table-cell table:style-name="Default"/>
          <table:table-cell table:formula="of:=[VNS.A6]" office:value-type="string" office:string-value="rand-20-10-10-750-1.dssp" calcext:value-type="string">
            <text:p>rand-20-10-10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0-10-750-2.dssp</text:p>
          </table:table-cell>
          <table:table-cell table:number-columns-repeated="2" table:style-name="Default" office:value-type="float" office:value="-127" calcext:value-type="float">
            <text:p>-127</text:p>
          </table:table-cell>
          <table:table-cell table:style-name="Default" office:value-type="float" office:value="19.043841" calcext:value-type="float">
            <text:p>19,04</text:p>
          </table:table-cell>
          <table:table-cell table:style-name="Default" office:value-type="float" office:value="1324.838361" calcext:value-type="float">
            <text:p>1324,84</text:p>
          </table:table-cell>
          <table:table-cell table:style-name="Default"/>
          <table:table-cell table:formula="of:=[VNS.A7]" office:value-type="string" office:string-value="rand-20-10-10-750-2.dssp" calcext:value-type="string">
            <text:p>rand-20-10-10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1000-1.dssp</text:p>
          </table:table-cell>
          <table:table-cell table:number-columns-repeated="2" table:style-name="Default" office:value-type="float" office:value="-156" calcext:value-type="float">
            <text:p>-156</text:p>
          </table:table-cell>
          <table:table-cell table:style-name="Default" office:value-type="float" office:value="54.736768" calcext:value-type="float">
            <text:p>54,74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8]" office:value-type="string" office:string-value="rand-20-15-15-1000-1.dssp" calcext:value-type="string">
            <text:p>rand-20-15-15-10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1000-2.dssp</text:p>
          </table:table-cell>
          <table:table-cell table:number-columns-repeated="2" table:style-name="Default" office:value-type="float" office:value="-132" calcext:value-type="float">
            <text:p>-132</text:p>
          </table:table-cell>
          <table:table-cell table:style-name="Default" office:value-type="float" office:value="90.816544" calcext:value-type="float">
            <text:p>90,82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9]" office:value-type="string" office:string-value="rand-20-15-15-1000-2.dssp" calcext:value-type="string">
            <text:p>rand-20-15-15-10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250-1.dssp</text:p>
          </table:table-cell>
          <table:table-cell table:number-columns-repeated="2" table:style-name="Default" office:value-type="float" office:value="-38" calcext:value-type="float">
            <text:p>-38</text:p>
          </table:table-cell>
          <table:table-cell table:style-name="Default" office:value-type="float" office:value="6.645895" calcext:value-type="float">
            <text:p>6,65</text:p>
          </table:table-cell>
          <table:table-cell table:style-name="Default" office:value-type="float" office:value="348.856366" calcext:value-type="float">
            <text:p>348,86</text:p>
          </table:table-cell>
          <table:table-cell table:style-name="Default"/>
          <table:table-cell table:formula="of:=[VNS.A10]" office:value-type="string" office:string-value="rand-20-15-15-250-1.dssp" calcext:value-type="string">
            <text:p>rand-20-15-15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250-2.dssp</text:p>
          </table:table-cell>
          <table:table-cell table:number-columns-repeated="2" table:style-name="Default" office:value-type="float" office:value="-33" calcext:value-type="float">
            <text:p>-33</text:p>
          </table:table-cell>
          <table:table-cell table:style-name="Default" office:value-type="float" office:value="4.860771" calcext:value-type="float">
            <text:p>4,86</text:p>
          </table:table-cell>
          <table:table-cell table:style-name="Default" office:value-type="float" office:value="317.422798" calcext:value-type="float">
            <text:p>317,42</text:p>
          </table:table-cell>
          <table:table-cell table:style-name="Default"/>
          <table:table-cell table:formula="of:=[VNS.A11]" office:value-type="string" office:string-value="rand-20-15-15-250-2.dssp" calcext:value-type="string">
            <text:p>rand-20-15-15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500-1.dssp</text:p>
          </table:table-cell>
          <table:table-cell table:number-columns-repeated="2" table:style-name="Default" office:value-type="float" office:value="-76" calcext:value-type="float">
            <text:p>-76</text:p>
          </table:table-cell>
          <table:table-cell table:style-name="Default" office:value-type="float" office:value="0.87266" calcext:value-type="float">
            <text:p>0,87</text:p>
          </table:table-cell>
          <table:table-cell table:style-name="Default" office:value-type="float" office:value="796.846363" calcext:value-type="float">
            <text:p>796,85</text:p>
          </table:table-cell>
          <table:table-cell table:style-name="Default"/>
          <table:table-cell table:formula="of:=[VNS.A12]" office:value-type="string" office:string-value="rand-20-15-15-500-1.dssp" calcext:value-type="string">
            <text:p>rand-20-15-15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500-2.dssp</text:p>
          </table:table-cell>
          <table:table-cell table:number-columns-repeated="2" table:style-name="Default" office:value-type="float" office:value="-67" calcext:value-type="float">
            <text:p>-67</text:p>
          </table:table-cell>
          <table:table-cell table:style-name="Default" office:value-type="float" office:value="6.245121" calcext:value-type="float">
            <text:p>6,25</text:p>
          </table:table-cell>
          <table:table-cell table:style-name="Default" office:value-type="float" office:value="235.098724" calcext:value-type="float">
            <text:p>235,1</text:p>
          </table:table-cell>
          <table:table-cell table:style-name="Default"/>
          <table:table-cell table:formula="of:=[VNS.A13]" office:value-type="string" office:string-value="rand-20-15-15-500-2.dssp" calcext:value-type="string">
            <text:p>rand-20-15-15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750-1.dssp</text:p>
          </table:table-cell>
          <table:table-cell table:number-columns-repeated="2" table:style-name="Default" office:value-type="float" office:value="-115" calcext:value-type="float">
            <text:p>-115</text:p>
          </table:table-cell>
          <table:table-cell table:style-name="Default" office:value-type="float" office:value="27.88901" calcext:value-type="float">
            <text:p>27,89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14]" office:value-type="string" office:string-value="rand-20-15-15-750-1.dssp" calcext:value-type="string">
            <text:p>rand-20-15-15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15-15-750-2.dssp</text:p>
          </table:table-cell>
          <table:table-cell table:number-columns-repeated="2" table:style-name="Default" office:value-type="float" office:value="-103" calcext:value-type="float">
            <text:p>-103</text:p>
          </table:table-cell>
          <table:table-cell table:style-name="Default" office:value-type="float" office:value="9.760604" calcext:value-type="float">
            <text:p>9,76</text:p>
          </table:table-cell>
          <table:table-cell table:style-name="Default" office:value-type="float" office:value="1316.809541" calcext:value-type="float">
            <text:p>1316,81</text:p>
          </table:table-cell>
          <table:table-cell table:style-name="Default"/>
          <table:table-cell table:formula="of:=[VNS.A15]" office:value-type="string" office:string-value="rand-20-15-15-750-2.dssp" calcext:value-type="string">
            <text:p>rand-20-15-15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1000-1.dssp</text:p>
          </table:table-cell>
          <table:table-cell table:number-columns-repeated="2" table:style-name="Default" office:value-type="float" office:value="-133" calcext:value-type="float">
            <text:p>-133</text:p>
          </table:table-cell>
          <table:table-cell table:style-name="Default" office:value-type="float" office:value="45.450284" calcext:value-type="float">
            <text:p>45,45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16]" office:value-type="string" office:string-value="rand-20-20-20-1000-1.dssp" calcext:value-type="string">
            <text:p>rand-20-20-20-10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1000-2.dssp</text:p>
          </table:table-cell>
          <table:table-cell table:number-columns-repeated="2" table:style-name="Default" office:value-type="float" office:value="-115" calcext:value-type="float">
            <text:p>-115</text:p>
          </table:table-cell>
          <table:table-cell table:style-name="Default" office:value-type="float" office:value="402.03425" calcext:value-type="float">
            <text:p>402,03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17]" office:value-type="string" office:string-value="rand-20-20-20-1000-2.dssp" calcext:value-type="string">
            <text:p>rand-20-20-20-10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250-1.dssp</text:p>
          </table:table-cell>
          <table:table-cell table:number-columns-repeated="2" table:style-name="Default" office:value-type="float" office:value="-32" calcext:value-type="float">
            <text:p>-32</text:p>
          </table:table-cell>
          <table:table-cell table:style-name="Default" office:value-type="float" office:value="7.104139" calcext:value-type="float">
            <text:p>7,1</text:p>
          </table:table-cell>
          <table:table-cell table:style-name="Default" office:value-type="float" office:value="1219.181053" calcext:value-type="float">
            <text:p>1219,18</text:p>
          </table:table-cell>
          <table:table-cell table:style-name="Default"/>
          <table:table-cell table:formula="of:=[VNS.A18]" office:value-type="string" office:string-value="rand-20-20-20-250-1.dssp" calcext:value-type="string">
            <text:p>rand-20-20-20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250-2.dssp</text:p>
          </table:table-cell>
          <table:table-cell table:number-columns-repeated="2" table:style-name="Default" office:value-type="float" office:value="-27" calcext:value-type="float">
            <text:p>-27</text:p>
          </table:table-cell>
          <table:table-cell table:style-name="Default" office:value-type="float" office:value="19.125754" calcext:value-type="float">
            <text:p>19,13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19]" office:value-type="string" office:string-value="rand-20-20-20-250-2.dssp" calcext:value-type="string">
            <text:p>rand-20-20-20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500-1.dssp</text:p>
          </table:table-cell>
          <table:table-cell table:number-columns-repeated="2" table:style-name="Default" office:value-type="float" office:value="-63" calcext:value-type="float">
            <text:p>-63</text:p>
          </table:table-cell>
          <table:table-cell table:style-name="Default" office:value-type="float" office:value="12.306841" calcext:value-type="float">
            <text:p>12,31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0]" office:value-type="string" office:string-value="rand-20-20-20-500-1.dssp" calcext:value-type="string">
            <text:p>rand-20-20-20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500-2.dssp</text:p>
          </table:table-cell>
          <table:table-cell table:number-columns-repeated="2" table:style-name="Default" office:value-type="float" office:value="-57" calcext:value-type="float">
            <text:p>-57</text:p>
          </table:table-cell>
          <table:table-cell table:style-name="Default" office:value-type="float" office:value="65.675743" calcext:value-type="float">
            <text:p>65,68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1]" office:value-type="string" office:string-value="rand-20-20-20-500-2.dssp" calcext:value-type="string">
            <text:p>rand-20-20-20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750-1.dssp</text:p>
          </table:table-cell>
          <table:table-cell table:number-columns-repeated="2" table:style-name="Default" office:value-type="float" office:value="-98" calcext:value-type="float">
            <text:p>-98</text:p>
          </table:table-cell>
          <table:table-cell table:style-name="Default" office:value-type="float" office:value="60.618312" calcext:value-type="float">
            <text:p>60,62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2]" office:value-type="string" office:string-value="rand-20-20-20-750-1.dssp" calcext:value-type="string">
            <text:p>rand-20-20-20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0-20-750-2.dssp</text:p>
          </table:table-cell>
          <table:table-cell table:number-columns-repeated="2" table:style-name="Default" office:value-type="float" office:value="-88" calcext:value-type="float">
            <text:p>-88</text:p>
          </table:table-cell>
          <table:table-cell table:style-name="Default" office:value-type="float" office:value="17.808822" calcext:value-type="float">
            <text:p>17,81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3]" office:value-type="string" office:string-value="rand-20-20-20-750-2.dssp" calcext:value-type="string">
            <text:p>rand-20-20-20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1000-1.dssp</text:p>
          </table:table-cell>
          <table:table-cell table:number-columns-repeated="2" table:style-name="Default" office:value-type="float" office:value="-119" calcext:value-type="float">
            <text:p>-119</text:p>
          </table:table-cell>
          <table:table-cell table:style-name="Default" office:value-type="float" office:value="91.069035" calcext:value-type="float">
            <text:p>91,07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4]" office:value-type="string" office:string-value="rand-20-25-25-1000-1.dssp" calcext:value-type="string">
            <text:p>rand-20-25-25-10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1000-2.dssp</text:p>
          </table:table-cell>
          <table:table-cell table:style-name="Default" office:value-type="float" office:value="-105.828523" calcext:value-type="float">
            <text:p>-105,83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25]" office:value-type="string" office:string-value="rand-20-25-25-1000-2.dssp" calcext:value-type="string">
            <text:p>rand-20-25-25-10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250-1.dssp</text:p>
          </table:table-cell>
          <table:table-cell table:number-columns-repeated="2" table:style-name="Default" office:value-type="float" office:value="-29" calcext:value-type="float">
            <text:p>-29</text:p>
          </table:table-cell>
          <table:table-cell table:style-name="Default" office:value-type="float" office:value="45.855892" calcext:value-type="float">
            <text:p>45,86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6]" office:value-type="string" office:string-value="rand-20-25-25-250-1.dssp" calcext:value-type="string">
            <text:p>rand-20-25-25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250-2.dssp</text:p>
          </table:table-cell>
          <table:table-cell table:number-columns-repeated="2" table:style-name="Default" office:value-type="float" office:value="-24" calcext:value-type="float">
            <text:p>-24</text:p>
          </table:table-cell>
          <table:table-cell table:style-name="Default" office:value-type="float" office:value="25.617648" calcext:value-type="float">
            <text:p>25,62</text:p>
          </table:table-cell>
          <table:table-cell table:style-name="Default" office:value-type="float" office:value="1800.91207" calcext:value-type="float">
            <text:p>1800,91</text:p>
          </table:table-cell>
          <table:table-cell table:style-name="Default"/>
          <table:table-cell table:formula="of:=[VNS.A27]" office:value-type="string" office:string-value="rand-20-25-25-250-2.dssp" calcext:value-type="string">
            <text:p>rand-20-25-25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500-1.dssp</text:p>
          </table:table-cell>
          <table:table-cell table:number-columns-repeated="2" table:style-name="Default" office:value-type="float" office:value="-57" calcext:value-type="float">
            <text:p>-57</text:p>
          </table:table-cell>
          <table:table-cell table:style-name="Default" office:value-type="float" office:value="27.094948" calcext:value-type="float">
            <text:p>27,09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8]" office:value-type="string" office:string-value="rand-20-25-25-500-1.dssp" calcext:value-type="string">
            <text:p>rand-20-25-25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500-2.dssp</text:p>
          </table:table-cell>
          <table:table-cell table:number-columns-repeated="2" table:style-name="Default" office:value-type="float" office:value="-52" calcext:value-type="float">
            <text:p>-52</text:p>
          </table:table-cell>
          <table:table-cell table:style-name="Default" office:value-type="float" office:value="111.316148" calcext:value-type="float">
            <text:p>111,32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29]" office:value-type="string" office:string-value="rand-20-25-25-500-2.dssp" calcext:value-type="string">
            <text:p>rand-20-25-25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750-1.dssp</text:p>
          </table:table-cell>
          <table:table-cell table:number-columns-repeated="2" table:style-name="Default" office:value-type="float" office:value="-86" calcext:value-type="float">
            <text:p>-86</text:p>
          </table:table-cell>
          <table:table-cell table:style-name="Default" office:value-type="float" office:value="458.620328" calcext:value-type="float">
            <text:p>458,62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30]" office:value-type="string" office:string-value="rand-20-25-25-750-1.dssp" calcext:value-type="string">
            <text:p>rand-20-25-25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25-25-750-2.dssp</text:p>
          </table:table-cell>
          <table:table-cell table:number-columns-repeated="2" table:style-name="Default" office:value-type="float" office:value="-78" calcext:value-type="float">
            <text:p>-78</text:p>
          </table:table-cell>
          <table:table-cell table:style-name="Default" office:value-type="float" office:value="846.468546" calcext:value-type="float">
            <text:p>846,47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31]" office:value-type="string" office:string-value="rand-20-25-25-750-2.dssp" calcext:value-type="string">
            <text:p>rand-20-25-25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1000-1.dssp</text:p>
          </table:table-cell>
          <table:table-cell table:number-columns-repeated="2" table:style-name="Default" office:value-type="float" office:value="-271" calcext:value-type="float">
            <text:p>-271</text:p>
          </table:table-cell>
          <table:table-cell table:style-name="Default" office:value-type="float" office:value="54.812192" calcext:value-type="float">
            <text:p>54,81</text:p>
          </table:table-cell>
          <table:table-cell table:style-name="Default" office:value-type="float" office:value="41.192162" calcext:value-type="float">
            <text:p>41,19</text:p>
          </table:table-cell>
          <table:table-cell table:style-name="Default"/>
          <table:table-cell table:formula="of:=[VNS.A32]" office:value-type="string" office:string-value="rand-20-5-5-1000-1.dssp" calcext:value-type="string">
            <text:p>rand-20-5-5-10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1000-2.dssp</text:p>
          </table:table-cell>
          <table:table-cell table:number-columns-repeated="2" table:style-name="Default" office:value-type="float" office:value="-259" calcext:value-type="float">
            <text:p>-259</text:p>
          </table:table-cell>
          <table:table-cell table:style-name="Default" office:value-type="float" office:value="0.475426" calcext:value-type="float">
            <text:p>0,48</text:p>
          </table:table-cell>
          <table:table-cell table:style-name="Default" office:value-type="float" office:value="283.402574" calcext:value-type="float">
            <text:p>283,4</text:p>
          </table:table-cell>
          <table:table-cell table:style-name="Default"/>
          <table:table-cell table:formula="of:=[VNS.A33]" office:value-type="string" office:string-value="rand-20-5-5-1000-2.dssp" calcext:value-type="string">
            <text:p>rand-20-5-5-10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250-1.dssp</text:p>
          </table:table-cell>
          <table:table-cell table:number-columns-repeated="2" table:style-name="Default" office:value-type="float" office:value="-65" calcext:value-type="float">
            <text:p>-65</text:p>
          </table:table-cell>
          <table:table-cell table:style-name="Default" office:value-type="float" office:value="1.645587" calcext:value-type="float">
            <text:p>1,65</text:p>
          </table:table-cell>
          <table:table-cell table:style-name="Default" office:value-type="float" office:value="27.125858" calcext:value-type="float">
            <text:p>27,13</text:p>
          </table:table-cell>
          <table:table-cell table:style-name="Default"/>
          <table:table-cell table:formula="of:=[VNS.A34]" office:value-type="string" office:string-value="rand-20-5-5-250-1.dssp" calcext:value-type="string">
            <text:p>rand-20-5-5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250-2.dssp</text:p>
          </table:table-cell>
          <table:table-cell table:number-columns-repeated="2" table:style-name="Default" office:value-type="float" office:value="-63" calcext:value-type="float">
            <text:p>-63</text:p>
          </table:table-cell>
          <table:table-cell table:style-name="Default" office:value-type="float" office:value="0.037711" calcext:value-type="float">
            <text:p>0,04</text:p>
          </table:table-cell>
          <table:table-cell table:style-name="Default" office:value-type="float" office:value="1.012539" calcext:value-type="float">
            <text:p>1,01</text:p>
          </table:table-cell>
          <table:table-cell table:style-name="Default"/>
          <table:table-cell table:formula="of:=[VNS.A35]" office:value-type="string" office:string-value="rand-20-5-5-250-2.dssp" calcext:value-type="string">
            <text:p>rand-20-5-5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500-1.dssp</text:p>
          </table:table-cell>
          <table:table-cell table:number-columns-repeated="2" table:style-name="Default" office:value-type="float" office:value="-131" calcext:value-type="float">
            <text:p>-131</text:p>
          </table:table-cell>
          <table:table-cell table:style-name="Default" office:value-type="float" office:value="8.727735" calcext:value-type="float">
            <text:p>8,73</text:p>
          </table:table-cell>
          <table:table-cell table:style-name="Default" office:value-type="float" office:value="114.889394" calcext:value-type="float">
            <text:p>114,89</text:p>
          </table:table-cell>
          <table:table-cell table:style-name="Default"/>
          <table:table-cell table:formula="of:=[VNS.A36]" office:value-type="string" office:string-value="rand-20-5-5-500-1.dssp" calcext:value-type="string">
            <text:p>rand-20-5-5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500-2.dssp</text:p>
          </table:table-cell>
          <table:table-cell table:number-columns-repeated="2" table:style-name="Default" office:value-type="float" office:value="-127" calcext:value-type="float">
            <text:p>-127</text:p>
          </table:table-cell>
          <table:table-cell table:style-name="Default" office:value-type="float" office:value="7.368398" calcext:value-type="float">
            <text:p>7,37</text:p>
          </table:table-cell>
          <table:table-cell table:style-name="Default" office:value-type="float" office:value="45.243969" calcext:value-type="float">
            <text:p>45,24</text:p>
          </table:table-cell>
          <table:table-cell table:style-name="Default"/>
          <table:table-cell table:formula="of:=[VNS.A37]" office:value-type="string" office:string-value="rand-20-5-5-500-2.dssp" calcext:value-type="string">
            <text:p>rand-20-5-5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750-1.dssp</text:p>
          </table:table-cell>
          <table:table-cell table:number-columns-repeated="2" table:style-name="Default" office:value-type="float" office:value="-200" calcext:value-type="float">
            <text:p>-200</text:p>
          </table:table-cell>
          <table:table-cell table:style-name="Default" office:value-type="float" office:value="28.301908" calcext:value-type="float">
            <text:p>28,3</text:p>
          </table:table-cell>
          <table:table-cell table:style-name="Default" office:value-type="float" office:value="98.121836" calcext:value-type="float">
            <text:p>98,12</text:p>
          </table:table-cell>
          <table:table-cell table:style-name="Default"/>
          <table:table-cell table:formula="of:=[VNS.A38]" office:value-type="string" office:string-value="rand-20-5-5-750-1.dssp" calcext:value-type="string">
            <text:p>rand-20-5-5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20-5-5-750-2.dssp</text:p>
          </table:table-cell>
          <table:table-cell table:number-columns-repeated="2" table:style-name="Default" office:value-type="float" office:value="-196" calcext:value-type="float">
            <text:p>-196</text:p>
          </table:table-cell>
          <table:table-cell table:style-name="Default" office:value-type="float" office:value="3.985163" calcext:value-type="float">
            <text:p>3,99</text:p>
          </table:table-cell>
          <table:table-cell table:style-name="Default" office:value-type="float" office:value="165.915813" calcext:value-type="float">
            <text:p>165,92</text:p>
          </table:table-cell>
          <table:table-cell table:style-name="Default"/>
          <table:table-cell table:formula="of:=[VNS.A39]" office:value-type="string" office:string-value="rand-20-5-5-750-2.dssp" calcext:value-type="string">
            <text:p>rand-20-5-5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1000-1.dssp</text:p>
          </table:table-cell>
          <table:table-cell table:number-columns-repeated="2" table:style-name="Default" office:value-type="float" office:value="-219" calcext:value-type="float">
            <text:p>-219</text:p>
          </table:table-cell>
          <table:table-cell table:style-name="Default" office:value-type="float" office:value="232.180386" calcext:value-type="float">
            <text:p>232,18</text:p>
          </table:table-cell>
          <table:table-cell table:style-name="Default" office:value-type="float" office:value="1800.552983" calcext:value-type="float">
            <text:p>1800,55</text:p>
          </table:table-cell>
          <table:table-cell table:style-name="Default"/>
          <table:table-cell table:formula="of:=[VNS.A40]" office:value-type="string" office:string-value="rand-4-10-10-1000-1.dssp" calcext:value-type="string">
            <text:p>rand-4-10-10-10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1000-2.dssp</text:p>
          </table:table-cell>
          <table:table-cell table:number-columns-repeated="2" table:style-name="Default" office:value-type="float" office:value="-197" calcext:value-type="float">
            <text:p>-197</text:p>
          </table:table-cell>
          <table:table-cell table:style-name="Default" office:value-type="float" office:value="13.138963" calcext:value-type="float">
            <text:p>13,14</text:p>
          </table:table-cell>
          <table:table-cell table:style-name="Default" office:value-type="float" office:value="623.147187" calcext:value-type="float">
            <text:p>623,15</text:p>
          </table:table-cell>
          <table:table-cell table:style-name="Default"/>
          <table:table-cell table:formula="of:=[VNS.A41]" office:value-type="string" office:string-value="rand-4-10-10-1000-2.dssp" calcext:value-type="string">
            <text:p>rand-4-10-10-10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250-1.dssp</text:p>
          </table:table-cell>
          <table:table-cell table:number-columns-repeated="2" table:style-name="Default" office:value-type="float" office:value="-54" calcext:value-type="float">
            <text:p>-54</text:p>
          </table:table-cell>
          <table:table-cell table:style-name="Default" office:value-type="float" office:value="47.975989" calcext:value-type="float">
            <text:p>47,98</text:p>
          </table:table-cell>
          <table:table-cell table:style-name="Default" office:value-type="float" office:value="635.652096" calcext:value-type="float">
            <text:p>635,65</text:p>
          </table:table-cell>
          <table:table-cell table:style-name="Default"/>
          <table:table-cell table:formula="of:=[VNS.A42]" office:value-type="string" office:string-value="rand-4-10-10-250-1.dssp" calcext:value-type="string">
            <text:p>rand-4-10-10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250-2.dssp</text:p>
          </table:table-cell>
          <table:table-cell table:number-columns-repeated="2" table:style-name="Default" office:value-type="float" office:value="-47" calcext:value-type="float">
            <text:p>-47</text:p>
          </table:table-cell>
          <table:table-cell table:style-name="Default" office:value-type="float" office:value="4.393635" calcext:value-type="float">
            <text:p>4,39</text:p>
          </table:table-cell>
          <table:table-cell table:style-name="Default" office:value-type="float" office:value="155.254571" calcext:value-type="float">
            <text:p>155,25</text:p>
          </table:table-cell>
          <table:table-cell table:style-name="Default"/>
          <table:table-cell table:formula="of:=[VNS.A43]" office:value-type="string" office:string-value="rand-4-10-10-250-2.dssp" calcext:value-type="string">
            <text:p>rand-4-10-10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500-1.dssp</text:p>
          </table:table-cell>
          <table:table-cell table:number-columns-repeated="2" table:style-name="Default" office:value-type="float" office:value="-112" calcext:value-type="float">
            <text:p>-112</text:p>
          </table:table-cell>
          <table:table-cell table:style-name="Default" office:value-type="float" office:value="24.91175" calcext:value-type="float">
            <text:p>24,91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44]" office:value-type="string" office:string-value="rand-4-10-10-500-1.dssp" calcext:value-type="string">
            <text:p>rand-4-10-10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500-2.dssp</text:p>
          </table:table-cell>
          <table:table-cell table:number-columns-repeated="2" table:style-name="Default" office:value-type="float" office:value="-97" calcext:value-type="float">
            <text:p>-97</text:p>
          </table:table-cell>
          <table:table-cell table:style-name="Default" office:value-type="float" office:value="0.764094" calcext:value-type="float">
            <text:p>0,76</text:p>
          </table:table-cell>
          <table:table-cell table:style-name="Default" office:value-type="float" office:value="337.713386" calcext:value-type="float">
            <text:p>337,71</text:p>
          </table:table-cell>
          <table:table-cell table:style-name="Default"/>
          <table:table-cell table:formula="of:=[VNS.A45]" office:value-type="string" office:string-value="rand-4-10-10-500-2.dssp" calcext:value-type="string">
            <text:p>rand-4-10-10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750-1.dssp</text:p>
          </table:table-cell>
          <table:table-cell table:number-columns-repeated="2" table:style-name="Default" office:value-type="float" office:value="-162" calcext:value-type="float">
            <text:p>-162</text:p>
          </table:table-cell>
          <table:table-cell table:style-name="Default" office:value-type="float" office:value="51.680536" calcext:value-type="float">
            <text:p>51,68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46]" office:value-type="string" office:string-value="rand-4-10-10-750-1.dssp" calcext:value-type="string">
            <text:p>rand-4-10-10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0-10-750-2.dssp</text:p>
          </table:table-cell>
          <table:table-cell table:number-columns-repeated="2" table:style-name="Default" office:value-type="float" office:value="-147" calcext:value-type="float">
            <text:p>-147</text:p>
          </table:table-cell>
          <table:table-cell table:style-name="Default" office:value-type="float" office:value="11.03512" calcext:value-type="float">
            <text:p>11,04</text:p>
          </table:table-cell>
          <table:table-cell table:style-name="Default" office:value-type="float" office:value="928.132713" calcext:value-type="float">
            <text:p>928,13</text:p>
          </table:table-cell>
          <table:table-cell table:style-name="Default"/>
          <table:table-cell table:formula="of:=[VNS.A47]" office:value-type="string" office:string-value="rand-4-10-10-750-2.dssp" calcext:value-type="string">
            <text:p>rand-4-10-10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1000-1.dssp</text:p>
          </table:table-cell>
          <table:table-cell table:style-name="Default" office:value-type="float" office:value="-186.256633" calcext:value-type="float">
            <text:p>-186,26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48]" office:value-type="string" office:string-value="rand-4-15-15-1000-1.dssp" calcext:value-type="string">
            <text:p>rand-4-15-15-10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1000-2.dssp</text:p>
          </table:table-cell>
          <table:table-cell table:style-name="Default" office:value-type="float" office:value="-157.139576" calcext:value-type="float">
            <text:p>-157,14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49]" office:value-type="string" office:string-value="rand-4-15-15-1000-2.dssp" calcext:value-type="string">
            <text:p>rand-4-15-15-10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250-1.dssp</text:p>
          </table:table-cell>
          <table:table-cell table:style-name="Default" office:value-type="float" office:value="-44" calcext:value-type="float">
            <text:p>-44</text:p>
          </table:table-cell>
          <table:table-cell table:style-name="Default" office:value-type="float" office:value="-43" calcext:value-type="float">
            <text:p>-43</text:p>
          </table:table-cell>
          <table:table-cell table:style-name="Default" office:value-type="float" office:value="1801.068264" calcext:value-type="float">
            <text:p>1801,07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50]" office:value-type="string" office:string-value="rand-4-15-15-250-1.dssp" calcext:value-type="string">
            <text:p>rand-4-15-15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250-2.dssp</text:p>
          </table:table-cell>
          <table:table-cell table:number-columns-repeated="2" table:style-name="Default" office:value-type="float" office:value="-39" calcext:value-type="float">
            <text:p>-39</text:p>
          </table:table-cell>
          <table:table-cell table:style-name="Default" office:value-type="float" office:value="561.563234" calcext:value-type="float">
            <text:p>561,56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51]" office:value-type="string" office:string-value="rand-4-15-15-250-2.dssp" calcext:value-type="string">
            <text:p>rand-4-15-15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500-1.dssp</text:p>
          </table:table-cell>
          <table:table-cell table:number-columns-repeated="2" table:style-name="Default" office:value-type="float" office:value="-87" calcext:value-type="float">
            <text:p>-87</text:p>
          </table:table-cell>
          <table:table-cell table:style-name="Default" office:value-type="float" office:value="101.57012" calcext:value-type="float">
            <text:p>101,57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52]" office:value-type="string" office:string-value="rand-4-15-15-500-1.dssp" calcext:value-type="string">
            <text:p>rand-4-15-15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500-2.dssp</text:p>
          </table:table-cell>
          <table:table-cell table:number-columns-repeated="2" table:style-name="Default" office:value-type="float" office:value="-80" calcext:value-type="float">
            <text:p>-80</text:p>
          </table:table-cell>
          <table:table-cell table:style-name="Default" office:value-type="float" office:value="1252.085742" calcext:value-type="float">
            <text:p>1252,09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53]" office:value-type="string" office:string-value="rand-4-15-15-500-2.dssp" calcext:value-type="string">
            <text:p>rand-4-15-15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750-1.dssp</text:p>
          </table:table-cell>
          <table:table-cell table:style-name="Default" office:value-type="float" office:value="-133.510439" calcext:value-type="float">
            <text:p>-133,51</text:p>
          </table:table-cell>
          <table:table-cell table:style-name="Default" office:value-type="float" office:value="-132" calcext:value-type="float">
            <text:p>-132</text:p>
          </table:table-cell>
          <table:table-cell table:style-name="Default" office:value-type="float" office:value="1802.981761" calcext:value-type="float">
            <text:p>1802,98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54]" office:value-type="string" office:string-value="rand-4-15-15-750-1.dssp" calcext:value-type="string">
            <text:p>rand-4-15-15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15-15-750-2.dssp</text:p>
          </table:table-cell>
          <table:table-cell table:style-name="Default" office:value-type="float" office:value="-117.79867" calcext:value-type="float">
            <text:p>-117,8</text:p>
          </table:table-cell>
          <table:table-cell table:style-name="Default" office:value-type="float" office:value="-115" calcext:value-type="float">
            <text:p>-115</text:p>
          </table:table-cell>
          <table:table-cell table:style-name="Default" office:value-type="float" office:value="1801.505912" calcext:value-type="float">
            <text:p>1801,51</text:p>
          </table:table-cell>
          <table:table-cell table:style-name="Default" office:value-type="string" calcext:value-type="string">
            <text:p>TLE</text:p>
          </table:table-cell>
          <table:table-cell table:style-name="Default"/>
          <table:table-cell table:formula="of:=[VNS.A55]" office:value-type="string" office:string-value="rand-4-15-15-750-2.dssp" calcext:value-type="string">
            <text:p>rand-4-15-15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1000-1.dssp</text:p>
          </table:table-cell>
          <table:table-cell table:style-name="Default" office:value-type="float" office:value="-153.953562" calcext:value-type="float">
            <text:p>-153,95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56]" office:value-type="string" office:string-value="rand-4-20-20-1000-1.dssp" calcext:value-type="string">
            <text:p>rand-4-20-20-10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1000-2.dssp</text:p>
          </table:table-cell>
          <table:table-cell table:style-name="Default" office:value-type="float" office:value="-139.393943" calcext:value-type="float">
            <text:p>-139,39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57]" office:value-type="string" office:string-value="rand-4-20-20-1000-2.dssp" calcext:value-type="string">
            <text:p>rand-4-20-20-10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250-1.dssp</text:p>
          </table:table-cell>
          <table:table-cell table:style-name="Default" office:value-type="float" office:value="-36.399277" calcext:value-type="float">
            <text:p>-36,4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58]" office:value-type="string" office:string-value="rand-4-20-20-250-1.dssp" calcext:value-type="string">
            <text:p>rand-4-20-20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250-2.dssp</text:p>
          </table:table-cell>
          <table:table-cell table:style-name="Default" office:value-type="float" office:value="-32.309023" calcext:value-type="float">
            <text:p>-32,31</text:p>
          </table:table-cell>
          <table:table-cell table:style-name="Default" office:value-type="float" office:value="1E+020" calcext:value-type="float">
            <text:p>1,00E+20</text:p>
          </table:table-cell>
          <table:table-cell table:style-name="Default" office:value-type="string" calcext:value-type="string">
            <text:p>TLE</text:p>
          </table:table-cell>
          <table:table-cell table:style-name="Default" office:value-type="float" office:value="1800.377186" calcext:value-type="float">
            <text:p>1800,38</text:p>
          </table:table-cell>
          <table:table-cell table:style-name="Default"/>
          <table:table-cell table:formula="of:=[VNS.A59]" office:value-type="string" office:string-value="rand-4-20-20-250-2.dssp" calcext:value-type="string">
            <text:p>rand-4-20-20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500-1.dssp</text:p>
          </table:table-cell>
          <table:table-cell table:style-name="Default" office:value-type="float" office:value="-79.114881" calcext:value-type="float">
            <text:p>-79,11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60]" office:value-type="string" office:string-value="rand-4-20-20-500-1.dssp" calcext:value-type="string">
            <text:p>rand-4-20-20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500-2.dssp</text:p>
          </table:table-cell>
          <table:table-cell table:style-name="Default" office:value-type="float" office:value="-67.153067" calcext:value-type="float">
            <text:p>-67,15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61]" office:value-type="string" office:string-value="rand-4-20-20-500-2.dssp" calcext:value-type="string">
            <text:p>rand-4-20-20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750-1.dssp</text:p>
          </table:table-cell>
          <table:table-cell table:style-name="Default" office:value-type="float" office:value="-112.666256" calcext:value-type="float">
            <text:p>-112,67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62]" office:value-type="string" office:string-value="rand-4-20-20-750-1.dssp" calcext:value-type="string">
            <text:p>rand-4-20-20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0-20-750-2.dssp</text:p>
          </table:table-cell>
          <table:table-cell table:style-name="Default" office:value-type="float" office:value="-107.660216" calcext:value-type="float">
            <text:p>-107,66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63]" office:value-type="string" office:string-value="rand-4-20-20-750-2.dssp" calcext:value-type="string">
            <text:p>rand-4-20-20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1000-1.dssp</text:p>
          </table:table-cell>
          <table:table-cell table:style-name="Default" office:value-type="float" office:value="-139.779725" calcext:value-type="float">
            <text:p>-139,78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64]" office:value-type="string" office:string-value="rand-4-25-25-1000-1.dssp" calcext:value-type="string">
            <text:p>rand-4-25-25-10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1000-2.dssp</text:p>
          </table:table-cell>
          <table:table-cell table:style-name="Default" office:value-type="float" office:value="-121.670379" calcext:value-type="float">
            <text:p>-121,67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65]" office:value-type="string" office:string-value="rand-4-25-25-1000-2.dssp" calcext:value-type="string">
            <text:p>rand-4-25-25-10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250-1.dssp</text:p>
          </table:table-cell>
          <table:table-cell table:style-name="Default" office:value-type="float" office:value="-32.97512" calcext:value-type="float">
            <text:p>-32,98</text:p>
          </table:table-cell>
          <table:table-cell table:style-name="Default" office:value-type="float" office:value="1E+020" calcext:value-type="float">
            <text:p>1,00E+20</text:p>
          </table:table-cell>
          <table:table-cell table:style-name="Default" office:value-type="string" calcext:value-type="string">
            <text:p>TLE</text:p>
          </table:table-cell>
          <table:table-cell table:style-name="Default" office:value-type="float" office:value="1800.485969" calcext:value-type="float">
            <text:p>1800,49</text:p>
          </table:table-cell>
          <table:table-cell table:style-name="Default"/>
          <table:table-cell table:formula="of:=[VNS.A66]" office:value-type="string" office:string-value="rand-4-25-25-250-1.dssp" calcext:value-type="string">
            <text:p>rand-4-25-25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250-2.dssp</text:p>
          </table:table-cell>
          <table:table-cell table:style-name="Default" office:value-type="float" office:value="-28.501889" calcext:value-type="float">
            <text:p>-28,5</text:p>
          </table:table-cell>
          <table:table-cell table:style-name="Default" office:value-type="float" office:value="1E+020" calcext:value-type="float">
            <text:p>1,00E+20</text:p>
          </table:table-cell>
          <table:table-cell table:style-name="Default" office:value-type="string" calcext:value-type="string">
            <text:p>TLE</text:p>
          </table:table-cell>
          <table:table-cell table:style-name="Default" office:value-type="float" office:value="1800.468309" calcext:value-type="float">
            <text:p>1800,47</text:p>
          </table:table-cell>
          <table:table-cell table:style-name="Default"/>
          <table:table-cell table:formula="of:=[VNS.A67]" office:value-type="string" office:string-value="rand-4-25-25-250-2.dssp" calcext:value-type="string">
            <text:p>rand-4-25-25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500-1.dssp</text:p>
          </table:table-cell>
          <table:table-cell table:style-name="Default" office:value-type="float" office:value="-67.191018" calcext:value-type="float">
            <text:p>-67,19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68]" office:value-type="string" office:string-value="rand-4-25-25-500-1.dssp" calcext:value-type="string">
            <text:p>rand-4-25-25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500-2.dssp</text:p>
          </table:table-cell>
          <table:table-cell table:style-name="Default" office:value-type="float" office:value="-59.282521" calcext:value-type="float">
            <text:p>-59,28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69]" office:value-type="string" office:string-value="rand-4-25-25-500-2.dssp" calcext:value-type="string">
            <text:p>rand-4-25-25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750-1.dssp</text:p>
          </table:table-cell>
          <table:table-cell table:style-name="Default" office:value-type="float" office:value="-105.796192" calcext:value-type="float">
            <text:p>-105,8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70]" office:value-type="string" office:string-value="rand-4-25-25-750-1.dssp" calcext:value-type="string">
            <text:p>rand-4-25-25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25-25-750-2.dssp</text:p>
          </table:table-cell>
          <table:table-cell table:style-name="Default" office:value-type="float" office:value="-91.763933" calcext:value-type="float">
            <text:p>-91,76</text:p>
          </table:table-cell>
          <table:table-cell table:style-name="Default" office:value-type="float" office:value="1E+020" calcext:value-type="float">
            <text:p>1,00E+20</text:p>
          </table:table-cell>
          <table:table-cell table:number-columns-repeated="2" table:style-name="Default" office:value-type="string" calcext:value-type="string">
            <text:p>TLE</text:p>
          </table:table-cell>
          <table:table-cell table:style-name="Default"/>
          <table:table-cell table:formula="of:=[VNS.A71]" office:value-type="string" office:string-value="rand-4-25-25-750-2.dssp" calcext:value-type="string">
            <text:p>rand-4-25-25-7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1000-1.dssp</text:p>
          </table:table-cell>
          <table:table-cell table:number-columns-repeated="2" table:style-name="Default" office:value-type="float" office:value="-310" calcext:value-type="float">
            <text:p>-310</text:p>
          </table:table-cell>
          <table:table-cell table:style-name="Default" office:value-type="float" office:value="0.389394" calcext:value-type="float">
            <text:p>0,39</text:p>
          </table:table-cell>
          <table:table-cell table:style-name="Default" office:value-type="float" office:value="173.634656" calcext:value-type="float">
            <text:p>173,63</text:p>
          </table:table-cell>
          <table:table-cell table:style-name="Default"/>
          <table:table-cell table:formula="of:=[VNS.A72]" office:value-type="string" office:string-value="rand-4-5-5-1000-1.dssp" calcext:value-type="string">
            <text:p>rand-4-5-5-10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1000-2.dssp</text:p>
          </table:table-cell>
          <table:table-cell table:number-columns-repeated="2" table:style-name="Default" office:value-type="float" office:value="-268" calcext:value-type="float">
            <text:p>-268</text:p>
          </table:table-cell>
          <table:table-cell table:style-name="Default" office:value-type="float" office:value="0.98415" calcext:value-type="float">
            <text:p>0,98</text:p>
          </table:table-cell>
          <table:table-cell table:style-name="Default" office:value-type="float" office:value="133.647292" calcext:value-type="float">
            <text:p>133,65</text:p>
          </table:table-cell>
          <table:table-cell table:style-name="Default"/>
          <table:table-cell table:formula="of:=[VNS.A73]" office:value-type="string" office:string-value="rand-4-5-5-1000-2.dssp" calcext:value-type="string">
            <text:p>rand-4-5-5-10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250-1.dssp</text:p>
          </table:table-cell>
          <table:table-cell table:number-columns-repeated="2" table:style-name="Default" office:value-type="float" office:value="-79" calcext:value-type="float">
            <text:p>-79</text:p>
          </table:table-cell>
          <table:table-cell table:style-name="Default" office:value-type="float" office:value="0.162817" calcext:value-type="float">
            <text:p>0,16</text:p>
          </table:table-cell>
          <table:table-cell table:style-name="Default" office:value-type="float" office:value="1.773651" calcext:value-type="float">
            <text:p>1,77</text:p>
          </table:table-cell>
          <table:table-cell table:style-name="Default"/>
          <table:table-cell table:formula="of:=[VNS.A74]" office:value-type="string" office:string-value="rand-4-5-5-250-1.dssp" calcext:value-type="string">
            <text:p>rand-4-5-5-2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250-2.dssp</text:p>
          </table:table-cell>
          <table:table-cell table:number-columns-repeated="2" table:style-name="Default" office:value-type="float" office:value="-66" calcext:value-type="float">
            <text:p>-66</text:p>
          </table:table-cell>
          <table:table-cell table:style-name="Default" office:value-type="float" office:value="0.053446" calcext:value-type="float">
            <text:p>0,05</text:p>
          </table:table-cell>
          <table:table-cell table:style-name="Default" office:value-type="float" office:value="2.729866" calcext:value-type="float">
            <text:p>2,73</text:p>
          </table:table-cell>
          <table:table-cell table:style-name="Default"/>
          <table:table-cell table:formula="of:=[VNS.A75]" office:value-type="string" office:string-value="rand-4-5-5-250-2.dssp" calcext:value-type="string">
            <text:p>rand-4-5-5-25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500-1.dssp</text:p>
          </table:table-cell>
          <table:table-cell table:number-columns-repeated="2" table:style-name="Default" office:value-type="float" office:value="-161" calcext:value-type="float">
            <text:p>-161</text:p>
          </table:table-cell>
          <table:table-cell table:style-name="Default" office:value-type="float" office:value="0.172794" calcext:value-type="float">
            <text:p>0,17</text:p>
          </table:table-cell>
          <table:table-cell table:style-name="Default" office:value-type="float" office:value="45.336526" calcext:value-type="float">
            <text:p>45,34</text:p>
          </table:table-cell>
          <table:table-cell table:style-name="Default"/>
          <table:table-cell table:formula="of:=[VNS.A76]" office:value-type="string" office:string-value="rand-4-5-5-500-1.dssp" calcext:value-type="string">
            <text:p>rand-4-5-5-50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500-2.dssp</text:p>
          </table:table-cell>
          <table:table-cell table:number-columns-repeated="2" table:style-name="Default" office:value-type="float" office:value="-137" calcext:value-type="float">
            <text:p>-137</text:p>
          </table:table-cell>
          <table:table-cell table:style-name="Default" office:value-type="float" office:value="1.126849" calcext:value-type="float">
            <text:p>1,13</text:p>
          </table:table-cell>
          <table:table-cell table:style-name="Default" office:value-type="float" office:value="20.277986" calcext:value-type="float">
            <text:p>20,28</text:p>
          </table:table-cell>
          <table:table-cell table:style-name="Default"/>
          <table:table-cell table:formula="of:=[VNS.A77]" office:value-type="string" office:string-value="rand-4-5-5-500-2.dssp" calcext:value-type="string">
            <text:p>rand-4-5-5-500-2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750-1.dssp</text:p>
          </table:table-cell>
          <table:table-cell table:number-columns-repeated="2" table:style-name="Default" office:value-type="float" office:value="-226" calcext:value-type="float">
            <text:p>-226</text:p>
          </table:table-cell>
          <table:table-cell table:style-name="Default" office:value-type="float" office:value="2.219853" calcext:value-type="float">
            <text:p>2,22</text:p>
          </table:table-cell>
          <table:table-cell table:style-name="Default" office:value-type="float" office:value="146.713871" calcext:value-type="float">
            <text:p>146,71</text:p>
          </table:table-cell>
          <table:table-cell table:style-name="Default"/>
          <table:table-cell table:formula="of:=[VNS.A78]" office:value-type="string" office:string-value="rand-4-5-5-750-1.dssp" calcext:value-type="string">
            <text:p>rand-4-5-5-750-1.dssp</text:p>
          </table:table-cell>
          <table:table-cell table:number-columns-repeated="15"/>
        </table:table-row>
        <table:table-row table:style-name="ro2">
          <table:table-cell table:style-name="Default" office:value-type="string" calcext:value-type="string">
            <text:p>rand-4-5-5-750-2.dssp</text:p>
          </table:table-cell>
          <table:table-cell table:number-columns-repeated="2" table:style-name="Default" office:value-type="float" office:value="-203" calcext:value-type="float">
            <text:p>-203</text:p>
          </table:table-cell>
          <table:table-cell table:style-name="Default" office:value-type="float" office:value="1.177194" calcext:value-type="float">
            <text:p>1,18</text:p>
          </table:table-cell>
          <table:table-cell table:style-name="Default" office:value-type="float" office:value="54.64055" calcext:value-type="float">
            <text:p>54,64</text:p>
          </table:table-cell>
          <table:table-cell table:style-name="Default"/>
          <table:table-cell table:formula="of:=[VNS.A79]" office:value-type="string" office:string-value="rand-4-5-5-750-2.dssp" calcext:value-type="string">
            <text:p>rand-4-5-5-750-2.dssp</text:p>
          </table:table-cell>
          <table:table-cell table:number-columns-repeated="15"/>
        </table:table-row>
        <table:table-row table:style-name="ro2" table:number-rows-repeated="15">
          <table:table-cell table:style-name="Default" table:number-columns-repeated="6"/>
          <table:table-cell table:number-columns-repeated="16"/>
        </table:table-row>
        <table:table-row table:style-name="ro2" table:number-rows-repeated="46">
          <table:table-cell table:number-columns-repeated="22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57">
          <table:table-cell table:number-columns-repeated="22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12">
          <table:table-cell table:number-columns-repeated="22"/>
        </table:table-row>
        <table:table-row table:style-name="ro2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4">
          <table:table-cell table:number-columns-repeated="22"/>
        </table:table-row>
        <table:table-row table:style-name="ro2" table:number-rows-repeated="5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5">
          <table:table-cell table:number-columns-repeated="22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3">
          <table:table-cell table:number-columns-repeated="22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19"/>
        </table:table-row>
        <table:table-row table:style-name="ro2" table:number-rows-repeated="2">
          <table:table-cell table:number-columns-repeated="22"/>
        </table:table-row>
        <table:table-row table:style-name="ro2" table:number-rows-repeated="5">
          <table:table-cell table:number-columns-repeated="2"/>
          <table:table-cell table:style-name="ce2"/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4"/>
          <table:table-cell table:style-name="ce3"/>
          <table:table-cell table:number-columns-repeated="17"/>
        </table:table-row>
      </table:table>
      <table:table table:name="Root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office:value-type="string" calcext:value-type="string">
            <text:p>filena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1000-1.dssp</text:p>
          </table:table-cell>
          <table:table-cell office:value-type="float" office:value="-189.3" calcext:value-type="float">
            <text:p>-189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9.3" calcext:value-type="float">
            <text:p>-189,3</text:p>
          </table:table-cell>
          <table:table-cell office:value-type="float" office:value="0.379934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1000-2.dssp</text:p>
          </table:table-cell>
          <table:table-cell office:value-type="float" office:value="-171.2" calcext:value-type="float">
            <text:p>-17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1.2" calcext:value-type="float">
            <text:p>-171,2</text:p>
          </table:table-cell>
          <table:table-cell office:value-type="float" office:value="0.451708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1000-3.dssp</text:p>
          </table:table-cell>
          <table:table-cell office:value-type="float" office:value="-149.4" calcext:value-type="float">
            <text:p>-149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9.4" calcext:value-type="float">
            <text:p>-149,4</text:p>
          </table:table-cell>
          <table:table-cell office:value-type="float" office:value="0.415423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1000-4.dssp</text:p>
          </table:table-cell>
          <table:table-cell office:value-type="float" office:value="-141" calcext:value-type="float">
            <text:p>-1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1" calcext:value-type="float">
            <text:p>-141</text:p>
          </table:table-cell>
          <table:table-cell office:value-type="float" office:value="0.39623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1000-5.dssp</text:p>
          </table:table-cell>
          <table:table-cell office:value-type="float" office:value="-132.6" calcext:value-type="float">
            <text:p>-132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2.6" calcext:value-type="float">
            <text:p>-132,6</text:p>
          </table:table-cell>
          <table:table-cell office:value-type="float" office:value="0.470518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50-1.dssp</text:p>
          </table:table-cell>
          <table:table-cell office:value-type="float" office:value="-47.1" calcext:value-type="float">
            <text:p>-47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1" calcext:value-type="float">
            <text:p>-47,1</text:p>
          </table:table-cell>
          <table:table-cell office:value-type="float" office:value="0.060962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50-2.dssp</text:p>
          </table:table-cell>
          <table:table-cell office:value-type="float" office:value="-40.866667" calcext:value-type="float">
            <text:p>-40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0.866667" calcext:value-type="float">
            <text:p>-40,87</text:p>
          </table:table-cell>
          <table:table-cell office:value-type="float" office:value="0.067834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50-3.dssp</text:p>
          </table:table-cell>
          <table:table-cell office:value-type="float" office:value="-38.4" calcext:value-type="float">
            <text:p>-38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.4" calcext:value-type="float">
            <text:p>-38,4</text:p>
          </table:table-cell>
          <table:table-cell office:value-type="float" office:value="0.049513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50-4.dssp</text:p>
          </table:table-cell>
          <table:table-cell office:value-type="float" office:value="-35.6" calcext:value-type="float">
            <text:p>-35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5.6" calcext:value-type="float">
            <text:p>-35,6</text:p>
          </table:table-cell>
          <table:table-cell office:value-type="float" office:value="0.047317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50-5.dssp</text:p>
          </table:table-cell>
          <table:table-cell office:value-type="float" office:value="-33.533333" calcext:value-type="float">
            <text:p>-33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3.533333" calcext:value-type="float">
            <text:p>-33,53</text:p>
          </table:table-cell>
          <table:table-cell office:value-type="float" office:value="0.053998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500-1.dssp</text:p>
          </table:table-cell>
          <table:table-cell office:value-type="float" office:value="-97" calcext:value-type="float">
            <text:p>-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7" calcext:value-type="float">
            <text:p>-97</text:p>
          </table:table-cell>
          <table:table-cell office:value-type="float" office:value="0.231019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500-2.dssp</text:p>
          </table:table-cell>
          <table:table-cell table:number-columns-repeated="3" office:value-type="float" office:value="-84" calcext:value-type="float">
            <text:p>-84</text:p>
          </table:table-cell>
          <table:table-cell office:value-type="float" office:value="0.111534" calcext:value-type="float">
            <text:p>0,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500-3.dssp</text:p>
          </table:table-cell>
          <table:table-cell office:value-type="float" office:value="-73.2" calcext:value-type="float">
            <text:p>-73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3.2" calcext:value-type="float">
            <text:p>-73,2</text:p>
          </table:table-cell>
          <table:table-cell office:value-type="float" office:value="0.179317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500-4.dssp</text:p>
          </table:table-cell>
          <table:table-cell office:value-type="float" office:value="-70.857143" calcext:value-type="float">
            <text:p>-70,8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857143" calcext:value-type="float">
            <text:p>-70,86</text:p>
          </table:table-cell>
          <table:table-cell office:value-type="float" office:value="0.125635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500-5.dssp</text:p>
          </table:table-cell>
          <table:table-cell office:value-type="float" office:value="-67.3" calcext:value-type="float">
            <text:p>-67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3" calcext:value-type="float">
            <text:p>-67,3</text:p>
          </table:table-cell>
          <table:table-cell office:value-type="float" office:value="0.10459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750-1.dssp</text:p>
          </table:table-cell>
          <table:table-cell office:value-type="float" office:value="-140.5" calcext:value-type="float">
            <text:p>-140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0.5" calcext:value-type="float">
            <text:p>-140,5</text:p>
          </table:table-cell>
          <table:table-cell office:value-type="float" office:value="0.339431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750-2.dssp</text:p>
          </table:table-cell>
          <table:table-cell office:value-type="float" office:value="-127.6" calcext:value-type="float">
            <text:p>-12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7.6" calcext:value-type="float">
            <text:p>-127,6</text:p>
          </table:table-cell>
          <table:table-cell office:value-type="float" office:value="0.187782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750-3.dssp</text:p>
          </table:table-cell>
          <table:table-cell office:value-type="float" office:value="-113.5" calcext:value-type="float">
            <text:p>-113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3.5" calcext:value-type="float">
            <text:p>-113,5</text:p>
          </table:table-cell>
          <table:table-cell office:value-type="float" office:value="0.289796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750-4.dssp</text:p>
          </table:table-cell>
          <table:table-cell office:value-type="float" office:value="-103.3" calcext:value-type="float">
            <text:p>-103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.3" calcext:value-type="float">
            <text:p>-103,3</text:p>
          </table:table-cell>
          <table:table-cell office:value-type="float" office:value="0.300729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750-5.dssp</text:p>
          </table:table-cell>
          <table:table-cell office:value-type="float" office:value="-97" calcext:value-type="float">
            <text:p>-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7" calcext:value-type="float">
            <text:p>-97</text:p>
          </table:table-cell>
          <table:table-cell office:value-type="float" office:value="0.273821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1000-1.dssp</text:p>
          </table:table-cell>
          <table:table-cell office:value-type="float" office:value="-156.333333" calcext:value-type="float">
            <text:p>-156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6.333333" calcext:value-type="float">
            <text:p>-156,33</text:p>
          </table:table-cell>
          <table:table-cell office:value-type="float" office:value="0.689803" calcext:value-type="float">
            <text:p>0,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1000-2.dssp</text:p>
          </table:table-cell>
          <table:table-cell office:value-type="float" office:value="-132.817857" calcext:value-type="float">
            <text:p>-132,8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2.817857" calcext:value-type="float">
            <text:p>-132,82</text:p>
          </table:table-cell>
          <table:table-cell office:value-type="float" office:value="0.50263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1000-3.dssp</text:p>
          </table:table-cell>
          <table:table-cell office:value-type="float" office:value="-121.733333" calcext:value-type="float">
            <text:p>-121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1.733333" calcext:value-type="float">
            <text:p>-121,73</text:p>
          </table:table-cell>
          <table:table-cell office:value-type="float" office:value="0.591409" calcext:value-type="float">
            <text:p>0,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1000-4.dssp</text:p>
          </table:table-cell>
          <table:table-cell office:value-type="float" office:value="-110.188095" calcext:value-type="float">
            <text:p>-110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0.188095" calcext:value-type="float">
            <text:p>-110,19</text:p>
          </table:table-cell>
          <table:table-cell office:value-type="float" office:value="0.368351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1000-5.dssp</text:p>
          </table:table-cell>
          <table:table-cell office:value-type="float" office:value="-103.266667" calcext:value-type="float">
            <text:p>-103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.266667" calcext:value-type="float">
            <text:p>-103,27</text:p>
          </table:table-cell>
          <table:table-cell office:value-type="float" office:value="0.688947" calcext:value-type="float">
            <text:p>0,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250-1.dssp</text:p>
          </table:table-cell>
          <table:table-cell office:value-type="float" office:value="-38.6" calcext:value-type="float">
            <text:p>-38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.6" calcext:value-type="float">
            <text:p>-38,6</text:p>
          </table:table-cell>
          <table:table-cell office:value-type="float" office:value="0.103399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250-2.dssp</text:p>
          </table:table-cell>
          <table:table-cell office:value-type="float" office:value="-33.275676" calcext:value-type="float">
            <text:p>-33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3.275676" calcext:value-type="float">
            <text:p>-33,28</text:p>
          </table:table-cell>
          <table:table-cell office:value-type="float" office:value="0.079516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250-3.dssp</text:p>
          </table:table-cell>
          <table:table-cell office:value-type="float" office:value="-28.618708" calcext:value-type="float">
            <text:p>-28,6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618708" calcext:value-type="float">
            <text:p>-28,62</text:p>
          </table:table-cell>
          <table:table-cell office:value-type="float" office:value="0.080093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250-4.dssp</text:p>
          </table:table-cell>
          <table:table-cell office:value-type="float" office:value="-25.628571" calcext:value-type="float">
            <text:p>-25,6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.628571" calcext:value-type="float">
            <text:p>-25,63</text:p>
          </table:table-cell>
          <table:table-cell office:value-type="float" office:value="0.06611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250-5.dssp</text:p>
          </table:table-cell>
          <table:table-cell office:value-type="float" office:value="-26.115254" calcext:value-type="float">
            <text:p>-26,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6.115254" calcext:value-type="float">
            <text:p>-26,12</text:p>
          </table:table-cell>
          <table:table-cell office:value-type="float" office:value="0.08844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500-1.dssp</text:p>
          </table:table-cell>
          <table:table-cell office:value-type="float" office:value="-76.380676" calcext:value-type="float">
            <text:p>-76,3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380676" calcext:value-type="float">
            <text:p>-76,38</text:p>
          </table:table-cell>
          <table:table-cell office:value-type="float" office:value="0.245138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500-2.dssp</text:p>
          </table:table-cell>
          <table:table-cell office:value-type="float" office:value="-67.024044" calcext:value-type="float">
            <text:p>-67,0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024044" calcext:value-type="float">
            <text:p>-67,02</text:p>
          </table:table-cell>
          <table:table-cell office:value-type="float" office:value="0.217375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500-3.dssp</text:p>
          </table:table-cell>
          <table:table-cell office:value-type="float" office:value="-60.090763" calcext:value-type="float">
            <text:p>-6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0.090763" calcext:value-type="float">
            <text:p>-60,09</text:p>
          </table:table-cell>
          <table:table-cell office:value-type="float" office:value="0.157464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500-4.dssp</text:p>
          </table:table-cell>
          <table:table-cell office:value-type="float" office:value="-55.244444" calcext:value-type="float">
            <text:p>-55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5.244444" calcext:value-type="float">
            <text:p>-55,24</text:p>
          </table:table-cell>
          <table:table-cell office:value-type="float" office:value="0.23556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500-5.dssp</text:p>
          </table:table-cell>
          <table:table-cell office:value-type="float" office:value="-52.333333" calcext:value-type="float">
            <text:p>-52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2.333333" calcext:value-type="float">
            <text:p>-52,33</text:p>
          </table:table-cell>
          <table:table-cell office:value-type="float" office:value="0.207929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750-1.dssp</text:p>
          </table:table-cell>
          <table:table-cell office:value-type="float" office:value="-115.4" calcext:value-type="float">
            <text:p>-115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5.4" calcext:value-type="float">
            <text:p>-115,4</text:p>
          </table:table-cell>
          <table:table-cell office:value-type="float" office:value="0.396588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750-2.dssp</text:p>
          </table:table-cell>
          <table:table-cell office:value-type="float" office:value="-103.436036" calcext:value-type="float">
            <text:p>-103,4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.436036" calcext:value-type="float">
            <text:p>-103,44</text:p>
          </table:table-cell>
          <table:table-cell office:value-type="float" office:value="0.359824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750-3.dssp</text:p>
          </table:table-cell>
          <table:table-cell office:value-type="float" office:value="-92.133333" calcext:value-type="float">
            <text:p>-92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2.133333" calcext:value-type="float">
            <text:p>-92,13</text:p>
          </table:table-cell>
          <table:table-cell office:value-type="float" office:value="0.357305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750-4.dssp</text:p>
          </table:table-cell>
          <table:table-cell office:value-type="float" office:value="-82.173958" calcext:value-type="float">
            <text:p>-82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2.173958" calcext:value-type="float">
            <text:p>-82,17</text:p>
          </table:table-cell>
          <table:table-cell office:value-type="float" office:value="0.411738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750-5.dssp</text:p>
          </table:table-cell>
          <table:table-cell office:value-type="float" office:value="-76.4" calcext:value-type="float">
            <text:p>-76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4" calcext:value-type="float">
            <text:p>-76,4</text:p>
          </table:table-cell>
          <table:table-cell office:value-type="float" office:value="0.353599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1000-1.dssp</text:p>
          </table:table-cell>
          <table:table-cell office:value-type="float" office:value="-133.073529" calcext:value-type="float">
            <text:p>-133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3.073529" calcext:value-type="float">
            <text:p>-133,07</text:p>
          </table:table-cell>
          <table:table-cell office:value-type="float" office:value="0.711191" calcext:value-type="float">
            <text:p>0,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1000-2.dssp</text:p>
          </table:table-cell>
          <table:table-cell office:value-type="float" office:value="-115.747475" calcext:value-type="float">
            <text:p>-115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5.747475" calcext:value-type="float">
            <text:p>-115,75</text:p>
          </table:table-cell>
          <table:table-cell office:value-type="float" office:value="0.711195" calcext:value-type="float">
            <text:p>0,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1000-3.dssp</text:p>
          </table:table-cell>
          <table:table-cell office:value-type="float" office:value="-104.271429" calcext:value-type="float">
            <text:p>-104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4.271429" calcext:value-type="float">
            <text:p>-104,27</text:p>
          </table:table-cell>
          <table:table-cell office:value-type="float" office:value="0.743885" calcext:value-type="float">
            <text:p>0,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1000-4.dssp</text:p>
          </table:table-cell>
          <table:table-cell office:value-type="float" office:value="-93.114524" calcext:value-type="float">
            <text:p>-93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3.114524" calcext:value-type="float">
            <text:p>-93,11</text:p>
          </table:table-cell>
          <table:table-cell office:value-type="float" office:value="0.533864" calcext:value-type="float">
            <text:p>0,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1000-5.dssp</text:p>
          </table:table-cell>
          <table:table-cell office:value-type="float" office:value="-88.994375" calcext:value-type="float">
            <text:p>-88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8.994375" calcext:value-type="float">
            <text:p>-88,99</text:p>
          </table:table-cell>
          <table:table-cell office:value-type="float" office:value="0.488105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250-1.dssp</text:p>
          </table:table-cell>
          <table:table-cell office:value-type="float" office:value="-32.667876" calcext:value-type="float">
            <text:p>-32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2.667876" calcext:value-type="float">
            <text:p>-32,67</text:p>
          </table:table-cell>
          <table:table-cell office:value-type="float" office:value="0.220888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250-2.dssp</text:p>
          </table:table-cell>
          <table:table-cell office:value-type="float" office:value="-27.908111" calcext:value-type="float">
            <text:p>-27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7.908111" calcext:value-type="float">
            <text:p>-27,91</text:p>
          </table:table-cell>
          <table:table-cell office:value-type="float" office:value="0.11985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250-3.dssp</text:p>
          </table:table-cell>
          <table:table-cell office:value-type="float" office:value="-23.89923" calcext:value-type="float">
            <text:p>-23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.89923" calcext:value-type="float">
            <text:p>-23,9</text:p>
          </table:table-cell>
          <table:table-cell office:value-type="float" office:value="0.199793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250-4.dssp</text:p>
          </table:table-cell>
          <table:table-cell office:value-type="float" office:value="-24.035662" calcext:value-type="float">
            <text:p>-24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035662" calcext:value-type="float">
            <text:p>-24,04</text:p>
          </table:table-cell>
          <table:table-cell office:value-type="float" office:value="0.11829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250-5.dssp</text:p>
          </table:table-cell>
          <table:table-cell office:value-type="float" office:value="-21.255378" calcext:value-type="float">
            <text:p>-21,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255378" calcext:value-type="float">
            <text:p>-21,26</text:p>
          </table:table-cell>
          <table:table-cell office:value-type="float" office:value="0.09002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500-1.dssp</text:p>
          </table:table-cell>
          <table:table-cell office:value-type="float" office:value="-63.910965" calcext:value-type="float">
            <text:p>-63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3.910965" calcext:value-type="float">
            <text:p>-63,91</text:p>
          </table:table-cell>
          <table:table-cell office:value-type="float" office:value="0.21464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500-2.dssp</text:p>
          </table:table-cell>
          <table:table-cell office:value-type="float" office:value="-57.731768" calcext:value-type="float">
            <text:p>-57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.731768" calcext:value-type="float">
            <text:p>-57,73</text:p>
          </table:table-cell>
          <table:table-cell office:value-type="float" office:value="0.339292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500-3.dssp</text:p>
          </table:table-cell>
          <table:table-cell office:value-type="float" office:value="-50.459886" calcext:value-type="float">
            <text:p>-50,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0.459886" calcext:value-type="float">
            <text:p>-50,46</text:p>
          </table:table-cell>
          <table:table-cell office:value-type="float" office:value="0.234014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500-4.dssp</text:p>
          </table:table-cell>
          <table:table-cell office:value-type="float" office:value="-47.6" calcext:value-type="float">
            <text:p>-4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6" calcext:value-type="float">
            <text:p>-47,6</text:p>
          </table:table-cell>
          <table:table-cell office:value-type="float" office:value="0.2595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500-5.dssp</text:p>
          </table:table-cell>
          <table:table-cell office:value-type="float" office:value="-43.957512" calcext:value-type="float">
            <text:p>-43,9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3.957512" calcext:value-type="float">
            <text:p>-43,96</text:p>
          </table:table-cell>
          <table:table-cell office:value-type="float" office:value="0.203843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750-1.dssp</text:p>
          </table:table-cell>
          <table:table-cell office:value-type="float" office:value="-98.230851" calcext:value-type="float">
            <text:p>-98,2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8.230851" calcext:value-type="float">
            <text:p>-98,23</text:p>
          </table:table-cell>
          <table:table-cell office:value-type="float" office:value="0.343371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750-2.dssp</text:p>
          </table:table-cell>
          <table:table-cell office:value-type="float" office:value="-88.05" calcext:value-type="float">
            <text:p>-88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8.05" calcext:value-type="float">
            <text:p>-88,05</text:p>
          </table:table-cell>
          <table:table-cell office:value-type="float" office:value="0.559403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750-3.dssp</text:p>
          </table:table-cell>
          <table:table-cell office:value-type="float" office:value="-76.095882" calcext:value-type="float">
            <text:p>-76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095882" calcext:value-type="float">
            <text:p>-76,1</text:p>
          </table:table-cell>
          <table:table-cell office:value-type="float" office:value="0.469034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750-4.dssp</text:p>
          </table:table-cell>
          <table:table-cell office:value-type="float" office:value="-71.356627" calcext:value-type="float">
            <text:p>-71,3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1.356627" calcext:value-type="float">
            <text:p>-71,36</text:p>
          </table:table-cell>
          <table:table-cell office:value-type="float" office:value="0.364849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750-5.dssp</text:p>
          </table:table-cell>
          <table:table-cell office:value-type="float" office:value="-67.410671" calcext:value-type="float">
            <text:p>-67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410671" calcext:value-type="float">
            <text:p>-67,41</text:p>
          </table:table-cell>
          <table:table-cell office:value-type="float" office:value="0.357094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1000-1.dssp</text:p>
          </table:table-cell>
          <table:table-cell office:value-type="float" office:value="-119.986137" calcext:value-type="float">
            <text:p>-119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9.986137" calcext:value-type="float">
            <text:p>-119,99</text:p>
          </table:table-cell>
          <table:table-cell office:value-type="float" office:value="0.982884" calcext:value-type="float">
            <text:p>0,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1000-2.dssp</text:p>
          </table:table-cell>
          <table:table-cell office:value-type="float" office:value="-105.84601" calcext:value-type="float">
            <text:p>-105,8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5.84601" calcext:value-type="float">
            <text:p>-105,85</text:p>
          </table:table-cell>
          <table:table-cell office:value-type="float" office:value="1.034006" calcext:value-type="float">
            <text:p>1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1000-3.dssp</text:p>
          </table:table-cell>
          <table:table-cell office:value-type="float" office:value="-94.247533" calcext:value-type="float">
            <text:p>-94,2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4.247533" calcext:value-type="float">
            <text:p>-94,25</text:p>
          </table:table-cell>
          <table:table-cell office:value-type="float" office:value="0.994302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1000-4.dssp</text:p>
          </table:table-cell>
          <table:table-cell office:value-type="float" office:value="-83.388088" calcext:value-type="float">
            <text:p>-83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3.388088" calcext:value-type="float">
            <text:p>-83,39</text:p>
          </table:table-cell>
          <table:table-cell office:value-type="float" office:value="0.728302" calcext:value-type="float">
            <text:p>0,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1000-5.dssp</text:p>
          </table:table-cell>
          <table:table-cell office:value-type="float" office:value="-77.597776" calcext:value-type="float">
            <text:p>-7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.597776" calcext:value-type="float">
            <text:p>-77,6</text:p>
          </table:table-cell>
          <table:table-cell office:value-type="float" office:value="0.779794" calcext:value-type="float">
            <text:p>0,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250-1.dssp</text:p>
          </table:table-cell>
          <table:table-cell office:value-type="float" office:value="-29.156755" calcext:value-type="float">
            <text:p>-29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9.156755" calcext:value-type="float">
            <text:p>-29,16</text:p>
          </table:table-cell>
          <table:table-cell office:value-type="float" office:value="0.129955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250-2.dssp</text:p>
          </table:table-cell>
          <table:table-cell office:value-type="float" office:value="-24.809857" calcext:value-type="float">
            <text:p>-24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809857" calcext:value-type="float">
            <text:p>-24,81</text:p>
          </table:table-cell>
          <table:table-cell office:value-type="float" office:value="0.205183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250-3.dssp</text:p>
          </table:table-cell>
          <table:table-cell office:value-type="float" office:value="-22.753938" calcext:value-type="float">
            <text:p>-22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2.753938" calcext:value-type="float">
            <text:p>-22,75</text:p>
          </table:table-cell>
          <table:table-cell office:value-type="float" office:value="0.223393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250-4.dssp</text:p>
          </table:table-cell>
          <table:table-cell office:value-type="float" office:value="-19.766681" calcext:value-type="float">
            <text:p>-19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.766681" calcext:value-type="float">
            <text:p>-19,77</text:p>
          </table:table-cell>
          <table:table-cell office:value-type="float" office:value="0.238451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250-5.dssp</text:p>
          </table:table-cell>
          <table:table-cell office:value-type="float" office:value="-18.741747" calcext:value-type="float">
            <text:p>-18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.741747" calcext:value-type="float">
            <text:p>-18,74</text:p>
          </table:table-cell>
          <table:table-cell office:value-type="float" office:value="0.233437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0-1.dssp</text:p>
          </table:table-cell>
          <table:table-cell office:value-type="float" office:value="-57.595267" calcext:value-type="float">
            <text:p>-5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.595267" calcext:value-type="float">
            <text:p>-57,6</text:p>
          </table:table-cell>
          <table:table-cell office:value-type="float" office:value="0.424044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0-2.dssp</text:p>
          </table:table-cell>
          <table:table-cell office:value-type="float" office:value="-52.39124" calcext:value-type="float">
            <text:p>-52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2.39124" calcext:value-type="float">
            <text:p>-52,39</text:p>
          </table:table-cell>
          <table:table-cell office:value-type="float" office:value="0.385734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0-3.dssp</text:p>
          </table:table-cell>
          <table:table-cell office:value-type="float" office:value="-43.770101" calcext:value-type="float">
            <text:p>-43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3.770101" calcext:value-type="float">
            <text:p>-43,77</text:p>
          </table:table-cell>
          <table:table-cell office:value-type="float" office:value="0.28784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0-4.dssp</text:p>
          </table:table-cell>
          <table:table-cell office:value-type="float" office:value="-42.492846" calcext:value-type="float">
            <text:p>-42,4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2.492846" calcext:value-type="float">
            <text:p>-42,49</text:p>
          </table:table-cell>
          <table:table-cell office:value-type="float" office:value="0.31156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0-5.dssp</text:p>
          </table:table-cell>
          <table:table-cell office:value-type="float" office:value="-39.188302" calcext:value-type="float">
            <text:p>-39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9.188302" calcext:value-type="float">
            <text:p>-39,19</text:p>
          </table:table-cell>
          <table:table-cell office:value-type="float" office:value="0.469654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750-1.dssp</text:p>
          </table:table-cell>
          <table:table-cell office:value-type="float" office:value="-86.359625" calcext:value-type="float">
            <text:p>-86,3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6.359625" calcext:value-type="float">
            <text:p>-86,36</text:p>
          </table:table-cell>
          <table:table-cell office:value-type="float" office:value="0.67614" calcext:value-type="float">
            <text:p>0,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750-2.dssp</text:p>
          </table:table-cell>
          <table:table-cell office:value-type="float" office:value="-78.701007" calcext:value-type="float">
            <text:p>-78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8.701007" calcext:value-type="float">
            <text:p>-78,7</text:p>
          </table:table-cell>
          <table:table-cell office:value-type="float" office:value="0.606043" calcext:value-type="float">
            <text:p>0,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750-3.dssp</text:p>
          </table:table-cell>
          <table:table-cell office:value-type="float" office:value="-68.388098" calcext:value-type="float">
            <text:p>-68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8.388098" calcext:value-type="float">
            <text:p>-68,39</text:p>
          </table:table-cell>
          <table:table-cell office:value-type="float" office:value="0.599083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750-4.dssp</text:p>
          </table:table-cell>
          <table:table-cell office:value-type="float" office:value="-62.979775" calcext:value-type="float">
            <text:p>-62,9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2.979775" calcext:value-type="float">
            <text:p>-62,98</text:p>
          </table:table-cell>
          <table:table-cell office:value-type="float" office:value="0.568814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750-5.dssp</text:p>
          </table:table-cell>
          <table:table-cell office:value-type="float" office:value="-57.714274" calcext:value-type="float">
            <text:p>-57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.714274" calcext:value-type="float">
            <text:p>-57,71</text:p>
          </table:table-cell>
          <table:table-cell office:value-type="float" office:value="0.485224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00-1.dssp</text:p>
          </table:table-cell>
          <table:table-cell office:value-type="float" office:value="-271.6" calcext:value-type="float">
            <text:p>-271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71.6" calcext:value-type="float">
            <text:p>-271,6</text:p>
          </table:table-cell>
          <table:table-cell office:value-type="float" office:value="0.197819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00-2.dssp</text:p>
          </table:table-cell>
          <table:table-cell office:value-type="float" office:value="-259.6" calcext:value-type="float">
            <text:p>-259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9.6" calcext:value-type="float">
            <text:p>-259,6</text:p>
          </table:table-cell>
          <table:table-cell office:value-type="float" office:value="0.18349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00-3.dssp</text:p>
          </table:table-cell>
          <table:table-cell office:value-type="float" office:value="-236.8" calcext:value-type="float">
            <text:p>-23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6.8" calcext:value-type="float">
            <text:p>-236,8</text:p>
          </table:table-cell>
          <table:table-cell office:value-type="float" office:value="0.179615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00-4.dssp</text:p>
          </table:table-cell>
          <table:table-cell table:number-columns-repeated="3" office:value-type="float" office:value="-218" calcext:value-type="float">
            <text:p>-218</text:p>
          </table:table-cell>
          <table:table-cell office:value-type="float" office:value="0.106603" calcext:value-type="float">
            <text:p>0,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00-5.dssp</text:p>
          </table:table-cell>
          <table:table-cell table:number-columns-repeated="3" office:value-type="float" office:value="-197" calcext:value-type="float">
            <text:p>-197</text:p>
          </table:table-cell>
          <table:table-cell office:value-type="float" office:value="0.102213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250-1.dssp</text:p>
          </table:table-cell>
          <table:table-cell office:value-type="float" office:value="-65.8" calcext:value-type="float">
            <text:p>-65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5.8" calcext:value-type="float">
            <text:p>-65,8</text:p>
          </table:table-cell>
          <table:table-cell office:value-type="float" office:value="0.034931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250-2.dssp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0.03096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250-3.dssp</text:p>
          </table:table-cell>
          <table:table-cell office:value-type="float" office:value="-60.3" calcext:value-type="float">
            <text:p>-60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0.3" calcext:value-type="float">
            <text:p>-60,3</text:p>
          </table:table-cell>
          <table:table-cell office:value-type="float" office:value="0.0362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250-4.dssp</text:p>
          </table:table-cell>
          <table:table-cell office:value-type="float" office:value="-53.8" calcext:value-type="float">
            <text:p>-53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3.8" calcext:value-type="float">
            <text:p>-53,8</text:p>
          </table:table-cell>
          <table:table-cell office:value-type="float" office:value="0.03772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250-5.dssp</text:p>
          </table:table-cell>
          <table:table-cell office:value-type="float" office:value="-48.4" calcext:value-type="float">
            <text:p>-48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8.4" calcext:value-type="float">
            <text:p>-48,4</text:p>
          </table:table-cell>
          <table:table-cell office:value-type="float" office:value="0.028771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500-1.dssp</text:p>
          </table:table-cell>
          <table:table-cell office:value-type="float" office:value="-131.4" calcext:value-type="float">
            <text:p>-131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1.4" calcext:value-type="float">
            <text:p>-131,4</text:p>
          </table:table-cell>
          <table:table-cell office:value-type="float" office:value="0.091715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500-2.dssp</text:p>
          </table:table-cell>
          <table:table-cell office:value-type="float" office:value="-127.6" calcext:value-type="float">
            <text:p>-12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7.6" calcext:value-type="float">
            <text:p>-127,6</text:p>
          </table:table-cell>
          <table:table-cell office:value-type="float" office:value="0.066968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500-3.dssp</text:p>
          </table:table-cell>
          <table:table-cell office:value-type="float" office:value="-123.4" calcext:value-type="float">
            <text:p>-123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3.4" calcext:value-type="float">
            <text:p>-123,4</text:p>
          </table:table-cell>
          <table:table-cell office:value-type="float" office:value="0.078423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500-4.dssp</text:p>
          </table:table-cell>
          <table:table-cell office:value-type="float" office:value="-105.8" calcext:value-type="float">
            <text:p>-105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5.8" calcext:value-type="float">
            <text:p>-105,8</text:p>
          </table:table-cell>
          <table:table-cell office:value-type="float" office:value="0.07629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500-5.dssp</text:p>
          </table:table-cell>
          <table:table-cell office:value-type="float" office:value="-100.4" calcext:value-type="float">
            <text:p>-10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0.4" calcext:value-type="float">
            <text:p>-100,4</text:p>
          </table:table-cell>
          <table:table-cell office:value-type="float" office:value="0.059533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750-1.dssp</text:p>
          </table:table-cell>
          <table:table-cell office:value-type="float" office:value="-200.8" calcext:value-type="float">
            <text:p>-20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0.8" calcext:value-type="float">
            <text:p>-200,8</text:p>
          </table:table-cell>
          <table:table-cell office:value-type="float" office:value="0.171115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750-2.dssp</text:p>
          </table:table-cell>
          <table:table-cell office:value-type="float" office:value="-196.6" calcext:value-type="float">
            <text:p>-196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6.6" calcext:value-type="float">
            <text:p>-196,6</text:p>
          </table:table-cell>
          <table:table-cell office:value-type="float" office:value="0.11457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750-3.dssp</text:p>
          </table:table-cell>
          <table:table-cell office:value-type="float" office:value="-175.8" calcext:value-type="float">
            <text:p>-175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5.8" calcext:value-type="float">
            <text:p>-175,8</text:p>
          </table:table-cell>
          <table:table-cell office:value-type="float" office:value="0.11315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750-4.dssp</text:p>
          </table:table-cell>
          <table:table-cell office:value-type="float" office:value="-160.4" calcext:value-type="float">
            <text:p>-16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0.4" calcext:value-type="float">
            <text:p>-160,4</text:p>
          </table:table-cell>
          <table:table-cell office:value-type="float" office:value="0.100273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750-5.dssp</text:p>
          </table:table-cell>
          <table:table-cell office:value-type="float" office:value="-145.3" calcext:value-type="float">
            <text:p>-145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5.3" calcext:value-type="float">
            <text:p>-145,3</text:p>
          </table:table-cell>
          <table:table-cell office:value-type="float" office:value="0.106388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1000-1.dssp</text:p>
          </table:table-cell>
          <table:table-cell office:value-type="float" office:value="-178.4" calcext:value-type="float">
            <text:p>-178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8.4" calcext:value-type="float">
            <text:p>-178,4</text:p>
          </table:table-cell>
          <table:table-cell office:value-type="float" office:value="0.105289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1000-2.dssp</text:p>
          </table:table-cell>
          <table:table-cell office:value-type="float" office:value="-159" calcext:value-type="float">
            <text:p>-15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9" calcext:value-type="float">
            <text:p>-159</text:p>
          </table:table-cell>
          <table:table-cell office:value-type="float" office:value="0.097168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1000-3.dssp</text:p>
          </table:table-cell>
          <table:table-cell office:value-type="float" office:value="-154" calcext:value-type="float">
            <text:p>-15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4" calcext:value-type="float">
            <text:p>-154</text:p>
          </table:table-cell>
          <table:table-cell office:value-type="float" office:value="0.090261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1000-4.dssp</text:p>
          </table:table-cell>
          <table:table-cell office:value-type="float" office:value="-140" calcext:value-type="float">
            <text:p>-14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0" calcext:value-type="float">
            <text:p>-140</text:p>
          </table:table-cell>
          <table:table-cell office:value-type="float" office:value="0.08036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1000-5.dssp</text:p>
          </table:table-cell>
          <table:table-cell office:value-type="float" office:value="-130" calcext:value-type="float">
            <text:p>-13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0" calcext:value-type="float">
            <text:p>-130</text:p>
          </table:table-cell>
          <table:table-cell office:value-type="float" office:value="0.083694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50-1.dssp</text:p>
          </table:table-cell>
          <table:table-cell office:value-type="float" office:value="-39.476923" calcext:value-type="float">
            <text:p>-39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9.476923" calcext:value-type="float">
            <text:p>-39,48</text:p>
          </table:table-cell>
          <table:table-cell office:value-type="float" office:value="0.026344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50-2.dssp</text:p>
          </table:table-cell>
          <table:table-cell office:value-type="float" office:value="-40.522218" calcext:value-type="float">
            <text:p>-40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0.522218" calcext:value-type="float">
            <text:p>-40,52</text:p>
          </table:table-cell>
          <table:table-cell office:value-type="float" office:value="0.024667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50-3.dssp</text:p>
          </table:table-cell>
          <table:table-cell office:value-type="float" office:value="-39.113208" calcext:value-type="float">
            <text:p>-39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9.113208" calcext:value-type="float">
            <text:p>-39,11</text:p>
          </table:table-cell>
          <table:table-cell office:value-type="float" office:value="0.025936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50-4.dssp</text:p>
          </table:table-cell>
          <table:table-cell office:value-type="float" office:value="-28.537815" calcext:value-type="float">
            <text:p>-28,5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537815" calcext:value-type="float">
            <text:p>-28,54</text:p>
          </table:table-cell>
          <table:table-cell office:value-type="float" office:value="0.028382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50-5.dssp</text:p>
          </table:table-cell>
          <table:table-cell table:number-columns-repeated="3" office:value-type="float" office:value="-30" calcext:value-type="float">
            <text:p>-30</text:p>
          </table:table-cell>
          <table:table-cell office:value-type="float" office:value="0.009607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500-1.dssp</text:p>
          </table:table-cell>
          <table:table-cell office:value-type="float" office:value="-87.085034" calcext:value-type="float">
            <text:p>-87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085034" calcext:value-type="float">
            <text:p>-87,09</text:p>
          </table:table-cell>
          <table:table-cell office:value-type="float" office:value="0.053431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500-2.dssp</text:p>
          </table:table-cell>
          <table:table-cell office:value-type="float" office:value="-78.8" calcext:value-type="float">
            <text:p>-78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8.8" calcext:value-type="float">
            <text:p>-78,8</text:p>
          </table:table-cell>
          <table:table-cell office:value-type="float" office:value="0.05067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500-3.dssp</text:p>
          </table:table-cell>
          <table:table-cell office:value-type="float" office:value="-73.4" calcext:value-type="float">
            <text:p>-73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3.4" calcext:value-type="float">
            <text:p>-73,4</text:p>
          </table:table-cell>
          <table:table-cell office:value-type="float" office:value="0.050074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500-4.dssp</text:p>
          </table:table-cell>
          <table:table-cell office:value-type="float" office:value="-70.281081" calcext:value-type="float">
            <text:p>-70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281081" calcext:value-type="float">
            <text:p>-70,28</text:p>
          </table:table-cell>
          <table:table-cell office:value-type="float" office:value="0.039236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500-5.dssp</text:p>
          </table:table-cell>
          <table:table-cell office:value-type="float" office:value="-65.2" calcext:value-type="float">
            <text:p>-6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5.2" calcext:value-type="float">
            <text:p>-65,2</text:p>
          </table:table-cell>
          <table:table-cell office:value-type="float" office:value="0.049348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750-1.dssp</text:p>
          </table:table-cell>
          <table:table-cell office:value-type="float" office:value="-130.2" calcext:value-type="float">
            <text:p>-130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0.2" calcext:value-type="float">
            <text:p>-130,2</text:p>
          </table:table-cell>
          <table:table-cell office:value-type="float" office:value="0.071541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750-2.dssp</text:p>
          </table:table-cell>
          <table:table-cell office:value-type="float" office:value="-122.2" calcext:value-type="float">
            <text:p>-122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2.2" calcext:value-type="float">
            <text:p>-122,2</text:p>
          </table:table-cell>
          <table:table-cell office:value-type="float" office:value="0.080069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750-3.dssp</text:p>
          </table:table-cell>
          <table:table-cell office:value-type="float" office:value="-112.2" calcext:value-type="float">
            <text:p>-112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2.2" calcext:value-type="float">
            <text:p>-112,2</text:p>
          </table:table-cell>
          <table:table-cell office:value-type="float" office:value="0.07341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750-4.dssp</text:p>
          </table:table-cell>
          <table:table-cell office:value-type="float" office:value="-101.8" calcext:value-type="float">
            <text:p>-10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1.8" calcext:value-type="float">
            <text:p>-101,8</text:p>
          </table:table-cell>
          <table:table-cell office:value-type="float" office:value="0.069485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750-5.dssp</text:p>
          </table:table-cell>
          <table:table-cell office:value-type="float" office:value="-92" calcext:value-type="float">
            <text:p>-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2" calcext:value-type="float">
            <text:p>-92</text:p>
          </table:table-cell>
          <table:table-cell office:value-type="float" office:value="0.066058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1000-1.dssp</text:p>
          </table:table-cell>
          <table:table-cell office:value-type="float" office:value="-132.454559" calcext:value-type="float">
            <text:p>-132,4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2.454559" calcext:value-type="float">
            <text:p>-132,45</text:p>
          </table:table-cell>
          <table:table-cell office:value-type="float" office:value="0.12626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1000-2.dssp</text:p>
          </table:table-cell>
          <table:table-cell office:value-type="float" office:value="-126.224665" calcext:value-type="float">
            <text:p>-126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6.224665" calcext:value-type="float">
            <text:p>-126,22</text:p>
          </table:table-cell>
          <table:table-cell office:value-type="float" office:value="0.144962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1000-3.dssp</text:p>
          </table:table-cell>
          <table:table-cell office:value-type="float" office:value="-123.938077" calcext:value-type="float">
            <text:p>-123,9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3.938077" calcext:value-type="float">
            <text:p>-123,94</text:p>
          </table:table-cell>
          <table:table-cell office:value-type="float" office:value="0.106654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1000-4.dssp</text:p>
          </table:table-cell>
          <table:table-cell office:value-type="float" office:value="-113.555802" calcext:value-type="float">
            <text:p>-113,5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3.555802" calcext:value-type="float">
            <text:p>-113,56</text:p>
          </table:table-cell>
          <table:table-cell office:value-type="float" office:value="0.117564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1000-5.dssp</text:p>
          </table:table-cell>
          <table:table-cell office:value-type="float" office:value="-102.193418" calcext:value-type="float">
            <text:p>-102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2.193418" calcext:value-type="float">
            <text:p>-102,19</text:p>
          </table:table-cell>
          <table:table-cell office:value-type="float" office:value="0.093423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250-1.dssp</text:p>
          </table:table-cell>
          <table:table-cell office:value-type="float" office:value="-35.608212" calcext:value-type="float">
            <text:p>-35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5.608212" calcext:value-type="float">
            <text:p>-35,61</text:p>
          </table:table-cell>
          <table:table-cell office:value-type="float" office:value="0.036647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250-2.dssp</text:p>
          </table:table-cell>
          <table:table-cell office:value-type="float" office:value="-28.020028" calcext:value-type="float">
            <text:p>-28,0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020028" calcext:value-type="float">
            <text:p>-28,02</text:p>
          </table:table-cell>
          <table:table-cell office:value-type="float" office:value="0.0354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250-3.dssp</text:p>
          </table:table-cell>
          <table:table-cell office:value-type="float" office:value="-28.604754" calcext:value-type="float">
            <text:p>-28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604754" calcext:value-type="float">
            <text:p>-28,6</text:p>
          </table:table-cell>
          <table:table-cell office:value-type="float" office:value="0.039557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250-4.dssp</text:p>
          </table:table-cell>
          <table:table-cell office:value-type="float" office:value="-24.508157" calcext:value-type="float">
            <text:p>-24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508157" calcext:value-type="float">
            <text:p>-24,51</text:p>
          </table:table-cell>
          <table:table-cell office:value-type="float" office:value="0.036742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250-5.dssp</text:p>
          </table:table-cell>
          <table:table-cell office:value-type="float" office:value="-23.882731" calcext:value-type="float">
            <text:p>-23,8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.882731" calcext:value-type="float">
            <text:p>-23,88</text:p>
          </table:table-cell>
          <table:table-cell office:value-type="float" office:value="0.038891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500-1.dssp</text:p>
          </table:table-cell>
          <table:table-cell office:value-type="float" office:value="-66.754709" calcext:value-type="float">
            <text:p>-66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6.754709" calcext:value-type="float">
            <text:p>-66,75</text:p>
          </table:table-cell>
          <table:table-cell office:value-type="float" office:value="0.06501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500-2.dssp</text:p>
          </table:table-cell>
          <table:table-cell office:value-type="float" office:value="-63.815735" calcext:value-type="float">
            <text:p>-63,8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3.815735" calcext:value-type="float">
            <text:p>-63,82</text:p>
          </table:table-cell>
          <table:table-cell office:value-type="float" office:value="0.058463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500-3.dssp</text:p>
          </table:table-cell>
          <table:table-cell office:value-type="float" office:value="-61.517956" calcext:value-type="float">
            <text:p>-61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1.517956" calcext:value-type="float">
            <text:p>-61,52</text:p>
          </table:table-cell>
          <table:table-cell office:value-type="float" office:value="0.067808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500-4.dssp</text:p>
          </table:table-cell>
          <table:table-cell office:value-type="float" office:value="-58.397363" calcext:value-type="float">
            <text:p>-58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397363" calcext:value-type="float">
            <text:p>-58,4</text:p>
          </table:table-cell>
          <table:table-cell office:value-type="float" office:value="0.06503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500-5.dssp</text:p>
          </table:table-cell>
          <table:table-cell office:value-type="float" office:value="-53.40072" calcext:value-type="float">
            <text:p>-53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3.40072" calcext:value-type="float">
            <text:p>-53,4</text:p>
          </table:table-cell>
          <table:table-cell office:value-type="float" office:value="0.063305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750-1.dssp</text:p>
          </table:table-cell>
          <table:table-cell office:value-type="float" office:value="-99.09659" calcext:value-type="float">
            <text:p>-99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9.09659" calcext:value-type="float">
            <text:p>-99,1</text:p>
          </table:table-cell>
          <table:table-cell office:value-type="float" office:value="0.103054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750-2.dssp</text:p>
          </table:table-cell>
          <table:table-cell office:value-type="float" office:value="-100.449363" calcext:value-type="float">
            <text:p>-100,4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0.449363" calcext:value-type="float">
            <text:p>-100,45</text:p>
          </table:table-cell>
          <table:table-cell office:value-type="float" office:value="0.076657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750-3.dssp</text:p>
          </table:table-cell>
          <table:table-cell office:value-type="float" office:value="-93.084389" calcext:value-type="float">
            <text:p>-93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3.084389" calcext:value-type="float">
            <text:p>-93,08</text:p>
          </table:table-cell>
          <table:table-cell office:value-type="float" office:value="0.0777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750-4.dssp</text:p>
          </table:table-cell>
          <table:table-cell office:value-type="float" office:value="-82.938884" calcext:value-type="float">
            <text:p>-82,9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2.938884" calcext:value-type="float">
            <text:p>-82,94</text:p>
          </table:table-cell>
          <table:table-cell office:value-type="float" office:value="0.100859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750-5.dssp</text:p>
          </table:table-cell>
          <table:table-cell office:value-type="float" office:value="-78.284959" calcext:value-type="float">
            <text:p>-78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8.284959" calcext:value-type="float">
            <text:p>-78,28</text:p>
          </table:table-cell>
          <table:table-cell office:value-type="float" office:value="0.08353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1000-1.dssp</text:p>
          </table:table-cell>
          <table:table-cell office:value-type="float" office:value="-119.526572" calcext:value-type="float">
            <text:p>-119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9.526572" calcext:value-type="float">
            <text:p>-119,53</text:p>
          </table:table-cell>
          <table:table-cell office:value-type="float" office:value="0.188036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1000-2.dssp</text:p>
          </table:table-cell>
          <table:table-cell office:value-type="float" office:value="-115.820696" calcext:value-type="float">
            <text:p>-115,8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5.820696" calcext:value-type="float">
            <text:p>-115,82</text:p>
          </table:table-cell>
          <table:table-cell office:value-type="float" office:value="0.158613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1000-3.dssp</text:p>
          </table:table-cell>
          <table:table-cell office:value-type="float" office:value="-108.243153" calcext:value-type="float">
            <text:p>-108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8.243153" calcext:value-type="float">
            <text:p>-108,24</text:p>
          </table:table-cell>
          <table:table-cell office:value-type="float" office:value="0.161812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1000-4.dssp</text:p>
          </table:table-cell>
          <table:table-cell office:value-type="float" office:value="-100.388865" calcext:value-type="float">
            <text:p>-100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0.388865" calcext:value-type="float">
            <text:p>-100,39</text:p>
          </table:table-cell>
          <table:table-cell office:value-type="float" office:value="0.270202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1000-5.dssp</text:p>
          </table:table-cell>
          <table:table-cell office:value-type="float" office:value="-88.05906" calcext:value-type="float">
            <text:p>-88,0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8.05906" calcext:value-type="float">
            <text:p>-88,06</text:p>
          </table:table-cell>
          <table:table-cell office:value-type="float" office:value="0.128655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250-1.dssp</text:p>
          </table:table-cell>
          <table:table-cell office:value-type="float" office:value="-26.56583" calcext:value-type="float">
            <text:p>-26,5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6.56583" calcext:value-type="float">
            <text:p>-26,57</text:p>
          </table:table-cell>
          <table:table-cell office:value-type="float" office:value="0.07738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250-2.dssp</text:p>
          </table:table-cell>
          <table:table-cell office:value-type="float" office:value="-24.760151" calcext:value-type="float">
            <text:p>-24,7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760151" calcext:value-type="float">
            <text:p>-24,76</text:p>
          </table:table-cell>
          <table:table-cell office:value-type="float" office:value="0.048097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250-3.dssp</text:p>
          </table:table-cell>
          <table:table-cell office:value-type="float" office:value="-23.804894" calcext:value-type="float">
            <text:p>-23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.804894" calcext:value-type="float">
            <text:p>-23,8</text:p>
          </table:table-cell>
          <table:table-cell office:value-type="float" office:value="0.063239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250-4.dssp</text:p>
          </table:table-cell>
          <table:table-cell office:value-type="float" office:value="-23.828077" calcext:value-type="float">
            <text:p>-23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.828077" calcext:value-type="float">
            <text:p>-23,83</text:p>
          </table:table-cell>
          <table:table-cell office:value-type="float" office:value="0.045859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250-5.dssp</text:p>
          </table:table-cell>
          <table:table-cell office:value-type="float" office:value="-19.728222" calcext:value-type="float">
            <text:p>-19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.728222" calcext:value-type="float">
            <text:p>-19,73</text:p>
          </table:table-cell>
          <table:table-cell office:value-type="float" office:value="0.066155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500-1.dssp</text:p>
          </table:table-cell>
          <table:table-cell office:value-type="float" office:value="-54.406141" calcext:value-type="float">
            <text:p>-54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4.406141" calcext:value-type="float">
            <text:p>-54,41</text:p>
          </table:table-cell>
          <table:table-cell office:value-type="float" office:value="0.071981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500-2.dssp</text:p>
          </table:table-cell>
          <table:table-cell office:value-type="float" office:value="-55.59193" calcext:value-type="float">
            <text:p>-55,5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5.59193" calcext:value-type="float">
            <text:p>-55,59</text:p>
          </table:table-cell>
          <table:table-cell office:value-type="float" office:value="0.1246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500-3.dssp</text:p>
          </table:table-cell>
          <table:table-cell office:value-type="float" office:value="-52.035116" calcext:value-type="float">
            <text:p>-52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2.035116" calcext:value-type="float">
            <text:p>-52,04</text:p>
          </table:table-cell>
          <table:table-cell office:value-type="float" office:value="0.07178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500-4.dssp</text:p>
          </table:table-cell>
          <table:table-cell office:value-type="float" office:value="-48.740798" calcext:value-type="float">
            <text:p>-48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8.740798" calcext:value-type="float">
            <text:p>-48,74</text:p>
          </table:table-cell>
          <table:table-cell office:value-type="float" office:value="0.0950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500-5.dssp</text:p>
          </table:table-cell>
          <table:table-cell office:value-type="float" office:value="-45.339478" calcext:value-type="float">
            <text:p>-45,3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.339478" calcext:value-type="float">
            <text:p>-45,34</text:p>
          </table:table-cell>
          <table:table-cell office:value-type="float" office:value="0.092625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750-1.dssp</text:p>
          </table:table-cell>
          <table:table-cell office:value-type="float" office:value="-88.272541" calcext:value-type="float">
            <text:p>-88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8.272541" calcext:value-type="float">
            <text:p>-88,27</text:p>
          </table:table-cell>
          <table:table-cell office:value-type="float" office:value="0.12438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750-2.dssp</text:p>
          </table:table-cell>
          <table:table-cell office:value-type="float" office:value="-79.118401" calcext:value-type="float">
            <text:p>-79,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9.118401" calcext:value-type="float">
            <text:p>-79,12</text:p>
          </table:table-cell>
          <table:table-cell office:value-type="float" office:value="0.11069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750-3.dssp</text:p>
          </table:table-cell>
          <table:table-cell office:value-type="float" office:value="-77.712134" calcext:value-type="float">
            <text:p>-77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.712134" calcext:value-type="float">
            <text:p>-77,71</text:p>
          </table:table-cell>
          <table:table-cell office:value-type="float" office:value="0.153326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750-4.dssp</text:p>
          </table:table-cell>
          <table:table-cell office:value-type="float" office:value="-71.287603" calcext:value-type="float">
            <text:p>-71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1.287603" calcext:value-type="float">
            <text:p>-71,29</text:p>
          </table:table-cell>
          <table:table-cell office:value-type="float" office:value="0.110418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750-5.dssp</text:p>
          </table:table-cell>
          <table:table-cell office:value-type="float" office:value="-65.902067" calcext:value-type="float">
            <text:p>-65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5.902067" calcext:value-type="float">
            <text:p>-65,9</text:p>
          </table:table-cell>
          <table:table-cell office:value-type="float" office:value="0.130335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1000-1.dssp</text:p>
          </table:table-cell>
          <table:table-cell office:value-type="float" office:value="-111.154215" calcext:value-type="float">
            <text:p>-111,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1.154215" calcext:value-type="float">
            <text:p>-111,15</text:p>
          </table:table-cell>
          <table:table-cell office:value-type="float" office:value="0.175841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1000-2.dssp</text:p>
          </table:table-cell>
          <table:table-cell office:value-type="float" office:value="-102.831531" calcext:value-type="float">
            <text:p>-102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2.831531" calcext:value-type="float">
            <text:p>-102,83</text:p>
          </table:table-cell>
          <table:table-cell office:value-type="float" office:value="0.284253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1000-3.dssp</text:p>
          </table:table-cell>
          <table:table-cell office:value-type="float" office:value="-91.955181" calcext:value-type="float">
            <text:p>-91,9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1.955181" calcext:value-type="float">
            <text:p>-91,96</text:p>
          </table:table-cell>
          <table:table-cell office:value-type="float" office:value="0.228364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1000-4.dssp</text:p>
          </table:table-cell>
          <table:table-cell office:value-type="float" office:value="-87.953827" calcext:value-type="float">
            <text:p>-87,9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953827" calcext:value-type="float">
            <text:p>-87,95</text:p>
          </table:table-cell>
          <table:table-cell office:value-type="float" office:value="0.215707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1000-5.dssp</text:p>
          </table:table-cell>
          <table:table-cell office:value-type="float" office:value="-80.815371" calcext:value-type="float">
            <text:p>-80,8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.815371" calcext:value-type="float">
            <text:p>-80,82</text:p>
          </table:table-cell>
          <table:table-cell office:value-type="float" office:value="0.187232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250-1.dssp</text:p>
          </table:table-cell>
          <table:table-cell office:value-type="float" office:value="-25.134018" calcext:value-type="float">
            <text:p>-25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.134018" calcext:value-type="float">
            <text:p>-25,13</text:p>
          </table:table-cell>
          <table:table-cell office:value-type="float" office:value="0.06002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250-2.dssp</text:p>
          </table:table-cell>
          <table:table-cell office:value-type="float" office:value="-23.747629" calcext:value-type="float">
            <text:p>-23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.747629" calcext:value-type="float">
            <text:p>-23,75</text:p>
          </table:table-cell>
          <table:table-cell office:value-type="float" office:value="0.072221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250-3.dssp</text:p>
          </table:table-cell>
          <table:table-cell office:value-type="float" office:value="-20.131061" calcext:value-type="float">
            <text:p>-20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.131061" calcext:value-type="float">
            <text:p>-20,13</text:p>
          </table:table-cell>
          <table:table-cell office:value-type="float" office:value="0.108658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250-4.dssp</text:p>
          </table:table-cell>
          <table:table-cell office:value-type="float" office:value="-19.584785" calcext:value-type="float">
            <text:p>-19,5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.584785" calcext:value-type="float">
            <text:p>-19,58</text:p>
          </table:table-cell>
          <table:table-cell office:value-type="float" office:value="0.058301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250-5.dssp</text:p>
          </table:table-cell>
          <table:table-cell office:value-type="float" office:value="-18.589334" calcext:value-type="float">
            <text:p>-18,5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.589334" calcext:value-type="float">
            <text:p>-18,59</text:p>
          </table:table-cell>
          <table:table-cell office:value-type="float" office:value="0.054221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0-1.dssp</text:p>
          </table:table-cell>
          <table:table-cell office:value-type="float" office:value="-51.344018" calcext:value-type="float">
            <text:p>-51,3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1.344018" calcext:value-type="float">
            <text:p>-51,34</text:p>
          </table:table-cell>
          <table:table-cell office:value-type="float" office:value="0.110644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0-2.dssp</text:p>
          </table:table-cell>
          <table:table-cell office:value-type="float" office:value="-47.811873" calcext:value-type="float">
            <text:p>-47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811873" calcext:value-type="float">
            <text:p>-47,81</text:p>
          </table:table-cell>
          <table:table-cell office:value-type="float" office:value="0.117121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0-3.dssp</text:p>
          </table:table-cell>
          <table:table-cell office:value-type="float" office:value="-44.508549" calcext:value-type="float">
            <text:p>-44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4.508549" calcext:value-type="float">
            <text:p>-44,51</text:p>
          </table:table-cell>
          <table:table-cell office:value-type="float" office:value="0.098926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0-4.dssp</text:p>
          </table:table-cell>
          <table:table-cell office:value-type="float" office:value="-40.39922" calcext:value-type="float">
            <text:p>-4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0.39922" calcext:value-type="float">
            <text:p>-40,4</text:p>
          </table:table-cell>
          <table:table-cell office:value-type="float" office:value="0.12527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0-5.dssp</text:p>
          </table:table-cell>
          <table:table-cell office:value-type="float" office:value="-37.350727" calcext:value-type="float">
            <text:p>-37,3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7.350727" calcext:value-type="float">
            <text:p>-37,35</text:p>
          </table:table-cell>
          <table:table-cell office:value-type="float" office:value="0.105788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750-1.dssp</text:p>
          </table:table-cell>
          <table:table-cell office:value-type="float" office:value="-77.077521" calcext:value-type="float">
            <text:p>-77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.077521" calcext:value-type="float">
            <text:p>-77,08</text:p>
          </table:table-cell>
          <table:table-cell office:value-type="float" office:value="0.176426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750-2.dssp</text:p>
          </table:table-cell>
          <table:table-cell office:value-type="float" office:value="-73.254698" calcext:value-type="float">
            <text:p>-73,2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3.254698" calcext:value-type="float">
            <text:p>-73,25</text:p>
          </table:table-cell>
          <table:table-cell office:value-type="float" office:value="0.147082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750-3.dssp</text:p>
          </table:table-cell>
          <table:table-cell office:value-type="float" office:value="-70.700252" calcext:value-type="float">
            <text:p>-70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700252" calcext:value-type="float">
            <text:p>-70,7</text:p>
          </table:table-cell>
          <table:table-cell office:value-type="float" office:value="0.259402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750-4.dssp</text:p>
          </table:table-cell>
          <table:table-cell office:value-type="float" office:value="-63.275242" calcext:value-type="float">
            <text:p>-63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3.275242" calcext:value-type="float">
            <text:p>-63,28</text:p>
          </table:table-cell>
          <table:table-cell office:value-type="float" office:value="0.18075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750-5.dssp</text:p>
          </table:table-cell>
          <table:table-cell office:value-type="float" office:value="-58.571925" calcext:value-type="float">
            <text:p>-58,5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571925" calcext:value-type="float">
            <text:p>-58,57</text:p>
          </table:table-cell>
          <table:table-cell office:value-type="float" office:value="0.175607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00-1.dssp</text:p>
          </table:table-cell>
          <table:table-cell office:value-type="float" office:value="-238" calcext:value-type="float">
            <text:p>-23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8" calcext:value-type="float">
            <text:p>-238</text:p>
          </table:table-cell>
          <table:table-cell office:value-type="float" office:value="0.038286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00-2.dssp</text:p>
          </table:table-cell>
          <table:table-cell office:value-type="float" office:value="-234" calcext:value-type="float">
            <text:p>-23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4" calcext:value-type="float">
            <text:p>-234</text:p>
          </table:table-cell>
          <table:table-cell office:value-type="float" office:value="0.02923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00-3.dssp</text:p>
          </table:table-cell>
          <table:table-cell office:value-type="float" office:value="-205.2" calcext:value-type="float">
            <text:p>-20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5.2" calcext:value-type="float">
            <text:p>-205,2</text:p>
          </table:table-cell>
          <table:table-cell office:value-type="float" office:value="0.038962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00-4.dssp</text:p>
          </table:table-cell>
          <table:table-cell office:value-type="float" office:value="-187.2" calcext:value-type="float">
            <text:p>-187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7.2" calcext:value-type="float">
            <text:p>-187,2</text:p>
          </table:table-cell>
          <table:table-cell office:value-type="float" office:value="0.0359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00-5.dssp</text:p>
          </table:table-cell>
          <table:table-cell office:value-type="float" office:value="-172" calcext:value-type="float">
            <text:p>-1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2" calcext:value-type="float">
            <text:p>-172</text:p>
          </table:table-cell>
          <table:table-cell office:value-type="float" office:value="0.031395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250-1.dssp</text:p>
          </table:table-cell>
          <table:table-cell office:value-type="float" office:value="-56" calcext:value-type="float">
            <text:p>-5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6" calcext:value-type="float">
            <text:p>-56</text:p>
          </table:table-cell>
          <table:table-cell office:value-type="float" office:value="0.012776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250-2.dssp</text:p>
          </table:table-cell>
          <table:table-cell office:value-type="float" office:value="-57.2" calcext:value-type="float">
            <text:p>-57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.2" calcext:value-type="float">
            <text:p>-57,2</text:p>
          </table:table-cell>
          <table:table-cell office:value-type="float" office:value="0.012318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250-3.dssp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0.00703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250-4.dssp</text:p>
          </table:table-cell>
          <table:table-cell office:value-type="float" office:value="-45.2" calcext:value-type="float">
            <text:p>-4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.2" calcext:value-type="float">
            <text:p>-45,2</text:p>
          </table:table-cell>
          <table:table-cell office:value-type="float" office:value="0.012413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250-5.dssp</text:p>
          </table:table-cell>
          <table:table-cell office:value-type="float" office:value="-48.8" calcext:value-type="float">
            <text:p>-48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8.8" calcext:value-type="float">
            <text:p>-48,8</text:p>
          </table:table-cell>
          <table:table-cell office:value-type="float" office:value="0.011526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500-1.dssp</text:p>
          </table:table-cell>
          <table:table-cell office:value-type="float" office:value="-115.6" calcext:value-type="float">
            <text:p>-115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5.6" calcext:value-type="float">
            <text:p>-115,6</text:p>
          </table:table-cell>
          <table:table-cell office:value-type="float" office:value="0.022337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500-2.dssp</text:p>
          </table:table-cell>
          <table:table-cell office:value-type="float" office:value="-119.6" calcext:value-type="float">
            <text:p>-119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9.6" calcext:value-type="float">
            <text:p>-119,6</text:p>
          </table:table-cell>
          <table:table-cell office:value-type="float" office:value="0.02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500-3.dssp</text:p>
          </table:table-cell>
          <table:table-cell table:number-columns-repeated="3" office:value-type="float" office:value="-104" calcext:value-type="float">
            <text:p>-104</text:p>
          </table:table-cell>
          <table:table-cell office:value-type="float" office:value="0.011749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500-4.dssp</text:p>
          </table:table-cell>
          <table:table-cell office:value-type="float" office:value="-92.8" calcext:value-type="float">
            <text:p>-9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2.8" calcext:value-type="float">
            <text:p>-92,8</text:p>
          </table:table-cell>
          <table:table-cell office:value-type="float" office:value="0.018597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500-5.dssp</text:p>
          </table:table-cell>
          <table:table-cell office:value-type="float" office:value="-87.2" calcext:value-type="float">
            <text:p>-87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2" calcext:value-type="float">
            <text:p>-87,2</text:p>
          </table:table-cell>
          <table:table-cell office:value-type="float" office:value="0.021353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750-1.dssp</text:p>
          </table:table-cell>
          <table:table-cell office:value-type="float" office:value="-170.8" calcext:value-type="float">
            <text:p>-17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0.8" calcext:value-type="float">
            <text:p>-170,8</text:p>
          </table:table-cell>
          <table:table-cell office:value-type="float" office:value="0.028009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750-2.dssp</text:p>
          </table:table-cell>
          <table:table-cell table:number-columns-repeated="3" office:value-type="float" office:value="-162" calcext:value-type="float">
            <text:p>-162</text:p>
          </table:table-cell>
          <table:table-cell office:value-type="float" office:value="0.028212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750-3.dssp</text:p>
          </table:table-cell>
          <table:table-cell office:value-type="float" office:value="-156.4" calcext:value-type="float">
            <text:p>-156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6.4" calcext:value-type="float">
            <text:p>-156,4</text:p>
          </table:table-cell>
          <table:table-cell office:value-type="float" office:value="0.025459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750-4.dssp</text:p>
          </table:table-cell>
          <table:table-cell office:value-type="float" office:value="-142.4" calcext:value-type="float">
            <text:p>-142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2.4" calcext:value-type="float">
            <text:p>-142,4</text:p>
          </table:table-cell>
          <table:table-cell office:value-type="float" office:value="0.026236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750-5.dssp</text:p>
          </table:table-cell>
          <table:table-cell office:value-type="float" office:value="-123.2" calcext:value-type="float">
            <text:p>-123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3.2" calcext:value-type="float">
            <text:p>-123,2</text:p>
          </table:table-cell>
          <table:table-cell office:value-type="float" office:value="0.029655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1000-1.dssp</text:p>
          </table:table-cell>
          <table:table-cell office:value-type="float" office:value="-219.2" calcext:value-type="float">
            <text:p>-219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9.2" calcext:value-type="float">
            <text:p>-219,2</text:p>
          </table:table-cell>
          <table:table-cell office:value-type="float" office:value="0.241253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1000-2.dssp</text:p>
          </table:table-cell>
          <table:table-cell office:value-type="float" office:value="-197.3" calcext:value-type="float">
            <text:p>-197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7.3" calcext:value-type="float">
            <text:p>-197,3</text:p>
          </table:table-cell>
          <table:table-cell office:value-type="float" office:value="0.312077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1000-3.dssp</text:p>
          </table:table-cell>
          <table:table-cell office:value-type="float" office:value="-171.5" calcext:value-type="float">
            <text:p>-171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1.5" calcext:value-type="float">
            <text:p>-171,5</text:p>
          </table:table-cell>
          <table:table-cell office:value-type="float" office:value="0.413379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1000-4.dssp</text:p>
          </table:table-cell>
          <table:table-cell office:value-type="float" office:value="-156.8" calcext:value-type="float">
            <text:p>-15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6.8" calcext:value-type="float">
            <text:p>-156,8</text:p>
          </table:table-cell>
          <table:table-cell office:value-type="float" office:value="0.341311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1000-5.dssp</text:p>
          </table:table-cell>
          <table:table-cell office:value-type="float" office:value="-142.8" calcext:value-type="float">
            <text:p>-14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2.8" calcext:value-type="float">
            <text:p>-142,8</text:p>
          </table:table-cell>
          <table:table-cell office:value-type="float" office:value="0.25271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50-1.dssp</text:p>
          </table:table-cell>
          <table:table-cell office:value-type="float" office:value="-54.729207" calcext:value-type="float">
            <text:p>-54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4.729207" calcext:value-type="float">
            <text:p>-54,73</text:p>
          </table:table-cell>
          <table:table-cell office:value-type="float" office:value="0.03746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50-2.dssp</text:p>
          </table:table-cell>
          <table:table-cell office:value-type="float" office:value="-47.428559" calcext:value-type="float">
            <text:p>-47,4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428559" calcext:value-type="float">
            <text:p>-47,43</text:p>
          </table:table-cell>
          <table:table-cell office:value-type="float" office:value="0.032958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50-3.dssp</text:p>
          </table:table-cell>
          <table:table-cell office:value-type="float" office:value="-42.287289" calcext:value-type="float">
            <text:p>-42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2.287289" calcext:value-type="float">
            <text:p>-42,29</text:p>
          </table:table-cell>
          <table:table-cell office:value-type="float" office:value="0.041048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50-4.dssp</text:p>
          </table:table-cell>
          <table:table-cell office:value-type="float" office:value="-38.858491" calcext:value-type="float">
            <text:p>-38,8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.858491" calcext:value-type="float">
            <text:p>-38,86</text:p>
          </table:table-cell>
          <table:table-cell office:value-type="float" office:value="0.027619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50-5.dssp</text:p>
          </table:table-cell>
          <table:table-cell office:value-type="float" office:value="-34.093817" calcext:value-type="float">
            <text:p>-34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4.093817" calcext:value-type="float">
            <text:p>-34,09</text:p>
          </table:table-cell>
          <table:table-cell office:value-type="float" office:value="0.041652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500-1.dssp</text:p>
          </table:table-cell>
          <table:table-cell office:value-type="float" office:value="-112.483468" calcext:value-type="float">
            <text:p>-112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2.483468" calcext:value-type="float">
            <text:p>-112,48</text:p>
          </table:table-cell>
          <table:table-cell office:value-type="float" office:value="0.09254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500-2.dssp</text:p>
          </table:table-cell>
          <table:table-cell office:value-type="float" office:value="-97.069223" calcext:value-type="float">
            <text:p>-97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7.069223" calcext:value-type="float">
            <text:p>-97,07</text:p>
          </table:table-cell>
          <table:table-cell office:value-type="float" office:value="0.0683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500-3.dssp</text:p>
          </table:table-cell>
          <table:table-cell office:value-type="float" office:value="-86.149775" calcext:value-type="float">
            <text:p>-86,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6.149775" calcext:value-type="float">
            <text:p>-86,15</text:p>
          </table:table-cell>
          <table:table-cell office:value-type="float" office:value="0.057522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500-4.dssp</text:p>
          </table:table-cell>
          <table:table-cell office:value-type="float" office:value="-76.571438" calcext:value-type="float">
            <text:p>-76,5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571438" calcext:value-type="float">
            <text:p>-76,57</text:p>
          </table:table-cell>
          <table:table-cell office:value-type="float" office:value="0.089728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500-5.dssp</text:p>
          </table:table-cell>
          <table:table-cell office:value-type="float" office:value="-70.787119" calcext:value-type="float">
            <text:p>-70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787119" calcext:value-type="float">
            <text:p>-70,79</text:p>
          </table:table-cell>
          <table:table-cell office:value-type="float" office:value="0.07469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750-1.dssp</text:p>
          </table:table-cell>
          <table:table-cell office:value-type="float" office:value="-162.2" calcext:value-type="float">
            <text:p>-162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2.2" calcext:value-type="float">
            <text:p>-162,2</text:p>
          </table:table-cell>
          <table:table-cell office:value-type="float" office:value="0.171676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750-2.dssp</text:p>
          </table:table-cell>
          <table:table-cell office:value-type="float" office:value="-147.6" calcext:value-type="float">
            <text:p>-14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7.6" calcext:value-type="float">
            <text:p>-147,6</text:p>
          </table:table-cell>
          <table:table-cell office:value-type="float" office:value="0.15627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750-3.dssp</text:p>
          </table:table-cell>
          <table:table-cell office:value-type="float" office:value="-134.8" calcext:value-type="float">
            <text:p>-134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4.8" calcext:value-type="float">
            <text:p>-134,8</text:p>
          </table:table-cell>
          <table:table-cell office:value-type="float" office:value="0.20623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750-4.dssp</text:p>
          </table:table-cell>
          <table:table-cell office:value-type="float" office:value="-121" calcext:value-type="float">
            <text:p>-1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1" calcext:value-type="float">
            <text:p>-121</text:p>
          </table:table-cell>
          <table:table-cell office:value-type="float" office:value="0.185825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750-5.dssp</text:p>
          </table:table-cell>
          <table:table-cell office:value-type="float" office:value="-109.6" calcext:value-type="float">
            <text:p>-109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9.6" calcext:value-type="float">
            <text:p>-109,6</text:p>
          </table:table-cell>
          <table:table-cell office:value-type="float" office:value="0.162598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1000-1.dssp</text:p>
          </table:table-cell>
          <table:table-cell office:value-type="float" office:value="-186.291293" calcext:value-type="float">
            <text:p>-186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6.291293" calcext:value-type="float">
            <text:p>-186,29</text:p>
          </table:table-cell>
          <table:table-cell office:value-type="float" office:value="0.284911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1000-2.dssp</text:p>
          </table:table-cell>
          <table:table-cell office:value-type="float" office:value="-157.16432" calcext:value-type="float">
            <text:p>-157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7.16432" calcext:value-type="float">
            <text:p>-157,16</text:p>
          </table:table-cell>
          <table:table-cell office:value-type="float" office:value="0.21411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1000-3.dssp</text:p>
          </table:table-cell>
          <table:table-cell office:value-type="float" office:value="-140.295386" calcext:value-type="float">
            <text:p>-140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0.295386" calcext:value-type="float">
            <text:p>-140,3</text:p>
          </table:table-cell>
          <table:table-cell office:value-type="float" office:value="0.261975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1000-4.dssp</text:p>
          </table:table-cell>
          <table:table-cell office:value-type="float" office:value="-124.843417" calcext:value-type="float">
            <text:p>-124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4.843417" calcext:value-type="float">
            <text:p>-124,84</text:p>
          </table:table-cell>
          <table:table-cell office:value-type="float" office:value="0.233292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1000-5.dssp</text:p>
          </table:table-cell>
          <table:table-cell office:value-type="float" office:value="-115.331721" calcext:value-type="float">
            <text:p>-11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5.331721" calcext:value-type="float">
            <text:p>-115,33</text:p>
          </table:table-cell>
          <table:table-cell office:value-type="float" office:value="0.239816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250-1.dssp</text:p>
          </table:table-cell>
          <table:table-cell office:value-type="float" office:value="-44.618587" calcext:value-type="float">
            <text:p>-44,6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4.618587" calcext:value-type="float">
            <text:p>-44,62</text:p>
          </table:table-cell>
          <table:table-cell office:value-type="float" office:value="0.060517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250-2.dssp</text:p>
          </table:table-cell>
          <table:table-cell office:value-type="float" office:value="-39.546192" calcext:value-type="float">
            <text:p>-39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9.546192" calcext:value-type="float">
            <text:p>-39,55</text:p>
          </table:table-cell>
          <table:table-cell office:value-type="float" office:value="0.069488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250-3.dssp</text:p>
          </table:table-cell>
          <table:table-cell office:value-type="float" office:value="-35.689797" calcext:value-type="float">
            <text:p>-35,6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5.689797" calcext:value-type="float">
            <text:p>-35,69</text:p>
          </table:table-cell>
          <table:table-cell office:value-type="float" office:value="0.052812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250-4.dssp</text:p>
          </table:table-cell>
          <table:table-cell office:value-type="float" office:value="-30.776012" calcext:value-type="float">
            <text:p>-30,7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776012" calcext:value-type="float">
            <text:p>-30,78</text:p>
          </table:table-cell>
          <table:table-cell office:value-type="float" office:value="0.054416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250-5.dssp</text:p>
          </table:table-cell>
          <table:table-cell office:value-type="float" office:value="-28.962224" calcext:value-type="float">
            <text:p>-28,9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962224" calcext:value-type="float">
            <text:p>-28,96</text:p>
          </table:table-cell>
          <table:table-cell office:value-type="float" office:value="0.05553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500-1.dssp</text:p>
          </table:table-cell>
          <table:table-cell office:value-type="float" office:value="-88.048777" calcext:value-type="float">
            <text:p>-88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8.048777" calcext:value-type="float">
            <text:p>-88,05</text:p>
          </table:table-cell>
          <table:table-cell office:value-type="float" office:value="0.10159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500-2.dssp</text:p>
          </table:table-cell>
          <table:table-cell office:value-type="float" office:value="-80.518891" calcext:value-type="float">
            <text:p>-80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.518891" calcext:value-type="float">
            <text:p>-80,52</text:p>
          </table:table-cell>
          <table:table-cell office:value-type="float" office:value="0.082046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500-3.dssp</text:p>
          </table:table-cell>
          <table:table-cell office:value-type="float" office:value="-69.462383" calcext:value-type="float">
            <text:p>-69,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9.462383" calcext:value-type="float">
            <text:p>-69,46</text:p>
          </table:table-cell>
          <table:table-cell office:value-type="float" office:value="0.07843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500-4.dssp</text:p>
          </table:table-cell>
          <table:table-cell office:value-type="float" office:value="-63.998412" calcext:value-type="float">
            <text:p>-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3.998412" calcext:value-type="float">
            <text:p>-64</text:p>
          </table:table-cell>
          <table:table-cell office:value-type="float" office:value="0.147258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500-5.dssp</text:p>
          </table:table-cell>
          <table:table-cell office:value-type="float" office:value="-54.85174" calcext:value-type="float">
            <text:p>-54,8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4.85174" calcext:value-type="float">
            <text:p>-54,85</text:p>
          </table:table-cell>
          <table:table-cell office:value-type="float" office:value="0.0954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750-1.dssp</text:p>
          </table:table-cell>
          <table:table-cell office:value-type="float" office:value="-133.604719" calcext:value-type="float">
            <text:p>-133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3.604719" calcext:value-type="float">
            <text:p>-133,6</text:p>
          </table:table-cell>
          <table:table-cell office:value-type="float" office:value="0.198839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750-2.dssp</text:p>
          </table:table-cell>
          <table:table-cell office:value-type="float" office:value="-117.837522" calcext:value-type="float">
            <text:p>-117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7.837522" calcext:value-type="float">
            <text:p>-117,84</text:p>
          </table:table-cell>
          <table:table-cell office:value-type="float" office:value="0.153524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750-3.dssp</text:p>
          </table:table-cell>
          <table:table-cell office:value-type="float" office:value="-108.426026" calcext:value-type="float">
            <text:p>-108,4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8.426026" calcext:value-type="float">
            <text:p>-108,43</text:p>
          </table:table-cell>
          <table:table-cell office:value-type="float" office:value="0.128596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750-4.dssp</text:p>
          </table:table-cell>
          <table:table-cell office:value-type="float" office:value="-97.95641" calcext:value-type="float">
            <text:p>-97,9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7.95641" calcext:value-type="float">
            <text:p>-97,96</text:p>
          </table:table-cell>
          <table:table-cell office:value-type="float" office:value="0.13644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750-5.dssp</text:p>
          </table:table-cell>
          <table:table-cell office:value-type="float" office:value="-87.40776" calcext:value-type="float">
            <text:p>-87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40776" calcext:value-type="float">
            <text:p>-87,41</text:p>
          </table:table-cell>
          <table:table-cell office:value-type="float" office:value="0.139935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1000-1.dssp</text:p>
          </table:table-cell>
          <table:table-cell office:value-type="float" office:value="-153.976077" calcext:value-type="float">
            <text:p>-153,9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3.976077" calcext:value-type="float">
            <text:p>-153,98</text:p>
          </table:table-cell>
          <table:table-cell office:value-type="float" office:value="0.237625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1000-2.dssp</text:p>
          </table:table-cell>
          <table:table-cell office:value-type="float" office:value="-139.425731" calcext:value-type="float">
            <text:p>-139,4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9.425731" calcext:value-type="float">
            <text:p>-139,43</text:p>
          </table:table-cell>
          <table:table-cell office:value-type="float" office:value="0.219779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1000-3.dssp</text:p>
          </table:table-cell>
          <table:table-cell office:value-type="float" office:value="-125.813406" calcext:value-type="float">
            <text:p>-125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5.813406" calcext:value-type="float">
            <text:p>-125,81</text:p>
          </table:table-cell>
          <table:table-cell office:value-type="float" office:value="0.22801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1000-4.dssp</text:p>
          </table:table-cell>
          <table:table-cell office:value-type="float" office:value="-109.615105" calcext:value-type="float">
            <text:p>-109,6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9.615105" calcext:value-type="float">
            <text:p>-109,62</text:p>
          </table:table-cell>
          <table:table-cell office:value-type="float" office:value="0.251231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1000-5.dssp</text:p>
          </table:table-cell>
          <table:table-cell office:value-type="float" office:value="-102.632511" calcext:value-type="float">
            <text:p>-102,6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2.632511" calcext:value-type="float">
            <text:p>-102,63</text:p>
          </table:table-cell>
          <table:table-cell office:value-type="float" office:value="0.223853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250-1.dssp</text:p>
          </table:table-cell>
          <table:table-cell office:value-type="float" office:value="-36.543756" calcext:value-type="float">
            <text:p>-36,5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543756" calcext:value-type="float">
            <text:p>-36,54</text:p>
          </table:table-cell>
          <table:table-cell office:value-type="float" office:value="0.074781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250-2.dssp</text:p>
          </table:table-cell>
          <table:table-cell office:value-type="float" office:value="-32.549915" calcext:value-type="float">
            <text:p>-32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2.549915" calcext:value-type="float">
            <text:p>-32,55</text:p>
          </table:table-cell>
          <table:table-cell office:value-type="float" office:value="0.06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250-3.dssp</text:p>
          </table:table-cell>
          <table:table-cell office:value-type="float" office:value="-28.060889" calcext:value-type="float">
            <text:p>-28,0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060889" calcext:value-type="float">
            <text:p>-28,06</text:p>
          </table:table-cell>
          <table:table-cell office:value-type="float" office:value="0.064039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250-4.dssp</text:p>
          </table:table-cell>
          <table:table-cell office:value-type="float" office:value="-25.974667" calcext:value-type="float">
            <text:p>-25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.974667" calcext:value-type="float">
            <text:p>-25,97</text:p>
          </table:table-cell>
          <table:table-cell office:value-type="float" office:value="0.05904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250-5.dssp</text:p>
          </table:table-cell>
          <table:table-cell office:value-type="float" office:value="-23.343027" calcext:value-type="float">
            <text:p>-23,3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.343027" calcext:value-type="float">
            <text:p>-23,34</text:p>
          </table:table-cell>
          <table:table-cell office:value-type="float" office:value="0.061773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500-1.dssp</text:p>
          </table:table-cell>
          <table:table-cell office:value-type="float" office:value="-79.211263" calcext:value-type="float">
            <text:p>-79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9.211263" calcext:value-type="float">
            <text:p>-79,21</text:p>
          </table:table-cell>
          <table:table-cell office:value-type="float" office:value="0.113334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500-2.dssp</text:p>
          </table:table-cell>
          <table:table-cell office:value-type="float" office:value="-67.22923" calcext:value-type="float">
            <text:p>-67,2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22923" calcext:value-type="float">
            <text:p>-67,23</text:p>
          </table:table-cell>
          <table:table-cell office:value-type="float" office:value="0.125779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500-3.dssp</text:p>
          </table:table-cell>
          <table:table-cell office:value-type="float" office:value="-61.835835" calcext:value-type="float">
            <text:p>-61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1.835835" calcext:value-type="float">
            <text:p>-61,84</text:p>
          </table:table-cell>
          <table:table-cell office:value-type="float" office:value="0.22451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500-4.dssp</text:p>
          </table:table-cell>
          <table:table-cell office:value-type="float" office:value="-53.949493" calcext:value-type="float">
            <text:p>-53,9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3.949493" calcext:value-type="float">
            <text:p>-53,95</text:p>
          </table:table-cell>
          <table:table-cell office:value-type="float" office:value="0.113833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500-5.dssp</text:p>
          </table:table-cell>
          <table:table-cell office:value-type="float" office:value="-51.834152" calcext:value-type="float">
            <text:p>-51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1.834152" calcext:value-type="float">
            <text:p>-51,83</text:p>
          </table:table-cell>
          <table:table-cell office:value-type="float" office:value="0.146003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750-1.dssp</text:p>
          </table:table-cell>
          <table:table-cell office:value-type="float" office:value="-112.692781" calcext:value-type="float">
            <text:p>-112,6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2.692781" calcext:value-type="float">
            <text:p>-112,69</text:p>
          </table:table-cell>
          <table:table-cell office:value-type="float" office:value="0.205446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750-2.dssp</text:p>
          </table:table-cell>
          <table:table-cell office:value-type="float" office:value="-107.709139" calcext:value-type="float">
            <text:p>-107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7.709139" calcext:value-type="float">
            <text:p>-107,71</text:p>
          </table:table-cell>
          <table:table-cell office:value-type="float" office:value="0.172838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750-3.dssp</text:p>
          </table:table-cell>
          <table:table-cell office:value-type="float" office:value="-87.707461" calcext:value-type="float">
            <text:p>-87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707461" calcext:value-type="float">
            <text:p>-87,71</text:p>
          </table:table-cell>
          <table:table-cell office:value-type="float" office:value="0.222963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750-4.dssp</text:p>
          </table:table-cell>
          <table:table-cell office:value-type="float" office:value="-82.093113" calcext:value-type="float">
            <text:p>-82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2.093113" calcext:value-type="float">
            <text:p>-82,09</text:p>
          </table:table-cell>
          <table:table-cell office:value-type="float" office:value="0.158355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750-5.dssp</text:p>
          </table:table-cell>
          <table:table-cell office:value-type="float" office:value="-75.842799" calcext:value-type="float">
            <text:p>-75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5.842799" calcext:value-type="float">
            <text:p>-75,84</text:p>
          </table:table-cell>
          <table:table-cell office:value-type="float" office:value="0.161328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1000-1.dssp</text:p>
          </table:table-cell>
          <table:table-cell office:value-type="float" office:value="-139.81827" calcext:value-type="float">
            <text:p>-139,8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9.81827" calcext:value-type="float">
            <text:p>-139,82</text:p>
          </table:table-cell>
          <table:table-cell office:value-type="float" office:value="0.295115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1000-2.dssp</text:p>
          </table:table-cell>
          <table:table-cell office:value-type="float" office:value="-121.710885" calcext:value-type="float">
            <text:p>-121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1.710885" calcext:value-type="float">
            <text:p>-121,71</text:p>
          </table:table-cell>
          <table:table-cell office:value-type="float" office:value="0.353481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1000-3.dssp</text:p>
          </table:table-cell>
          <table:table-cell office:value-type="float" office:value="-108.505363" calcext:value-type="float">
            <text:p>-108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8.505363" calcext:value-type="float">
            <text:p>-108,51</text:p>
          </table:table-cell>
          <table:table-cell office:value-type="float" office:value="0.396419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1000-4.dssp</text:p>
          </table:table-cell>
          <table:table-cell office:value-type="float" office:value="-99.751343" calcext:value-type="float">
            <text:p>-99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9.751343" calcext:value-type="float">
            <text:p>-99,75</text:p>
          </table:table-cell>
          <table:table-cell office:value-type="float" office:value="0.381135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1000-5.dssp</text:p>
          </table:table-cell>
          <table:table-cell office:value-type="float" office:value="-89.806657" calcext:value-type="float">
            <text:p>-89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9.806657" calcext:value-type="float">
            <text:p>-89,81</text:p>
          </table:table-cell>
          <table:table-cell office:value-type="float" office:value="0.433335" calcext:value-type="float">
            <text:p>0,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250-1.dssp</text:p>
          </table:table-cell>
          <table:table-cell office:value-type="float" office:value="-33.110093" calcext:value-type="float">
            <text:p>-33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3.110093" calcext:value-type="float">
            <text:p>-33,11</text:p>
          </table:table-cell>
          <table:table-cell office:value-type="float" office:value="0.07089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250-2.dssp</text:p>
          </table:table-cell>
          <table:table-cell office:value-type="float" office:value="-28.636756" calcext:value-type="float">
            <text:p>-28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636756" calcext:value-type="float">
            <text:p>-28,64</text:p>
          </table:table-cell>
          <table:table-cell office:value-type="float" office:value="0.0868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250-3.dssp</text:p>
          </table:table-cell>
          <table:table-cell office:value-type="float" office:value="-26.001415" calcext:value-type="float">
            <text:p>-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6.001415" calcext:value-type="float">
            <text:p>-26</text:p>
          </table:table-cell>
          <table:table-cell office:value-type="float" office:value="0.082936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250-4.dssp</text:p>
          </table:table-cell>
          <table:table-cell office:value-type="float" office:value="-21.83073" calcext:value-type="float">
            <text:p>-21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83073" calcext:value-type="float">
            <text:p>-21,83</text:p>
          </table:table-cell>
          <table:table-cell office:value-type="float" office:value="0.08218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250-5.dssp</text:p>
          </table:table-cell>
          <table:table-cell office:value-type="float" office:value="-22.343915" calcext:value-type="float">
            <text:p>-22,3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2.343915" calcext:value-type="float">
            <text:p>-22,34</text:p>
          </table:table-cell>
          <table:table-cell office:value-type="float" office:value="0.093838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0-1.dssp</text:p>
          </table:table-cell>
          <table:table-cell office:value-type="float" office:value="-67.258331" calcext:value-type="float">
            <text:p>-67,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258331" calcext:value-type="float">
            <text:p>-67,26</text:p>
          </table:table-cell>
          <table:table-cell office:value-type="float" office:value="0.145609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0-2.dssp</text:p>
          </table:table-cell>
          <table:table-cell office:value-type="float" office:value="-59.34097" calcext:value-type="float">
            <text:p>-59,3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9.34097" calcext:value-type="float">
            <text:p>-59,34</text:p>
          </table:table-cell>
          <table:table-cell office:value-type="float" office:value="0.169542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0-3.dssp</text:p>
          </table:table-cell>
          <table:table-cell office:value-type="float" office:value="-53.768757" calcext:value-type="float">
            <text:p>-53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3.768757" calcext:value-type="float">
            <text:p>-53,77</text:p>
          </table:table-cell>
          <table:table-cell office:value-type="float" office:value="0.148548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0-4.dssp</text:p>
          </table:table-cell>
          <table:table-cell office:value-type="float" office:value="-47.070405" calcext:value-type="float">
            <text:p>-47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070405" calcext:value-type="float">
            <text:p>-47,07</text:p>
          </table:table-cell>
          <table:table-cell office:value-type="float" office:value="0.198823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0-5.dssp</text:p>
          </table:table-cell>
          <table:table-cell office:value-type="float" office:value="-43.113698" calcext:value-type="float">
            <text:p>-43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3.113698" calcext:value-type="float">
            <text:p>-43,11</text:p>
          </table:table-cell>
          <table:table-cell office:value-type="float" office:value="0.16765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750-1.dssp</text:p>
          </table:table-cell>
          <table:table-cell office:value-type="float" office:value="-105.844077" calcext:value-type="float">
            <text:p>-105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5.844077" calcext:value-type="float">
            <text:p>-105,84</text:p>
          </table:table-cell>
          <table:table-cell office:value-type="float" office:value="0.265572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750-2.dssp</text:p>
          </table:table-cell>
          <table:table-cell office:value-type="float" office:value="-91.810922" calcext:value-type="float">
            <text:p>-91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1.810922" calcext:value-type="float">
            <text:p>-91,81</text:p>
          </table:table-cell>
          <table:table-cell office:value-type="float" office:value="0.199879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750-3.dssp</text:p>
          </table:table-cell>
          <table:table-cell office:value-type="float" office:value="-80.589943" calcext:value-type="float">
            <text:p>-80,5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.589943" calcext:value-type="float">
            <text:p>-80,59</text:p>
          </table:table-cell>
          <table:table-cell office:value-type="float" office:value="0.248646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750-4.dssp</text:p>
          </table:table-cell>
          <table:table-cell office:value-type="float" office:value="-70.39035" calcext:value-type="float">
            <text:p>-70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39035" calcext:value-type="float">
            <text:p>-70,39</text:p>
          </table:table-cell>
          <table:table-cell office:value-type="float" office:value="0.237503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750-5.dssp</text:p>
          </table:table-cell>
          <table:table-cell office:value-type="float" office:value="-68.170494" calcext:value-type="float">
            <text:p>-68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8.170494" calcext:value-type="float">
            <text:p>-68,17</text:p>
          </table:table-cell>
          <table:table-cell office:value-type="float" office:value="0.278772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00-1.dssp</text:p>
          </table:table-cell>
          <table:table-cell office:value-type="float" office:value="-310.8" calcext:value-type="float">
            <text:p>-31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10.8" calcext:value-type="float">
            <text:p>-310,8</text:p>
          </table:table-cell>
          <table:table-cell office:value-type="float" office:value="0.13271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00-2.dssp</text:p>
          </table:table-cell>
          <table:table-cell office:value-type="float" office:value="-268.8" calcext:value-type="float">
            <text:p>-268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68.8" calcext:value-type="float">
            <text:p>-268,8</text:p>
          </table:table-cell>
          <table:table-cell office:value-type="float" office:value="0.11045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00-3.dssp</text:p>
          </table:table-cell>
          <table:table-cell office:value-type="float" office:value="-251.4" calcext:value-type="float">
            <text:p>-251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1.4" calcext:value-type="float">
            <text:p>-251,4</text:p>
          </table:table-cell>
          <table:table-cell office:value-type="float" office:value="0.084904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00-4.dssp</text:p>
          </table:table-cell>
          <table:table-cell office:value-type="float" office:value="-213.8" calcext:value-type="float">
            <text:p>-213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3.8" calcext:value-type="float">
            <text:p>-213,8</text:p>
          </table:table-cell>
          <table:table-cell office:value-type="float" office:value="0.063123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00-5.dssp</text:p>
          </table:table-cell>
          <table:table-cell office:value-type="float" office:value="-196.8" calcext:value-type="float">
            <text:p>-19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6.8" calcext:value-type="float">
            <text:p>-196,8</text:p>
          </table:table-cell>
          <table:table-cell office:value-type="float" office:value="0.076337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250-1.dssp</text:p>
          </table:table-cell>
          <table:table-cell office:value-type="float" office:value="-79.6" calcext:value-type="float">
            <text:p>-79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9.6" calcext:value-type="float">
            <text:p>-79,6</text:p>
          </table:table-cell>
          <table:table-cell office:value-type="float" office:value="0.02447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250-2.dssp</text:p>
          </table:table-cell>
          <table:table-cell office:value-type="float" office:value="-66.6" calcext:value-type="float">
            <text:p>-66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6.6" calcext:value-type="float">
            <text:p>-66,6</text:p>
          </table:table-cell>
          <table:table-cell office:value-type="float" office:value="0.02347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250-3.dssp</text:p>
          </table:table-cell>
          <table:table-cell office:value-type="float" office:value="-58.4" calcext:value-type="float">
            <text:p>-58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4" calcext:value-type="float">
            <text:p>-58,4</text:p>
          </table:table-cell>
          <table:table-cell office:value-type="float" office:value="0.019055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250-4.dssp</text:p>
          </table:table-cell>
          <table:table-cell office:value-type="float" office:value="-54.4" calcext:value-type="float">
            <text:p>-54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4.4" calcext:value-type="float">
            <text:p>-54,4</text:p>
          </table:table-cell>
          <table:table-cell office:value-type="float" office:value="0.016658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250-5.dssp</text:p>
          </table:table-cell>
          <table:table-cell office:value-type="float" office:value="-50.2" calcext:value-type="float">
            <text:p>-50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0.2" calcext:value-type="float">
            <text:p>-50,2</text:p>
          </table:table-cell>
          <table:table-cell office:value-type="float" office:value="0.01581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500-1.dssp</text:p>
          </table:table-cell>
          <table:table-cell office:value-type="float" office:value="-161.8" calcext:value-type="float">
            <text:p>-16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1.8" calcext:value-type="float">
            <text:p>-161,8</text:p>
          </table:table-cell>
          <table:table-cell office:value-type="float" office:value="0.056964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500-2.dssp</text:p>
          </table:table-cell>
          <table:table-cell office:value-type="float" office:value="-137.4" calcext:value-type="float">
            <text:p>-137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7.4" calcext:value-type="float">
            <text:p>-137,4</text:p>
          </table:table-cell>
          <table:table-cell office:value-type="float" office:value="0.042038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500-3.dssp</text:p>
          </table:table-cell>
          <table:table-cell office:value-type="float" office:value="-119.6" calcext:value-type="float">
            <text:p>-119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9.6" calcext:value-type="float">
            <text:p>-119,6</text:p>
          </table:table-cell>
          <table:table-cell office:value-type="float" office:value="0.03944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500-4.dssp</text:p>
          </table:table-cell>
          <table:table-cell office:value-type="float" office:value="-112.8" calcext:value-type="float">
            <text:p>-11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2.8" calcext:value-type="float">
            <text:p>-112,8</text:p>
          </table:table-cell>
          <table:table-cell office:value-type="float" office:value="0.03627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500-5.dssp</text:p>
          </table:table-cell>
          <table:table-cell office:value-type="float" office:value="-100.8" calcext:value-type="float">
            <text:p>-10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0.8" calcext:value-type="float">
            <text:p>-100,8</text:p>
          </table:table-cell>
          <table:table-cell office:value-type="float" office:value="0.03436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750-1.dssp</text:p>
          </table:table-cell>
          <table:table-cell office:value-type="float" office:value="-226.8" calcext:value-type="float">
            <text:p>-22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26.8" calcext:value-type="float">
            <text:p>-226,8</text:p>
          </table:table-cell>
          <table:table-cell office:value-type="float" office:value="0.094253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750-2.dssp</text:p>
          </table:table-cell>
          <table:table-cell office:value-type="float" office:value="-203.4" calcext:value-type="float">
            <text:p>-203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3.4" calcext:value-type="float">
            <text:p>-203,4</text:p>
          </table:table-cell>
          <table:table-cell office:value-type="float" office:value="0.088275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750-3.dssp</text:p>
          </table:table-cell>
          <table:table-cell office:value-type="float" office:value="-176.8" calcext:value-type="float">
            <text:p>-17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6.8" calcext:value-type="float">
            <text:p>-176,8</text:p>
          </table:table-cell>
          <table:table-cell office:value-type="float" office:value="0.07632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750-4.dssp</text:p>
          </table:table-cell>
          <table:table-cell office:value-type="float" office:value="-171.6" calcext:value-type="float">
            <text:p>-171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1.6" calcext:value-type="float">
            <text:p>-171,6</text:p>
          </table:table-cell>
          <table:table-cell office:value-type="float" office:value="0.061613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750-5.dssp</text:p>
          </table:table-cell>
          <table:table-cell office:value-type="float" office:value="-146" calcext:value-type="float">
            <text:p>-1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6" calcext:value-type="float">
            <text:p>-146</text:p>
          </table:table-cell>
          <table:table-cell office:value-type="float" office:value="0.037776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</table:table>
      <table:table table:name="RA" table:style-name="ta1" table:print="false">
        <table:table-column table:style-name="co28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9" table:default-cell-style-name="ce15"/>
        <table:table-column table:style-name="co14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991" calcext:value-type="float">
            <text:p>19991</text:p>
          </table:table-cell>
          <table:table-cell office:value-type="string" calcext:value-type="string">
            <text:p>rand-20-10-10-1000-1.dssp</text:p>
          </table:table-cell>
          <table:table-cell office:value-type="float" office:value="-186.8" calcext:value-type="float">
            <text:p>-18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6.8" calcext:value-type="float">
            <text:p>-186,8</text:p>
          </table:table-cell>
          <table:table-cell office:value-type="float" office:value="0.00041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85" calcext:value-type="float">
            <text:p>-185</text:p>
          </table:table-cell>
          <table:table-cell/>
          <table:table-cell table:formula="of:=[VNS.A2]" office:value-type="string" office:string-value="rand-20-10-10-1000-1.dssp" calcext:value-type="string">
            <text:p>rand-20-10-10-1000-1.dssp</text:p>
          </table:table-cell>
          <table:table-cell table:formula="of:=IF([.C2]=[.L2])" office:value-type="boolean" office:boolean-value="true" calcext:value-type="boolean">
            <text:p>VERDADEIRO</text:p>
          </table:table-cell>
          <table:table-cell table:formula="of:=[VNS.C2]" office:value-type="float" office:value="-186.8" calcext:value-type="float">
            <text:p>-186,8</text:p>
          </table:table-cell>
          <table:table-cell table:formula="of:=IF([.D2]-[.N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]&lt;&gt;[.P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9974" calcext:value-type="float">
            <text:p>19974</text:p>
          </table:table-cell>
          <table:table-cell office:value-type="string" calcext:value-type="string">
            <text:p>rand-20-10-10-1000-2.dssp</text:p>
          </table:table-cell>
          <table:table-cell office:value-type="float" office:value="-168.8" calcext:value-type="float">
            <text:p>-168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8.8" calcext:value-type="float">
            <text:p>-168,8</text:p>
          </table:table-cell>
          <table:table-cell office:value-type="float" office:value="0.0004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67" calcext:value-type="float">
            <text:p>-167</text:p>
          </table:table-cell>
          <table:table-cell/>
          <table:table-cell table:formula="of:=[VNS.A3]" office:value-type="string" office:string-value="rand-20-10-10-1000-2.dssp" calcext:value-type="string">
            <text:p>rand-20-10-10-1000-2.dssp</text:p>
          </table:table-cell>
          <table:table-cell table:formula="of:=IF([.C3]=[.L3])" office:value-type="boolean" office:boolean-value="true" calcext:value-type="boolean">
            <text:p>VERDADEIRO</text:p>
          </table:table-cell>
          <table:table-cell table:formula="of:=[VNS.C3]" office:value-type="float" office:value="-168.8" calcext:value-type="float">
            <text:p>-168,8</text:p>
          </table:table-cell>
          <table:table-cell table:formula="of:=IF([.D3]-[.N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]&lt;&gt;[.P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9976" calcext:value-type="float">
            <text:p>9976</text:p>
          </table:table-cell>
          <table:table-cell office:value-type="string" calcext:value-type="string">
            <text:p>rand-20-10-10-500-1.dssp</text:p>
          </table:table-cell>
          <table:table-cell office:value-type="float" office:value="-97.3" calcext:value-type="float">
            <text:p>-97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7.3" calcext:value-type="float">
            <text:p>-97,3</text:p>
          </table:table-cell>
          <table:table-cell office:value-type="float" office:value="0.00015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5" calcext:value-type="float">
            <text:p>-95</text:p>
          </table:table-cell>
          <table:table-cell/>
          <table:table-cell table:formula="of:=[VNS.A4]" office:value-type="string" office:string-value="rand-20-10-10-500-1.dssp" calcext:value-type="string">
            <text:p>rand-20-10-10-500-1.dssp</text:p>
          </table:table-cell>
          <table:table-cell table:formula="of:=IF([.C4]=[.L4])" office:value-type="boolean" office:boolean-value="true" calcext:value-type="boolean">
            <text:p>VERDADEIRO</text:p>
          </table:table-cell>
          <table:table-cell table:formula="of:=[VNS.C4]" office:value-type="float" office:value="-97.3" calcext:value-type="float">
            <text:p>-97,3</text:p>
          </table:table-cell>
          <table:table-cell table:formula="of:=IF([.D4]-[.N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]&lt;&gt;[.P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9988" calcext:value-type="float">
            <text:p>9988</text:p>
          </table:table-cell>
          <table:table-cell office:value-type="string" calcext:value-type="string">
            <text:p>rand-20-10-10-500-2.dssp</text:p>
          </table:table-cell>
          <table:table-cell office:value-type="float" office:value="-82.5" calcext:value-type="float">
            <text:p>-82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2.5" calcext:value-type="float">
            <text:p>-82,5</text:p>
          </table:table-cell>
          <table:table-cell office:value-type="float" office:value="0.00011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0" calcext:value-type="float">
            <text:p>-80</text:p>
          </table:table-cell>
          <table:table-cell/>
          <table:table-cell table:formula="of:=[VNS.A5]" office:value-type="string" office:string-value="rand-20-10-10-500-2.dssp" calcext:value-type="string">
            <text:p>rand-20-10-10-500-2.dssp</text:p>
          </table:table-cell>
          <table:table-cell table:formula="of:=IF([.C5]=[.L5])" office:value-type="boolean" office:boolean-value="true" calcext:value-type="boolean">
            <text:p>VERDADEIRO</text:p>
          </table:table-cell>
          <table:table-cell table:formula="of:=[VNS.C5]" office:value-type="float" office:value="-82.5" calcext:value-type="float">
            <text:p>-82,5</text:p>
          </table:table-cell>
          <table:table-cell table:formula="of:=IF([.D5]-[.N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]&lt;&gt;[.P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4974" calcext:value-type="float">
            <text:p>14974</text:p>
          </table:table-cell>
          <table:table-cell office:value-type="string" calcext:value-type="string">
            <text:p>rand-20-10-10-750-1.dssp</text:p>
          </table:table-cell>
          <table:table-cell office:value-type="float" office:value="-143.3" calcext:value-type="float">
            <text:p>-143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3.3" calcext:value-type="float">
            <text:p>-143,3</text:p>
          </table:table-cell>
          <table:table-cell office:value-type="float" office:value="0.0003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2" calcext:value-type="float">
            <text:p>-142</text:p>
          </table:table-cell>
          <table:table-cell/>
          <table:table-cell table:formula="of:=[VNS.A6]" office:value-type="string" office:string-value="rand-20-10-10-750-1.dssp" calcext:value-type="string">
            <text:p>rand-20-10-10-750-1.dssp</text:p>
          </table:table-cell>
          <table:table-cell table:formula="of:=IF([.C6]=[.L6])" office:value-type="boolean" office:boolean-value="true" calcext:value-type="boolean">
            <text:p>VERDADEIRO</text:p>
          </table:table-cell>
          <table:table-cell table:formula="of:=[VNS.C6]" office:value-type="float" office:value="-143.3" calcext:value-type="float">
            <text:p>-143,3</text:p>
          </table:table-cell>
          <table:table-cell table:formula="of:=IF([.D6]-[.N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]&lt;&gt;[.P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4993" calcext:value-type="float">
            <text:p>14993</text:p>
          </table:table-cell>
          <table:table-cell office:value-type="string" calcext:value-type="string">
            <text:p>rand-20-10-10-750-2.dssp</text:p>
          </table:table-cell>
          <table:table-cell office:value-type="float" office:value="-120.8" calcext:value-type="float">
            <text:p>-12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0.8" calcext:value-type="float">
            <text:p>-120,8</text:p>
          </table:table-cell>
          <table:table-cell office:value-type="float" office:value="0.0002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9" calcext:value-type="float">
            <text:p>-119</text:p>
          </table:table-cell>
          <table:table-cell/>
          <table:table-cell table:formula="of:=[VNS.A7]" office:value-type="string" office:string-value="rand-20-10-10-750-2.dssp" calcext:value-type="string">
            <text:p>rand-20-10-10-750-2.dssp</text:p>
          </table:table-cell>
          <table:table-cell table:formula="of:=IF([.C7]=[.L7])" office:value-type="boolean" office:boolean-value="true" calcext:value-type="boolean">
            <text:p>VERDADEIRO</text:p>
          </table:table-cell>
          <table:table-cell table:formula="of:=[VNS.C7]" office:value-type="float" office:value="-120.8" calcext:value-type="float">
            <text:p>-120,8</text:p>
          </table:table-cell>
          <table:table-cell table:formula="of:=IF([.D7]-[.N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7]&lt;&gt;[.P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9965" calcext:value-type="float">
            <text:p>19965</text:p>
          </table:table-cell>
          <table:table-cell office:value-type="string" calcext:value-type="string">
            <text:p>rand-20-15-15-1000-1.dssp</text:p>
          </table:table-cell>
          <table:table-cell office:value-type="float" office:value="-153.266667" calcext:value-type="float">
            <text:p>-153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3.266667" calcext:value-type="float">
            <text:p>-153,27</text:p>
          </table:table-cell>
          <table:table-cell office:value-type="float" office:value="0.00044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51" calcext:value-type="float">
            <text:p>-151</text:p>
          </table:table-cell>
          <table:table-cell/>
          <table:table-cell table:formula="of:=[VNS.A8]" office:value-type="string" office:string-value="rand-20-15-15-1000-1.dssp" calcext:value-type="string">
            <text:p>rand-20-15-15-1000-1.dssp</text:p>
          </table:table-cell>
          <table:table-cell table:formula="of:=IF([.C8]=[.L8])" office:value-type="boolean" office:boolean-value="true" calcext:value-type="boolean">
            <text:p>VERDADEIRO</text:p>
          </table:table-cell>
          <table:table-cell table:formula="of:=[VNS.C8]" office:value-type="float" office:value="-153.266667" calcext:value-type="float">
            <text:p>-153,27</text:p>
          </table:table-cell>
          <table:table-cell table:formula="of:=IF([.D8]-[.N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8]&lt;&gt;[.P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9959" calcext:value-type="float">
            <text:p>19959</text:p>
          </table:table-cell>
          <table:table-cell office:value-type="string" calcext:value-type="string">
            <text:p>rand-20-15-15-1000-2.dssp</text:p>
          </table:table-cell>
          <table:table-cell office:value-type="float" office:value="-136.066667" calcext:value-type="float">
            <text:p>-136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6.066667" calcext:value-type="float">
            <text:p>-136,07</text:p>
          </table:table-cell>
          <table:table-cell office:value-type="float" office:value="0.00043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3" calcext:value-type="float">
            <text:p>-133</text:p>
          </table:table-cell>
          <table:table-cell/>
          <table:table-cell table:formula="of:=[VNS.A9]" office:value-type="string" office:string-value="rand-20-15-15-1000-2.dssp" calcext:value-type="string">
            <text:p>rand-20-15-15-1000-2.dssp</text:p>
          </table:table-cell>
          <table:table-cell table:formula="of:=IF([.C9]=[.L9])" office:value-type="boolean" office:boolean-value="true" calcext:value-type="boolean">
            <text:p>VERDADEIRO</text:p>
          </table:table-cell>
          <table:table-cell table:formula="of:=[VNS.C9]" office:value-type="float" office:value="-136.066667" calcext:value-type="float">
            <text:p>-136,07</text:p>
          </table:table-cell>
          <table:table-cell table:formula="of:=IF([.D9]-[.N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9]&lt;&gt;[.P9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994" calcext:value-type="float">
            <text:p>4994</text:p>
          </table:table-cell>
          <table:table-cell office:value-type="string" calcext:value-type="string">
            <text:p>rand-20-15-15-250-1.dssp</text:p>
          </table:table-cell>
          <table:table-cell office:value-type="float" office:value="-37.345059" calcext:value-type="float">
            <text:p>-37,3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7.345059" calcext:value-type="float">
            <text:p>-37,35</text:p>
          </table:table-cell>
          <table:table-cell office:value-type="float" office:value="0.00005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6" calcext:value-type="float">
            <text:p>-36</text:p>
          </table:table-cell>
          <table:table-cell/>
          <table:table-cell table:formula="of:=[VNS.A10]" office:value-type="string" office:string-value="rand-20-15-15-250-1.dssp" calcext:value-type="string">
            <text:p>rand-20-15-15-250-1.dssp</text:p>
          </table:table-cell>
          <table:table-cell table:formula="of:=IF([.C10]=[.L10])" office:value-type="boolean" office:boolean-value="true" calcext:value-type="boolean">
            <text:p>VERDADEIRO</text:p>
          </table:table-cell>
          <table:table-cell table:formula="of:=[VNS.C10]" office:value-type="float" office:value="-37.345059" calcext:value-type="float">
            <text:p>-37,35</text:p>
          </table:table-cell>
          <table:table-cell table:formula="of:=IF([.D10]-[.N10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0]&lt;&gt;[.P10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rand-20-15-15-250-2.dssp</text:p>
          </table:table-cell>
          <table:table-cell office:value-type="float" office:value="-34.545398" calcext:value-type="float">
            <text:p>-34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4.545398" calcext:value-type="float">
            <text:p>-34,55</text:p>
          </table:table-cell>
          <table:table-cell office:value-type="float" office:value="0.00005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[VNS.A11]" office:value-type="string" office:string-value="rand-20-15-15-250-2.dssp" calcext:value-type="string">
            <text:p>rand-20-15-15-250-2.dssp</text:p>
          </table:table-cell>
          <table:table-cell table:formula="of:=IF([.C11]=[.L11])" office:value-type="boolean" office:boolean-value="true" calcext:value-type="boolean">
            <text:p>VERDADEIRO</text:p>
          </table:table-cell>
          <table:table-cell table:formula="of:=[VNS.C11]" office:value-type="float" office:value="-34.545398" calcext:value-type="float">
            <text:p>-34,55</text:p>
          </table:table-cell>
          <table:table-cell table:formula="of:=IF([.D11]-[.N11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1]&lt;&gt;[.P11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9962" calcext:value-type="float">
            <text:p>9962</text:p>
          </table:table-cell>
          <table:table-cell office:value-type="string" calcext:value-type="string">
            <text:p>rand-20-15-15-500-1.dssp</text:p>
          </table:table-cell>
          <table:table-cell office:value-type="float" office:value="-76.141667" calcext:value-type="float">
            <text:p>-76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141667" calcext:value-type="float">
            <text:p>-76,14</text:p>
          </table:table-cell>
          <table:table-cell office:value-type="float" office:value="0.00012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5" calcext:value-type="float">
            <text:p>-75</text:p>
          </table:table-cell>
          <table:table-cell/>
          <table:table-cell table:formula="of:=[VNS.A12]" office:value-type="string" office:string-value="rand-20-15-15-500-1.dssp" calcext:value-type="string">
            <text:p>rand-20-15-15-500-1.dssp</text:p>
          </table:table-cell>
          <table:table-cell table:formula="of:=IF([.C12]=[.L12])" office:value-type="boolean" office:boolean-value="true" calcext:value-type="boolean">
            <text:p>VERDADEIRO</text:p>
          </table:table-cell>
          <table:table-cell table:formula="of:=[VNS.C12]" office:value-type="float" office:value="-76.141667" calcext:value-type="float">
            <text:p>-76,14</text:p>
          </table:table-cell>
          <table:table-cell table:formula="of:=IF([.D12]-[.N1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2]&lt;&gt;[.P1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rand-20-15-15-500-2.dssp</text:p>
          </table:table-cell>
          <table:table-cell office:value-type="float" office:value="-66.990476" calcext:value-type="float">
            <text:p>-66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6.990476" calcext:value-type="float">
            <text:p>-66,99</text:p>
          </table:table-cell>
          <table:table-cell office:value-type="float" office:value="0.00012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6" calcext:value-type="float">
            <text:p>-66</text:p>
          </table:table-cell>
          <table:table-cell/>
          <table:table-cell table:formula="of:=[VNS.A13]" office:value-type="string" office:string-value="rand-20-15-15-500-2.dssp" calcext:value-type="string">
            <text:p>rand-20-15-15-500-2.dssp</text:p>
          </table:table-cell>
          <table:table-cell table:formula="of:=IF([.C13]=[.L13])" office:value-type="boolean" office:boolean-value="true" calcext:value-type="boolean">
            <text:p>VERDADEIRO</text:p>
          </table:table-cell>
          <table:table-cell table:formula="of:=[VNS.C13]" office:value-type="float" office:value="-66.990476" calcext:value-type="float">
            <text:p>-66,99</text:p>
          </table:table-cell>
          <table:table-cell table:formula="of:=IF([.D13]-[.N1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3]&lt;&gt;[.P1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4988" calcext:value-type="float">
            <text:p>14988</text:p>
          </table:table-cell>
          <table:table-cell office:value-type="string" calcext:value-type="string">
            <text:p>rand-20-15-15-750-1.dssp</text:p>
          </table:table-cell>
          <table:table-cell office:value-type="float" office:value="-114.4" calcext:value-type="float">
            <text:p>-114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4.4" calcext:value-type="float">
            <text:p>-114,4</text:p>
          </table:table-cell>
          <table:table-cell office:value-type="float" office:value="0.00031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1" calcext:value-type="float">
            <text:p>-111</text:p>
          </table:table-cell>
          <table:table-cell/>
          <table:table-cell table:formula="of:=[VNS.A14]" office:value-type="string" office:string-value="rand-20-15-15-750-1.dssp" calcext:value-type="string">
            <text:p>rand-20-15-15-750-1.dssp</text:p>
          </table:table-cell>
          <table:table-cell table:formula="of:=IF([.C14]=[.L14])" office:value-type="boolean" office:boolean-value="true" calcext:value-type="boolean">
            <text:p>VERDADEIRO</text:p>
          </table:table-cell>
          <table:table-cell table:formula="of:=[VNS.C14]" office:value-type="float" office:value="-114.4" calcext:value-type="float">
            <text:p>-114,4</text:p>
          </table:table-cell>
          <table:table-cell table:formula="of:=IF([.D14]-[.N1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4]&lt;&gt;[.P1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4959" calcext:value-type="float">
            <text:p>14959</text:p>
          </table:table-cell>
          <table:table-cell office:value-type="string" calcext:value-type="string">
            <text:p>rand-20-15-15-750-2.dssp</text:p>
          </table:table-cell>
          <table:table-cell office:value-type="float" office:value="-103" calcext:value-type="float">
            <text:p>-10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" calcext:value-type="float">
            <text:p>-103</text:p>
          </table:table-cell>
          <table:table-cell office:value-type="float" office:value="0.00028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9" calcext:value-type="float">
            <text:p>-99</text:p>
          </table:table-cell>
          <table:table-cell/>
          <table:table-cell table:formula="of:=[VNS.A15]" office:value-type="string" office:string-value="rand-20-15-15-750-2.dssp" calcext:value-type="string">
            <text:p>rand-20-15-15-750-2.dssp</text:p>
          </table:table-cell>
          <table:table-cell table:formula="of:=IF([.C15]=[.L15])" office:value-type="boolean" office:boolean-value="true" calcext:value-type="boolean">
            <text:p>VERDADEIRO</text:p>
          </table:table-cell>
          <table:table-cell table:formula="of:=[VNS.C15]" office:value-type="float" office:value="-103" calcext:value-type="float">
            <text:p>-103</text:p>
          </table:table-cell>
          <table:table-cell table:formula="of:=IF([.D15]-[.N1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5]&lt;&gt;[.P1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19944" calcext:value-type="float">
            <text:p>19944</text:p>
          </table:table-cell>
          <table:table-cell office:value-type="string" calcext:value-type="string">
            <text:p>rand-20-20-20-1000-1.dssp</text:p>
          </table:table-cell>
          <table:table-cell office:value-type="float" office:value="-133.911111" calcext:value-type="float">
            <text:p>-133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3.911111" calcext:value-type="float">
            <text:p>-133,91</text:p>
          </table:table-cell>
          <table:table-cell office:value-type="float" office:value="0.0005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2" calcext:value-type="float">
            <text:p>-132</text:p>
          </table:table-cell>
          <table:table-cell/>
          <table:table-cell table:formula="of:=[VNS.A16]" office:value-type="string" office:string-value="rand-20-20-20-1000-1.dssp" calcext:value-type="string">
            <text:p>rand-20-20-20-1000-1.dssp</text:p>
          </table:table-cell>
          <table:table-cell table:formula="of:=IF([.C16]=[.L16])" office:value-type="boolean" office:boolean-value="true" calcext:value-type="boolean">
            <text:p>VERDADEIRO</text:p>
          </table:table-cell>
          <table:table-cell table:formula="of:=[VNS.C16]" office:value-type="float" office:value="-133.911111" calcext:value-type="float">
            <text:p>-133,91</text:p>
          </table:table-cell>
          <table:table-cell table:formula="of:=IF([.D16]-[.N1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6]&lt;&gt;[.P1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19947" calcext:value-type="float">
            <text:p>19947</text:p>
          </table:table-cell>
          <table:table-cell office:value-type="string" calcext:value-type="string">
            <text:p>rand-20-20-20-1000-2.dssp</text:p>
          </table:table-cell>
          <table:table-cell office:value-type="float" office:value="-116.795977" calcext:value-type="float">
            <text:p>-11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6.795977" calcext:value-type="float">
            <text:p>-116,8</text:p>
          </table:table-cell>
          <table:table-cell office:value-type="float" office:value="0.00046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4" calcext:value-type="float">
            <text:p>-114</text:p>
          </table:table-cell>
          <table:table-cell/>
          <table:table-cell table:formula="of:=[VNS.A17]" office:value-type="string" office:string-value="rand-20-20-20-1000-2.dssp" calcext:value-type="string">
            <text:p>rand-20-20-20-1000-2.dssp</text:p>
          </table:table-cell>
          <table:table-cell table:formula="of:=IF([.C17]=[.L17])" office:value-type="boolean" office:boolean-value="true" calcext:value-type="boolean">
            <text:p>VERDADEIRO</text:p>
          </table:table-cell>
          <table:table-cell table:formula="of:=[VNS.C17]" office:value-type="float" office:value="-116.795977" calcext:value-type="float">
            <text:p>-116,8</text:p>
          </table:table-cell>
          <table:table-cell table:formula="of:=IF([.D17]-[.N1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7]&lt;&gt;[.P1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rand-20-20-20-250-1.dssp</text:p>
          </table:table-cell>
          <table:table-cell office:value-type="float" office:value="-30.966137" calcext:value-type="float">
            <text:p>-30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966137" calcext:value-type="float">
            <text:p>-30,97</text:p>
          </table:table-cell>
          <table:table-cell office:value-type="float" office:value="0.00006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[VNS.A18]" office:value-type="string" office:string-value="rand-20-20-20-250-1.dssp" calcext:value-type="string">
            <text:p>rand-20-20-20-250-1.dssp</text:p>
          </table:table-cell>
          <table:table-cell table:formula="of:=IF([.C18]=[.L18])" office:value-type="boolean" office:boolean-value="true" calcext:value-type="boolean">
            <text:p>VERDADEIRO</text:p>
          </table:table-cell>
          <table:table-cell table:formula="of:=[VNS.C18]" office:value-type="float" office:value="-30.966137" calcext:value-type="float">
            <text:p>-30,97</text:p>
          </table:table-cell>
          <table:table-cell table:formula="of:=IF([.D18]-[.N1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8]&lt;&gt;[.P1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rand-20-20-20-250-2.dssp</text:p>
          </table:table-cell>
          <table:table-cell office:value-type="float" office:value="-29.045697" calcext:value-type="float">
            <text:p>-29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9.045697" calcext:value-type="float">
            <text:p>-29,05</text:p>
          </table:table-cell>
          <table:table-cell office:value-type="float" office:value="0.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[VNS.A19]" office:value-type="string" office:string-value="rand-20-20-20-250-2.dssp" calcext:value-type="string">
            <text:p>rand-20-20-20-250-2.dssp</text:p>
          </table:table-cell>
          <table:table-cell table:formula="of:=IF([.C19]=[.L19])" office:value-type="boolean" office:boolean-value="true" calcext:value-type="boolean">
            <text:p>VERDADEIRO</text:p>
          </table:table-cell>
          <table:table-cell table:formula="of:=[VNS.C19]" office:value-type="float" office:value="-29.045697" calcext:value-type="float">
            <text:p>-29,05</text:p>
          </table:table-cell>
          <table:table-cell table:formula="of:=IF([.D19]-[.N1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19]&lt;&gt;[.P19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9945" calcext:value-type="float">
            <text:p>9945</text:p>
          </table:table-cell>
          <table:table-cell office:value-type="string" calcext:value-type="string">
            <text:p>rand-20-20-20-500-1.dssp</text:p>
          </table:table-cell>
          <table:table-cell office:value-type="float" office:value="-68.102921" calcext:value-type="float">
            <text:p>-68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8.102921" calcext:value-type="float">
            <text:p>-68,1</text:p>
          </table:table-cell>
          <table:table-cell office:value-type="float" office:value="0.00014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5" calcext:value-type="float">
            <text:p>-65</text:p>
          </table:table-cell>
          <table:table-cell/>
          <table:table-cell table:formula="of:=[VNS.A20]" office:value-type="string" office:string-value="rand-20-20-20-500-1.dssp" calcext:value-type="string">
            <text:p>rand-20-20-20-500-1.dssp</text:p>
          </table:table-cell>
          <table:table-cell table:formula="of:=IF([.C20]=[.L20])" office:value-type="boolean" office:boolean-value="true" calcext:value-type="boolean">
            <text:p>VERDADEIRO</text:p>
          </table:table-cell>
          <table:table-cell table:formula="of:=[VNS.C20]" office:value-type="float" office:value="-68.102921" calcext:value-type="float">
            <text:p>-68,1</text:p>
          </table:table-cell>
          <table:table-cell table:formula="of:=IF([.D20]-[.N20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0]&lt;&gt;[.P20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9944" calcext:value-type="float">
            <text:p>9944</text:p>
          </table:table-cell>
          <table:table-cell office:value-type="string" calcext:value-type="string">
            <text:p>rand-20-20-20-500-2.dssp</text:p>
          </table:table-cell>
          <table:table-cell office:value-type="float" office:value="-57.928286" calcext:value-type="float">
            <text:p>-57,9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.928286" calcext:value-type="float">
            <text:p>-57,93</text:p>
          </table:table-cell>
          <table:table-cell office:value-type="float" office:value="0.00013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[VNS.A21]" office:value-type="string" office:string-value="rand-20-20-20-500-2.dssp" calcext:value-type="string">
            <text:p>rand-20-20-20-500-2.dssp</text:p>
          </table:table-cell>
          <table:table-cell table:formula="of:=IF([.C21]=[.L21])" office:value-type="boolean" office:boolean-value="true" calcext:value-type="boolean">
            <text:p>VERDADEIRO</text:p>
          </table:table-cell>
          <table:table-cell table:formula="of:=[VNS.C21]" office:value-type="float" office:value="-57.928286" calcext:value-type="float">
            <text:p>-57,93</text:p>
          </table:table-cell>
          <table:table-cell table:formula="of:=IF([.D21]-[.N21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1]&lt;&gt;[.P21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4945" calcext:value-type="float">
            <text:p>14945</text:p>
          </table:table-cell>
          <table:table-cell office:value-type="string" calcext:value-type="string">
            <text:p>rand-20-20-20-750-1.dssp</text:p>
          </table:table-cell>
          <table:table-cell office:value-type="float" office:value="-100" calcext:value-type="float">
            <text:p>-10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0" calcext:value-type="float">
            <text:p>-100</text:p>
          </table:table-cell>
          <table:table-cell office:value-type="float" office:value="0.00032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8" calcext:value-type="float">
            <text:p>-98</text:p>
          </table:table-cell>
          <table:table-cell/>
          <table:table-cell table:formula="of:=[VNS.A22]" office:value-type="string" office:string-value="rand-20-20-20-750-1.dssp" calcext:value-type="string">
            <text:p>rand-20-20-20-750-1.dssp</text:p>
          </table:table-cell>
          <table:table-cell table:formula="of:=IF([.C22]=[.L22])" office:value-type="boolean" office:boolean-value="true" calcext:value-type="boolean">
            <text:p>VERDADEIRO</text:p>
          </table:table-cell>
          <table:table-cell table:formula="of:=[VNS.C22]" office:value-type="float" office:value="-100" calcext:value-type="float">
            <text:p>-100</text:p>
          </table:table-cell>
          <table:table-cell table:formula="of:=IF([.D22]-[.N2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2]&lt;&gt;[.P2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4945" calcext:value-type="float">
            <text:p>14945</text:p>
          </table:table-cell>
          <table:table-cell office:value-type="string" calcext:value-type="string">
            <text:p>rand-20-20-20-750-2.dssp</text:p>
          </table:table-cell>
          <table:table-cell office:value-type="float" office:value="-87.836576" calcext:value-type="float">
            <text:p>-87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836576" calcext:value-type="float">
            <text:p>-87,84</text:p>
          </table:table-cell>
          <table:table-cell office:value-type="float" office:value="0.00032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6" calcext:value-type="float">
            <text:p>-86</text:p>
          </table:table-cell>
          <table:table-cell/>
          <table:table-cell table:formula="of:=[VNS.A23]" office:value-type="string" office:string-value="rand-20-20-20-750-2.dssp" calcext:value-type="string">
            <text:p>rand-20-20-20-750-2.dssp</text:p>
          </table:table-cell>
          <table:table-cell table:formula="of:=IF([.C23]=[.L23])" office:value-type="boolean" office:boolean-value="true" calcext:value-type="boolean">
            <text:p>VERDADEIRO</text:p>
          </table:table-cell>
          <table:table-cell table:formula="of:=[VNS.C23]" office:value-type="float" office:value="-87.836576" calcext:value-type="float">
            <text:p>-87,84</text:p>
          </table:table-cell>
          <table:table-cell table:formula="of:=IF([.D23]-[.N2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3]&lt;&gt;[.P2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19931" calcext:value-type="float">
            <text:p>19931</text:p>
          </table:table-cell>
          <table:table-cell office:value-type="string" calcext:value-type="string">
            <text:p>rand-20-25-25-1000-1.dssp</text:p>
          </table:table-cell>
          <table:table-cell office:value-type="float" office:value="-118.938371" calcext:value-type="float">
            <text:p>-118,9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8.938371" calcext:value-type="float">
            <text:p>-118,94</text:p>
          </table:table-cell>
          <table:table-cell office:value-type="float" office:value="0.00048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5" calcext:value-type="float">
            <text:p>-115</text:p>
          </table:table-cell>
          <table:table-cell/>
          <table:table-cell table:formula="of:=[VNS.A24]" office:value-type="string" office:string-value="rand-20-25-25-1000-1.dssp" calcext:value-type="string">
            <text:p>rand-20-25-25-1000-1.dssp</text:p>
          </table:table-cell>
          <table:table-cell table:formula="of:=IF([.C24]=[.L24])" office:value-type="boolean" office:boolean-value="true" calcext:value-type="boolean">
            <text:p>VERDADEIRO</text:p>
          </table:table-cell>
          <table:table-cell table:formula="of:=[VNS.C24]" office:value-type="float" office:value="-118.938371" calcext:value-type="float">
            <text:p>-118,94</text:p>
          </table:table-cell>
          <table:table-cell table:formula="of:=IF([.D24]-[.N2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4]&lt;&gt;[.P2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9929" calcext:value-type="float">
            <text:p>19929</text:p>
          </table:table-cell>
          <table:table-cell office:value-type="string" calcext:value-type="string">
            <text:p>rand-20-25-25-1000-2.dssp</text:p>
          </table:table-cell>
          <table:table-cell office:value-type="float" office:value="-102.994054" calcext:value-type="float">
            <text:p>-102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2.994054" calcext:value-type="float">
            <text:p>-102,99</text:p>
          </table:table-cell>
          <table:table-cell office:value-type="float" office:value="0.00048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[VNS.A25]" office:value-type="string" office:string-value="rand-20-25-25-1000-2.dssp" calcext:value-type="string">
            <text:p>rand-20-25-25-1000-2.dssp</text:p>
          </table:table-cell>
          <table:table-cell table:formula="of:=IF([.C25]=[.L25])" office:value-type="boolean" office:boolean-value="true" calcext:value-type="boolean">
            <text:p>VERDADEIRO</text:p>
          </table:table-cell>
          <table:table-cell table:formula="of:=[VNS.C25]" office:value-type="float" office:value="-102.994054" calcext:value-type="float">
            <text:p>-102,99</text:p>
          </table:table-cell>
          <table:table-cell table:formula="of:=IF([.D25]-[.N2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5]&lt;&gt;[.P2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rand-20-25-25-250-1.dssp</text:p>
          </table:table-cell>
          <table:table-cell office:value-type="float" office:value="-28.352677" calcext:value-type="float">
            <text:p>-28,3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352677" calcext:value-type="float">
            <text:p>-28,35</text:p>
          </table:table-cell>
          <table:table-cell office:value-type="float" office:value="0.00006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[VNS.A26]" office:value-type="string" office:string-value="rand-20-25-25-250-1.dssp" calcext:value-type="string">
            <text:p>rand-20-25-25-250-1.dssp</text:p>
          </table:table-cell>
          <table:table-cell table:formula="of:=IF([.C26]=[.L26])" office:value-type="boolean" office:boolean-value="true" calcext:value-type="boolean">
            <text:p>VERDADEIRO</text:p>
          </table:table-cell>
          <table:table-cell table:formula="of:=[VNS.C26]" office:value-type="float" office:value="-28.352677" calcext:value-type="float">
            <text:p>-28,35</text:p>
          </table:table-cell>
          <table:table-cell table:formula="of:=IF([.D26]-[.N2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6]&lt;&gt;[.P2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4934" calcext:value-type="float">
            <text:p>4934</text:p>
          </table:table-cell>
          <table:table-cell office:value-type="string" calcext:value-type="string">
            <text:p>rand-20-25-25-250-2.dssp</text:p>
          </table:table-cell>
          <table:table-cell office:value-type="float" office:value="-24.400108" calcext:value-type="float">
            <text:p>-24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400108" calcext:value-type="float">
            <text:p>-24,4</text:p>
          </table:table-cell>
          <table:table-cell office:value-type="float" office:value="0.00006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[VNS.A27]" office:value-type="string" office:string-value="rand-20-25-25-250-2.dssp" calcext:value-type="string">
            <text:p>rand-20-25-25-250-2.dssp</text:p>
          </table:table-cell>
          <table:table-cell table:formula="of:=IF([.C27]=[.L27])" office:value-type="boolean" office:boolean-value="true" calcext:value-type="boolean">
            <text:p>VERDADEIRO</text:p>
          </table:table-cell>
          <table:table-cell table:formula="of:=[VNS.C27]" office:value-type="float" office:value="-24.400108" calcext:value-type="float">
            <text:p>-24,4</text:p>
          </table:table-cell>
          <table:table-cell table:formula="of:=IF([.D27]-[.N2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7]&lt;&gt;[.P2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9931" calcext:value-type="float">
            <text:p>9931</text:p>
          </table:table-cell>
          <table:table-cell office:value-type="string" calcext:value-type="string">
            <text:p>rand-20-25-25-500-1.dssp</text:p>
          </table:table-cell>
          <table:table-cell office:value-type="float" office:value="-58.787785" calcext:value-type="float">
            <text:p>-58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787785" calcext:value-type="float">
            <text:p>-58,79</text:p>
          </table:table-cell>
          <table:table-cell office:value-type="float" office:value="0.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[VNS.A28]" office:value-type="string" office:string-value="rand-20-25-25-500-1.dssp" calcext:value-type="string">
            <text:p>rand-20-25-25-500-1.dssp</text:p>
          </table:table-cell>
          <table:table-cell table:formula="of:=IF([.C28]=[.L28])" office:value-type="boolean" office:boolean-value="true" calcext:value-type="boolean">
            <text:p>VERDADEIRO</text:p>
          </table:table-cell>
          <table:table-cell table:formula="of:=[VNS.C28]" office:value-type="float" office:value="-58.787785" calcext:value-type="float">
            <text:p>-58,79</text:p>
          </table:table-cell>
          <table:table-cell table:formula="of:=IF([.D28]-[.N2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8]&lt;&gt;[.P2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9931" calcext:value-type="float">
            <text:p>9931</text:p>
          </table:table-cell>
          <table:table-cell office:value-type="string" calcext:value-type="string">
            <text:p>rand-20-25-25-500-2.dssp</text:p>
          </table:table-cell>
          <table:table-cell office:value-type="float" office:value="-53.643207" calcext:value-type="float">
            <text:p>-53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3.643207" calcext:value-type="float">
            <text:p>-53,64</text:p>
          </table:table-cell>
          <table:table-cell office:value-type="float" office:value="0.00014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[VNS.A29]" office:value-type="string" office:string-value="rand-20-25-25-500-2.dssp" calcext:value-type="string">
            <text:p>rand-20-25-25-500-2.dssp</text:p>
          </table:table-cell>
          <table:table-cell table:formula="of:=IF([.C29]=[.L29])" office:value-type="boolean" office:boolean-value="true" calcext:value-type="boolean">
            <text:p>VERDADEIRO</text:p>
          </table:table-cell>
          <table:table-cell table:formula="of:=[VNS.C29]" office:value-type="float" office:value="-53.643207" calcext:value-type="float">
            <text:p>-53,64</text:p>
          </table:table-cell>
          <table:table-cell table:formula="of:=IF([.D29]-[.N2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29]&lt;&gt;[.P29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4929" calcext:value-type="float">
            <text:p>14929</text:p>
          </table:table-cell>
          <table:table-cell office:value-type="string" calcext:value-type="string">
            <text:p>rand-20-25-25-750-1.dssp</text:p>
          </table:table-cell>
          <table:table-cell office:value-type="float" office:value="-86.430553" calcext:value-type="float">
            <text:p>-86,4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6.430553" calcext:value-type="float">
            <text:p>-86,43</text:p>
          </table:table-cell>
          <table:table-cell office:value-type="float" office:value="0.00031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3" calcext:value-type="float">
            <text:p>-83</text:p>
          </table:table-cell>
          <table:table-cell/>
          <table:table-cell table:formula="of:=[VNS.A30]" office:value-type="string" office:string-value="rand-20-25-25-750-1.dssp" calcext:value-type="string">
            <text:p>rand-20-25-25-750-1.dssp</text:p>
          </table:table-cell>
          <table:table-cell table:formula="of:=IF([.C30]=[.L30])" office:value-type="boolean" office:boolean-value="true" calcext:value-type="boolean">
            <text:p>VERDADEIRO</text:p>
          </table:table-cell>
          <table:table-cell table:formula="of:=[VNS.C30]" office:value-type="float" office:value="-86.430553" calcext:value-type="float">
            <text:p>-86,43</text:p>
          </table:table-cell>
          <table:table-cell table:formula="of:=IF([.D30]-[.N30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0]&lt;&gt;[.P30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14930" calcext:value-type="float">
            <text:p>14930</text:p>
          </table:table-cell>
          <table:table-cell office:value-type="string" calcext:value-type="string">
            <text:p>rand-20-25-25-750-2.dssp</text:p>
          </table:table-cell>
          <table:table-cell office:value-type="float" office:value="-77.08822" calcext:value-type="float">
            <text:p>-77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.08822" calcext:value-type="float">
            <text:p>-77,09</text:p>
          </table:table-cell>
          <table:table-cell office:value-type="float" office:value="0.0003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4" calcext:value-type="float">
            <text:p>-74</text:p>
          </table:table-cell>
          <table:table-cell/>
          <table:table-cell table:formula="of:=[VNS.A31]" office:value-type="string" office:string-value="rand-20-25-25-750-2.dssp" calcext:value-type="string">
            <text:p>rand-20-25-25-750-2.dssp</text:p>
          </table:table-cell>
          <table:table-cell table:formula="of:=IF([.C31]=[.L31])" office:value-type="boolean" office:boolean-value="true" calcext:value-type="boolean">
            <text:p>VERDADEIRO</text:p>
          </table:table-cell>
          <table:table-cell table:formula="of:=[VNS.C31]" office:value-type="float" office:value="-77.08822" calcext:value-type="float">
            <text:p>-77,09</text:p>
          </table:table-cell>
          <table:table-cell table:formula="of:=IF([.D31]-[.N31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1]&lt;&gt;[.P31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9998" calcext:value-type="float">
            <text:p>19998</text:p>
          </table:table-cell>
          <table:table-cell office:value-type="string" calcext:value-type="string">
            <text:p>rand-20-5-5-1000-1.dssp</text:p>
          </table:table-cell>
          <table:table-cell office:value-type="float" office:value="-282.4" calcext:value-type="float">
            <text:p>-282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2.4" calcext:value-type="float">
            <text:p>-282,4</text:p>
          </table:table-cell>
          <table:table-cell office:value-type="float" office:value="0.0003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82" calcext:value-type="float">
            <text:p>-282</text:p>
          </table:table-cell>
          <table:table-cell/>
          <table:table-cell table:formula="of:=[VNS.A32]" office:value-type="string" office:string-value="rand-20-5-5-1000-1.dssp" calcext:value-type="string">
            <text:p>rand-20-5-5-1000-1.dssp</text:p>
          </table:table-cell>
          <table:table-cell table:formula="of:=IF([.C32]=[.L32])" office:value-type="boolean" office:boolean-value="true" calcext:value-type="boolean">
            <text:p>VERDADEIRO</text:p>
          </table:table-cell>
          <table:table-cell table:formula="of:=[VNS.C32]" office:value-type="float" office:value="-282.4" calcext:value-type="float">
            <text:p>-282,4</text:p>
          </table:table-cell>
          <table:table-cell table:formula="of:=IF([.D32]-[.N3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2]&lt;&gt;[.P3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9994" calcext:value-type="float">
            <text:p>19994</text:p>
          </table:table-cell>
          <table:table-cell office:value-type="string" calcext:value-type="string">
            <text:p>rand-20-5-5-1000-2.dssp</text:p>
          </table:table-cell>
          <table:table-cell office:value-type="float" office:value="-256.6" calcext:value-type="float">
            <text:p>-256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6.6" calcext:value-type="float">
            <text:p>-256,6</text:p>
          </table:table-cell>
          <table:table-cell office:value-type="float" office:value="0.00039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[VNS.A33]" office:value-type="string" office:string-value="rand-20-5-5-1000-2.dssp" calcext:value-type="string">
            <text:p>rand-20-5-5-1000-2.dssp</text:p>
          </table:table-cell>
          <table:table-cell table:formula="of:=IF([.C33]=[.L33])" office:value-type="boolean" office:boolean-value="true" calcext:value-type="boolean">
            <text:p>VERDADEIRO</text:p>
          </table:table-cell>
          <table:table-cell table:formula="of:=[VNS.C33]" office:value-type="float" office:value="-256.6" calcext:value-type="float">
            <text:p>-256,6</text:p>
          </table:table-cell>
          <table:table-cell table:formula="of:=IF([.D33]-[.N3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3]&lt;&gt;[.P3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rand-20-5-5-250-1.dssp</text:p>
          </table:table-cell>
          <table:table-cell office:value-type="float" office:value="-67.8" calcext:value-type="float">
            <text:p>-67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8" calcext:value-type="float">
            <text:p>-67,8</text:p>
          </table:table-cell>
          <table:table-cell office:value-type="float" office:value="0.00004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7" calcext:value-type="float">
            <text:p>-67</text:p>
          </table:table-cell>
          <table:table-cell/>
          <table:table-cell table:formula="of:=[VNS.A34]" office:value-type="string" office:string-value="rand-20-5-5-250-1.dssp" calcext:value-type="string">
            <text:p>rand-20-5-5-250-1.dssp</text:p>
          </table:table-cell>
          <table:table-cell table:formula="of:=IF([.C34]=[.L34])" office:value-type="boolean" office:boolean-value="true" calcext:value-type="boolean">
            <text:p>VERDADEIRO</text:p>
          </table:table-cell>
          <table:table-cell table:formula="of:=[VNS.C34]" office:value-type="float" office:value="-67.8" calcext:value-type="float">
            <text:p>-67,8</text:p>
          </table:table-cell>
          <table:table-cell table:formula="of:=IF([.D34]-[.N3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4]&lt;&gt;[.P3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rand-20-5-5-250-2.dssp</text:p>
          </table:table-cell>
          <table:table-cell office:value-type="float" office:value="-63.2" calcext:value-type="float">
            <text:p>-63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3.2" calcext:value-type="float">
            <text:p>-63,2</text:p>
          </table:table-cell>
          <table:table-cell office:value-type="float" office:value="0.00004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[VNS.A35]" office:value-type="string" office:string-value="rand-20-5-5-250-2.dssp" calcext:value-type="string">
            <text:p>rand-20-5-5-250-2.dssp</text:p>
          </table:table-cell>
          <table:table-cell table:formula="of:=IF([.C35]=[.L35])" office:value-type="boolean" office:boolean-value="true" calcext:value-type="boolean">
            <text:p>VERDADEIRO</text:p>
          </table:table-cell>
          <table:table-cell table:formula="of:=[VNS.C35]" office:value-type="float" office:value="-63.2" calcext:value-type="float">
            <text:p>-63,2</text:p>
          </table:table-cell>
          <table:table-cell table:formula="of:=IF([.D35]-[.N3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5]&lt;&gt;[.P3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9989" calcext:value-type="float">
            <text:p>9989</text:p>
          </table:table-cell>
          <table:table-cell office:value-type="string" calcext:value-type="string">
            <text:p>rand-20-5-5-500-1.dssp</text:p>
          </table:table-cell>
          <table:table-cell office:value-type="float" office:value="-135.2" calcext:value-type="float">
            <text:p>-13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5.2" calcext:value-type="float">
            <text:p>-135,2</text:p>
          </table:table-cell>
          <table:table-cell office:value-type="float" office:value="0.0001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5" calcext:value-type="float">
            <text:p>-135</text:p>
          </table:table-cell>
          <table:table-cell/>
          <table:table-cell table:formula="of:=[VNS.A36]" office:value-type="string" office:string-value="rand-20-5-5-500-1.dssp" calcext:value-type="string">
            <text:p>rand-20-5-5-500-1.dssp</text:p>
          </table:table-cell>
          <table:table-cell table:formula="of:=IF([.C36]=[.L36])" office:value-type="boolean" office:boolean-value="true" calcext:value-type="boolean">
            <text:p>VERDADEIRO</text:p>
          </table:table-cell>
          <table:table-cell table:formula="of:=[VNS.C36]" office:value-type="float" office:value="-135.2" calcext:value-type="float">
            <text:p>-135,2</text:p>
          </table:table-cell>
          <table:table-cell table:formula="of:=IF([.D36]-[.N3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6]&lt;&gt;[.P3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9998" calcext:value-type="float">
            <text:p>9998</text:p>
          </table:table-cell>
          <table:table-cell office:value-type="string" calcext:value-type="string">
            <text:p>rand-20-5-5-500-2.dssp</text:p>
          </table:table-cell>
          <table:table-cell office:value-type="float" office:value="-128.2" calcext:value-type="float">
            <text:p>-128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8.2" calcext:value-type="float">
            <text:p>-128,2</text:p>
          </table:table-cell>
          <table:table-cell office:value-type="float" office:value="0.0001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[VNS.A37]" office:value-type="string" office:string-value="rand-20-5-5-500-2.dssp" calcext:value-type="string">
            <text:p>rand-20-5-5-500-2.dssp</text:p>
          </table:table-cell>
          <table:table-cell table:formula="of:=IF([.C37]=[.L37])" office:value-type="boolean" office:boolean-value="true" calcext:value-type="boolean">
            <text:p>VERDADEIRO</text:p>
          </table:table-cell>
          <table:table-cell table:formula="of:=[VNS.C37]" office:value-type="float" office:value="-128.2" calcext:value-type="float">
            <text:p>-128,2</text:p>
          </table:table-cell>
          <table:table-cell table:formula="of:=IF([.D37]-[.N3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7]&lt;&gt;[.P3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4989" calcext:value-type="float">
            <text:p>14989</text:p>
          </table:table-cell>
          <table:table-cell office:value-type="string" calcext:value-type="string">
            <text:p>rand-20-5-5-750-1.dssp</text:p>
          </table:table-cell>
          <table:table-cell table:number-columns-repeated="3" office:value-type="float" office:value="-204" calcext:value-type="float">
            <text:p>-204</text:p>
          </table:table-cell>
          <table:table-cell office:value-type="float" office:value="0.0001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04" calcext:value-type="float">
            <text:p>-204</text:p>
          </table:table-cell>
          <table:table-cell/>
          <table:table-cell table:formula="of:=[VNS.A38]" office:value-type="string" office:string-value="rand-20-5-5-750-1.dssp" calcext:value-type="string">
            <text:p>rand-20-5-5-750-1.dssp</text:p>
          </table:table-cell>
          <table:table-cell table:formula="of:=IF([.C38]=[.L38])" office:value-type="boolean" office:boolean-value="true" calcext:value-type="boolean">
            <text:p>VERDADEIRO</text:p>
          </table:table-cell>
          <table:table-cell table:formula="of:=[VNS.C38]" office:value-type="float" office:value="-204" calcext:value-type="float">
            <text:p>-204</text:p>
          </table:table-cell>
          <table:table-cell table:formula="of:=IF([.D38]-[.N3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8]&lt;&gt;[.P3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4998" calcext:value-type="float">
            <text:p>14998</text:p>
          </table:table-cell>
          <table:table-cell office:value-type="string" calcext:value-type="string">
            <text:p>rand-20-5-5-750-2.dssp</text:p>
          </table:table-cell>
          <table:table-cell table:number-columns-repeated="3" office:value-type="float" office:value="-191" calcext:value-type="float">
            <text:p>-191</text:p>
          </table:table-cell>
          <table:table-cell office:value-type="float" office:value="0.000208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91" calcext:value-type="float">
            <text:p>-191</text:p>
          </table:table-cell>
          <table:table-cell/>
          <table:table-cell table:formula="of:=[VNS.A39]" office:value-type="string" office:string-value="rand-20-5-5-750-2.dssp" calcext:value-type="string">
            <text:p>rand-20-5-5-750-2.dssp</text:p>
          </table:table-cell>
          <table:table-cell table:formula="of:=IF([.C39]=[.L39])" office:value-type="boolean" office:boolean-value="true" calcext:value-type="boolean">
            <text:p>VERDADEIRO</text:p>
          </table:table-cell>
          <table:table-cell table:formula="of:=[VNS.C39]" office:value-type="float" office:value="-191" calcext:value-type="float">
            <text:p>-191</text:p>
          </table:table-cell>
          <table:table-cell table:formula="of:=IF([.D39]-[.N3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39]&lt;&gt;[.P39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rand-4-10-10-1000-1.dssp</text:p>
          </table:table-cell>
          <table:table-cell office:value-type="float" office:value="-218.49857" calcext:value-type="float">
            <text:p>-218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8.49857" calcext:value-type="float">
            <text:p>-218,5</text:p>
          </table:table-cell>
          <table:table-cell office:value-type="float" office:value="0.00007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16" calcext:value-type="float">
            <text:p>-216</text:p>
          </table:table-cell>
          <table:table-cell/>
          <table:table-cell table:formula="of:=[VNS.A40]" office:value-type="string" office:string-value="rand-4-10-10-1000-1.dssp" calcext:value-type="string">
            <text:p>rand-4-10-10-1000-1.dssp</text:p>
          </table:table-cell>
          <table:table-cell table:formula="of:=IF([.C40]=[.L40])" office:value-type="boolean" office:boolean-value="true" calcext:value-type="boolean">
            <text:p>VERDADEIRO</text:p>
          </table:table-cell>
          <table:table-cell table:formula="of:=[VNS.C40]" office:value-type="float" office:value="-218.49857" calcext:value-type="float">
            <text:p>-218,5</text:p>
          </table:table-cell>
          <table:table-cell table:formula="of:=IF([.D40]-[.N40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0]&lt;&gt;[.P40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rand-4-10-10-1000-2.dssp</text:p>
          </table:table-cell>
          <table:table-cell office:value-type="float" office:value="-194.6" calcext:value-type="float">
            <text:p>-194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4.6" calcext:value-type="float">
            <text:p>-194,6</text:p>
          </table:table-cell>
          <table:table-cell office:value-type="float" office:value="0.00007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93" calcext:value-type="float">
            <text:p>-193</text:p>
          </table:table-cell>
          <table:table-cell/>
          <table:table-cell table:formula="of:=[VNS.A41]" office:value-type="string" office:string-value="rand-4-10-10-1000-2.dssp" calcext:value-type="string">
            <text:p>rand-4-10-10-1000-2.dssp</text:p>
          </table:table-cell>
          <table:table-cell table:formula="of:=IF([.C41]=[.L41])" office:value-type="boolean" office:boolean-value="true" calcext:value-type="boolean">
            <text:p>VERDADEIRO</text:p>
          </table:table-cell>
          <table:table-cell table:formula="of:=[VNS.C41]" office:value-type="float" office:value="-194.6" calcext:value-type="float">
            <text:p>-194,6</text:p>
          </table:table-cell>
          <table:table-cell table:formula="of:=IF([.D41]-[.N41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1]&lt;&gt;[.P41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rand-4-10-10-250-1.dssp</text:p>
          </table:table-cell>
          <table:table-cell office:value-type="float" office:value="-52.106783" calcext:value-type="float">
            <text:p>-52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2.106783" calcext:value-type="float">
            <text:p>-52,11</text:p>
          </table:table-cell>
          <table:table-cell office:value-type="float" office:value="0.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[VNS.A42]" office:value-type="string" office:string-value="rand-4-10-10-250-1.dssp" calcext:value-type="string">
            <text:p>rand-4-10-10-250-1.dssp</text:p>
          </table:table-cell>
          <table:table-cell table:formula="of:=IF([.C42]=[.L42])" office:value-type="boolean" office:boolean-value="true" calcext:value-type="boolean">
            <text:p>VERDADEIRO</text:p>
          </table:table-cell>
          <table:table-cell table:formula="of:=[VNS.C42]" office:value-type="float" office:value="-52.106783" calcext:value-type="float">
            <text:p>-52,11</text:p>
          </table:table-cell>
          <table:table-cell table:formula="of:=IF([.D42]-[.N4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2]&lt;&gt;[.P4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rand-4-10-10-250-2.dssp</text:p>
          </table:table-cell>
          <table:table-cell office:value-type="float" office:value="-47.725958" calcext:value-type="float">
            <text:p>-47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725958" calcext:value-type="float">
            <text:p>-47,73</text:p>
          </table:table-cell>
          <table:table-cell office:value-type="float" office:value="0.00001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[VNS.A43]" office:value-type="string" office:string-value="rand-4-10-10-250-2.dssp" calcext:value-type="string">
            <text:p>rand-4-10-10-250-2.dssp</text:p>
          </table:table-cell>
          <table:table-cell table:formula="of:=IF([.C43]=[.L43])" office:value-type="boolean" office:boolean-value="true" calcext:value-type="boolean">
            <text:p>VERDADEIRO</text:p>
          </table:table-cell>
          <table:table-cell table:formula="of:=[VNS.C43]" office:value-type="float" office:value="-47.725958" calcext:value-type="float">
            <text:p>-47,73</text:p>
          </table:table-cell>
          <table:table-cell table:formula="of:=IF([.D43]-[.N4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3]&lt;&gt;[.P4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rand-4-10-10-500-1.dssp</text:p>
          </table:table-cell>
          <table:table-cell office:value-type="float" office:value="-114.844321" calcext:value-type="float">
            <text:p>-114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4.844321" calcext:value-type="float">
            <text:p>-114,84</text:p>
          </table:table-cell>
          <table:table-cell office:value-type="float" office:value="0.0000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2" calcext:value-type="float">
            <text:p>-112</text:p>
          </table:table-cell>
          <table:table-cell/>
          <table:table-cell table:formula="of:=[VNS.A44]" office:value-type="string" office:string-value="rand-4-10-10-500-1.dssp" calcext:value-type="string">
            <text:p>rand-4-10-10-500-1.dssp</text:p>
          </table:table-cell>
          <table:table-cell table:formula="of:=IF([.C44]=[.L44])" office:value-type="boolean" office:boolean-value="true" calcext:value-type="boolean">
            <text:p>VERDADEIRO</text:p>
          </table:table-cell>
          <table:table-cell table:formula="of:=[VNS.C44]" office:value-type="float" office:value="-114.844321" calcext:value-type="float">
            <text:p>-114,84</text:p>
          </table:table-cell>
          <table:table-cell table:formula="of:=IF([.D44]-[.N4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4]&lt;&gt;[.P4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rand-4-10-10-500-2.dssp</text:p>
          </table:table-cell>
          <table:table-cell office:value-type="float" office:value="-95.672573" calcext:value-type="float">
            <text:p>-95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5.672573" calcext:value-type="float">
            <text:p>-95,67</text:p>
          </table:table-cell>
          <table:table-cell office:value-type="float" office:value="0.0000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4" calcext:value-type="float">
            <text:p>-94</text:p>
          </table:table-cell>
          <table:table-cell/>
          <table:table-cell table:formula="of:=[VNS.A45]" office:value-type="string" office:string-value="rand-4-10-10-500-2.dssp" calcext:value-type="string">
            <text:p>rand-4-10-10-500-2.dssp</text:p>
          </table:table-cell>
          <table:table-cell table:formula="of:=IF([.C45]=[.L45])" office:value-type="boolean" office:boolean-value="true" calcext:value-type="boolean">
            <text:p>VERDADEIRO</text:p>
          </table:table-cell>
          <table:table-cell table:formula="of:=[VNS.C45]" office:value-type="float" office:value="-95.672573" calcext:value-type="float">
            <text:p>-95,67</text:p>
          </table:table-cell>
          <table:table-cell table:formula="of:=IF([.D45]-[.N4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5]&lt;&gt;[.P4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rand-4-10-10-750-1.dssp</text:p>
          </table:table-cell>
          <table:table-cell office:value-type="float" office:value="-165.2" calcext:value-type="float">
            <text:p>-16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5.2" calcext:value-type="float">
            <text:p>-165,2</text:p>
          </table:table-cell>
          <table:table-cell office:value-type="float" office:value="0.00005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63" calcext:value-type="float">
            <text:p>-163</text:p>
          </table:table-cell>
          <table:table-cell/>
          <table:table-cell table:formula="of:=[VNS.A46]" office:value-type="string" office:string-value="rand-4-10-10-750-1.dssp" calcext:value-type="string">
            <text:p>rand-4-10-10-750-1.dssp</text:p>
          </table:table-cell>
          <table:table-cell table:formula="of:=IF([.C46]=[.L46])" office:value-type="boolean" office:boolean-value="true" calcext:value-type="boolean">
            <text:p>VERDADEIRO</text:p>
          </table:table-cell>
          <table:table-cell table:formula="of:=[VNS.C46]" office:value-type="float" office:value="-165.2" calcext:value-type="float">
            <text:p>-165,2</text:p>
          </table:table-cell>
          <table:table-cell table:formula="of:=IF([.D46]-[.N4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6]&lt;&gt;[.P4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rand-4-10-10-750-2.dssp</text:p>
          </table:table-cell>
          <table:table-cell office:value-type="float" office:value="-146" calcext:value-type="float">
            <text:p>-1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6" calcext:value-type="float">
            <text:p>-146</text:p>
          </table:table-cell>
          <table:table-cell office:value-type="float" office:value="0.00005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4" calcext:value-type="float">
            <text:p>-144</text:p>
          </table:table-cell>
          <table:table-cell/>
          <table:table-cell table:formula="of:=[VNS.A47]" office:value-type="string" office:string-value="rand-4-10-10-750-2.dssp" calcext:value-type="string">
            <text:p>rand-4-10-10-750-2.dssp</text:p>
          </table:table-cell>
          <table:table-cell table:formula="of:=IF([.C47]=[.L47])" office:value-type="boolean" office:boolean-value="true" calcext:value-type="boolean">
            <text:p>VERDADEIRO</text:p>
          </table:table-cell>
          <table:table-cell table:formula="of:=[VNS.C47]" office:value-type="float" office:value="-146" calcext:value-type="float">
            <text:p>-146</text:p>
          </table:table-cell>
          <table:table-cell table:formula="of:=IF([.D47]-[.N4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7]&lt;&gt;[.P4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rand-4-15-15-1000-1.dssp</text:p>
          </table:table-cell>
          <table:table-cell office:value-type="float" office:value="-179.794914" calcext:value-type="float">
            <text:p>-179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9.794914" calcext:value-type="float">
            <text:p>-179,79</text:p>
          </table:table-cell>
          <table:table-cell office:value-type="float" office:value="0.00009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75" calcext:value-type="float">
            <text:p>-175</text:p>
          </table:table-cell>
          <table:table-cell/>
          <table:table-cell table:formula="of:=[VNS.A48]" office:value-type="string" office:string-value="rand-4-15-15-1000-1.dssp" calcext:value-type="string">
            <text:p>rand-4-15-15-1000-1.dssp</text:p>
          </table:table-cell>
          <table:table-cell table:formula="of:=IF([.C48]=[.L48])" office:value-type="boolean" office:boolean-value="true" calcext:value-type="boolean">
            <text:p>VERDADEIRO</text:p>
          </table:table-cell>
          <table:table-cell table:formula="of:=[VNS.C48]" office:value-type="float" office:value="-179.794914" calcext:value-type="float">
            <text:p>-179,79</text:p>
          </table:table-cell>
          <table:table-cell table:formula="of:=IF([.D48]-[.N4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8]&lt;&gt;[.P4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rand-4-15-15-1000-2.dssp</text:p>
          </table:table-cell>
          <table:table-cell office:value-type="float" office:value="-162.301653" calcext:value-type="float">
            <text:p>-162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2.301653" calcext:value-type="float">
            <text:p>-162,3</text:p>
          </table:table-cell>
          <table:table-cell office:value-type="float" office:value="0.00009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59" calcext:value-type="float">
            <text:p>-159</text:p>
          </table:table-cell>
          <table:table-cell/>
          <table:table-cell table:formula="of:=[VNS.A49]" office:value-type="string" office:string-value="rand-4-15-15-1000-2.dssp" calcext:value-type="string">
            <text:p>rand-4-15-15-1000-2.dssp</text:p>
          </table:table-cell>
          <table:table-cell table:formula="of:=IF([.C49]=[.L49])" office:value-type="boolean" office:boolean-value="true" calcext:value-type="boolean">
            <text:p>VERDADEIRO</text:p>
          </table:table-cell>
          <table:table-cell table:formula="of:=[VNS.C49]" office:value-type="float" office:value="-162.301653" calcext:value-type="float">
            <text:p>-162,3</text:p>
          </table:table-cell>
          <table:table-cell table:formula="of:=IF([.D49]-[.N4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49]&lt;&gt;[.P49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rand-4-15-15-250-1.dssp</text:p>
          </table:table-cell>
          <table:table-cell office:value-type="float" office:value="-42.641299" calcext:value-type="float">
            <text:p>-4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2.641299" calcext:value-type="float">
            <text:p>-42,64</text:p>
          </table:table-cell>
          <table:table-cell office:value-type="float" office:value="0.00002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[VNS.A50]" office:value-type="string" office:string-value="rand-4-15-15-250-1.dssp" calcext:value-type="string">
            <text:p>rand-4-15-15-250-1.dssp</text:p>
          </table:table-cell>
          <table:table-cell table:formula="of:=IF([.C50]=[.L50])" office:value-type="boolean" office:boolean-value="true" calcext:value-type="boolean">
            <text:p>VERDADEIRO</text:p>
          </table:table-cell>
          <table:table-cell table:formula="of:=[VNS.C50]" office:value-type="float" office:value="-42.641299" calcext:value-type="float">
            <text:p>-42,64</text:p>
          </table:table-cell>
          <table:table-cell table:formula="of:=IF([.D50]-[.N50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0]&lt;&gt;[.P50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rand-4-15-15-250-2.dssp</text:p>
          </table:table-cell>
          <table:table-cell office:value-type="float" office:value="-39.038793" calcext:value-type="float">
            <text:p>-39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9.038793" calcext:value-type="float">
            <text:p>-39,04</text:p>
          </table:table-cell>
          <table:table-cell office:value-type="float" office:value="0.00002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[VNS.A51]" office:value-type="string" office:string-value="rand-4-15-15-250-2.dssp" calcext:value-type="string">
            <text:p>rand-4-15-15-250-2.dssp</text:p>
          </table:table-cell>
          <table:table-cell table:formula="of:=IF([.C51]=[.L51])" office:value-type="boolean" office:boolean-value="true" calcext:value-type="boolean">
            <text:p>VERDADEIRO</text:p>
          </table:table-cell>
          <table:table-cell table:formula="of:=[VNS.C51]" office:value-type="float" office:value="-39.038793" calcext:value-type="float">
            <text:p>-39,04</text:p>
          </table:table-cell>
          <table:table-cell table:formula="of:=IF([.D51]-[.N51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1]&lt;&gt;[.P51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rand-4-15-15-500-1.dssp</text:p>
          </table:table-cell>
          <table:table-cell office:value-type="float" office:value="-87.749636" calcext:value-type="float">
            <text:p>-87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749636" calcext:value-type="float">
            <text:p>-87,75</text:p>
          </table:table-cell>
          <table:table-cell office:value-type="float" office:value="0.00004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5" calcext:value-type="float">
            <text:p>-85</text:p>
          </table:table-cell>
          <table:table-cell/>
          <table:table-cell table:formula="of:=[VNS.A52]" office:value-type="string" office:string-value="rand-4-15-15-500-1.dssp" calcext:value-type="string">
            <text:p>rand-4-15-15-500-1.dssp</text:p>
          </table:table-cell>
          <table:table-cell table:formula="of:=IF([.C52]=[.L52])" office:value-type="boolean" office:boolean-value="true" calcext:value-type="boolean">
            <text:p>VERDADEIRO</text:p>
          </table:table-cell>
          <table:table-cell table:formula="of:=[VNS.C52]" office:value-type="float" office:value="-87.749636" calcext:value-type="float">
            <text:p>-87,75</text:p>
          </table:table-cell>
          <table:table-cell table:formula="of:=IF([.D52]-[.N5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2]&lt;&gt;[.P5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rand-4-15-15-500-2.dssp</text:p>
          </table:table-cell>
          <table:table-cell office:value-type="float" office:value="-80.502432" calcext:value-type="float">
            <text:p>-80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.502432" calcext:value-type="float">
            <text:p>-80,5</text:p>
          </table:table-cell>
          <table:table-cell office:value-type="float" office:value="0.00004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6" calcext:value-type="float">
            <text:p>-76</text:p>
          </table:table-cell>
          <table:table-cell/>
          <table:table-cell table:formula="of:=[VNS.A53]" office:value-type="string" office:string-value="rand-4-15-15-500-2.dssp" calcext:value-type="string">
            <text:p>rand-4-15-15-500-2.dssp</text:p>
          </table:table-cell>
          <table:table-cell table:formula="of:=IF([.C53]=[.L53])" office:value-type="boolean" office:boolean-value="true" calcext:value-type="boolean">
            <text:p>VERDADEIRO</text:p>
          </table:table-cell>
          <table:table-cell table:formula="of:=[VNS.C53]" office:value-type="float" office:value="-80.502432" calcext:value-type="float">
            <text:p>-80,5</text:p>
          </table:table-cell>
          <table:table-cell table:formula="of:=IF([.D53]-[.N5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3]&lt;&gt;[.P5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rand-4-15-15-750-1.dssp</text:p>
          </table:table-cell>
          <table:table-cell office:value-type="float" office:value="-137.139898" calcext:value-type="float">
            <text:p>-137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7.139898" calcext:value-type="float">
            <text:p>-137,14</text:p>
          </table:table-cell>
          <table:table-cell office:value-type="float" office:value="0.00007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4" calcext:value-type="float">
            <text:p>-134</text:p>
          </table:table-cell>
          <table:table-cell/>
          <table:table-cell table:formula="of:=[VNS.A54]" office:value-type="string" office:string-value="rand-4-15-15-750-1.dssp" calcext:value-type="string">
            <text:p>rand-4-15-15-750-1.dssp</text:p>
          </table:table-cell>
          <table:table-cell table:formula="of:=IF([.C54]=[.L54])" office:value-type="boolean" office:boolean-value="true" calcext:value-type="boolean">
            <text:p>VERDADEIRO</text:p>
          </table:table-cell>
          <table:table-cell table:formula="of:=[VNS.C54]" office:value-type="float" office:value="-137.139898" calcext:value-type="float">
            <text:p>-137,14</text:p>
          </table:table-cell>
          <table:table-cell table:formula="of:=IF([.D54]-[.N5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4]&lt;&gt;[.P5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rand-4-15-15-750-2.dssp</text:p>
          </table:table-cell>
          <table:table-cell office:value-type="float" office:value="-120.692349" calcext:value-type="float">
            <text:p>-120,6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0.692349" calcext:value-type="float">
            <text:p>-120,69</text:p>
          </table:table-cell>
          <table:table-cell office:value-type="float" office:value="0.00007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6" calcext:value-type="float">
            <text:p>-116</text:p>
          </table:table-cell>
          <table:table-cell/>
          <table:table-cell table:formula="of:=[VNS.A55]" office:value-type="string" office:string-value="rand-4-15-15-750-2.dssp" calcext:value-type="string">
            <text:p>rand-4-15-15-750-2.dssp</text:p>
          </table:table-cell>
          <table:table-cell table:formula="of:=IF([.C55]=[.L55])" office:value-type="boolean" office:boolean-value="true" calcext:value-type="boolean">
            <text:p>VERDADEIRO</text:p>
          </table:table-cell>
          <table:table-cell table:formula="of:=[VNS.C55]" office:value-type="float" office:value="-120.692349" calcext:value-type="float">
            <text:p>-120,69</text:p>
          </table:table-cell>
          <table:table-cell table:formula="of:=IF([.D55]-[.N5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5]&lt;&gt;[.P5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3944" calcext:value-type="float">
            <text:p>3944</text:p>
          </table:table-cell>
          <table:table-cell office:value-type="string" calcext:value-type="string">
            <text:p>rand-4-20-20-1000-1.dssp</text:p>
          </table:table-cell>
          <table:table-cell office:value-type="float" office:value="-157.598873" calcext:value-type="float">
            <text:p>-15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7.598873" calcext:value-type="float">
            <text:p>-157,6</text:p>
          </table:table-cell>
          <table:table-cell office:value-type="float" office:value="0.00012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54" calcext:value-type="float">
            <text:p>-154</text:p>
          </table:table-cell>
          <table:table-cell/>
          <table:table-cell table:formula="of:=[VNS.A56]" office:value-type="string" office:string-value="rand-4-20-20-1000-1.dssp" calcext:value-type="string">
            <text:p>rand-4-20-20-1000-1.dssp</text:p>
          </table:table-cell>
          <table:table-cell table:formula="of:=IF([.C56]=[.L56])" office:value-type="boolean" office:boolean-value="true" calcext:value-type="boolean">
            <text:p>VERDADEIRO</text:p>
          </table:table-cell>
          <table:table-cell table:formula="of:=[VNS.C56]" office:value-type="float" office:value="-157.598873" calcext:value-type="float">
            <text:p>-157,6</text:p>
          </table:table-cell>
          <table:table-cell table:formula="of:=IF([.D56]-[.N5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6]&lt;&gt;[.P5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3944" calcext:value-type="float">
            <text:p>3944</text:p>
          </table:table-cell>
          <table:table-cell office:value-type="string" calcext:value-type="string">
            <text:p>rand-4-20-20-1000-2.dssp</text:p>
          </table:table-cell>
          <table:table-cell office:value-type="float" office:value="-136.769786" calcext:value-type="float">
            <text:p>-136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6.769786" calcext:value-type="float">
            <text:p>-136,77</text:p>
          </table:table-cell>
          <table:table-cell office:value-type="float" office:value="0.0001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2" calcext:value-type="float">
            <text:p>-132</text:p>
          </table:table-cell>
          <table:table-cell/>
          <table:table-cell table:formula="of:=[VNS.A57]" office:value-type="string" office:string-value="rand-4-20-20-1000-2.dssp" calcext:value-type="string">
            <text:p>rand-4-20-20-1000-2.dssp</text:p>
          </table:table-cell>
          <table:table-cell table:formula="of:=IF([.C57]=[.L57])" office:value-type="boolean" office:boolean-value="true" calcext:value-type="boolean">
            <text:p>VERDADEIRO</text:p>
          </table:table-cell>
          <table:table-cell table:formula="of:=[VNS.C57]" office:value-type="float" office:value="-136.769786" calcext:value-type="float">
            <text:p>-136,77</text:p>
          </table:table-cell>
          <table:table-cell table:formula="of:=IF([.D57]-[.N5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7]&lt;&gt;[.P5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rand-4-20-20-250-1.dssp</text:p>
          </table:table-cell>
          <table:table-cell office:value-type="float" office:value="-37.647335" calcext:value-type="float">
            <text:p>-37,6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7.647335" calcext:value-type="float">
            <text:p>-37,65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[VNS.A58]" office:value-type="string" office:string-value="rand-4-20-20-250-1.dssp" calcext:value-type="string">
            <text:p>rand-4-20-20-250-1.dssp</text:p>
          </table:table-cell>
          <table:table-cell table:formula="of:=IF([.C58]=[.L58])" office:value-type="boolean" office:boolean-value="true" calcext:value-type="boolean">
            <text:p>VERDADEIRO</text:p>
          </table:table-cell>
          <table:table-cell table:formula="of:=[VNS.C58]" office:value-type="float" office:value="-37.647335" calcext:value-type="float">
            <text:p>-37,65</text:p>
          </table:table-cell>
          <table:table-cell table:formula="of:=IF([.D58]-[.N5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8]&lt;&gt;[.P5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nd-4-20-20-250-2.dssp</text:p>
          </table:table-cell>
          <table:table-cell office:value-type="float" office:value="-33.946063" calcext:value-type="float">
            <text:p>-33,9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3.946063" calcext:value-type="float">
            <text:p>-33,95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[VNS.A59]" office:value-type="string" office:string-value="rand-4-20-20-250-2.dssp" calcext:value-type="string">
            <text:p>rand-4-20-20-250-2.dssp</text:p>
          </table:table-cell>
          <table:table-cell table:formula="of:=IF([.C59]=[.L59])" office:value-type="boolean" office:boolean-value="true" calcext:value-type="boolean">
            <text:p>VERDADEIRO</text:p>
          </table:table-cell>
          <table:table-cell table:formula="of:=[VNS.C59]" office:value-type="float" office:value="-33.946063" calcext:value-type="float">
            <text:p>-33,95</text:p>
          </table:table-cell>
          <table:table-cell table:formula="of:=IF([.D59]-[.N5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59]&lt;&gt;[.P59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rand-4-20-20-500-1.dssp</text:p>
          </table:table-cell>
          <table:table-cell office:value-type="float" office:value="-76.568011" calcext:value-type="float">
            <text:p>-76,5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568011" calcext:value-type="float">
            <text:p>-76,57</text:p>
          </table:table-cell>
          <table:table-cell office:value-type="float" office:value="0.00005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4" calcext:value-type="float">
            <text:p>-74</text:p>
          </table:table-cell>
          <table:table-cell/>
          <table:table-cell table:formula="of:=[VNS.A60]" office:value-type="string" office:string-value="rand-4-20-20-500-1.dssp" calcext:value-type="string">
            <text:p>rand-4-20-20-500-1.dssp</text:p>
          </table:table-cell>
          <table:table-cell table:formula="of:=IF([.C60]=[.L60])" office:value-type="boolean" office:boolean-value="true" calcext:value-type="boolean">
            <text:p>VERDADEIRO</text:p>
          </table:table-cell>
          <table:table-cell table:formula="of:=[VNS.C60]" office:value-type="float" office:value="-76.568011" calcext:value-type="float">
            <text:p>-76,57</text:p>
          </table:table-cell>
          <table:table-cell table:formula="of:=IF([.D60]-[.N60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0]&lt;&gt;[.P60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rand-4-20-20-500-2.dssp</text:p>
          </table:table-cell>
          <table:table-cell office:value-type="float" office:value="-65.75931" calcext:value-type="float">
            <text:p>-65,7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5.75931" calcext:value-type="float">
            <text:p>-65,76</text:p>
          </table:table-cell>
          <table:table-cell office:value-type="float" office:value="0.00005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[VNS.A61]" office:value-type="string" office:string-value="rand-4-20-20-500-2.dssp" calcext:value-type="string">
            <text:p>rand-4-20-20-500-2.dssp</text:p>
          </table:table-cell>
          <table:table-cell table:formula="of:=IF([.C61]=[.L61])" office:value-type="boolean" office:boolean-value="true" calcext:value-type="boolean">
            <text:p>VERDADEIRO</text:p>
          </table:table-cell>
          <table:table-cell table:formula="of:=[VNS.C61]" office:value-type="float" office:value="-65.75931" calcext:value-type="float">
            <text:p>-65,76</text:p>
          </table:table-cell>
          <table:table-cell table:formula="of:=IF([.D61]-[.N61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1]&lt;&gt;[.P61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rand-4-20-20-750-1.dssp</text:p>
          </table:table-cell>
          <table:table-cell office:value-type="float" office:value="-119.321155" calcext:value-type="float">
            <text:p>-119,3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9.321155" calcext:value-type="float">
            <text:p>-119,32</text:p>
          </table:table-cell>
          <table:table-cell office:value-type="float" office:value="0.00008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4" calcext:value-type="float">
            <text:p>-114</text:p>
          </table:table-cell>
          <table:table-cell/>
          <table:table-cell table:formula="of:=[VNS.A62]" office:value-type="string" office:string-value="rand-4-20-20-750-1.dssp" calcext:value-type="string">
            <text:p>rand-4-20-20-750-1.dssp</text:p>
          </table:table-cell>
          <table:table-cell table:formula="of:=IF([.C62]=[.L62])" office:value-type="boolean" office:boolean-value="true" calcext:value-type="boolean">
            <text:p>VERDADEIRO</text:p>
          </table:table-cell>
          <table:table-cell table:formula="of:=[VNS.C62]" office:value-type="float" office:value="-119.321155" calcext:value-type="float">
            <text:p>-119,32</text:p>
          </table:table-cell>
          <table:table-cell table:formula="of:=IF([.D62]-[.N6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2]&lt;&gt;[.P6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rand-4-20-20-750-2.dssp</text:p>
          </table:table-cell>
          <table:table-cell office:value-type="float" office:value="-105.746743" calcext:value-type="float">
            <text:p>-105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5.746743" calcext:value-type="float">
            <text:p>-105,75</text:p>
          </table:table-cell>
          <table:table-cell office:value-type="float" office:value="0.00008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VNS.A63]" office:value-type="string" office:string-value="rand-4-20-20-750-2.dssp" calcext:value-type="string">
            <text:p>rand-4-20-20-750-2.dssp</text:p>
          </table:table-cell>
          <table:table-cell table:formula="of:=IF([.C63]=[.L63])" office:value-type="boolean" office:boolean-value="true" calcext:value-type="boolean">
            <text:p>VERDADEIRO</text:p>
          </table:table-cell>
          <table:table-cell table:formula="of:=[VNS.C63]" office:value-type="float" office:value="-105.746743" calcext:value-type="float">
            <text:p>-105,75</text:p>
          </table:table-cell>
          <table:table-cell table:formula="of:=IF([.D63]-[.N6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3]&lt;&gt;[.P6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rand-4-25-25-1000-1.dssp</text:p>
          </table:table-cell>
          <table:table-cell office:value-type="float" office:value="-139.913826" calcext:value-type="float">
            <text:p>-139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9.913826" calcext:value-type="float">
            <text:p>-139,91</text:p>
          </table:table-cell>
          <table:table-cell office:value-type="float" office:value="0.00013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3" calcext:value-type="float">
            <text:p>-133</text:p>
          </table:table-cell>
          <table:table-cell/>
          <table:table-cell table:formula="of:=[VNS.A64]" office:value-type="string" office:string-value="rand-4-25-25-1000-1.dssp" calcext:value-type="string">
            <text:p>rand-4-25-25-1000-1.dssp</text:p>
          </table:table-cell>
          <table:table-cell table:formula="of:=IF([.C64]=[.L64])" office:value-type="boolean" office:boolean-value="true" calcext:value-type="boolean">
            <text:p>VERDADEIRO</text:p>
          </table:table-cell>
          <table:table-cell table:formula="of:=[VNS.C64]" office:value-type="float" office:value="-139.913826" calcext:value-type="float">
            <text:p>-139,91</text:p>
          </table:table-cell>
          <table:table-cell table:formula="of:=IF([.D64]-[.N6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4]&lt;&gt;[.P6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3931" calcext:value-type="float">
            <text:p>3931</text:p>
          </table:table-cell>
          <table:table-cell office:value-type="string" calcext:value-type="string">
            <text:p>rand-4-25-25-1000-2.dssp</text:p>
          </table:table-cell>
          <table:table-cell office:value-type="float" office:value="-117.155405" calcext:value-type="float">
            <text:p>-117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7.155405" calcext:value-type="float">
            <text:p>-117,16</text:p>
          </table:table-cell>
          <table:table-cell office:value-type="float" office:value="0.00013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2" calcext:value-type="float">
            <text:p>-112</text:p>
          </table:table-cell>
          <table:table-cell/>
          <table:table-cell table:formula="of:=[VNS.A65]" office:value-type="string" office:string-value="rand-4-25-25-1000-2.dssp" calcext:value-type="string">
            <text:p>rand-4-25-25-1000-2.dssp</text:p>
          </table:table-cell>
          <table:table-cell table:formula="of:=IF([.C65]=[.L65])" office:value-type="boolean" office:boolean-value="true" calcext:value-type="boolean">
            <text:p>VERDADEIRO</text:p>
          </table:table-cell>
          <table:table-cell table:formula="of:=[VNS.C65]" office:value-type="float" office:value="-117.155405" calcext:value-type="float">
            <text:p>-117,16</text:p>
          </table:table-cell>
          <table:table-cell table:formula="of:=IF([.D65]-[.N6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5]&lt;&gt;[.P6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rand-4-25-25-250-1.dssp</text:p>
          </table:table-cell>
          <table:table-cell office:value-type="float" office:value="-34.391702" calcext:value-type="float">
            <text:p>-34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4.391702" calcext:value-type="float">
            <text:p>-34,39</text:p>
          </table:table-cell>
          <table:table-cell office:value-type="float" office:value="0.00003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[VNS.A66]" office:value-type="string" office:string-value="rand-4-25-25-250-1.dssp" calcext:value-type="string">
            <text:p>rand-4-25-25-250-1.dssp</text:p>
          </table:table-cell>
          <table:table-cell table:formula="of:=IF([.C66]=[.L66])" office:value-type="boolean" office:boolean-value="true" calcext:value-type="boolean">
            <text:p>VERDADEIRO</text:p>
          </table:table-cell>
          <table:table-cell table:formula="of:=[VNS.C66]" office:value-type="float" office:value="-34.391702" calcext:value-type="float">
            <text:p>-34,39</text:p>
          </table:table-cell>
          <table:table-cell table:formula="of:=IF([.D66]-[.N6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6]&lt;&gt;[.P6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rand-4-25-25-250-2.dssp</text:p>
          </table:table-cell>
          <table:table-cell office:value-type="float" office:value="-28.674788" calcext:value-type="float">
            <text:p>-28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674788" calcext:value-type="float">
            <text:p>-28,67</text:p>
          </table:table-cell>
          <table:table-cell office:value-type="float" office:value="0.00003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[VNS.A67]" office:value-type="string" office:string-value="rand-4-25-25-250-2.dssp" calcext:value-type="string">
            <text:p>rand-4-25-25-250-2.dssp</text:p>
          </table:table-cell>
          <table:table-cell table:formula="of:=IF([.C67]=[.L67])" office:value-type="boolean" office:boolean-value="true" calcext:value-type="boolean">
            <text:p>VERDADEIRO</text:p>
          </table:table-cell>
          <table:table-cell table:formula="of:=[VNS.C67]" office:value-type="float" office:value="-28.674788" calcext:value-type="float">
            <text:p>-28,67</text:p>
          </table:table-cell>
          <table:table-cell table:formula="of:=IF([.D67]-[.N6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7]&lt;&gt;[.P6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rand-4-25-25-500-1.dssp</text:p>
          </table:table-cell>
          <table:table-cell office:value-type="float" office:value="-69.881673" calcext:value-type="float">
            <text:p>-69,8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9.881673" calcext:value-type="float">
            <text:p>-69,88</text:p>
          </table:table-cell>
          <table:table-cell office:value-type="float" office:value="0.00006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5" calcext:value-type="float">
            <text:p>-65</text:p>
          </table:table-cell>
          <table:table-cell/>
          <table:table-cell table:formula="of:=[VNS.A68]" office:value-type="string" office:string-value="rand-4-25-25-500-1.dssp" calcext:value-type="string">
            <text:p>rand-4-25-25-500-1.dssp</text:p>
          </table:table-cell>
          <table:table-cell table:formula="of:=IF([.C68]=[.L68])" office:value-type="boolean" office:boolean-value="true" calcext:value-type="boolean">
            <text:p>VERDADEIRO</text:p>
          </table:table-cell>
          <table:table-cell table:formula="of:=[VNS.C68]" office:value-type="float" office:value="-69.881673" calcext:value-type="float">
            <text:p>-69,88</text:p>
          </table:table-cell>
          <table:table-cell table:formula="of:=IF([.D68]-[.N6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8]&lt;&gt;[.P6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rand-4-25-25-500-2.dssp</text:p>
          </table:table-cell>
          <table:table-cell office:value-type="float" office:value="-58.360667" calcext:value-type="float">
            <text:p>-58,3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360667" calcext:value-type="float">
            <text:p>-58,36</text:p>
          </table:table-cell>
          <table:table-cell office:value-type="float" office:value="0.00006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[VNS.A69]" office:value-type="string" office:string-value="rand-4-25-25-500-2.dssp" calcext:value-type="string">
            <text:p>rand-4-25-25-500-2.dssp</text:p>
          </table:table-cell>
          <table:table-cell table:formula="of:=IF([.C69]=[.L69])" office:value-type="boolean" office:boolean-value="true" calcext:value-type="boolean">
            <text:p>VERDADEIRO</text:p>
          </table:table-cell>
          <table:table-cell table:formula="of:=[VNS.C69]" office:value-type="float" office:value="-58.360667" calcext:value-type="float">
            <text:p>-58,36</text:p>
          </table:table-cell>
          <table:table-cell table:formula="of:=IF([.D69]-[.N6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69]&lt;&gt;[.P69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rand-4-25-25-750-1.dssp</text:p>
          </table:table-cell>
          <table:table-cell office:value-type="float" office:value="-103.297191" calcext:value-type="float">
            <text:p>-103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.297191" calcext:value-type="float">
            <text:p>-103,3</text:p>
          </table:table-cell>
          <table:table-cell office:value-type="float" office:value="0.0001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8" calcext:value-type="float">
            <text:p>-98</text:p>
          </table:table-cell>
          <table:table-cell/>
          <table:table-cell table:formula="of:=[VNS.A70]" office:value-type="string" office:string-value="rand-4-25-25-750-1.dssp" calcext:value-type="string">
            <text:p>rand-4-25-25-750-1.dssp</text:p>
          </table:table-cell>
          <table:table-cell table:formula="of:=IF([.C70]=[.L70])" office:value-type="boolean" office:boolean-value="true" calcext:value-type="boolean">
            <text:p>VERDADEIRO</text:p>
          </table:table-cell>
          <table:table-cell table:formula="of:=[VNS.C70]" office:value-type="float" office:value="-103.297191" calcext:value-type="float">
            <text:p>-103,3</text:p>
          </table:table-cell>
          <table:table-cell table:formula="of:=IF([.D70]-[.N70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70]&lt;&gt;[.P70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rand-4-25-25-750-2.dssp</text:p>
          </table:table-cell>
          <table:table-cell office:value-type="float" office:value="-90.609228" calcext:value-type="float">
            <text:p>-90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0.609228" calcext:value-type="float">
            <text:p>-90,61</text:p>
          </table:table-cell>
          <table:table-cell office:value-type="float" office:value="0.0001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5" calcext:value-type="float">
            <text:p>-85</text:p>
          </table:table-cell>
          <table:table-cell/>
          <table:table-cell table:formula="of:=[VNS.A71]" office:value-type="string" office:string-value="rand-4-25-25-750-2.dssp" calcext:value-type="string">
            <text:p>rand-4-25-25-750-2.dssp</text:p>
          </table:table-cell>
          <table:table-cell table:formula="of:=IF([.C71]=[.L71])" office:value-type="boolean" office:boolean-value="true" calcext:value-type="boolean">
            <text:p>VERDADEIRO</text:p>
          </table:table-cell>
          <table:table-cell table:formula="of:=[VNS.C71]" office:value-type="float" office:value="-90.609228" calcext:value-type="float">
            <text:p>-90,61</text:p>
          </table:table-cell>
          <table:table-cell table:formula="of:=IF([.D71]-[.N71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71]&lt;&gt;[.P71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rand-4-5-5-1000-1.dssp</text:p>
          </table:table-cell>
          <table:table-cell office:value-type="float" office:value="-307.6" calcext:value-type="float">
            <text:p>-30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7.6" calcext:value-type="float">
            <text:p>-307,6</text:p>
          </table:table-cell>
          <table:table-cell office:value-type="float" office:value="0.00005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06" calcext:value-type="float">
            <text:p>-306</text:p>
          </table:table-cell>
          <table:table-cell/>
          <table:table-cell table:formula="of:=[VNS.A72]" office:value-type="string" office:string-value="rand-4-5-5-1000-1.dssp" calcext:value-type="string">
            <text:p>rand-4-5-5-1000-1.dssp</text:p>
          </table:table-cell>
          <table:table-cell table:formula="of:=IF([.C72]=[.L72])" office:value-type="boolean" office:boolean-value="true" calcext:value-type="boolean">
            <text:p>VERDADEIRO</text:p>
          </table:table-cell>
          <table:table-cell table:formula="of:=[VNS.C72]" office:value-type="float" office:value="-307.6" calcext:value-type="float">
            <text:p>-307,6</text:p>
          </table:table-cell>
          <table:table-cell table:formula="of:=IF([.D72]-[.N72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72]&lt;&gt;[.P72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rand-4-5-5-1000-2.dssp</text:p>
          </table:table-cell>
          <table:table-cell office:value-type="float" office:value="-274.6" calcext:value-type="float">
            <text:p>-274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74.6" calcext:value-type="float">
            <text:p>-274,6</text:p>
          </table:table-cell>
          <table:table-cell office:value-type="float" office:value="0.00005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74" calcext:value-type="float">
            <text:p>-274</text:p>
          </table:table-cell>
          <table:table-cell/>
          <table:table-cell table:formula="of:=[VNS.A73]" office:value-type="string" office:string-value="rand-4-5-5-1000-2.dssp" calcext:value-type="string">
            <text:p>rand-4-5-5-1000-2.dssp</text:p>
          </table:table-cell>
          <table:table-cell table:formula="of:=IF([.C73]=[.L73])" office:value-type="boolean" office:boolean-value="true" calcext:value-type="boolean">
            <text:p>VERDADEIRO</text:p>
          </table:table-cell>
          <table:table-cell table:formula="of:=[VNS.C73]" office:value-type="float" office:value="-274.6" calcext:value-type="float">
            <text:p>-274,6</text:p>
          </table:table-cell>
          <table:table-cell table:formula="of:=IF([.D73]-[.N73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73]&lt;&gt;[.P73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and-4-5-5-250-1.dssp</text:p>
          </table:table-cell>
          <table:table-cell office:value-type="float" office:value="-81.8" calcext:value-type="float">
            <text:p>-8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1.8" calcext:value-type="float">
            <text:p>-81,8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0" calcext:value-type="float">
            <text:p>-80</text:p>
          </table:table-cell>
          <table:table-cell/>
          <table:table-cell table:formula="of:=[VNS.A74]" office:value-type="string" office:string-value="rand-4-5-5-250-1.dssp" calcext:value-type="string">
            <text:p>rand-4-5-5-250-1.dssp</text:p>
          </table:table-cell>
          <table:table-cell table:formula="of:=IF([.C74]=[.L74])" office:value-type="boolean" office:boolean-value="true" calcext:value-type="boolean">
            <text:p>VERDADEIRO</text:p>
          </table:table-cell>
          <table:table-cell table:formula="of:=[VNS.C74]" office:value-type="float" office:value="-81.8" calcext:value-type="float">
            <text:p>-81,8</text:p>
          </table:table-cell>
          <table:table-cell table:formula="of:=IF([.D74]-[.N74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74]&lt;&gt;[.P74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rand-4-5-5-250-2.dssp</text:p>
          </table:table-cell>
          <table:table-cell office:value-type="float" office:value="-70.4" calcext:value-type="float">
            <text:p>-7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4" calcext:value-type="float">
            <text:p>-70,4</text:p>
          </table:table-cell>
          <table:table-cell office:value-type="float" office:value="0.00001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[VNS.A75]" office:value-type="string" office:string-value="rand-4-5-5-250-2.dssp" calcext:value-type="string">
            <text:p>rand-4-5-5-250-2.dssp</text:p>
          </table:table-cell>
          <table:table-cell table:formula="of:=IF([.C75]=[.L75])" office:value-type="boolean" office:boolean-value="true" calcext:value-type="boolean">
            <text:p>VERDADEIRO</text:p>
          </table:table-cell>
          <table:table-cell table:formula="of:=[VNS.C75]" office:value-type="float" office:value="-70.4" calcext:value-type="float">
            <text:p>-70,4</text:p>
          </table:table-cell>
          <table:table-cell table:formula="of:=IF([.D75]-[.N75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75]&lt;&gt;[.P75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and-4-5-5-500-1.dssp</text:p>
          </table:table-cell>
          <table:table-cell office:value-type="float" office:value="-147.6" calcext:value-type="float">
            <text:p>-14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7.6" calcext:value-type="float">
            <text:p>-147,6</text:p>
          </table:table-cell>
          <table:table-cell office:value-type="float" office:value="0.00002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6" calcext:value-type="float">
            <text:p>-146</text:p>
          </table:table-cell>
          <table:table-cell/>
          <table:table-cell table:formula="of:=[VNS.A76]" office:value-type="string" office:string-value="rand-4-5-5-500-1.dssp" calcext:value-type="string">
            <text:p>rand-4-5-5-500-1.dssp</text:p>
          </table:table-cell>
          <table:table-cell table:formula="of:=IF([.C76]=[.L76])" office:value-type="boolean" office:boolean-value="true" calcext:value-type="boolean">
            <text:p>VERDADEIRO</text:p>
          </table:table-cell>
          <table:table-cell table:formula="of:=[VNS.C76]" office:value-type="float" office:value="-147.6" calcext:value-type="float">
            <text:p>-147,6</text:p>
          </table:table-cell>
          <table:table-cell table:formula="of:=IF([.D76]-[.N76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76]&lt;&gt;[.P76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rand-4-5-5-500-2.dssp</text:p>
          </table:table-cell>
          <table:table-cell office:value-type="float" office:value="-135.6" calcext:value-type="float">
            <text:p>-135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5.6" calcext:value-type="float">
            <text:p>-135,6</text:p>
          </table:table-cell>
          <table:table-cell office:value-type="float" office:value="0.00002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4" calcext:value-type="float">
            <text:p>-134</text:p>
          </table:table-cell>
          <table:table-cell/>
          <table:table-cell table:formula="of:=[VNS.A77]" office:value-type="string" office:string-value="rand-4-5-5-500-2.dssp" calcext:value-type="string">
            <text:p>rand-4-5-5-500-2.dssp</text:p>
          </table:table-cell>
          <table:table-cell table:formula="of:=IF([.C77]=[.L77])" office:value-type="boolean" office:boolean-value="true" calcext:value-type="boolean">
            <text:p>VERDADEIRO</text:p>
          </table:table-cell>
          <table:table-cell table:formula="of:=[VNS.C77]" office:value-type="float" office:value="-135.6" calcext:value-type="float">
            <text:p>-135,6</text:p>
          </table:table-cell>
          <table:table-cell table:formula="of:=IF([.D77]-[.N77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77]&lt;&gt;[.P77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rand-4-5-5-750-1.dssp</text:p>
          </table:table-cell>
          <table:table-cell office:value-type="float" office:value="-233.2" calcext:value-type="float">
            <text:p>-233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3.2" calcext:value-type="float">
            <text:p>-233,2</text:p>
          </table:table-cell>
          <table:table-cell office:value-type="float" office:value="0.00004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32" calcext:value-type="float">
            <text:p>-232</text:p>
          </table:table-cell>
          <table:table-cell/>
          <table:table-cell table:formula="of:=[VNS.A78]" office:value-type="string" office:string-value="rand-4-5-5-750-1.dssp" calcext:value-type="string">
            <text:p>rand-4-5-5-750-1.dssp</text:p>
          </table:table-cell>
          <table:table-cell table:formula="of:=IF([.C78]=[.L78])" office:value-type="boolean" office:boolean-value="true" calcext:value-type="boolean">
            <text:p>VERDADEIRO</text:p>
          </table:table-cell>
          <table:table-cell table:formula="of:=[VNS.C78]" office:value-type="float" office:value="-233.2" calcext:value-type="float">
            <text:p>-233,2</text:p>
          </table:table-cell>
          <table:table-cell table:formula="of:=IF([.D78]-[.N78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78]&lt;&gt;[.P78];&quot;*&quot;;&quot;&quot;)" office:value-type="string" office:string-value="" calcext:value-type="error">
            <text:p>#REF!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rand-4-5-5-750-2.dssp</text:p>
          </table:table-cell>
          <table:table-cell office:value-type="float" office:value="-200.8" calcext:value-type="float">
            <text:p>-20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0.8" calcext:value-type="float">
            <text:p>-200,8</text:p>
          </table:table-cell>
          <table:table-cell office:value-type="float" office:value="0.00004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00" calcext:value-type="float">
            <text:p>-200</text:p>
          </table:table-cell>
          <table:table-cell/>
          <table:table-cell table:formula="of:=[VNS.A79]" office:value-type="string" office:string-value="rand-4-5-5-750-2.dssp" calcext:value-type="string">
            <text:p>rand-4-5-5-750-2.dssp</text:p>
          </table:table-cell>
          <table:table-cell table:formula="of:=IF([.C79]=[.L79])" office:value-type="boolean" office:boolean-value="true" calcext:value-type="boolean">
            <text:p>VERDADEIRO</text:p>
          </table:table-cell>
          <table:table-cell table:formula="of:=[VNS.C79]" office:value-type="float" office:value="-200.8" calcext:value-type="float">
            <text:p>-200,8</text:p>
          </table:table-cell>
          <table:table-cell table:formula="of:=IF([.D79]-[.N79] &lt; 0.0001; &quot; &quot; ; &quot;*&quot;)" office:value-type="string" office:string-value=" " calcext:value-type="string">
            <text:p><text:s/>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C79]&lt;&gt;[.P79];&quot;*&quot;;&quot;&quot;)" office:value-type="string" office:string-value="" calcext:value-type="error">
            <text:p>#REF!</text:p>
          </table:table-cell>
        </table:table-row>
        <table:table-row table:style-name="ro3">
          <table:table-cell table:number-columns-repeated="11"/>
          <table:table-cell table:formula="of:=[VNS.A80]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formula="of:=[VNS.A81]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formula="of:=[VNS.A82]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formula="of:=[VNS.A83]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formula="of:=[VNS.A84]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11"/>
          <table:table-cell table:formula="of:=[VNS.A85]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table table:name="V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1000-1.dssp</text:p>
          </table:table-cell>
          <table:table-cell office:value-type="float" office:value="1" calcext:value-type="float">
            <text:p>1</text:p>
          </table:table-cell>
          <table:table-cell office:value-type="float" office:value="-186.8" calcext:value-type="float">
            <text:p>-18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6.8" calcext:value-type="float">
            <text:p>-186,8</text:p>
          </table:table-cell>
          <table:table-cell office:value-type="float" office:value="300.00059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86" calcext:value-type="float">
            <text:p>-18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1000-2.dssp</text:p>
          </table:table-cell>
          <table:table-cell office:value-type="float" office:value="1" calcext:value-type="float">
            <text:p>1</text:p>
          </table:table-cell>
          <table:table-cell office:value-type="float" office:value="-168.8" calcext:value-type="float">
            <text:p>-168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8.8" calcext:value-type="float">
            <text:p>-168,8</text:p>
          </table:table-cell>
          <table:table-cell office:value-type="float" office:value="300.00040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68" calcext:value-type="float">
            <text:p>-16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97.3" calcext:value-type="float">
            <text:p>-97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7.3" calcext:value-type="float">
            <text:p>-97,3</text:p>
          </table:table-cell>
          <table:table-cell office:value-type="float" office:value="300.00028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82.5" calcext:value-type="float">
            <text:p>-82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2.5" calcext:value-type="float">
            <text:p>-82,5</text:p>
          </table:table-cell>
          <table:table-cell office:value-type="float" office:value="300.00035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43.3" calcext:value-type="float">
            <text:p>-143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3.3" calcext:value-type="float">
            <text:p>-143,3</text:p>
          </table:table-cell>
          <table:table-cell office:value-type="float" office:value="300.00023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42" calcext:value-type="float">
            <text:p>-14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120.8" calcext:value-type="float">
            <text:p>-12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0.8" calcext:value-type="float">
            <text:p>-120,8</text:p>
          </table:table-cell>
          <table:table-cell office:value-type="float" office:value="300.0001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1000-1.dssp</text:p>
          </table:table-cell>
          <table:table-cell office:value-type="float" office:value="1" calcext:value-type="float">
            <text:p>1</text:p>
          </table:table-cell>
          <table:table-cell office:value-type="float" office:value="-153.266667" calcext:value-type="float">
            <text:p>-153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3.266667" calcext:value-type="float">
            <text:p>-153,27</text:p>
          </table:table-cell>
          <table:table-cell office:value-type="float" office:value="300.0008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52" calcext:value-type="float">
            <text:p>-15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1000-2.dssp</text:p>
          </table:table-cell>
          <table:table-cell office:value-type="float" office:value="1" calcext:value-type="float">
            <text:p>1</text:p>
          </table:table-cell>
          <table:table-cell office:value-type="float" office:value="-136.066667" calcext:value-type="float">
            <text:p>-136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6.066667" calcext:value-type="float">
            <text:p>-136,07</text:p>
          </table:table-cell>
          <table:table-cell office:value-type="float" office:value="300.0004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35" calcext:value-type="float">
            <text:p>-13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37.345059" calcext:value-type="float">
            <text:p>-37,3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7.345059" calcext:value-type="float">
            <text:p>-37,35</text:p>
          </table:table-cell>
          <table:table-cell office:value-type="float" office:value="300.00021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34.545398" calcext:value-type="float">
            <text:p>-34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4.545398" calcext:value-type="float">
            <text:p>-34,55</text:p>
          </table:table-cell>
          <table:table-cell office:value-type="float" office:value="300.00010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76.141667" calcext:value-type="float">
            <text:p>-76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141667" calcext:value-type="float">
            <text:p>-76,14</text:p>
          </table:table-cell>
          <table:table-cell office:value-type="float" office:value="300.00017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66.990476" calcext:value-type="float">
            <text:p>-66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6.990476" calcext:value-type="float">
            <text:p>-66,99</text:p>
          </table:table-cell>
          <table:table-cell office:value-type="float" office:value="300.00058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14.4" calcext:value-type="float">
            <text:p>-114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4.4" calcext:value-type="float">
            <text:p>-114,4</text:p>
          </table:table-cell>
          <table:table-cell office:value-type="float" office:value="300.00061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103" calcext:value-type="float">
            <text:p>-10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" calcext:value-type="float">
            <text:p>-103</text:p>
          </table:table-cell>
          <table:table-cell office:value-type="float" office:value="300.00087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01" calcext:value-type="float">
            <text:p>-10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1000-1.dssp</text:p>
          </table:table-cell>
          <table:table-cell office:value-type="float" office:value="1" calcext:value-type="float">
            <text:p>1</text:p>
          </table:table-cell>
          <table:table-cell office:value-type="float" office:value="-133.911111" calcext:value-type="float">
            <text:p>-133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3.911111" calcext:value-type="float">
            <text:p>-133,91</text:p>
          </table:table-cell>
          <table:table-cell office:value-type="float" office:value="300.00064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32" calcext:value-type="float">
            <text:p>-13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1000-2.dssp</text:p>
          </table:table-cell>
          <table:table-cell office:value-type="float" office:value="1" calcext:value-type="float">
            <text:p>1</text:p>
          </table:table-cell>
          <table:table-cell office:value-type="float" office:value="-116.795977" calcext:value-type="float">
            <text:p>-116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6.795977" calcext:value-type="float">
            <text:p>-116,8</text:p>
          </table:table-cell>
          <table:table-cell office:value-type="float" office:value="300.00087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15" calcext:value-type="float">
            <text:p>-11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30.966137" calcext:value-type="float">
            <text:p>-30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966137" calcext:value-type="float">
            <text:p>-30,97</text:p>
          </table:table-cell>
          <table:table-cell office:value-type="float" office:value="300.00044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29.045697" calcext:value-type="float">
            <text:p>-29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9.045697" calcext:value-type="float">
            <text:p>-29,05</text:p>
          </table:table-cell>
          <table:table-cell office:value-type="float" office:value="300.00036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68.102921" calcext:value-type="float">
            <text:p>-68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8.102921" calcext:value-type="float">
            <text:p>-68,1</text:p>
          </table:table-cell>
          <table:table-cell office:value-type="float" office:value="300.00035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57.928286" calcext:value-type="float">
            <text:p>-57,9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.928286" calcext:value-type="float">
            <text:p>-57,93</text:p>
          </table:table-cell>
          <table:table-cell office:value-type="float" office:value="300.00056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0" calcext:value-type="float">
            <text:p>-100</text:p>
          </table:table-cell>
          <table:table-cell office:value-type="float" office:value="300.00034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87.836576" calcext:value-type="float">
            <text:p>-87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836576" calcext:value-type="float">
            <text:p>-87,84</text:p>
          </table:table-cell>
          <table:table-cell office:value-type="float" office:value="300.00022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1000-1.dssp</text:p>
          </table:table-cell>
          <table:table-cell office:value-type="float" office:value="1" calcext:value-type="float">
            <text:p>1</text:p>
          </table:table-cell>
          <table:table-cell office:value-type="float" office:value="-118.938371" calcext:value-type="float">
            <text:p>-118,9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8.938371" calcext:value-type="float">
            <text:p>-118,94</text:p>
          </table:table-cell>
          <table:table-cell office:value-type="float" office:value="300.00043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17" calcext:value-type="float">
            <text:p>-11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1000-2.dssp</text:p>
          </table:table-cell>
          <table:table-cell office:value-type="float" office:value="1" calcext:value-type="float">
            <text:p>1</text:p>
          </table:table-cell>
          <table:table-cell office:value-type="float" office:value="-102.994054" calcext:value-type="float">
            <text:p>-102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2.994054" calcext:value-type="float">
            <text:p>-102,99</text:p>
          </table:table-cell>
          <table:table-cell office:value-type="float" office:value="300.00082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01" calcext:value-type="float">
            <text:p>-10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28.352677" calcext:value-type="float">
            <text:p>-28,3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352677" calcext:value-type="float">
            <text:p>-28,35</text:p>
          </table:table-cell>
          <table:table-cell office:value-type="float" office:value="300.0002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24.400108" calcext:value-type="float">
            <text:p>-24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400108" calcext:value-type="float">
            <text:p>-24,4</text:p>
          </table:table-cell>
          <table:table-cell office:value-type="float" office:value="300.00026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58.787785" calcext:value-type="float">
            <text:p>-58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787785" calcext:value-type="float">
            <text:p>-58,79</text:p>
          </table:table-cell>
          <table:table-cell office:value-type="float" office:value="300.0004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53.643207" calcext:value-type="float">
            <text:p>-53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3.643207" calcext:value-type="float">
            <text:p>-53,64</text:p>
          </table:table-cell>
          <table:table-cell office:value-type="float" office:value="300.00016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86.430553" calcext:value-type="float">
            <text:p>-86,4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6.430553" calcext:value-type="float">
            <text:p>-86,43</text:p>
          </table:table-cell>
          <table:table-cell office:value-type="float" office:value="300.00021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77.08822" calcext:value-type="float">
            <text:p>-77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.08822" calcext:value-type="float">
            <text:p>-77,09</text:p>
          </table:table-cell>
          <table:table-cell office:value-type="float" office:value="300.00025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1000-1.dssp</text:p>
          </table:table-cell>
          <table:table-cell office:value-type="float" office:value="1" calcext:value-type="float">
            <text:p>1</text:p>
          </table:table-cell>
          <table:table-cell office:value-type="float" office:value="-282.4" calcext:value-type="float">
            <text:p>-282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2.4" calcext:value-type="float">
            <text:p>-282,4</text:p>
          </table:table-cell>
          <table:table-cell office:value-type="float" office:value="300.00024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82" calcext:value-type="float">
            <text:p>-28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1000-2.dssp</text:p>
          </table:table-cell>
          <table:table-cell office:value-type="float" office:value="1" calcext:value-type="float">
            <text:p>1</text:p>
          </table:table-cell>
          <table:table-cell office:value-type="float" office:value="-256.6" calcext:value-type="float">
            <text:p>-256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6.6" calcext:value-type="float">
            <text:p>-256,6</text:p>
          </table:table-cell>
          <table:table-cell office:value-type="float" office:value="300.00062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67.8" calcext:value-type="float">
            <text:p>-67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7.8" calcext:value-type="float">
            <text:p>-67,8</text:p>
          </table:table-cell>
          <table:table-cell office:value-type="float" office:value="300.00013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63.2" calcext:value-type="float">
            <text:p>-63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3.2" calcext:value-type="float">
            <text:p>-63,2</text:p>
          </table:table-cell>
          <table:table-cell office:value-type="float" office:value="300.00010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135.2" calcext:value-type="float">
            <text:p>-13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5.2" calcext:value-type="float">
            <text:p>-135,2</text:p>
          </table:table-cell>
          <table:table-cell office:value-type="float" office:value="300.00011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35" calcext:value-type="float">
            <text:p>-13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128.2" calcext:value-type="float">
            <text:p>-128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8.2" calcext:value-type="float">
            <text:p>-128,2</text:p>
          </table:table-cell>
          <table:table-cell office:value-type="float" office:value="300.00020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28" calcext:value-type="float">
            <text:p>-12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04" calcext:value-type="float">
            <text:p>-204</text:p>
          </table:table-cell>
          <table:table-cell office:value-type="float" office:value="300.000228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204" calcext:value-type="float">
            <text:p>-20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91" calcext:value-type="float">
            <text:p>-191</text:p>
          </table:table-cell>
          <table:table-cell office:value-type="float" office:value="300.000309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191" calcext:value-type="float">
            <text:p>-19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1000-1.dssp</text:p>
          </table:table-cell>
          <table:table-cell office:value-type="float" office:value="1" calcext:value-type="float">
            <text:p>1</text:p>
          </table:table-cell>
          <table:table-cell office:value-type="float" office:value="-218.49857" calcext:value-type="float">
            <text:p>-218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8.49857" calcext:value-type="float">
            <text:p>-218,5</text:p>
          </table:table-cell>
          <table:table-cell office:value-type="float" office:value="300.0005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17" calcext:value-type="float">
            <text:p>-21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1000-2.dssp</text:p>
          </table:table-cell>
          <table:table-cell office:value-type="float" office:value="1" calcext:value-type="float">
            <text:p>1</text:p>
          </table:table-cell>
          <table:table-cell office:value-type="float" office:value="-194.6" calcext:value-type="float">
            <text:p>-194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4.6" calcext:value-type="float">
            <text:p>-194,6</text:p>
          </table:table-cell>
          <table:table-cell office:value-type="float" office:value="300.00030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52.106783" calcext:value-type="float">
            <text:p>-52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2.106783" calcext:value-type="float">
            <text:p>-52,11</text:p>
          </table:table-cell>
          <table:table-cell office:value-type="float" office:value="300.000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47.725958" calcext:value-type="float">
            <text:p>-47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7.725958" calcext:value-type="float">
            <text:p>-47,73</text:p>
          </table:table-cell>
          <table:table-cell office:value-type="float" office:value="300.00021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114.844321" calcext:value-type="float">
            <text:p>-114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4.844321" calcext:value-type="float">
            <text:p>-114,84</text:p>
          </table:table-cell>
          <table:table-cell office:value-type="float" office:value="300.00033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95.672573" calcext:value-type="float">
            <text:p>-95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5.672573" calcext:value-type="float">
            <text:p>-95,67</text:p>
          </table:table-cell>
          <table:table-cell office:value-type="float" office:value="300.0002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94" calcext:value-type="float">
            <text:p>-9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65.2" calcext:value-type="float">
            <text:p>-165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5.2" calcext:value-type="float">
            <text:p>-165,2</text:p>
          </table:table-cell>
          <table:table-cell office:value-type="float" office:value="300.00052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64" calcext:value-type="float">
            <text:p>-16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146" calcext:value-type="float">
            <text:p>-1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6" calcext:value-type="float">
            <text:p>-146</text:p>
          </table:table-cell>
          <table:table-cell office:value-type="float" office:value="300.00020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45" calcext:value-type="float">
            <text:p>-14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1000-1.dssp</text:p>
          </table:table-cell>
          <table:table-cell office:value-type="float" office:value="1" calcext:value-type="float">
            <text:p>1</text:p>
          </table:table-cell>
          <table:table-cell office:value-type="float" office:value="-179.794914" calcext:value-type="float">
            <text:p>-179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9.794914" calcext:value-type="float">
            <text:p>-179,79</text:p>
          </table:table-cell>
          <table:table-cell office:value-type="float" office:value="300.00019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77" calcext:value-type="float">
            <text:p>-17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1000-2.dssp</text:p>
          </table:table-cell>
          <table:table-cell office:value-type="float" office:value="1" calcext:value-type="float">
            <text:p>1</text:p>
          </table:table-cell>
          <table:table-cell office:value-type="float" office:value="-162.301653" calcext:value-type="float">
            <text:p>-162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2.301653" calcext:value-type="float">
            <text:p>-162,3</text:p>
          </table:table-cell>
          <table:table-cell office:value-type="float" office:value="300.0004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59" calcext:value-type="float">
            <text:p>-15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42.641299" calcext:value-type="float">
            <text:p>-4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2.641299" calcext:value-type="float">
            <text:p>-42,64</text:p>
          </table:table-cell>
          <table:table-cell office:value-type="float" office:value="300.00047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39.038793" calcext:value-type="float">
            <text:p>-39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9.038793" calcext:value-type="float">
            <text:p>-39,04</text:p>
          </table:table-cell>
          <table:table-cell office:value-type="float" office:value="300.00024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87.749636" calcext:value-type="float">
            <text:p>-87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7.749636" calcext:value-type="float">
            <text:p>-87,75</text:p>
          </table:table-cell>
          <table:table-cell office:value-type="float" office:value="300.00048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80.502432" calcext:value-type="float">
            <text:p>-80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.502432" calcext:value-type="float">
            <text:p>-80,5</text:p>
          </table:table-cell>
          <table:table-cell office:value-type="float" office:value="300.00047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37.139898" calcext:value-type="float">
            <text:p>-137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7.139898" calcext:value-type="float">
            <text:p>-137,14</text:p>
          </table:table-cell>
          <table:table-cell office:value-type="float" office:value="300.0006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35" calcext:value-type="float">
            <text:p>-13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120.692349" calcext:value-type="float">
            <text:p>-120,6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0.692349" calcext:value-type="float">
            <text:p>-120,69</text:p>
          </table:table-cell>
          <table:table-cell office:value-type="float" office:value="300.00025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18" calcext:value-type="float">
            <text:p>-11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1000-1.dssp</text:p>
          </table:table-cell>
          <table:table-cell office:value-type="float" office:value="1" calcext:value-type="float">
            <text:p>1</text:p>
          </table:table-cell>
          <table:table-cell office:value-type="float" office:value="-157.598873" calcext:value-type="float">
            <text:p>-15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7.598873" calcext:value-type="float">
            <text:p>-157,6</text:p>
          </table:table-cell>
          <table:table-cell office:value-type="float" office:value="300.00080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54" calcext:value-type="float">
            <text:p>-15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1000-2.dssp</text:p>
          </table:table-cell>
          <table:table-cell office:value-type="float" office:value="1" calcext:value-type="float">
            <text:p>1</text:p>
          </table:table-cell>
          <table:table-cell office:value-type="float" office:value="-136.769786" calcext:value-type="float">
            <text:p>-136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6.769786" calcext:value-type="float">
            <text:p>-136,77</text:p>
          </table:table-cell>
          <table:table-cell office:value-type="float" office:value="300.00017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37.647335" calcext:value-type="float">
            <text:p>-37,6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7.647335" calcext:value-type="float">
            <text:p>-37,65</text:p>
          </table:table-cell>
          <table:table-cell office:value-type="float" office:value="300.00029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33.946063" calcext:value-type="float">
            <text:p>-33,9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3.946063" calcext:value-type="float">
            <text:p>-33,95</text:p>
          </table:table-cell>
          <table:table-cell office:value-type="float" office:value="300.0002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76.568011" calcext:value-type="float">
            <text:p>-76,5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.568011" calcext:value-type="float">
            <text:p>-76,57</text:p>
          </table:table-cell>
          <table:table-cell office:value-type="float" office:value="300.00034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65.75931" calcext:value-type="float">
            <text:p>-65,7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5.75931" calcext:value-type="float">
            <text:p>-65,76</text:p>
          </table:table-cell>
          <table:table-cell office:value-type="float" office:value="300.00014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19.321155" calcext:value-type="float">
            <text:p>-119,3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9.321155" calcext:value-type="float">
            <text:p>-119,32</text:p>
          </table:table-cell>
          <table:table-cell office:value-type="float" office:value="300.0003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15" calcext:value-type="float">
            <text:p>-11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105.746743" calcext:value-type="float">
            <text:p>-105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5.746743" calcext:value-type="float">
            <text:p>-105,75</text:p>
          </table:table-cell>
          <table:table-cell office:value-type="float" office:value="300.00029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1000-1.dssp</text:p>
          </table:table-cell>
          <table:table-cell office:value-type="float" office:value="1" calcext:value-type="float">
            <text:p>1</text:p>
          </table:table-cell>
          <table:table-cell office:value-type="float" office:value="-139.913826" calcext:value-type="float">
            <text:p>-139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9.913826" calcext:value-type="float">
            <text:p>-139,91</text:p>
          </table:table-cell>
          <table:table-cell office:value-type="float" office:value="300.00019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36" calcext:value-type="float">
            <text:p>-13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1000-2.dssp</text:p>
          </table:table-cell>
          <table:table-cell office:value-type="float" office:value="1" calcext:value-type="float">
            <text:p>1</text:p>
          </table:table-cell>
          <table:table-cell office:value-type="float" office:value="-117.155405" calcext:value-type="float">
            <text:p>-117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17.155405" calcext:value-type="float">
            <text:p>-117,16</text:p>
          </table:table-cell>
          <table:table-cell office:value-type="float" office:value="300.00102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14" calcext:value-type="float">
            <text:p>-11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34.391702" calcext:value-type="float">
            <text:p>-34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4.391702" calcext:value-type="float">
            <text:p>-34,39</text:p>
          </table:table-cell>
          <table:table-cell office:value-type="float" office:value="300.00028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28.674788" calcext:value-type="float">
            <text:p>-28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674788" calcext:value-type="float">
            <text:p>-28,67</text:p>
          </table:table-cell>
          <table:table-cell office:value-type="float" office:value="300.0003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69.881673" calcext:value-type="float">
            <text:p>-69,8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9.881673" calcext:value-type="float">
            <text:p>-69,88</text:p>
          </table:table-cell>
          <table:table-cell office:value-type="float" office:value="300.0006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58.360667" calcext:value-type="float">
            <text:p>-58,3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.360667" calcext:value-type="float">
            <text:p>-58,36</text:p>
          </table:table-cell>
          <table:table-cell office:value-type="float" office:value="300.00012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103.297191" calcext:value-type="float">
            <text:p>-103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03.297191" calcext:value-type="float">
            <text:p>-103,3</text:p>
          </table:table-cell>
          <table:table-cell office:value-type="float" office:value="300.00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90.609228" calcext:value-type="float">
            <text:p>-90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0.609228" calcext:value-type="float">
            <text:p>-90,61</text:p>
          </table:table-cell>
          <table:table-cell office:value-type="float" office:value="300.00074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1000-1.dssp</text:p>
          </table:table-cell>
          <table:table-cell office:value-type="float" office:value="1" calcext:value-type="float">
            <text:p>1</text:p>
          </table:table-cell>
          <table:table-cell office:value-type="float" office:value="-307.6" calcext:value-type="float">
            <text:p>-30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7.6" calcext:value-type="float">
            <text:p>-307,6</text:p>
          </table:table-cell>
          <table:table-cell office:value-type="float" office:value="300.00033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06" calcext:value-type="float">
            <text:p>-30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1000-2.dssp</text:p>
          </table:table-cell>
          <table:table-cell office:value-type="float" office:value="1" calcext:value-type="float">
            <text:p>1</text:p>
          </table:table-cell>
          <table:table-cell office:value-type="float" office:value="-274.6" calcext:value-type="float">
            <text:p>-274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74.6" calcext:value-type="float">
            <text:p>-274,6</text:p>
          </table:table-cell>
          <table:table-cell office:value-type="float" office:value="300.00011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74" calcext:value-type="float">
            <text:p>-27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250-1.dssp</text:p>
          </table:table-cell>
          <table:table-cell office:value-type="float" office:value="1" calcext:value-type="float">
            <text:p>1</text:p>
          </table:table-cell>
          <table:table-cell office:value-type="float" office:value="-81.8" calcext:value-type="float">
            <text:p>-8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1.8" calcext:value-type="float">
            <text:p>-81,8</text:p>
          </table:table-cell>
          <table:table-cell office:value-type="float" office:value="300.00011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250-2.dssp</text:p>
          </table:table-cell>
          <table:table-cell office:value-type="float" office:value="1" calcext:value-type="float">
            <text:p>1</text:p>
          </table:table-cell>
          <table:table-cell office:value-type="float" office:value="-70.4" calcext:value-type="float">
            <text:p>-7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0.4" calcext:value-type="float">
            <text:p>-70,4</text:p>
          </table:table-cell>
          <table:table-cell office:value-type="float" office:value="300.00009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500-1.dssp</text:p>
          </table:table-cell>
          <table:table-cell office:value-type="float" office:value="1" calcext:value-type="float">
            <text:p>1</text:p>
          </table:table-cell>
          <table:table-cell office:value-type="float" office:value="-147.6" calcext:value-type="float">
            <text:p>-147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47.6" calcext:value-type="float">
            <text:p>-147,6</text:p>
          </table:table-cell>
          <table:table-cell office:value-type="float" office:value="300.00018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47" calcext:value-type="float">
            <text:p>-1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500-2.dssp</text:p>
          </table:table-cell>
          <table:table-cell office:value-type="float" office:value="1" calcext:value-type="float">
            <text:p>1</text:p>
          </table:table-cell>
          <table:table-cell office:value-type="float" office:value="-135.6" calcext:value-type="float">
            <text:p>-135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5.6" calcext:value-type="float">
            <text:p>-135,6</text:p>
          </table:table-cell>
          <table:table-cell office:value-type="float" office:value="300.00024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35" calcext:value-type="float">
            <text:p>-13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750-1.dssp</text:p>
          </table:table-cell>
          <table:table-cell office:value-type="float" office:value="1" calcext:value-type="float">
            <text:p>1</text:p>
          </table:table-cell>
          <table:table-cell office:value-type="float" office:value="-233.2" calcext:value-type="float">
            <text:p>-233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33.2" calcext:value-type="float">
            <text:p>-233,2</text:p>
          </table:table-cell>
          <table:table-cell office:value-type="float" office:value="300.00019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33" calcext:value-type="float">
            <text:p>-23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750-2.dssp</text:p>
          </table:table-cell>
          <table:table-cell office:value-type="float" office:value="1" calcext:value-type="float">
            <text:p>1</text:p>
          </table:table-cell>
          <table:table-cell office:value-type="float" office:value="-200.8" calcext:value-type="float">
            <text:p>-200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0.8" calcext:value-type="float">
            <text:p>-200,8</text:p>
          </table:table-cell>
          <table:table-cell office:value-type="float" office:value="300.00014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</table:table>
      <table:table table:name="Resumo" table:style-name="ta1">
        <table:table-column table:style-name="co30" table:default-cell-style-name="Default"/>
        <table:table-column table:style-name="co14" table:number-columns-repeated="12" table:default-cell-style-name="Default"/>
        <table:table-column table:style-name="co31" table:default-cell-style-name="Default"/>
        <table:table-column table:style-name="co14" table:number-columns-repeated="14" table:default-cell-style-name="Default"/>
        <table:table-row table:style-name="ro3">
          <table:table-cell table:formula="of:=[Global.A1]" office:value-type="string" office:string-value="filename" calcext:value-type="string">
            <text:p>filename</text:p>
          </table:table-cell>
          <table:table-cell table:formula="of:=[Root.B1]" office:value-type="string" office:string-value="lb" calcext:value-type="string">
            <text:p>lb</text:p>
          </table:table-cell>
          <table:table-cell table:formula="of:=[Global.C1]" office:value-type="string" office:string-value="ub" calcext:value-type="string">
            <text:p>ub</text:p>
          </table:table-cell>
          <table:table-cell table:formula="of:=[Global.D1]" office:value-type="string" office:string-value="time_antigo" calcext:value-type="string">
            <text:p>time_antigo</text:p>
          </table:table-cell>
          <table:table-cell table:formula="of:=[Root.D1]" office:value-type="string" office:string-value="root" calcext:value-type="string">
            <text:p>roo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VNS</text:p>
          </table:table-cell>
          <table:table-cell/>
          <table:table-cell office:value-type="string" calcext:value-type="string">
            <text:p>DIST_RA</text:p>
          </table:table-cell>
          <table:table-cell office:value-type="string" calcext:value-type="string">
            <text:p>DIST_VNS</text:p>
          </table:table-cell>
          <table:table-cell/>
          <table:table-cell office:value-type="string" calcext:value-type="string">
            <text:p>Melhor</text:p>
          </table:table-cell>
          <table:table-cell table:number-columns-repeated="3"/>
          <table:table-cell office:value-type="string" calcext:value-type="string">
            <text:p>RA</text:p>
          </table:table-cell>
          <table:table-cell table:number-columns-repeated="2"/>
          <table:table-cell office:value-type="string" calcext:value-type="string">
            <text:p>VNS</text:p>
          </table:table-cell>
          <table:table-cell table:number-columns-repeated="4"/>
          <table:table-cell office:value-type="string" calcext:value-type="string">
            <text:p>Inteiras</text:p>
          </table:table-cell>
          <table:table-cell office:value-type="string" calcext:value-type="string">
            <text:p>Fracionarias</text:p>
          </table:table-cell>
          <table:table-cell table:number-columns-repeated="3"/>
        </table:table-row>
        <table:table-row table:style-name="ro3">
          <table:table-cell table:formula="of:=[Global.A2]" office:value-type="string" office:string-value="rand-20-10-10-1000-1.dssp" calcext:value-type="string">
            <text:p>rand-20-10-10-1000-1.dssp</text:p>
          </table:table-cell>
          <table:table-cell table:formula="of:=[RA.D2]" office:value-type="float" office:value="-186.8" calcext:value-type="float">
            <text:p>-186,8</text:p>
          </table:table-cell>
          <table:table-cell table:formula="of:=[Root.C2]" office:value-type="float" office:value="1E+020" calcext:value-type="float">
            <text:p>1,00E+20</text:p>
          </table:table-cell>
          <table:table-cell table:formula="of:=[Global.D2]" office:value-type="float" office:value="35.158332" calcext:value-type="float">
            <text:p>35,16</text:p>
          </table:table-cell>
          <table:table-cell table:formula="of:=[Root.D2]" office:value-type="float" office:value="-189.3" calcext:value-type="float">
            <text:p>-189,3</text:p>
          </table:table-cell>
          <table:table-cell table:formula="of:=[RA.J2]" office:value-type="float" office:value="-185" calcext:value-type="float">
            <text:p>-185</text:p>
          </table:table-cell>
          <table:table-cell table:formula="of:=[VNS.H2]" office:value-type="float" office:value="-186" calcext:value-type="float">
            <text:p>-186</text:p>
          </table:table-cell>
          <table:table-cell/>
          <table:table-cell table:style-name="ce9" table:formula="of:=IF([.F2]&lt;0; IF([.B2]&lt;0; [.F2]-[.B2]; &quot;!&quot;); IF([.B2]&lt;0; [.F2]-[.B2]; [.F2]-[.B2]))" office:value-type="float" office:value="1.80000000000001" calcext:value-type="float">
            <text:p>1,8</text:p>
          </table:table-cell>
          <table:table-cell table:style-name="ce9" table:formula="of:=IF([.G2]&lt;0; IF([.B2]&lt;0; [.G2]-[.B2]; &quot;!&quot;); IF([.B2]&lt;0; [.G2]-[.B2]; [.G2]-[.B2]))" office:value-type="float" office:value="0.800000000000011" calcext:value-type="float">
            <text:p>0,8</text:p>
          </table:table-cell>
          <table:table-cell table:formula="of:=IF([.J2]&lt;0; [.J2]*-1; [.J2])" office:value-type="float" office:value="0.800000000000011" calcext:value-type="float">
            <text:p>0,8</text:p>
          </table:table-cell>
          <table:table-cell table:style-name="ce15" table:formula="of:=IF([.I2]=[.J2]; &quot;IGUAL&quot;; IF([.I2]&lt;[.J2]; &quot;RA&quot;; &quot;VNS&quot;))" office:value-type="string" office:string-value="VNS" calcext:value-type="string">
            <text:p>VN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enceu # vezes</text:p>
          </table:table-cell>
          <table:table-cell office:value-type="float" office:value="1" calcext:value-type="float">
            <text:p>1</text:p>
          </table:table-cell>
          <table:table-cell table:formula="of:=([.I2]-[.$M$17]) * ([.I2]-[.$M$17])" office:value-type="float" office:value="0.969409928228065" calcext:value-type="float">
            <office:annotation draw:style-name="gr1" draw:text-style-name="P2" svg:width="28.99mm" svg:height="13.86mm" svg:x="397.93mm" svg:y="0mm" draw:caption-point-x="-6.1mm" draw:caption-point-y="4.63mm">
              <dc:date>2017-08-09T00:00:00</dc:date>
              <text:p text:style-name="P1"><text:span text:style-name="T1">Standard Deviation</text:span></text:p>
              <text:p text:style-name="P1"><text:span text:style-name="T1"/></text:p>
            </office:annotation>
            <text:p>0,97</text:p>
          </table:table-cell>
          <table:table-cell table:formula="of:=([.J2]-[.$N$17]) * ([.J2]-[.$N$17])" office:value-type="float" office:value="1.07582066091504" calcext:value-type="float">
            <text:p>1,08</text:p>
          </table:table-cell>
          <table:table-cell table:formula="of:= SUM([.P2:.P77])/76" office:value-type="float" office:value="2.27473643936996" calcext:value-type="float">
            <text:p>2,27</text:p>
          </table:table-cell>
          <table:table-cell table:formula="of:= SUM([.Q2:.Q77])/76" office:value-type="float" office:value="1.04838754878824" calcext:value-type="float">
            <text:p>1,05</text:p>
          </table:table-cell>
          <table:table-cell table:number-columns-repeated="4"/>
          <table:table-cell table:formula="of:=[RA.B2]" office:value-type="float" office:value="19991" calcext:value-type="float">
            <text:p>19991</text:p>
          </table:table-cell>
          <table:table-cell table:formula="of:=[RA.A2]" office:value-type="float" office:value="21" calcext:value-type="float">
            <text:p>21</text:p>
          </table:table-cell>
          <table:table-cell table:formula="of:=[.X2]+[.Y2]" office:value-type="float" office:value="20012" calcext:value-type="float">
            <text:p>20012</text:p>
          </table:table-cell>
          <table:table-cell table:style-name="ce19" table:formula="of:=([.Y2]*100)/[.Z2]" office:value-type="float" office:value="0.104937037777334" calcext:value-type="float">
            <text:p>0,105</text:p>
          </table:table-cell>
          <table:table-cell table:formula="of:=AVERAGE([.AA2:.AA79])" office:value-type="float" office:value="1.76729345403329" calcext:value-type="float">
            <text:p>1,77</text:p>
          </table:table-cell>
        </table:table-row>
        <table:table-row table:style-name="ro3">
          <table:table-cell table:formula="of:=[Global.A3]" office:value-type="string" office:string-value="rand-20-10-10-1000-2.dssp" calcext:value-type="string">
            <text:p>rand-20-10-10-1000-2.dssp</text:p>
          </table:table-cell>
          <table:table-cell table:formula="of:=[RA.D3]" office:value-type="float" office:value="-168.8" calcext:value-type="float">
            <text:p>-168,8</text:p>
          </table:table-cell>
          <table:table-cell table:formula="of:=[Root.C3]" office:value-type="float" office:value="1E+020" calcext:value-type="float">
            <text:p>1,00E+20</text:p>
          </table:table-cell>
          <table:table-cell table:formula="of:=[Global.D3]" office:value-type="float" office:value="56.319546" calcext:value-type="float">
            <text:p>56,32</text:p>
          </table:table-cell>
          <table:table-cell table:formula="of:=[Root.D3]" office:value-type="float" office:value="-171.2" calcext:value-type="float">
            <text:p>-171,2</text:p>
          </table:table-cell>
          <table:table-cell table:formula="of:=[RA.J3]" office:value-type="float" office:value="-167" calcext:value-type="float">
            <text:p>-167</text:p>
          </table:table-cell>
          <table:table-cell table:formula="of:=[VNS.H3]" office:value-type="float" office:value="-168" calcext:value-type="float">
            <text:p>-168</text:p>
          </table:table-cell>
          <table:table-cell/>
          <table:table-cell table:style-name="ce9" table:formula="of:=IF([.F3]&lt;0; IF([.B3]&lt;0; [.F3]-[.B3]; &quot;!&quot;); IF([.B3]&lt;0; [.F3]-[.B3]; [.F3]-[.B3]))" office:value-type="float" office:value="1.80000000000001" calcext:value-type="float">
            <text:p>1,8</text:p>
          </table:table-cell>
          <table:table-cell table:style-name="ce9" table:formula="of:=IF([.G3]&lt;0; IF([.B3]&lt;0; [.G3]-[.B3]; &quot;!&quot;); IF([.B3]&lt;0; [.G3]-[.B3]; [.G3]-[.B3]))" office:value-type="float" office:value="0.800000000000011" calcext:value-type="float">
            <text:p>0,8</text:p>
          </table:table-cell>
          <table:table-cell table:formula="of:=IF([.J3]&lt;0; [.J3]*-1; [.J3])" office:value-type="float" office:value="0.800000000000011" calcext:value-type="float">
            <text:p>0,8</text:p>
          </table:table-cell>
          <table:table-cell table:style-name="ce15" table:formula="of:=IF([.I3]=[.J3]; &quot;IGUAL&quot;; IF([.I3]&lt;[.J3]; &quot;RA&quot;; &quot;VNS&quot;))" office:value-type="string" office:string-value="VNS" calcext:value-type="string">
            <text:p>VNS</text:p>
          </table:table-cell>
          <table:table-cell office:value-type="string" calcext:value-type="string">
            <text:p>Igual</text:p>
          </table:table-cell>
          <table:table-cell table:formula="of:=COUNTIFS([.L3:.L77];&quot;=IGUAL&quot;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([.I3]-[.$M$17]) * ([.I3]-[.$M$17])" office:value-type="float" office:value="0.969409928228065" calcext:value-type="float">
            <text:p>0,97</text:p>
          </table:table-cell>
          <table:table-cell table:formula="of:=([.J3]-[.$N$17]) * ([.J3]-[.$N$17])" office:value-type="float" office:value="1.07582066091504" calcext:value-type="float">
            <text:p>1,08</text:p>
          </table:table-cell>
          <table:table-cell table:formula="of:=SQRT([.R2])" office:value-type="float" office:value="1.50822294087113" calcext:value-type="float">
            <text:p>1,51</text:p>
          </table:table-cell>
          <table:table-cell table:formula="of:=SQRT([.S2])" office:value-type="float" office:value="1.02390797867203" calcext:value-type="float">
            <text:p>1,02</text:p>
          </table:table-cell>
          <table:table-cell table:number-columns-repeated="4"/>
          <table:table-cell table:formula="of:=[RA.B3]" office:value-type="float" office:value="19974" calcext:value-type="float">
            <text:p>19974</text:p>
          </table:table-cell>
          <table:table-cell table:formula="of:=[RA.A3]" office:value-type="float" office:value="38" calcext:value-type="float">
            <text:p>38</text:p>
          </table:table-cell>
          <table:table-cell table:formula="of:=[.X3]+[.Y3]" office:value-type="float" office:value="20012" calcext:value-type="float">
            <text:p>20012</text:p>
          </table:table-cell>
          <table:table-cell table:style-name="ce19" table:formula="of:=([.Y3]*100)/[.Z3]" office:value-type="float" office:value="0.189886068358985" calcext:value-type="float">
            <text:p>0,190</text:p>
          </table:table-cell>
          <table:table-cell/>
        </table:table-row>
        <table:table-row table:style-name="ro3">
          <table:table-cell table:formula="of:=[Global.A4]" office:value-type="string" office:string-value="rand-20-10-10-500-1.dssp" calcext:value-type="string">
            <text:p>rand-20-10-10-500-1.dssp</text:p>
          </table:table-cell>
          <table:table-cell table:formula="of:=[RA.D4]" office:value-type="float" office:value="-97.3" calcext:value-type="float">
            <text:p>-97,3</text:p>
          </table:table-cell>
          <table:table-cell table:formula="of:=[Root.C4]" office:value-type="float" office:value="1E+020" calcext:value-type="float">
            <text:p>1,00E+20</text:p>
          </table:table-cell>
          <table:table-cell table:formula="of:=[Global.D4]" office:value-type="float" office:value="0.264843" calcext:value-type="float">
            <text:p>0,26</text:p>
          </table:table-cell>
          <table:table-cell table:formula="of:=[Root.D4]" office:value-type="float" office:value="-149.4" calcext:value-type="float">
            <text:p>-149,4</text:p>
          </table:table-cell>
          <table:table-cell table:formula="of:=[RA.J4]" office:value-type="float" office:value="-95" calcext:value-type="float">
            <text:p>-95</text:p>
          </table:table-cell>
          <table:table-cell table:formula="of:=[VNS.H4]" office:value-type="float" office:value="-97" calcext:value-type="float">
            <text:p>-97</text:p>
          </table:table-cell>
          <table:table-cell/>
          <table:table-cell table:style-name="ce9" table:formula="of:=IF([.F4]&lt;0; IF([.B4]&lt;0; [.F4]-[.B4]; &quot;!&quot;); IF([.B4]&lt;0; [.F4]-[.B4]; [.F4]-[.B4]))" office:value-type="float" office:value="2.3" calcext:value-type="float">
            <text:p>2,3</text:p>
          </table:table-cell>
          <table:table-cell table:style-name="ce9" table:formula="of:=IF([.G4]&lt;0; IF([.B4]&lt;0; [.G4]-[.B4]; &quot;!&quot;); IF([.B4]&lt;0; [.G4]-[.B4]; [.G4]-[.B4]))" office:value-type="float" office:value="0.299999999999997" calcext:value-type="float">
            <text:p>0,3</text:p>
          </table:table-cell>
          <table:table-cell table:formula="of:=IF([.J4]&lt;0; [.J4]*-1; [.J4])" office:value-type="float" office:value="0.299999999999997" calcext:value-type="float">
            <text:p>0,3</text:p>
          </table:table-cell>
          <table:table-cell table:style-name="ce15" table:formula="of:=IF([.I4]=[.J4]; &quot;IGUAL&quot;; IF([.I4]&lt;[.J4]; &quot;RA&quot;; &quot;VNS&quot;))" office:value-type="string" office:string-value="VNS" calcext:value-type="string">
            <text:p>VNS</text:p>
          </table:table-cell>
          <table:table-cell office:value-type="string" calcext:value-type="string">
            <text:p>VNS</text:p>
          </table:table-cell>
          <table:table-cell table:formula="of:=COUNTIFS([.L1:.L78];&quot;=VNS&quot;)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([.I4]-[.$M$17]) * ([.I4]-[.$M$17])" office:value-type="float" office:value="0.234823757175452" calcext:value-type="float">
            <text:p>0,23</text:p>
          </table:table-cell>
          <table:table-cell table:formula="of:=([.J4]-[.$N$17]) * ([.J4]-[.$N$17])" office:value-type="float" office:value="2.36303841091507" calcext:value-type="float">
            <text:p>2,36</text:p>
          </table:table-cell>
          <table:table-cell table:number-columns-repeated="6"/>
          <table:table-cell table:formula="of:=[RA.B4]" office:value-type="float" office:value="9976" calcext:value-type="float">
            <text:p>9976</text:p>
          </table:table-cell>
          <table:table-cell table:formula="of:=[RA.A4]" office:value-type="float" office:value="36" calcext:value-type="float">
            <text:p>36</text:p>
          </table:table-cell>
          <table:table-cell table:formula="of:=[.X4]+[.Y4]" office:value-type="float" office:value="10012" calcext:value-type="float">
            <text:p>10012</text:p>
          </table:table-cell>
          <table:table-cell table:style-name="ce19" table:formula="of:=([.Y4]*100)/[.Z4]" office:value-type="float" office:value="0.359568517778666" calcext:value-type="float">
            <text:p>0,360</text:p>
          </table:table-cell>
          <table:table-cell/>
        </table:table-row>
        <table:table-row table:style-name="ro3">
          <table:table-cell table:formula="of:=[Global.A5]" office:value-type="string" office:string-value="rand-20-10-10-500-2.dssp" calcext:value-type="string">
            <text:p>rand-20-10-10-500-2.dssp</text:p>
          </table:table-cell>
          <table:table-cell table:formula="of:=[RA.D5]" office:value-type="float" office:value="-82.5" calcext:value-type="float">
            <text:p>-82,5</text:p>
          </table:table-cell>
          <table:table-cell table:formula="of:=[Root.C5]" office:value-type="float" office:value="1E+020" calcext:value-type="float">
            <text:p>1,00E+20</text:p>
          </table:table-cell>
          <table:table-cell table:formula="of:=[Global.D5]" office:value-type="float" office:value="0.110049" calcext:value-type="float">
            <text:p>0,11</text:p>
          </table:table-cell>
          <table:table-cell table:formula="of:=[Root.D5]" office:value-type="float" office:value="-141" calcext:value-type="float">
            <text:p>-141</text:p>
          </table:table-cell>
          <table:table-cell table:formula="of:=[RA.J5]" office:value-type="float" office:value="-80" calcext:value-type="float">
            <text:p>-80</text:p>
          </table:table-cell>
          <table:table-cell table:formula="of:=[VNS.H5]" office:value-type="float" office:value="-81" calcext:value-type="float">
            <text:p>-81</text:p>
          </table:table-cell>
          <table:table-cell/>
          <table:table-cell table:style-name="ce9" table:formula="of:=IF([.F5]&lt;0; IF([.B5]&lt;0; [.F5]-[.B5]; &quot;!&quot;); IF([.B5]&lt;0; [.F5]-[.B5]; [.F5]-[.B5]))" office:value-type="float" office:value="2.5" calcext:value-type="float">
            <text:p>2,5</text:p>
          </table:table-cell>
          <table:table-cell table:style-name="ce9" table:formula="of:=IF([.G5]&lt;0; IF([.B5]&lt;0; [.G5]-[.B5]; &quot;!&quot;); IF([.B5]&lt;0; [.G5]-[.B5]; [.G5]-[.B5]))" office:value-type="float" office:value="1.5" calcext:value-type="float">
            <text:p>1,5</text:p>
          </table:table-cell>
          <table:table-cell table:formula="of:=IF([.J5]&lt;0; [.J5]*-1; [.J5])" office:value-type="float" office:value="1.5" calcext:value-type="float">
            <text:p>1,5</text:p>
          </table:table-cell>
          <table:table-cell table:style-name="ce15" table:formula="of:=IF([.I5]=[.J5]; &quot;IGUAL&quot;; IF([.I5]&lt;[.J5]; &quot;RA&quot;; &quot;VNS&quot;))" office:value-type="string" office:string-value="VNS" calcext:value-type="string">
            <text:p>VNS</text:p>
          </table:table-cell>
          <table:table-cell office:value-type="string" calcext:value-type="string">
            <text:p>RA</text:p>
          </table:table-cell>
          <table:table-cell table:formula="of:=COUNTIFS([.L1:.L79];&quot;=RA&quot;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[.I5]-[.$M$17]) * ([.I5]-[.$M$17])" office:value-type="float" office:value="0.0809892887543985" calcext:value-type="float">
            <text:p>0,08</text:p>
          </table:table-cell>
          <table:table-cell table:formula="of:=([.J5]-[.$N$17]) * ([.J5]-[.$N$17])" office:value-type="float" office:value="0.113715810915062" calcext:value-type="float">
            <text:p>0,11</text:p>
          </table:table-cell>
          <table:table-cell table:number-columns-repeated="6"/>
          <table:table-cell table:formula="of:=[RA.B5]" office:value-type="float" office:value="9988" calcext:value-type="float">
            <text:p>9988</text:p>
          </table:table-cell>
          <table:table-cell table:formula="of:=[RA.A5]" office:value-type="float" office:value="24" calcext:value-type="float">
            <text:p>24</text:p>
          </table:table-cell>
          <table:table-cell table:formula="of:=[.X5]+[.Y5]" office:value-type="float" office:value="10012" calcext:value-type="float">
            <text:p>10012</text:p>
          </table:table-cell>
          <table:table-cell table:style-name="ce19" table:formula="of:=([.Y5]*100)/[.Z5]" office:value-type="float" office:value="0.239712345185777" calcext:value-type="float">
            <text:p>0,240</text:p>
          </table:table-cell>
          <table:table-cell/>
        </table:table-row>
        <table:table-row table:style-name="ro3">
          <table:table-cell table:formula="of:=[Global.A6]" office:value-type="string" office:string-value="rand-20-10-10-750-1.dssp" calcext:value-type="string">
            <text:p>rand-20-10-10-750-1.dssp</text:p>
          </table:table-cell>
          <table:table-cell table:formula="of:=[RA.D6]" office:value-type="float" office:value="-143.3" calcext:value-type="float">
            <text:p>-143,3</text:p>
          </table:table-cell>
          <table:table-cell table:formula="of:=[Root.C6]" office:value-type="float" office:value="1E+020" calcext:value-type="float">
            <text:p>1,00E+20</text:p>
          </table:table-cell>
          <table:table-cell table:formula="of:=[Global.D6]" office:value-type="float" office:value="5.58049" calcext:value-type="float">
            <text:p>5,58</text:p>
          </table:table-cell>
          <table:table-cell table:formula="of:=[Root.D6]" office:value-type="float" office:value="-132.6" calcext:value-type="float">
            <text:p>-132,6</text:p>
          </table:table-cell>
          <table:table-cell table:formula="of:=[RA.J6]" office:value-type="float" office:value="-142" calcext:value-type="float">
            <text:p>-142</text:p>
          </table:table-cell>
          <table:table-cell table:formula="of:=[VNS.H6]" office:value-type="float" office:value="-142" calcext:value-type="float">
            <text:p>-142</text:p>
          </table:table-cell>
          <table:table-cell/>
          <table:table-cell table:style-name="ce9" table:formula="of:=IF([.F6]&lt;0; IF([.B6]&lt;0; [.F6]-[.B6]; &quot;!&quot;); IF([.B6]&lt;0; [.F6]-[.B6]; [.F6]-[.B6]))" office:value-type="float" office:value="1.30000000000001" calcext:value-type="float">
            <text:p>1,3</text:p>
          </table:table-cell>
          <table:table-cell table:style-name="ce9" table:formula="of:=IF([.G6]&lt;0; IF([.B6]&lt;0; [.G6]-[.B6]; &quot;!&quot;); IF([.B6]&lt;0; [.G6]-[.B6]; [.G6]-[.B6]))" office:value-type="float" office:value="1.30000000000001" calcext:value-type="float">
            <text:p>1,3</text:p>
          </table:table-cell>
          <table:table-cell table:formula="of:=IF([.J6]&lt;0; [.J6]*-1; [.J6])" office:value-type="float" office:value="1.30000000000001" calcext:value-type="float">
            <text:p>1,3</text:p>
          </table:table-cell>
          <table:table-cell table:style-name="ce15" table:formula="of:=IF([.I6]=[.J6]; &quot;IGUAL&quot;; IF([.I6]&lt;[.J6]; &quot;RA&quot;; &quot;VNS&quot;))" office:value-type="string" office:string-value="IGUAL" calcext:value-type="string">
            <text:p>IGUAL</text:p>
          </table:table-cell>
          <table:table-cell/>
          <table:table-cell table:style-name="ce10" table:formula="of:=[.N4]/78" office:value-type="percentage" office:value="0.666666666666667" calcext:value-type="percentage">
            <text:p>66,67%</text:p>
          </table:table-cell>
          <table:table-cell office:value-type="float" office:value="5" calcext:value-type="float">
            <text:p>5</text:p>
          </table:table-cell>
          <table:table-cell table:formula="of:=([.I6]-[.$M$17]) * ([.I6]-[.$M$17])" office:value-type="float" office:value="2.20399609928069" calcext:value-type="float">
            <text:p>2,2</text:p>
          </table:table-cell>
          <table:table-cell table:formula="of:=([.J6]-[.$N$17]) * ([.J6]-[.$N$17])" office:value-type="float" office:value="0.288602910915052" calcext:value-type="float">
            <text:p>0,29</text:p>
          </table:table-cell>
          <table:table-cell table:number-columns-repeated="6"/>
          <table:table-cell table:formula="of:=[RA.B6]" office:value-type="float" office:value="14974" calcext:value-type="float">
            <text:p>14974</text:p>
          </table:table-cell>
          <table:table-cell table:formula="of:=[RA.A6]" office:value-type="float" office:value="38" calcext:value-type="float">
            <text:p>38</text:p>
          </table:table-cell>
          <table:table-cell table:formula="of:=[.X6]+[.Y6]" office:value-type="float" office:value="15012" calcext:value-type="float">
            <text:p>15012</text:p>
          </table:table-cell>
          <table:table-cell table:style-name="ce19" table:formula="of:=([.Y6]*100)/[.Z6]" office:value-type="float" office:value="0.253130828670397" calcext:value-type="float">
            <text:p>0,253</text:p>
          </table:table-cell>
          <table:table-cell/>
        </table:table-row>
        <table:table-row table:style-name="ro3">
          <table:table-cell table:formula="of:=[Global.A7]" office:value-type="string" office:string-value="rand-20-10-10-750-2.dssp" calcext:value-type="string">
            <text:p>rand-20-10-10-750-2.dssp</text:p>
          </table:table-cell>
          <table:table-cell table:formula="of:=[RA.D7]" office:value-type="float" office:value="-120.8" calcext:value-type="float">
            <text:p>-120,8</text:p>
          </table:table-cell>
          <table:table-cell table:formula="of:=[Root.C7]" office:value-type="float" office:value="1E+020" calcext:value-type="float">
            <text:p>1,00E+20</text:p>
          </table:table-cell>
          <table:table-cell table:formula="of:=[Global.D7]" office:value-type="float" office:value="19.043841" calcext:value-type="float">
            <text:p>19,04</text:p>
          </table:table-cell>
          <table:table-cell table:formula="of:=[Root.D7]" office:value-type="float" office:value="-47.1" calcext:value-type="float">
            <text:p>-47,1</text:p>
          </table:table-cell>
          <table:table-cell table:formula="of:=[RA.J7]" office:value-type="float" office:value="-119" calcext:value-type="float">
            <text:p>-119</text:p>
          </table:table-cell>
          <table:table-cell table:formula="of:=[VNS.H7]" office:value-type="float" office:value="-119" calcext:value-type="float">
            <text:p>-119</text:p>
          </table:table-cell>
          <table:table-cell/>
          <table:table-cell table:style-name="ce9" table:formula="of:=IF([.F7]&lt;0; IF([.B7]&lt;0; [.F7]-[.B7]; &quot;!&quot;); IF([.B7]&lt;0; [.F7]-[.B7]; [.F7]-[.B7]))" office:value-type="float" office:value="1.8" calcext:value-type="float">
            <text:p>1,8</text:p>
          </table:table-cell>
          <table:table-cell table:style-name="ce9" table:formula="of:=IF([.G7]&lt;0; IF([.B7]&lt;0; [.G7]-[.B7]; &quot;!&quot;); IF([.B7]&lt;0; [.G7]-[.B7]; [.G7]-[.B7]))" office:value-type="float" office:value="1.8" calcext:value-type="float">
            <text:p>1,8</text:p>
          </table:table-cell>
          <table:table-cell table:formula="of:=IF([.J7]&lt;0; [.J7]*-1; [.J7])" office:value-type="float" office:value="1.8" calcext:value-type="float">
            <text:p>1,8</text:p>
          </table:table-cell>
          <table:table-cell table:style-name="ce15" table:formula="of:=IF([.I7]=[.J7]; &quot;IGUAL&quot;; IF([.I7]&lt;[.J7]; &quot;RA&quot;; &quot;VNS&quot;))" office:value-type="string" office:string-value="IGUAL" calcext:value-type="string">
            <text:p>IGUA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I7]-[.$M$17]) * ([.I7]-[.$M$17])" office:value-type="float" office:value="0.969409928228084" calcext:value-type="float">
            <text:p>0,97</text:p>
          </table:table-cell>
          <table:table-cell table:formula="of:=([.J7]-[.$N$17]) * ([.J7]-[.$N$17])" office:value-type="float" office:value="0.0013851609150625" calcext:value-type="float">
            <text:p>0</text:p>
          </table:table-cell>
          <table:table-cell table:number-columns-repeated="6"/>
          <table:table-cell table:formula="of:=[RA.B7]" office:value-type="float" office:value="14993" calcext:value-type="float">
            <text:p>14993</text:p>
          </table:table-cell>
          <table:table-cell table:formula="of:=[RA.A7]" office:value-type="float" office:value="19" calcext:value-type="float">
            <text:p>19</text:p>
          </table:table-cell>
          <table:table-cell table:formula="of:=[.X7]+[.Y7]" office:value-type="float" office:value="15012" calcext:value-type="float">
            <text:p>15012</text:p>
          </table:table-cell>
          <table:table-cell table:style-name="ce19" table:formula="of:=([.Y7]*100)/[.Z7]" office:value-type="float" office:value="0.126565414335198" calcext:value-type="float">
            <text:p>0,127</text:p>
          </table:table-cell>
          <table:table-cell/>
        </table:table-row>
        <table:table-row table:style-name="ro3">
          <table:table-cell table:formula="of:=[Global.A8]" office:value-type="string" office:string-value="rand-20-15-15-1000-1.dssp" calcext:value-type="string">
            <text:p>rand-20-15-15-1000-1.dssp</text:p>
          </table:table-cell>
          <table:table-cell table:formula="of:=[RA.D8]" office:value-type="float" office:value="-153.266667" calcext:value-type="float">
            <text:p>-153,27</text:p>
          </table:table-cell>
          <table:table-cell table:formula="of:=[Root.C8]" office:value-type="float" office:value="1E+020" calcext:value-type="float">
            <text:p>1,00E+20</text:p>
          </table:table-cell>
          <table:table-cell table:formula="of:=[Global.D8]" office:value-type="float" office:value="54.736768" calcext:value-type="float">
            <text:p>54,74</text:p>
          </table:table-cell>
          <table:table-cell table:formula="of:=[Root.D8]" office:value-type="float" office:value="-40.866667" calcext:value-type="float">
            <text:p>-40,87</text:p>
          </table:table-cell>
          <table:table-cell table:formula="of:=[RA.J8]" office:value-type="float" office:value="-151" calcext:value-type="float">
            <text:p>-151</text:p>
          </table:table-cell>
          <table:table-cell table:formula="of:=[VNS.H8]" office:value-type="float" office:value="-152" calcext:value-type="float">
            <text:p>-152</text:p>
          </table:table-cell>
          <table:table-cell/>
          <table:table-cell table:style-name="ce9" table:formula="of:=IF([.F8]&lt;0; IF([.B8]&lt;0; [.F8]-[.B8]; &quot;!&quot;); IF([.B8]&lt;0; [.F8]-[.B8]; [.F8]-[.B8]))" office:value-type="float" office:value="2.26666700000001" calcext:value-type="float">
            <text:p>2,27</text:p>
          </table:table-cell>
          <table:table-cell table:style-name="ce9" table:formula="of:=IF([.G8]&lt;0; IF([.B8]&lt;0; [.G8]-[.B8]; &quot;!&quot;); IF([.B8]&lt;0; [.G8]-[.B8]; [.G8]-[.B8]))" office:value-type="float" office:value="1.26666700000001" calcext:value-type="float">
            <text:p>1,27</text:p>
          </table:table-cell>
          <table:table-cell table:formula="of:=IF([.J8]&lt;0; [.J8]*-1; [.J8])" office:value-type="float" office:value="1.26666700000001" calcext:value-type="float">
            <text:p>1,27</text:p>
          </table:table-cell>
          <table:table-cell table:style-name="ce15" table:formula="of:=IF([.I8]=[.J8]; &quot;IGUAL&quot;; IF([.I8]&lt;[.J8]; &quot;RA&quot;; &quot;VNS&quot;))" office:value-type="string" office:string-value="VNS" calcext:value-type="string">
            <text:p>VNS</text:p>
          </table:table-cell>
          <table:table-cell office:value-type="string" calcext:value-type="string">
            <text:p>Z_BAR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[.I8]-[.$M$17]) * ([.I8]-[.$M$17])" office:value-type="float" office:value="0.268240267743836" calcext:value-type="float">
            <text:p>0,27</text:p>
          </table:table-cell>
          <table:table-cell table:formula="of:=([.J8]-[.$N$17]) * ([.J8]-[.$N$17])" office:value-type="float" office:value="0.325528158325551" calcext:value-type="float">
            <text:p>0,33</text:p>
          </table:table-cell>
          <table:table-cell table:number-columns-repeated="6"/>
          <table:table-cell table:formula="of:=[RA.B8]" office:value-type="float" office:value="19965" calcext:value-type="float">
            <text:p>19965</text:p>
          </table:table-cell>
          <table:table-cell table:formula="of:=[RA.A8]" office:value-type="float" office:value="52" calcext:value-type="float">
            <text:p>52</text:p>
          </table:table-cell>
          <table:table-cell table:formula="of:=[.X8]+[.Y8]" office:value-type="float" office:value="20017" calcext:value-type="float">
            <text:p>20017</text:p>
          </table:table-cell>
          <table:table-cell table:style-name="ce19" table:formula="of:=([.Y8]*100)/[.Z8]" office:value-type="float" office:value="0.259779187690463" calcext:value-type="float">
            <text:p>0,260</text:p>
          </table:table-cell>
          <table:table-cell/>
        </table:table-row>
        <table:table-row table:style-name="ro3">
          <table:table-cell table:formula="of:=[Global.A9]" office:value-type="string" office:string-value="rand-20-15-15-1000-2.dssp" calcext:value-type="string">
            <text:p>rand-20-15-15-1000-2.dssp</text:p>
          </table:table-cell>
          <table:table-cell table:formula="of:=[RA.D9]" office:value-type="float" office:value="-136.066667" calcext:value-type="float">
            <text:p>-136,07</text:p>
          </table:table-cell>
          <table:table-cell table:formula="of:=[Root.C9]" office:value-type="float" office:value="1E+020" calcext:value-type="float">
            <text:p>1,00E+20</text:p>
          </table:table-cell>
          <table:table-cell table:formula="of:=[Global.D9]" office:value-type="float" office:value="90.816544" calcext:value-type="float">
            <text:p>90,82</text:p>
          </table:table-cell>
          <table:table-cell table:formula="of:=[Root.D9]" office:value-type="float" office:value="-38.4" calcext:value-type="float">
            <text:p>-38,4</text:p>
          </table:table-cell>
          <table:table-cell table:formula="of:=[RA.J9]" office:value-type="float" office:value="-133" calcext:value-type="float">
            <text:p>-133</text:p>
          </table:table-cell>
          <table:table-cell table:formula="of:=[VNS.H9]" office:value-type="float" office:value="-135" calcext:value-type="float">
            <text:p>-135</text:p>
          </table:table-cell>
          <table:table-cell/>
          <table:table-cell table:style-name="ce9" table:formula="of:=IF([.F9]&lt;0; IF([.B9]&lt;0; [.F9]-[.B9]; &quot;!&quot;); IF([.B9]&lt;0; [.F9]-[.B9]; [.F9]-[.B9]))" office:value-type="float" office:value="3.066667" calcext:value-type="float">
            <text:p>3,07</text:p>
          </table:table-cell>
          <table:table-cell table:style-name="ce9" table:formula="of:=IF([.G9]&lt;0; IF([.B9]&lt;0; [.G9]-[.B9]; &quot;!&quot;); IF([.B9]&lt;0; [.G9]-[.B9]; [.G9]-[.B9]))" office:value-type="float" office:value="1.066667" calcext:value-type="float">
            <text:p>1,07</text:p>
          </table:table-cell>
          <table:table-cell table:formula="of:=IF([.J9]&lt;0; [.J9]*-1; [.J9])" office:value-type="float" office:value="1.066667" calcext:value-type="float">
            <text:p>1,07</text:p>
          </table:table-cell>
          <table:table-cell table:style-name="ce15" table:formula="of:=IF([.I9]=[.J9]; &quot;IGUAL&quot;; IF([.I9]&lt;[.J9]; &quot;RA&quot;; &quot;VNS&quot;))" office:value-type="string" office:string-value="VNS" calcext:value-type="string">
            <text:p>VNS</text:p>
          </table:table-cell>
          <table:table-cell office:value-type="string" calcext:value-type="string">
            <text:p>RA_BARRA</text:p>
          </table:table-cell>
          <table:table-cell table:style-name="ce11" table:formula="of:=AVERAGE([.I2:.I79])" office:value-type="float" office:value="2.73882755128205" calcext:value-type="float">
            <text:p>2,74</text:p>
          </table:table-cell>
          <table:table-cell office:value-type="float" office:value="8" calcext:value-type="float">
            <text:p>8</text:p>
          </table:table-cell>
          <table:table-cell table:formula="of:=([.I9]-[.$M$17]) * ([.I9]-[.$M$17])" office:value-type="float" office:value="0.0795695940596336" calcext:value-type="float">
            <text:p>0,08</text:p>
          </table:table-cell>
          <table:table-cell table:formula="of:=([.J9]-[.$N$17]) * ([.J9]-[.$N$17])" office:value-type="float" office:value="0.593748458325562" calcext:value-type="float">
            <text:p>0,59</text:p>
          </table:table-cell>
          <table:table-cell/>
          <table:table-cell office:value-type="string" calcext:value-type="string">
            <text:p>desvpad RA</text:p>
          </table:table-cell>
          <table:table-cell table:formula="of:=STDEV([.I2:.I76])" office:value-type="float" office:value="1.52216957125383" calcext:value-type="float">
            <text:p>1,52</text:p>
          </table:table-cell>
          <table:table-cell table:style-name="ce11" table:formula="of:=SQRT(DEVSQ([.I2:.I79])/78)" office:value-type="float" office:value="1.51558630694292" calcext:value-type="float">
            <text:p>1,52</text:p>
          </table:table-cell>
          <table:table-cell table:number-columns-repeated="2"/>
          <table:table-cell table:formula="of:=[RA.B9]" office:value-type="float" office:value="19959" calcext:value-type="float">
            <text:p>19959</text:p>
          </table:table-cell>
          <table:table-cell table:formula="of:=[RA.A9]" office:value-type="float" office:value="58" calcext:value-type="float">
            <text:p>58</text:p>
          </table:table-cell>
          <table:table-cell table:formula="of:=[.X9]+[.Y9]" office:value-type="float" office:value="20017" calcext:value-type="float">
            <text:p>20017</text:p>
          </table:table-cell>
          <table:table-cell table:style-name="ce19" table:formula="of:=([.Y9]*100)/[.Z9]" office:value-type="float" office:value="0.289753709347055" calcext:value-type="float">
            <text:p>0,290</text:p>
          </table:table-cell>
          <table:table-cell/>
        </table:table-row>
        <table:table-row table:style-name="ro3">
          <table:table-cell table:formula="of:=[Global.A10]" office:value-type="string" office:string-value="rand-20-15-15-250-1.dssp" calcext:value-type="string">
            <text:p>rand-20-15-15-250-1.dssp</text:p>
          </table:table-cell>
          <table:table-cell table:formula="of:=[RA.D10]" office:value-type="float" office:value="-37.345059" calcext:value-type="float">
            <text:p>-37,35</text:p>
          </table:table-cell>
          <table:table-cell table:formula="of:=[Root.C10]" office:value-type="float" office:value="1E+020" calcext:value-type="float">
            <text:p>1,00E+20</text:p>
          </table:table-cell>
          <table:table-cell table:formula="of:=[Global.D10]" office:value-type="float" office:value="6.645895" calcext:value-type="float">
            <text:p>6,65</text:p>
          </table:table-cell>
          <table:table-cell table:formula="of:=[Root.D10]" office:value-type="float" office:value="-35.6" calcext:value-type="float">
            <text:p>-35,6</text:p>
          </table:table-cell>
          <table:table-cell table:formula="of:=[RA.J10]" office:value-type="float" office:value="-36" calcext:value-type="float">
            <text:p>-36</text:p>
          </table:table-cell>
          <table:table-cell table:formula="of:=[VNS.H10]" office:value-type="float" office:value="-36" calcext:value-type="float">
            <text:p>-36</text:p>
          </table:table-cell>
          <table:table-cell/>
          <table:table-cell table:style-name="ce9" table:formula="of:=IF([.F10]&lt;0; IF([.B10]&lt;0; [.F10]-[.B10]; &quot;!&quot;); IF([.B10]&lt;0; [.F10]-[.B10]; [.F10]-[.B10]))" office:value-type="float" office:value="1.345059" calcext:value-type="float">
            <text:p>1,35</text:p>
          </table:table-cell>
          <table:table-cell table:style-name="ce9" table:formula="of:=IF([.G10]&lt;0; IF([.B10]&lt;0; [.G10]-[.B10]; &quot;!&quot;); IF([.B10]&lt;0; [.G10]-[.B10]; [.G10]-[.B10]))" office:value-type="float" office:value="1.345059" calcext:value-type="float">
            <text:p>1,35</text:p>
          </table:table-cell>
          <table:table-cell table:formula="of:=IF([.J10]&lt;0; [.J10]*-1; [.J10])" office:value-type="float" office:value="1.345059" calcext:value-type="float">
            <text:p>1,35</text:p>
          </table:table-cell>
          <table:table-cell table:style-name="ce15" table:formula="of:=IF([.I10]=[.J10]; &quot;IGUAL&quot;; IF([.I10]&lt;[.J10]; &quot;RA&quot;; &quot;VNS&quot;))" office:value-type="string" office:string-value="IGUAL" calcext:value-type="string">
            <text:p>IGUAL</text:p>
          </table:table-cell>
          <table:table-cell office:value-type="string" calcext:value-type="string">
            <text:p>VNS_BARRA</text:p>
          </table:table-cell>
          <table:table-cell table:style-name="ce11" table:formula="of:=AVERAGE([.J2:.J79])" office:value-type="float" office:value="1.80293011538462" calcext:value-type="float">
            <text:p>1,8</text:p>
          </table:table-cell>
          <table:table-cell office:value-type="float" office:value="9" calcext:value-type="float">
            <text:p>9</text:p>
          </table:table-cell>
          <table:table-cell table:formula="of:=([.I10]-[.$M$17]) * ([.I10]-[.$M$17])" office:value-type="float" office:value="2.0722384761988" calcext:value-type="float">
            <text:p>2,07</text:p>
          </table:table-cell>
          <table:table-cell table:formula="of:=([.J10]-[.$N$17]) * ([.J10]-[.$N$17])" office:value-type="float" office:value="0.242220235201562" calcext:value-type="float">
            <text:p>0,24</text:p>
          </table:table-cell>
          <table:table-cell/>
          <table:table-cell office:value-type="string" calcext:value-type="string">
            <text:p>desvpad VNS</text:p>
          </table:table-cell>
          <table:table-cell table:formula="of:=STDEV([.J2:.J76])" office:value-type="float" office:value="1.02750245945769" calcext:value-type="float">
            <text:p>1,03</text:p>
          </table:table-cell>
          <table:table-cell table:style-name="ce11" table:formula="of:=SQRT(DEVSQ([.J2:.J79])/78)" office:value-type="float" office:value="1.03367688413808" calcext:value-type="float">
            <text:p>1,03</text:p>
          </table:table-cell>
          <table:table-cell table:number-columns-repeated="2"/>
          <table:table-cell table:formula="of:=[RA.B10]" office:value-type="float" office:value="4994" calcext:value-type="float">
            <text:p>4994</text:p>
          </table:table-cell>
          <table:table-cell table:formula="of:=[RA.A10]" office:value-type="float" office:value="23" calcext:value-type="float">
            <text:p>23</text:p>
          </table:table-cell>
          <table:table-cell table:formula="of:=[.X10]+[.Y10]" office:value-type="float" office:value="5017" calcext:value-type="float">
            <text:p>5017</text:p>
          </table:table-cell>
          <table:table-cell table:style-name="ce19" table:formula="of:=([.Y10]*100)/[.Z10]" office:value-type="float" office:value="0.458441299581423" calcext:value-type="float">
            <text:p>0,458</text:p>
          </table:table-cell>
          <table:table-cell/>
        </table:table-row>
        <table:table-row table:style-name="ro3">
          <table:table-cell table:formula="of:=[Global.A11]" office:value-type="string" office:string-value="rand-20-15-15-250-2.dssp" calcext:value-type="string">
            <text:p>rand-20-15-15-250-2.dssp</text:p>
          </table:table-cell>
          <table:table-cell table:formula="of:=[RA.D11]" office:value-type="float" office:value="-34.545398" calcext:value-type="float">
            <text:p>-34,55</text:p>
          </table:table-cell>
          <table:table-cell table:formula="of:=[Root.C11]" office:value-type="float" office:value="1E+020" calcext:value-type="float">
            <text:p>1,00E+20</text:p>
          </table:table-cell>
          <table:table-cell table:formula="of:=[Global.D11]" office:value-type="float" office:value="4.860771" calcext:value-type="float">
            <text:p>4,86</text:p>
          </table:table-cell>
          <table:table-cell table:formula="of:=[Root.D11]" office:value-type="float" office:value="-33.533333" calcext:value-type="float">
            <text:p>-33,53</text:p>
          </table:table-cell>
          <table:table-cell table:formula="of:=[RA.J11]" office:value-type="float" office:value="-30" calcext:value-type="float">
            <text:p>-30</text:p>
          </table:table-cell>
          <table:table-cell table:formula="of:=[VNS.H11]" office:value-type="float" office:value="-33" calcext:value-type="float">
            <text:p>-33</text:p>
          </table:table-cell>
          <table:table-cell/>
          <table:table-cell table:style-name="ce9" table:formula="of:=IF([.F11]&lt;0; IF([.B11]&lt;0; [.F11]-[.B11]; &quot;!&quot;); IF([.B11]&lt;0; [.F11]-[.B11]; [.F11]-[.B11]))" office:value-type="float" office:value="4.545398" calcext:value-type="float">
            <text:p>4,55</text:p>
          </table:table-cell>
          <table:table-cell table:style-name="ce9" table:formula="of:=IF([.G11]&lt;0; IF([.B11]&lt;0; [.G11]-[.B11]; &quot;!&quot;); IF([.B11]&lt;0; [.G11]-[.B11]; [.G11]-[.B11]))" office:value-type="float" office:value="1.545398" calcext:value-type="float">
            <text:p>1,55</text:p>
          </table:table-cell>
          <table:table-cell table:formula="of:=IF([.J11]&lt;0; [.J11]*-1; [.J11])" office:value-type="float" office:value="1.545398" calcext:value-type="float">
            <text:p>1,55</text:p>
          </table:table-cell>
          <table:table-cell table:style-name="ce15" table:formula="of:=IF([.I11]=[.J11]; &quot;IGUAL&quot;; IF([.I11]&lt;[.J11]; &quot;RA&quot;; &quot;VNS&quot;))" office:value-type="string" office:string-value="VNS" calcext:value-type="string">
            <text:p>VN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I11]-[.$M$17]) * ([.I11]-[.$M$17])" office:value-type="float" office:value="3.10045829696097" calcext:value-type="float">
            <text:p>3,1</text:p>
          </table:table-cell>
          <table:table-cell table:formula="of:=([.J11]-[.$N$17]) * ([.J11]-[.$N$17])" office:value-type="float" office:value="0.0851587664900625" calcext:value-type="float">
            <text:p>0,09</text:p>
          </table:table-cell>
          <table:table-cell table:number-columns-repeated="6"/>
          <table:table-cell table:formula="of:=[RA.B11]" office:value-type="float" office:value="4960" calcext:value-type="float">
            <text:p>4960</text:p>
          </table:table-cell>
          <table:table-cell table:formula="of:=[RA.A11]" office:value-type="float" office:value="57" calcext:value-type="float">
            <text:p>57</text:p>
          </table:table-cell>
          <table:table-cell table:formula="of:=[.X11]+[.Y11]" office:value-type="float" office:value="5017" calcext:value-type="float">
            <text:p>5017</text:p>
          </table:table-cell>
          <table:table-cell table:style-name="ce19" table:formula="of:=([.Y11]*100)/[.Z11]" office:value-type="float" office:value="1.13613713374527" calcext:value-type="float">
            <text:p>1,136</text:p>
          </table:table-cell>
          <table:table-cell/>
        </table:table-row>
        <table:table-row table:style-name="ro3">
          <table:table-cell table:formula="of:=[Global.A12]" office:value-type="string" office:string-value="rand-20-15-15-500-1.dssp" calcext:value-type="string">
            <text:p>rand-20-15-15-500-1.dssp</text:p>
          </table:table-cell>
          <table:table-cell table:formula="of:=[RA.D12]" office:value-type="float" office:value="-76.141667" calcext:value-type="float">
            <text:p>-76,14</text:p>
          </table:table-cell>
          <table:table-cell table:formula="of:=[Root.C12]" office:value-type="float" office:value="1E+020" calcext:value-type="float">
            <text:p>1,00E+20</text:p>
          </table:table-cell>
          <table:table-cell table:formula="of:=[Global.D12]" office:value-type="float" office:value="0.87266" calcext:value-type="float">
            <text:p>0,87</text:p>
          </table:table-cell>
          <table:table-cell table:formula="of:=[Root.D12]" office:value-type="float" office:value="-97" calcext:value-type="float">
            <text:p>-97</text:p>
          </table:table-cell>
          <table:table-cell table:formula="of:=[RA.J12]" office:value-type="float" office:value="-75" calcext:value-type="float">
            <text:p>-75</text:p>
          </table:table-cell>
          <table:table-cell table:formula="of:=[VNS.H12]" office:value-type="float" office:value="-75" calcext:value-type="float">
            <text:p>-75</text:p>
          </table:table-cell>
          <table:table-cell/>
          <table:table-cell table:style-name="ce9" table:formula="of:=IF([.F12]&lt;0; IF([.B12]&lt;0; [.F12]-[.B12]; &quot;!&quot;); IF([.B12]&lt;0; [.F12]-[.B12]; [.F12]-[.B12]))" office:value-type="float" office:value="1.141667" calcext:value-type="float">
            <text:p>1,14</text:p>
          </table:table-cell>
          <table:table-cell table:style-name="ce9" table:formula="of:=IF([.G12]&lt;0; IF([.B12]&lt;0; [.G12]-[.B12]; &quot;!&quot;); IF([.B12]&lt;0; [.G12]-[.B12]; [.G12]-[.B12]))" office:value-type="float" office:value="1.141667" calcext:value-type="float">
            <text:p>1,14</text:p>
          </table:table-cell>
          <table:table-cell table:formula="of:=IF([.J12]&lt;0; [.J12]*-1; [.J12])" office:value-type="float" office:value="1.141667" calcext:value-type="float">
            <text:p>1,14</text:p>
          </table:table-cell>
          <table:table-cell table:style-name="ce15" table:formula="of:=IF([.I12]=[.J12]; &quot;IGUAL&quot;; IF([.I12]&lt;[.J12]; &quot;RA&quot;; &quot;VNS&quot;))" office:value-type="string" office:string-value="IGUAL" calcext:value-type="string">
            <text:p>IGUAL</text:p>
          </table:table-cell>
          <table:table-cell table:formula="of:=[.N5]+[.N4]+[.N3]" office:value-type="float" office:value="77" calcext:value-type="float">
            <text:p>7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I12]-[.$M$17]) * ([.I12]-[.$M$17])" office:value-type="float" office:value="2.69918340261227" calcext:value-type="float">
            <text:p>2,7</text:p>
          </table:table-cell>
          <table:table-cell table:formula="of:=([.J12]-[.$N$17]) * ([.J12]-[.$N$17])" office:value-type="float" office:value="0.483790845825562" calcext:value-type="float">
            <text:p>0,48</text:p>
          </table:table-cell>
          <table:table-cell table:number-columns-repeated="6"/>
          <table:table-cell table:formula="of:=[RA.B12]" office:value-type="float" office:value="9962" calcext:value-type="float">
            <text:p>9962</text:p>
          </table:table-cell>
          <table:table-cell table:formula="of:=[RA.A12]" office:value-type="float" office:value="55" calcext:value-type="float">
            <text:p>55</text:p>
          </table:table-cell>
          <table:table-cell table:formula="of:=[.X12]+[.Y12]" office:value-type="float" office:value="10017" calcext:value-type="float">
            <text:p>10017</text:p>
          </table:table-cell>
          <table:table-cell table:style-name="ce19" table:formula="of:=([.Y12]*100)/[.Z12]" office:value-type="float" office:value="0.549066586802436" calcext:value-type="float">
            <text:p>0,549</text:p>
          </table:table-cell>
          <table:table-cell/>
        </table:table-row>
        <table:table-row table:style-name="ro3">
          <table:table-cell table:formula="of:=[Global.A13]" office:value-type="string" office:string-value="rand-20-15-15-500-2.dssp" calcext:value-type="string">
            <text:p>rand-20-15-15-500-2.dssp</text:p>
          </table:table-cell>
          <table:table-cell table:formula="of:=[RA.D13]" office:value-type="float" office:value="-66.990476" calcext:value-type="float">
            <text:p>-66,99</text:p>
          </table:table-cell>
          <table:table-cell table:formula="of:=[Root.C13]" office:value-type="float" office:value="-84" calcext:value-type="float">
            <text:p>-84</text:p>
          </table:table-cell>
          <table:table-cell table:formula="of:=[Global.D13]" office:value-type="float" office:value="6.245121" calcext:value-type="float">
            <text:p>6,25</text:p>
          </table:table-cell>
          <table:table-cell table:formula="of:=[Root.D13]" office:value-type="float" office:value="-84" calcext:value-type="float">
            <text:p>-84</text:p>
          </table:table-cell>
          <table:table-cell table:formula="of:=[RA.J13]" office:value-type="float" office:value="-66" calcext:value-type="float">
            <text:p>-66</text:p>
          </table:table-cell>
          <table:table-cell table:formula="of:=[VNS.H13]" office:value-type="float" office:value="-66" calcext:value-type="float">
            <text:p>-66</text:p>
          </table:table-cell>
          <table:table-cell/>
          <table:table-cell table:style-name="ce9" table:formula="of:=IF([.F13]&lt;0; IF([.B13]&lt;0; [.F13]-[.B13]; &quot;!&quot;); IF([.B13]&lt;0; [.F13]-[.B13]; [.F13]-[.B13]))" office:value-type="float" office:value="0.990476000000001" calcext:value-type="float">
            <text:p>0,99</text:p>
          </table:table-cell>
          <table:table-cell table:style-name="ce9" table:formula="of:=IF([.G13]&lt;0; IF([.B13]&lt;0; [.G13]-[.B13]; &quot;!&quot;); IF([.B13]&lt;0; [.G13]-[.B13]; [.G13]-[.B13]))" office:value-type="float" office:value="0.990476000000001" calcext:value-type="float">
            <text:p>0,99</text:p>
          </table:table-cell>
          <table:table-cell table:formula="of:=IF([.J13]&lt;0; [.J13]*-1; [.J13])" office:value-type="float" office:value="0.990476000000001" calcext:value-type="float">
            <text:p>0,99</text:p>
          </table:table-cell>
          <table:table-cell table:style-name="ce15" table:formula="of:=IF([.I13]=[.J13]; &quot;IGUAL&quot;; IF([.I13]&lt;[.J13]; &quot;RA&quot;; &quot;VNS&quot;))" office:value-type="string" office:string-value="IGUAL" calcext:value-type="string">
            <text:p>IGUAL</text:p>
          </table:table-cell>
          <table:table-cell office:value-type="string" calcext:value-type="string">
            <text:p>VNS</text:p>
          </table:table-cell>
          <table:table-cell table:formula="of:=[.N4]/[.M12]" office:value-type="float" office:value="0.675324675324675" calcext:value-type="float">
            <text:p>0,68</text:p>
          </table:table-cell>
          <table:table-cell office:value-type="float" office:value="12" calcext:value-type="float">
            <text:p>12</text:p>
          </table:table-cell>
          <table:table-cell table:formula="of:=([.I13]-[.$M$17]) * ([.I13]-[.$M$17])" office:value-type="float" office:value="3.2188313058745" calcext:value-type="float">
            <text:p>3,22</text:p>
          </table:table-cell>
          <table:table-cell table:formula="of:=([.J13]-[.$N$17]) * ([.J13]-[.$N$17])" office:value-type="float" office:value="0.716971591193061" calcext:value-type="float">
            <text:p>0,72</text:p>
          </table:table-cell>
          <table:table-cell table:number-columns-repeated="6"/>
          <table:table-cell table:formula="of:=[RA.B13]" office:value-type="float" office:value="9960" calcext:value-type="float">
            <text:p>9960</text:p>
          </table:table-cell>
          <table:table-cell table:formula="of:=[RA.A13]" office:value-type="float" office:value="57" calcext:value-type="float">
            <text:p>57</text:p>
          </table:table-cell>
          <table:table-cell table:formula="of:=[.X13]+[.Y13]" office:value-type="float" office:value="10017" calcext:value-type="float">
            <text:p>10017</text:p>
          </table:table-cell>
          <table:table-cell table:style-name="ce19" table:formula="of:=([.Y13]*100)/[.Z13]" office:value-type="float" office:value="0.569032644504343" calcext:value-type="float">
            <text:p>0,569</text:p>
          </table:table-cell>
          <table:table-cell/>
        </table:table-row>
        <table:table-row table:style-name="ro3">
          <table:table-cell table:formula="of:=[Global.A14]" office:value-type="string" office:string-value="rand-20-15-15-750-1.dssp" calcext:value-type="string">
            <text:p>rand-20-15-15-750-1.dssp</text:p>
          </table:table-cell>
          <table:table-cell table:formula="of:=[RA.D14]" office:value-type="float" office:value="-114.4" calcext:value-type="float">
            <text:p>-114,4</text:p>
          </table:table-cell>
          <table:table-cell table:formula="of:=[Root.C14]" office:value-type="float" office:value="1E+020" calcext:value-type="float">
            <text:p>1,00E+20</text:p>
          </table:table-cell>
          <table:table-cell table:formula="of:=[Global.D14]" office:value-type="float" office:value="27.88901" calcext:value-type="float">
            <text:p>27,89</text:p>
          </table:table-cell>
          <table:table-cell table:formula="of:=[Root.D14]" office:value-type="float" office:value="-73.2" calcext:value-type="float">
            <text:p>-73,2</text:p>
          </table:table-cell>
          <table:table-cell table:formula="of:=[RA.J14]" office:value-type="float" office:value="-111" calcext:value-type="float">
            <text:p>-111</text:p>
          </table:table-cell>
          <table:table-cell table:formula="of:=[VNS.H14]" office:value-type="float" office:value="-113" calcext:value-type="float">
            <text:p>-113</text:p>
          </table:table-cell>
          <table:table-cell/>
          <table:table-cell table:style-name="ce9" table:formula="of:=IF([.F14]&lt;0; IF([.B14]&lt;0; [.F14]-[.B14]; &quot;!&quot;); IF([.B14]&lt;0; [.F14]-[.B14]; [.F14]-[.B14]))" office:value-type="float" office:value="3.40000000000001" calcext:value-type="float">
            <text:p>3,4</text:p>
          </table:table-cell>
          <table:table-cell table:style-name="ce9" table:formula="of:=IF([.G14]&lt;0; IF([.B14]&lt;0; [.G14]-[.B14]; &quot;!&quot;); IF([.B14]&lt;0; [.G14]-[.B14]; [.G14]-[.B14]))" office:value-type="float" office:value="1.40000000000001" calcext:value-type="float">
            <text:p>1,4</text:p>
          </table:table-cell>
          <table:table-cell table:formula="of:=IF([.J14]&lt;0; [.J14]*-1; [.J14])" office:value-type="float" office:value="1.40000000000001" calcext:value-type="float">
            <text:p>1,4</text:p>
          </table:table-cell>
          <table:table-cell table:style-name="ce15" table:formula="of:=IF([.I14]=[.J14]; &quot;IGUAL&quot;; IF([.I14]&lt;[.J14]; &quot;RA&quot;; &quot;VNS&quot;))" office:value-type="string" office:string-value="VNS" calcext:value-type="string">
            <text:p>VNS</text:p>
          </table:table-cell>
          <table:table-cell office:value-type="string" calcext:value-type="string">
            <text:p>IGUAL</text:p>
          </table:table-cell>
          <table:table-cell table:formula="of:=[.N3]/[.M12]" office:value-type="float" office:value="0.324675324675325" calcext:value-type="float">
            <text:p>0,32</text:p>
          </table:table-cell>
          <table:table-cell office:value-type="float" office:value="13" calcext:value-type="float">
            <text:p>13</text:p>
          </table:table-cell>
          <table:table-cell table:formula="of:=([.I14]-[.$M$17]) * ([.I14]-[.$M$17])" office:value-type="float" office:value="0.378734180859672" calcext:value-type="float">
            <text:p>0,38</text:p>
          </table:table-cell>
          <table:table-cell table:formula="of:=([.J14]-[.$N$17]) * ([.J14]-[.$N$17])" office:value-type="float" office:value="0.191159360915054" calcext:value-type="float">
            <text:p>0,19</text:p>
          </table:table-cell>
          <table:table-cell table:number-columns-repeated="6"/>
          <table:table-cell table:formula="of:=[RA.B14]" office:value-type="float" office:value="14988" calcext:value-type="float">
            <text:p>14988</text:p>
          </table:table-cell>
          <table:table-cell table:formula="of:=[RA.A14]" office:value-type="float" office:value="29" calcext:value-type="float">
            <text:p>29</text:p>
          </table:table-cell>
          <table:table-cell table:formula="of:=[.X14]+[.Y14]" office:value-type="float" office:value="15017" calcext:value-type="float">
            <text:p>15017</text:p>
          </table:table-cell>
          <table:table-cell table:style-name="ce19" table:formula="of:=([.Y14]*100)/[.Z14]" office:value-type="float" office:value="0.193114470267031" calcext:value-type="float">
            <text:p>0,193</text:p>
          </table:table-cell>
          <table:table-cell/>
        </table:table-row>
        <table:table-row table:style-name="ro3">
          <table:table-cell table:formula="of:=[Global.A15]" office:value-type="string" office:string-value="rand-20-15-15-750-2.dssp" calcext:value-type="string">
            <text:p>rand-20-15-15-750-2.dssp</text:p>
          </table:table-cell>
          <table:table-cell table:formula="of:=[RA.D15]" office:value-type="float" office:value="-103" calcext:value-type="float">
            <text:p>-103</text:p>
          </table:table-cell>
          <table:table-cell table:formula="of:=[Root.C15]" office:value-type="float" office:value="1E+020" calcext:value-type="float">
            <text:p>1,00E+20</text:p>
          </table:table-cell>
          <table:table-cell table:formula="of:=[Global.D15]" office:value-type="float" office:value="9.760604" calcext:value-type="float">
            <text:p>9,76</text:p>
          </table:table-cell>
          <table:table-cell table:formula="of:=[Root.D15]" office:value-type="float" office:value="-70.857143" calcext:value-type="float">
            <text:p>-70,86</text:p>
          </table:table-cell>
          <table:table-cell table:formula="of:=[RA.J15]" office:value-type="float" office:value="-99" calcext:value-type="float">
            <text:p>-99</text:p>
          </table:table-cell>
          <table:table-cell table:formula="of:=[VNS.H15]" office:value-type="float" office:value="-101" calcext:value-type="float">
            <text:p>-101</text:p>
          </table:table-cell>
          <table:table-cell/>
          <table:table-cell table:style-name="ce9" table:formula="of:=IF([.F15]&lt;0; IF([.B15]&lt;0; [.F15]-[.B15]; &quot;!&quot;); IF([.B15]&lt;0; [.F15]-[.B15]; [.F15]-[.B15]))" office:value-type="float" office:value="4" calcext:value-type="float">
            <text:p>4</text:p>
          </table:table-cell>
          <table:table-cell table:style-name="ce9" table:formula="of:=IF([.G15]&lt;0; IF([.B15]&lt;0; [.G15]-[.B15]; &quot;!&quot;); IF([.B15]&lt;0; [.G15]-[.B15]; [.G15]-[.B15]))" office:value-type="float" office:value="2" calcext:value-type="float">
            <text:p>2</text:p>
          </table:table-cell>
          <table:table-cell table:formula="of:=IF([.J15]&lt;0; [.J15]*-1; [.J15])" office:value-type="float" office:value="2" calcext:value-type="float">
            <text:p>2</text:p>
          </table:table-cell>
          <table:table-cell table:style-name="ce15" table:formula="of:=IF([.I15]=[.J15]; &quot;IGUAL&quot;; IF([.I15]&lt;[.J15]; &quot;RA&quot;; &quot;VNS&quot;))" office:value-type="string" office:string-value="VNS" calcext:value-type="string">
            <text:p>VNS</text:p>
          </table:table-cell>
          <table:table-cell office:value-type="string" calcext:value-type="string">
            <text:p>RA</text:p>
          </table:table-cell>
          <table:table-cell table:formula="of:=[.N5]/[.M12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([.I15]-[.$M$17]) * ([.I15]-[.$M$17])" office:value-type="float" office:value="1.4772307755965" calcext:value-type="float">
            <text:p>1,48</text:p>
          </table:table-cell>
          <table:table-cell table:formula="of:=([.J15]-[.$N$17]) * ([.J15]-[.$N$17])" office:value-type="float" office:value="0.0264980609150625" calcext:value-type="float">
            <text:p>0,03</text:p>
          </table:table-cell>
          <table:table-cell table:number-columns-repeated="6"/>
          <table:table-cell table:formula="of:=[RA.B15]" office:value-type="float" office:value="14959" calcext:value-type="float">
            <text:p>14959</text:p>
          </table:table-cell>
          <table:table-cell table:formula="of:=[RA.A15]" office:value-type="float" office:value="58" calcext:value-type="float">
            <text:p>58</text:p>
          </table:table-cell>
          <table:table-cell table:formula="of:=[.X15]+[.Y15]" office:value-type="float" office:value="15017" calcext:value-type="float">
            <text:p>15017</text:p>
          </table:table-cell>
          <table:table-cell table:style-name="ce19" table:formula="of:=([.Y15]*100)/[.Z15]" office:value-type="float" office:value="0.386228940534061" calcext:value-type="float">
            <text:p>0,386</text:p>
          </table:table-cell>
          <table:table-cell/>
        </table:table-row>
        <table:table-row table:style-name="ro3">
          <table:table-cell table:formula="of:=[Global.A16]" office:value-type="string" office:string-value="rand-20-20-20-1000-1.dssp" calcext:value-type="string">
            <text:p>rand-20-20-20-1000-1.dssp</text:p>
          </table:table-cell>
          <table:table-cell table:formula="of:=[RA.D16]" office:value-type="float" office:value="-133.911111" calcext:value-type="float">
            <text:p>-133,91</text:p>
          </table:table-cell>
          <table:table-cell table:formula="of:=[Root.C16]" office:value-type="float" office:value="1E+020" calcext:value-type="float">
            <text:p>1,00E+20</text:p>
          </table:table-cell>
          <table:table-cell table:formula="of:=[Global.D16]" office:value-type="float" office:value="45.450284" calcext:value-type="float">
            <text:p>45,45</text:p>
          </table:table-cell>
          <table:table-cell table:formula="of:=[Root.D16]" office:value-type="float" office:value="-67.3" calcext:value-type="float">
            <text:p>-67,3</text:p>
          </table:table-cell>
          <table:table-cell table:formula="of:=[RA.J16]" office:value-type="float" office:value="-132" calcext:value-type="float">
            <text:p>-132</text:p>
          </table:table-cell>
          <table:table-cell table:formula="of:=[VNS.H16]" office:value-type="float" office:value="-132" calcext:value-type="float">
            <text:p>-132</text:p>
          </table:table-cell>
          <table:table-cell/>
          <table:table-cell table:style-name="ce9" table:formula="of:=IF([.F16]&lt;0; IF([.B16]&lt;0; [.F16]-[.B16]; &quot;!&quot;); IF([.B16]&lt;0; [.F16]-[.B16]; [.F16]-[.B16]))" office:value-type="float" office:value="1.91111100000001" calcext:value-type="float">
            <text:p>1,91</text:p>
          </table:table-cell>
          <table:table-cell table:style-name="ce9" table:formula="of:=IF([.G16]&lt;0; IF([.B16]&lt;0; [.G16]-[.B16]; &quot;!&quot;); IF([.B16]&lt;0; [.G16]-[.B16]; [.G16]-[.B16]))" office:value-type="float" office:value="1.91111100000001" calcext:value-type="float">
            <text:p>1,91</text:p>
          </table:table-cell>
          <table:table-cell table:formula="of:=IF([.J16]&lt;0; [.J16]*-1; [.J16])" office:value-type="float" office:value="1.91111100000001" calcext:value-type="float">
            <text:p>1,91</text:p>
          </table:table-cell>
          <table:table-cell table:style-name="ce15" table:formula="of:=IF([.I16]=[.J16]; &quot;IGUAL&quot;; IF([.I16]&lt;[.J16]; &quot;RA&quot;; &quot;VNS&quot;))" office:value-type="string" office:string-value="IGUAL" calcext:value-type="string">
            <text:p>IGUA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[.I16]-[.$M$17]) * ([.I16]-[.$M$17])" office:value-type="float" office:value="0.762958874445409" calcext:value-type="float">
            <text:p>0,76</text:p>
          </table:table-cell>
          <table:table-cell table:formula="of:=([.J16]-[.$N$17]) * ([.J16]-[.$N$17])" office:value-type="float" office:value="0.00546021239556398" calcext:value-type="float">
            <text:p>0,01</text:p>
          </table:table-cell>
          <table:table-cell table:number-columns-repeated="6"/>
          <table:table-cell table:formula="of:=[RA.B16]" office:value-type="float" office:value="19944" calcext:value-type="float">
            <text:p>19944</text:p>
          </table:table-cell>
          <table:table-cell table:formula="of:=[RA.A16]" office:value-type="float" office:value="78" calcext:value-type="float">
            <text:p>78</text:p>
          </table:table-cell>
          <table:table-cell table:formula="of:=[.X16]+[.Y16]" office:value-type="float" office:value="20022" calcext:value-type="float">
            <text:p>20022</text:p>
          </table:table-cell>
          <table:table-cell table:style-name="ce19" table:formula="of:=([.Y16]*100)/[.Z16]" office:value-type="float" office:value="0.38957147138148" calcext:value-type="float">
            <text:p>0,390</text:p>
          </table:table-cell>
          <table:table-cell/>
        </table:table-row>
        <table:table-row table:style-name="ro3">
          <table:table-cell table:formula="of:=[Global.A17]" office:value-type="string" office:string-value="rand-20-20-20-1000-2.dssp" calcext:value-type="string">
            <text:p>rand-20-20-20-1000-2.dssp</text:p>
          </table:table-cell>
          <table:table-cell table:formula="of:=[RA.D17]" office:value-type="float" office:value="-116.795977" calcext:value-type="float">
            <text:p>-116,8</text:p>
          </table:table-cell>
          <table:table-cell table:formula="of:=[Root.C17]" office:value-type="float" office:value="1E+020" calcext:value-type="float">
            <text:p>1,00E+20</text:p>
          </table:table-cell>
          <table:table-cell table:formula="of:=[Global.D17]" office:value-type="float" office:value="402.03425" calcext:value-type="float">
            <text:p>402,03</text:p>
          </table:table-cell>
          <table:table-cell table:formula="of:=[Root.D17]" office:value-type="float" office:value="-140.5" calcext:value-type="float">
            <text:p>-140,5</text:p>
          </table:table-cell>
          <table:table-cell table:formula="of:=[RA.J17]" office:value-type="float" office:value="-114" calcext:value-type="float">
            <text:p>-114</text:p>
          </table:table-cell>
          <table:table-cell table:formula="of:=[VNS.H17]" office:value-type="float" office:value="-115" calcext:value-type="float">
            <text:p>-115</text:p>
          </table:table-cell>
          <table:table-cell/>
          <table:table-cell table:style-name="ce9" table:formula="of:=IF([.F17]&lt;0; IF([.B17]&lt;0; [.F17]-[.B17]; &quot;!&quot;); IF([.B17]&lt;0; [.F17]-[.B17]; [.F17]-[.B17]))" office:value-type="float" office:value="2.79597699999999" calcext:value-type="float">
            <text:p>2,8</text:p>
          </table:table-cell>
          <table:table-cell table:style-name="ce9" table:formula="of:=IF([.G17]&lt;0; IF([.B17]&lt;0; [.G17]-[.B17]; &quot;!&quot;); IF([.B17]&lt;0; [.G17]-[.B17]; [.G17]-[.B17]))" office:value-type="float" office:value="1.79597699999999" calcext:value-type="float">
            <text:p>1,8</text:p>
          </table:table-cell>
          <table:table-cell table:formula="of:=IF([.J17]&lt;0; [.J17]*-1; [.J17])" office:value-type="float" office:value="1.79597699999999" calcext:value-type="float">
            <text:p>1,8</text:p>
          </table:table-cell>
          <table:table-cell table:style-name="ce15" table:formula="of:=IF([.I17]=[.J17]; &quot;IGUAL&quot;; IF([.I17]&lt;[.J17]; &quot;RA&quot;; &quot;VNS&quot;))" office:value-type="string" office:string-value="VNS" calcext:value-type="string">
            <text:p>VNS</text:p>
          </table:table-cell>
          <table:table-cell table:formula="of:=AVERAGE([.I2:.I77])" office:value-type="float" office:value="2.78458617105263" calcext:value-type="float">
            <text:p>2,78</text:p>
          </table:table-cell>
          <table:table-cell table:formula="of:=AVERAGE([.J2:.J77])" office:value-type="float" office:value="1.83721775" calcext:value-type="float">
            <text:p>1,84</text:p>
          </table:table-cell>
          <table:table-cell office:value-type="float" office:value="16" calcext:value-type="float">
            <text:p>16</text:p>
          </table:table-cell>
          <table:table-cell table:formula="of:=([.I17]-[.$M$17]) * ([.I17]-[.$M$17])" office:value-type="float" office:value="0.000129750984107946" calcext:value-type="float">
            <text:p>0</text:p>
          </table:table-cell>
          <table:table-cell table:formula="of:=([.J17]-[.$N$17]) * ([.J17]-[.$N$17])" office:value-type="float" office:value="0.00170079946056333" calcext:value-type="float">
            <text:p>0</text:p>
          </table:table-cell>
          <table:table-cell table:number-columns-repeated="6"/>
          <table:table-cell table:formula="of:=[RA.B17]" office:value-type="float" office:value="19947" calcext:value-type="float">
            <text:p>19947</text:p>
          </table:table-cell>
          <table:table-cell table:formula="of:=[RA.A17]" office:value-type="float" office:value="75" calcext:value-type="float">
            <text:p>75</text:p>
          </table:table-cell>
          <table:table-cell table:formula="of:=[.X17]+[.Y17]" office:value-type="float" office:value="20022" calcext:value-type="float">
            <text:p>20022</text:p>
          </table:table-cell>
          <table:table-cell table:style-name="ce19" table:formula="of:=([.Y17]*100)/[.Z17]" office:value-type="float" office:value="0.374587953251423" calcext:value-type="float">
            <text:p>0,375</text:p>
          </table:table-cell>
          <table:table-cell/>
        </table:table-row>
        <table:table-row table:style-name="ro3">
          <table:table-cell table:formula="of:=[Global.A18]" office:value-type="string" office:string-value="rand-20-20-20-250-1.dssp" calcext:value-type="string">
            <text:p>rand-20-20-20-250-1.dssp</text:p>
          </table:table-cell>
          <table:table-cell table:formula="of:=[RA.D18]" office:value-type="float" office:value="-30.966137" calcext:value-type="float">
            <text:p>-30,97</text:p>
          </table:table-cell>
          <table:table-cell table:formula="of:=[Root.C18]" office:value-type="float" office:value="1E+020" calcext:value-type="float">
            <text:p>1,00E+20</text:p>
          </table:table-cell>
          <table:table-cell table:formula="of:=[Global.D18]" office:value-type="float" office:value="7.104139" calcext:value-type="float">
            <text:p>7,1</text:p>
          </table:table-cell>
          <table:table-cell table:formula="of:=[Root.D18]" office:value-type="float" office:value="-127.6" calcext:value-type="float">
            <text:p>-127,6</text:p>
          </table:table-cell>
          <table:table-cell table:formula="of:=[RA.J18]" office:value-type="float" office:value="-28" calcext:value-type="float">
            <text:p>-28</text:p>
          </table:table-cell>
          <table:table-cell table:formula="of:=[VNS.H18]" office:value-type="float" office:value="-29" calcext:value-type="float">
            <text:p>-29</text:p>
          </table:table-cell>
          <table:table-cell/>
          <table:table-cell table:style-name="ce9" table:formula="of:=IF([.F18]&lt;0; IF([.B18]&lt;0; [.F18]-[.B18]; &quot;!&quot;); IF([.B18]&lt;0; [.F18]-[.B18]; [.F18]-[.B18]))" office:value-type="float" office:value="2.966137" calcext:value-type="float">
            <text:p>2,97</text:p>
          </table:table-cell>
          <table:table-cell table:style-name="ce9" table:formula="of:=IF([.G18]&lt;0; IF([.B18]&lt;0; [.G18]-[.B18]; &quot;!&quot;); IF([.B18]&lt;0; [.G18]-[.B18]; [.G18]-[.B18]))" office:value-type="float" office:value="1.966137" calcext:value-type="float">
            <text:p>1,97</text:p>
          </table:table-cell>
          <table:table-cell table:formula="of:=IF([.J18]&lt;0; [.J18]*-1; [.J18])" office:value-type="float" office:value="1.966137" calcext:value-type="float">
            <text:p>1,97</text:p>
          </table:table-cell>
          <table:table-cell table:style-name="ce15" table:formula="of:=IF([.I18]=[.J18]; &quot;IGUAL&quot;; IF([.I18]&lt;[.J18]; &quot;RA&quot;; &quot;VNS&quot;))" office:value-type="string" office:string-value="VNS" calcext:value-type="string">
            <text:p>VNS</text:p>
          </table:table-cell>
          <table:table-cell table:formula="of:=[.M17]" office:value-type="float" office:value="2.78458617105263" calcext:value-type="float">
            <text:p>2,78</text:p>
          </table:table-cell>
          <table:table-cell table:formula="of:=[.N17]" office:value-type="float" office:value="1.83721775" calcext:value-type="float">
            <text:p>1,84</text:p>
          </table:table-cell>
          <table:table-cell office:value-type="float" office:value="17" calcext:value-type="float">
            <text:p>17</text:p>
          </table:table-cell>
          <table:table-cell table:formula="of:=([.I18]-[.$M$17]) * ([.I18]-[.$M$17])" office:value-type="float" office:value="0.0329607034914761" calcext:value-type="float">
            <text:p>0,03</text:p>
          </table:table-cell>
          <table:table-cell table:formula="of:=([.J18]-[.$N$17]) * ([.J18]-[.$N$17])" office:value-type="float" office:value="0.0166201730205625" calcext:value-type="float">
            <text:p>0,02</text:p>
          </table:table-cell>
          <table:table-cell table:number-columns-repeated="6"/>
          <table:table-cell table:formula="of:=[RA.B18]" office:value-type="float" office:value="4946" calcext:value-type="float">
            <text:p>4946</text:p>
          </table:table-cell>
          <table:table-cell table:formula="of:=[RA.A18]" office:value-type="float" office:value="76" calcext:value-type="float">
            <text:p>76</text:p>
          </table:table-cell>
          <table:table-cell table:formula="of:=[.X18]+[.Y18]" office:value-type="float" office:value="5022" calcext:value-type="float">
            <text:p>5022</text:p>
          </table:table-cell>
          <table:table-cell table:style-name="ce19" table:formula="of:=([.Y18]*100)/[.Z18]" office:value-type="float" office:value="1.51334129828754" calcext:value-type="float">
            <text:p>1,513</text:p>
          </table:table-cell>
          <table:table-cell/>
        </table:table-row>
        <table:table-row table:style-name="ro3">
          <table:table-cell table:formula="of:=[Global.A19]" office:value-type="string" office:string-value="rand-20-20-20-250-2.dssp" calcext:value-type="string">
            <text:p>rand-20-20-20-250-2.dssp</text:p>
          </table:table-cell>
          <table:table-cell table:formula="of:=[RA.D19]" office:value-type="float" office:value="-29.045697" calcext:value-type="float">
            <text:p>-29,05</text:p>
          </table:table-cell>
          <table:table-cell table:formula="of:=[Root.C19]" office:value-type="float" office:value="1E+020" calcext:value-type="float">
            <text:p>1,00E+20</text:p>
          </table:table-cell>
          <table:table-cell table:formula="of:=[Global.D19]" office:value-type="float" office:value="19.125754" calcext:value-type="float">
            <text:p>19,13</text:p>
          </table:table-cell>
          <table:table-cell table:formula="of:=[Root.D19]" office:value-type="float" office:value="-113.5" calcext:value-type="float">
            <text:p>-113,5</text:p>
          </table:table-cell>
          <table:table-cell table:formula="of:=[RA.J19]" office:value-type="float" office:value="-25" calcext:value-type="float">
            <text:p>-25</text:p>
          </table:table-cell>
          <table:table-cell table:formula="of:=[VNS.H19]" office:value-type="float" office:value="-27" calcext:value-type="float">
            <text:p>-27</text:p>
          </table:table-cell>
          <table:table-cell/>
          <table:table-cell table:style-name="ce9" table:formula="of:=IF([.F19]&lt;0; IF([.B19]&lt;0; [.F19]-[.B19]; &quot;!&quot;); IF([.B19]&lt;0; [.F19]-[.B19]; [.F19]-[.B19]))" office:value-type="float" office:value="4.045697" calcext:value-type="float">
            <text:p>4,05</text:p>
          </table:table-cell>
          <table:table-cell table:style-name="ce9" table:formula="of:=IF([.G19]&lt;0; IF([.B19]&lt;0; [.G19]-[.B19]; &quot;!&quot;); IF([.B19]&lt;0; [.G19]-[.B19]; [.G19]-[.B19]))" office:value-type="float" office:value="2.045697" calcext:value-type="float">
            <text:p>2,05</text:p>
          </table:table-cell>
          <table:table-cell table:formula="of:=IF([.J19]&lt;0; [.J19]*-1; [.J19])" office:value-type="float" office:value="2.045697" calcext:value-type="float">
            <text:p>2,05</text:p>
          </table:table-cell>
          <table:table-cell table:style-name="ce15" table:formula="of:=IF([.I19]=[.J19]; &quot;IGUAL&quot;; IF([.I19]&lt;[.J19]; &quot;RA&quot;; &quot;VNS&quot;))" office:value-type="string" office:string-value="VNS" calcext:value-type="string">
            <text:p>VNS</text:p>
          </table:table-cell>
          <table:table-cell table:formula="of:=[.M18]" office:value-type="float" office:value="2.78458617105263" calcext:value-type="float">
            <text:p>2,78</text:p>
          </table:table-cell>
          <table:table-cell table:formula="of:=[.N18]" office:value-type="float" office:value="1.83721775" calcext:value-type="float">
            <text:p>1,84</text:p>
          </table:table-cell>
          <table:table-cell office:value-type="float" office:value="18" calcext:value-type="float">
            <text:p>18</text:p>
          </table:table-cell>
          <table:table-cell table:formula="of:=([.I19]-[.$M$17]) * ([.I19]-[.$M$17])" office:value-type="float" office:value="1.59040052288831" calcext:value-type="float">
            <text:p>1,59</text:p>
          </table:table-cell>
          <table:table-cell table:formula="of:=([.J19]-[.$N$17]) * ([.J19]-[.$N$17])" office:value-type="float" office:value="0.0434635976805626" calcext:value-type="float">
            <text:p>0,04</text:p>
          </table:table-cell>
          <table:table-cell table:number-columns-repeated="6"/>
          <table:table-cell table:formula="of:=[RA.B19]" office:value-type="float" office:value="4944" calcext:value-type="float">
            <text:p>4944</text:p>
          </table:table-cell>
          <table:table-cell table:formula="of:=[RA.A19]" office:value-type="float" office:value="78" calcext:value-type="float">
            <text:p>78</text:p>
          </table:table-cell>
          <table:table-cell table:formula="of:=[.X19]+[.Y19]" office:value-type="float" office:value="5022" calcext:value-type="float">
            <text:p>5022</text:p>
          </table:table-cell>
          <table:table-cell table:style-name="ce19" table:formula="of:=([.Y19]*100)/[.Z19]" office:value-type="float" office:value="1.5531660692951" calcext:value-type="float">
            <text:p>1,553</text:p>
          </table:table-cell>
          <table:table-cell/>
        </table:table-row>
        <table:table-row table:style-name="ro3">
          <table:table-cell table:formula="of:=[Global.A20]" office:value-type="string" office:string-value="rand-20-20-20-500-1.dssp" calcext:value-type="string">
            <text:p>rand-20-20-20-500-1.dssp</text:p>
          </table:table-cell>
          <table:table-cell table:formula="of:=[RA.D20]" office:value-type="float" office:value="-68.102921" calcext:value-type="float">
            <text:p>-68,1</text:p>
          </table:table-cell>
          <table:table-cell table:formula="of:=[Root.C20]" office:value-type="float" office:value="1E+020" calcext:value-type="float">
            <text:p>1,00E+20</text:p>
          </table:table-cell>
          <table:table-cell table:formula="of:=[Global.D20]" office:value-type="float" office:value="12.306841" calcext:value-type="float">
            <text:p>12,31</text:p>
          </table:table-cell>
          <table:table-cell table:formula="of:=[Root.D20]" office:value-type="float" office:value="-103.3" calcext:value-type="float">
            <text:p>-103,3</text:p>
          </table:table-cell>
          <table:table-cell table:formula="of:=[RA.J20]" office:value-type="float" office:value="-65" calcext:value-type="float">
            <text:p>-65</text:p>
          </table:table-cell>
          <table:table-cell table:formula="of:=[VNS.H20]" office:value-type="float" office:value="-66" calcext:value-type="float">
            <text:p>-66</text:p>
          </table:table-cell>
          <table:table-cell/>
          <table:table-cell table:style-name="ce9" table:formula="of:=IF([.F20]&lt;0; IF([.B20]&lt;0; [.F20]-[.B20]; &quot;!&quot;); IF([.B20]&lt;0; [.F20]-[.B20]; [.F20]-[.B20]))" office:value-type="float" office:value="3.10292099999999" calcext:value-type="float">
            <text:p>3,1</text:p>
          </table:table-cell>
          <table:table-cell table:style-name="ce9" table:formula="of:=IF([.G20]&lt;0; IF([.B20]&lt;0; [.G20]-[.B20]; &quot;!&quot;); IF([.B20]&lt;0; [.G20]-[.B20]; [.G20]-[.B20]))" office:value-type="float" office:value="2.10292099999999" calcext:value-type="float">
            <text:p>2,1</text:p>
          </table:table-cell>
          <table:table-cell table:formula="of:=IF([.J20]&lt;0; [.J20]*-1; [.J20])" office:value-type="float" office:value="2.10292099999999" calcext:value-type="float">
            <text:p>2,1</text:p>
          </table:table-cell>
          <table:table-cell table:style-name="ce15" table:formula="of:=IF([.I20]=[.J20]; &quot;IGUAL&quot;; IF([.I20]&lt;[.J20]; &quot;RA&quot;; &quot;VNS&quot;))" office:value-type="string" office:string-value="VNS" calcext:value-type="string">
            <text:p>VNS</text:p>
          </table:table-cell>
          <table:table-cell table:formula="of:=[.M19]" office:value-type="float" office:value="2.78458617105263" calcext:value-type="float">
            <text:p>2,78</text:p>
          </table:table-cell>
          <table:table-cell table:formula="of:=[.N19]" office:value-type="float" office:value="1.83721775" calcext:value-type="float">
            <text:p>1,84</text:p>
          </table:table-cell>
          <table:table-cell office:value-type="float" office:value="19" calcext:value-type="float">
            <text:p>19</text:p>
          </table:table-cell>
          <table:table-cell table:formula="of:=([.I20]-[.$M$17]) * ([.I20]-[.$M$17])" office:value-type="float" office:value="0.101337063320943" calcext:value-type="float">
            <text:p>0,1</text:p>
          </table:table-cell>
          <table:table-cell table:formula="of:=([.J20]-[.$N$17]) * ([.J20]-[.$N$17])" office:value-type="float" office:value="0.0705982170605572" calcext:value-type="float">
            <text:p>0,07</text:p>
          </table:table-cell>
          <table:table-cell table:number-columns-repeated="6"/>
          <table:table-cell table:formula="of:=[RA.B20]" office:value-type="float" office:value="9945" calcext:value-type="float">
            <text:p>9945</text:p>
          </table:table-cell>
          <table:table-cell table:formula="of:=[RA.A20]" office:value-type="float" office:value="77" calcext:value-type="float">
            <text:p>77</text:p>
          </table:table-cell>
          <table:table-cell table:formula="of:=[.X20]+[.Y20]" office:value-type="float" office:value="10022" calcext:value-type="float">
            <text:p>10022</text:p>
          </table:table-cell>
          <table:table-cell table:style-name="ce19" table:formula="of:=([.Y20]*100)/[.Z20]" office:value-type="float" office:value="0.768309718619038" calcext:value-type="float">
            <text:p>0,768</text:p>
          </table:table-cell>
          <table:table-cell/>
        </table:table-row>
        <table:table-row table:style-name="ro3">
          <table:table-cell table:formula="of:=[Global.A21]" office:value-type="string" office:string-value="rand-20-20-20-500-2.dssp" calcext:value-type="string">
            <text:p>rand-20-20-20-500-2.dssp</text:p>
          </table:table-cell>
          <table:table-cell table:formula="of:=[RA.D21]" office:value-type="float" office:value="-57.928286" calcext:value-type="float">
            <text:p>-57,93</text:p>
          </table:table-cell>
          <table:table-cell table:formula="of:=[Root.C21]" office:value-type="float" office:value="1E+020" calcext:value-type="float">
            <text:p>1,00E+20</text:p>
          </table:table-cell>
          <table:table-cell table:formula="of:=[Global.D21]" office:value-type="float" office:value="65.675743" calcext:value-type="float">
            <text:p>65,68</text:p>
          </table:table-cell>
          <table:table-cell table:formula="of:=[Root.D21]" office:value-type="float" office:value="-97" calcext:value-type="float">
            <text:p>-97</text:p>
          </table:table-cell>
          <table:table-cell table:formula="of:=[RA.J21]" office:value-type="float" office:value="-55" calcext:value-type="float">
            <text:p>-55</text:p>
          </table:table-cell>
          <table:table-cell table:formula="of:=[VNS.H21]" office:value-type="float" office:value="-56" calcext:value-type="float">
            <text:p>-56</text:p>
          </table:table-cell>
          <table:table-cell/>
          <table:table-cell table:style-name="ce9" table:formula="of:=IF([.F21]&lt;0; IF([.B21]&lt;0; [.F21]-[.B21]; &quot;!&quot;); IF([.B21]&lt;0; [.F21]-[.B21]; [.F21]-[.B21]))" office:value-type="float" office:value="2.928286" calcext:value-type="float">
            <text:p>2,93</text:p>
          </table:table-cell>
          <table:table-cell table:style-name="ce9" table:formula="of:=IF([.G21]&lt;0; IF([.B21]&lt;0; [.G21]-[.B21]; &quot;!&quot;); IF([.B21]&lt;0; [.G21]-[.B21]; [.G21]-[.B21]))" office:value-type="float" office:value="1.928286" calcext:value-type="float">
            <text:p>1,93</text:p>
          </table:table-cell>
          <table:table-cell table:formula="of:=IF([.J21]&lt;0; [.J21]*-1; [.J21])" office:value-type="float" office:value="1.928286" calcext:value-type="float">
            <text:p>1,93</text:p>
          </table:table-cell>
          <table:table-cell table:style-name="ce15" table:formula="of:=IF([.I21]=[.J21]; &quot;IGUAL&quot;; IF([.I21]&lt;[.J21]; &quot;RA&quot;; &quot;VNS&quot;))" office:value-type="string" office:string-value="VNS" calcext:value-type="string">
            <text:p>VNS</text:p>
          </table:table-cell>
          <table:table-cell table:formula="of:=[.M20]" office:value-type="float" office:value="2.78458617105263" calcext:value-type="float">
            <text:p>2,78</text:p>
          </table:table-cell>
          <table:table-cell table:formula="of:=[.N20]" office:value-type="float" office:value="1.83721775" calcext:value-type="float">
            <text:p>1,84</text:p>
          </table:table-cell>
          <table:table-cell office:value-type="float" office:value="20" calcext:value-type="float">
            <text:p>20</text:p>
          </table:table-cell>
          <table:table-cell table:formula="of:=([.I21]-[.$M$17]) * ([.I21]-[.$M$17])" office:value-type="float" office:value="0.0206496408395025" calcext:value-type="float">
            <text:p>0,02</text:p>
          </table:table-cell>
          <table:table-cell table:formula="of:=([.J21]-[.$N$17]) * ([.J21]-[.$N$17])" office:value-type="float" office:value="0.00829342615806249" calcext:value-type="float">
            <text:p>0,01</text:p>
          </table:table-cell>
          <table:table-cell table:number-columns-repeated="6"/>
          <table:table-cell table:formula="of:=[RA.B21]" office:value-type="float" office:value="9944" calcext:value-type="float">
            <text:p>9944</text:p>
          </table:table-cell>
          <table:table-cell table:formula="of:=[RA.A21]" office:value-type="float" office:value="78" calcext:value-type="float">
            <text:p>78</text:p>
          </table:table-cell>
          <table:table-cell table:formula="of:=[.X21]+[.Y21]" office:value-type="float" office:value="10022" calcext:value-type="float">
            <text:p>10022</text:p>
          </table:table-cell>
          <table:table-cell table:style-name="ce19" table:formula="of:=([.Y21]*100)/[.Z21]" office:value-type="float" office:value="0.778287766912792" calcext:value-type="float">
            <text:p>0,778</text:p>
          </table:table-cell>
          <table:table-cell/>
        </table:table-row>
        <table:table-row table:style-name="ro3">
          <table:table-cell table:formula="of:=[Global.A22]" office:value-type="string" office:string-value="rand-20-20-20-750-1.dssp" calcext:value-type="string">
            <text:p>rand-20-20-20-750-1.dssp</text:p>
          </table:table-cell>
          <table:table-cell table:formula="of:=[RA.D22]" office:value-type="float" office:value="-100" calcext:value-type="float">
            <text:p>-100</text:p>
          </table:table-cell>
          <table:table-cell table:formula="of:=[Root.C22]" office:value-type="float" office:value="1E+020" calcext:value-type="float">
            <text:p>1,00E+20</text:p>
          </table:table-cell>
          <table:table-cell table:formula="of:=[Global.D22]" office:value-type="float" office:value="60.618312" calcext:value-type="float">
            <text:p>60,62</text:p>
          </table:table-cell>
          <table:table-cell table:formula="of:=[Root.D22]" office:value-type="float" office:value="-156.333333" calcext:value-type="float">
            <text:p>-156,33</text:p>
          </table:table-cell>
          <table:table-cell table:formula="of:=[RA.J22]" office:value-type="float" office:value="-98" calcext:value-type="float">
            <text:p>-98</text:p>
          </table:table-cell>
          <table:table-cell table:formula="of:=[VNS.H22]" office:value-type="float" office:value="-98" calcext:value-type="float">
            <text:p>-98</text:p>
          </table:table-cell>
          <table:table-cell/>
          <table:table-cell table:style-name="ce9" table:formula="of:=IF([.F22]&lt;0; IF([.B22]&lt;0; [.F22]-[.B22]; &quot;!&quot;); IF([.B22]&lt;0; [.F22]-[.B22]; [.F22]-[.B22]))" office:value-type="float" office:value="2" calcext:value-type="float">
            <text:p>2</text:p>
          </table:table-cell>
          <table:table-cell table:style-name="ce9" table:formula="of:=IF([.G22]&lt;0; IF([.B22]&lt;0; [.G22]-[.B22]; &quot;!&quot;); IF([.B22]&lt;0; [.G22]-[.B22]; [.G22]-[.B22]))" office:value-type="float" office:value="2" calcext:value-type="float">
            <text:p>2</text:p>
          </table:table-cell>
          <table:table-cell table:formula="of:=IF([.J22]&lt;0; [.J22]*-1; [.J22])" office:value-type="float" office:value="2" calcext:value-type="float">
            <text:p>2</text:p>
          </table:table-cell>
          <table:table-cell table:style-name="ce15" table:formula="of:=IF([.I22]=[.J22]; &quot;IGUAL&quot;; IF([.I22]&lt;[.J22]; &quot;RA&quot;; &quot;VNS&quot;))" office:value-type="string" office:string-value="IGUAL" calcext:value-type="string">
            <text:p>IGUAL</text:p>
          </table:table-cell>
          <table:table-cell table:formula="of:=[.M21]" office:value-type="float" office:value="2.78458617105263" calcext:value-type="float">
            <text:p>2,78</text:p>
          </table:table-cell>
          <table:table-cell table:formula="of:=[.N21]" office:value-type="float" office:value="1.83721775" calcext:value-type="float">
            <text:p>1,84</text:p>
          </table:table-cell>
          <table:table-cell office:value-type="float" office:value="21" calcext:value-type="float">
            <text:p>21</text:p>
          </table:table-cell>
          <table:table-cell table:formula="of:=([.I22]-[.$M$17]) * ([.I22]-[.$M$17])" office:value-type="float" office:value="0.615575459807031" calcext:value-type="float">
            <text:p>0,62</text:p>
          </table:table-cell>
          <table:table-cell table:formula="of:=([.J22]-[.$N$17]) * ([.J22]-[.$N$17])" office:value-type="float" office:value="0.0264980609150625" calcext:value-type="float">
            <text:p>0,03</text:p>
          </table:table-cell>
          <table:table-cell table:number-columns-repeated="6"/>
          <table:table-cell table:formula="of:=[RA.B22]" office:value-type="float" office:value="14945" calcext:value-type="float">
            <text:p>14945</text:p>
          </table:table-cell>
          <table:table-cell table:formula="of:=[RA.A22]" office:value-type="float" office:value="77" calcext:value-type="float">
            <text:p>77</text:p>
          </table:table-cell>
          <table:table-cell table:formula="of:=[.X22]+[.Y22]" office:value-type="float" office:value="15022" calcext:value-type="float">
            <text:p>15022</text:p>
          </table:table-cell>
          <table:table-cell table:style-name="ce19" table:formula="of:=([.Y22]*100)/[.Z22]" office:value-type="float" office:value="0.512581547064306" calcext:value-type="float">
            <text:p>0,513</text:p>
          </table:table-cell>
          <table:table-cell/>
        </table:table-row>
        <table:table-row table:style-name="ro3">
          <table:table-cell table:formula="of:=[Global.A23]" office:value-type="string" office:string-value="rand-20-20-20-750-2.dssp" calcext:value-type="string">
            <text:p>rand-20-20-20-750-2.dssp</text:p>
          </table:table-cell>
          <table:table-cell table:formula="of:=[RA.D23]" office:value-type="float" office:value="-87.836576" calcext:value-type="float">
            <text:p>-87,84</text:p>
          </table:table-cell>
          <table:table-cell table:formula="of:=[Root.C23]" office:value-type="float" office:value="1E+020" calcext:value-type="float">
            <text:p>1,00E+20</text:p>
          </table:table-cell>
          <table:table-cell table:formula="of:=[Global.D23]" office:value-type="float" office:value="17.808822" calcext:value-type="float">
            <text:p>17,81</text:p>
          </table:table-cell>
          <table:table-cell table:formula="of:=[Root.D23]" office:value-type="float" office:value="-132.817857" calcext:value-type="float">
            <text:p>-132,82</text:p>
          </table:table-cell>
          <table:table-cell table:formula="of:=[RA.J23]" office:value-type="float" office:value="-86" calcext:value-type="float">
            <text:p>-86</text:p>
          </table:table-cell>
          <table:table-cell table:formula="of:=[VNS.H23]" office:value-type="float" office:value="-86" calcext:value-type="float">
            <text:p>-86</text:p>
          </table:table-cell>
          <table:table-cell/>
          <table:table-cell table:style-name="ce9" table:formula="of:=IF([.F23]&lt;0; IF([.B23]&lt;0; [.F23]-[.B23]; &quot;!&quot;); IF([.B23]&lt;0; [.F23]-[.B23]; [.F23]-[.B23]))" office:value-type="float" office:value="1.83657599999999" calcext:value-type="float">
            <text:p>1,84</text:p>
          </table:table-cell>
          <table:table-cell table:style-name="ce9" table:formula="of:=IF([.G23]&lt;0; IF([.B23]&lt;0; [.G23]-[.B23]; &quot;!&quot;); IF([.B23]&lt;0; [.G23]-[.B23]; [.G23]-[.B23]))" office:value-type="float" office:value="1.83657599999999" calcext:value-type="float">
            <text:p>1,84</text:p>
          </table:table-cell>
          <table:table-cell table:formula="of:=IF([.J23]&lt;0; [.J23]*-1; [.J23])" office:value-type="float" office:value="1.83657599999999" calcext:value-type="float">
            <text:p>1,84</text:p>
          </table:table-cell>
          <table:table-cell table:style-name="ce15" table:formula="of:=IF([.I23]=[.J23]; &quot;IGUAL&quot;; IF([.I23]&lt;[.J23]; &quot;RA&quot;; &quot;VNS&quot;))" office:value-type="string" office:string-value="IGUAL" calcext:value-type="string">
            <text:p>IGUAL</text:p>
          </table:table-cell>
          <table:table-cell table:formula="of:=[.M22]" office:value-type="float" office:value="2.78458617105263" calcext:value-type="float">
            <text:p>2,78</text:p>
          </table:table-cell>
          <table:table-cell table:formula="of:=[.N22]" office:value-type="float" office:value="1.83721775" calcext:value-type="float">
            <text:p>1,84</text:p>
          </table:table-cell>
          <table:table-cell office:value-type="float" office:value="22" calcext:value-type="float">
            <text:p>22</text:p>
          </table:table-cell>
          <table:table-cell table:formula="of:=([.I23]-[.$M$17]) * ([.I23]-[.$M$17])" office:value-type="float" office:value="0.898723284419261" calcext:value-type="float">
            <text:p>0,9</text:p>
          </table:table-cell>
          <table:table-cell table:formula="of:=([.J23]-[.$N$17]) * ([.J23]-[.$N$17])" office:value-type="float" office:value="0.00000041184306251282" calcext:value-type="float">
            <text:p>0</text:p>
          </table:table-cell>
          <table:table-cell table:number-columns-repeated="6"/>
          <table:table-cell table:formula="of:=[RA.B23]" office:value-type="float" office:value="14945" calcext:value-type="float">
            <text:p>14945</text:p>
          </table:table-cell>
          <table:table-cell table:formula="of:=[RA.A23]" office:value-type="float" office:value="77" calcext:value-type="float">
            <text:p>77</text:p>
          </table:table-cell>
          <table:table-cell table:formula="of:=[.X23]+[.Y23]" office:value-type="float" office:value="15022" calcext:value-type="float">
            <text:p>15022</text:p>
          </table:table-cell>
          <table:table-cell table:style-name="ce19" table:formula="of:=([.Y23]*100)/[.Z23]" office:value-type="float" office:value="0.512581547064306" calcext:value-type="float">
            <text:p>0,513</text:p>
          </table:table-cell>
          <table:table-cell/>
        </table:table-row>
        <table:table-row table:style-name="ro3">
          <table:table-cell table:formula="of:=[Global.A24]" office:value-type="string" office:string-value="rand-20-25-25-1000-1.dssp" calcext:value-type="string">
            <text:p>rand-20-25-25-1000-1.dssp</text:p>
          </table:table-cell>
          <table:table-cell table:formula="of:=[RA.D24]" office:value-type="float" office:value="-118.938371" calcext:value-type="float">
            <text:p>-118,94</text:p>
          </table:table-cell>
          <table:table-cell table:formula="of:=[Root.C24]" office:value-type="float" office:value="1E+020" calcext:value-type="float">
            <text:p>1,00E+20</text:p>
          </table:table-cell>
          <table:table-cell table:formula="of:=[Global.D24]" office:value-type="float" office:value="91.069035" calcext:value-type="float">
            <text:p>91,07</text:p>
          </table:table-cell>
          <table:table-cell table:formula="of:=[Root.D24]" office:value-type="float" office:value="-121.733333" calcext:value-type="float">
            <text:p>-121,73</text:p>
          </table:table-cell>
          <table:table-cell table:formula="of:=[RA.J24]" office:value-type="float" office:value="-115" calcext:value-type="float">
            <text:p>-115</text:p>
          </table:table-cell>
          <table:table-cell table:formula="of:=[VNS.H24]" office:value-type="float" office:value="-117" calcext:value-type="float">
            <text:p>-117</text:p>
          </table:table-cell>
          <table:table-cell/>
          <table:table-cell table:style-name="ce9" table:formula="of:=IF([.F24]&lt;0; IF([.B24]&lt;0; [.F24]-[.B24]; &quot;!&quot;); IF([.B24]&lt;0; [.F24]-[.B24]; [.F24]-[.B24]))" office:value-type="float" office:value="3.938371" calcext:value-type="float">
            <text:p>3,94</text:p>
          </table:table-cell>
          <table:table-cell table:style-name="ce9" table:formula="of:=IF([.G24]&lt;0; IF([.B24]&lt;0; [.G24]-[.B24]; &quot;!&quot;); IF([.B24]&lt;0; [.G24]-[.B24]; [.G24]-[.B24]))" office:value-type="float" office:value="1.938371" calcext:value-type="float">
            <text:p>1,94</text:p>
          </table:table-cell>
          <table:table-cell table:formula="of:=IF([.J24]&lt;0; [.J24]*-1; [.J24])" office:value-type="float" office:value="1.938371" calcext:value-type="float">
            <text:p>1,94</text:p>
          </table:table-cell>
          <table:table-cell table:style-name="ce15" table:formula="of:=IF([.I24]=[.J24]; &quot;IGUAL&quot;; IF([.I24]&lt;[.J24]; &quot;RA&quot;; &quot;VNS&quot;))" office:value-type="string" office:string-value="VNS" calcext:value-type="string">
            <text:p>VNS</text:p>
          </table:table-cell>
          <table:table-cell table:formula="of:=[.M23]" office:value-type="float" office:value="2.78458617105263" calcext:value-type="float">
            <text:p>2,78</text:p>
          </table:table-cell>
          <table:table-cell table:formula="of:=[.N23]" office:value-type="float" office:value="1.83721775" calcext:value-type="float">
            <text:p>1,84</text:p>
          </table:table-cell>
          <table:table-cell office:value-type="float" office:value="23" calcext:value-type="float">
            <text:p>23</text:p>
          </table:table-cell>
          <table:table-cell table:formula="of:=([.I24]-[.$M$17]) * ([.I24]-[.$M$17])" office:value-type="float" office:value="1.33121943150911" calcext:value-type="float">
            <text:p>1,33</text:p>
          </table:table-cell>
          <table:table-cell table:formula="of:=([.J24]-[.$N$17]) * ([.J24]-[.$N$17])" office:value-type="float" office:value="0.0102319799855625" calcext:value-type="float">
            <text:p>0,01</text:p>
          </table:table-cell>
          <table:table-cell table:number-columns-repeated="6"/>
          <table:table-cell table:formula="of:=[RA.B24]" office:value-type="float" office:value="19931" calcext:value-type="float">
            <text:p>19931</text:p>
          </table:table-cell>
          <table:table-cell table:formula="of:=[RA.A24]" office:value-type="float" office:value="96" calcext:value-type="float">
            <text:p>96</text:p>
          </table:table-cell>
          <table:table-cell table:formula="of:=[.X24]+[.Y24]" office:value-type="float" office:value="20027" calcext:value-type="float">
            <text:p>20027</text:p>
          </table:table-cell>
          <table:table-cell table:style-name="ce19" table:formula="of:=([.Y24]*100)/[.Z24]" office:value-type="float" office:value="0.479352873620612" calcext:value-type="float">
            <text:p>0,479</text:p>
          </table:table-cell>
          <table:table-cell/>
        </table:table-row>
        <table:table-row table:style-name="ro3">
          <table:table-cell table:formula="of:=[Global.A25]" office:value-type="string" office:string-value="rand-20-25-25-1000-2.dssp" calcext:value-type="string">
            <text:p>rand-20-25-25-1000-2.dssp</text:p>
          </table:table-cell>
          <table:table-cell table:formula="of:=[RA.D25]" office:value-type="float" office:value="-102.994054" calcext:value-type="float">
            <text:p>-102,99</text:p>
          </table:table-cell>
          <table:table-cell table:formula="of:=[Root.C25]" office:value-type="float" office:value="1E+020" calcext:value-type="float">
            <text:p>1,00E+20</text:p>
          </table:table-cell>
          <table:table-cell table:formula="of:=[Global.D25]" office:value-type="string" office:string-value="TLE" calcext:value-type="string">
            <text:p>TLE</text:p>
          </table:table-cell>
          <table:table-cell table:formula="of:=[Root.D25]" office:value-type="float" office:value="-110.188095" calcext:value-type="float">
            <text:p>-110,19</text:p>
          </table:table-cell>
          <table:table-cell table:formula="of:=[RA.J25]" office:value-type="float" office:value="-100" calcext:value-type="float">
            <text:p>-100</text:p>
          </table:table-cell>
          <table:table-cell table:formula="of:=[VNS.H25]" office:value-type="float" office:value="-101" calcext:value-type="float">
            <text:p>-101</text:p>
          </table:table-cell>
          <table:table-cell/>
          <table:table-cell table:style-name="ce9" table:formula="of:=IF([.F25]&lt;0; IF([.B25]&lt;0; [.F25]-[.B25]; &quot;!&quot;); IF([.B25]&lt;0; [.F25]-[.B25]; [.F25]-[.B25]))" office:value-type="float" office:value="2.99405400000001" calcext:value-type="float">
            <text:p>2,99</text:p>
          </table:table-cell>
          <table:table-cell table:style-name="ce9" table:formula="of:=IF([.G25]&lt;0; IF([.B25]&lt;0; [.G25]-[.B25]; &quot;!&quot;); IF([.B25]&lt;0; [.G25]-[.B25]; [.G25]-[.B25]))" office:value-type="float" office:value="1.99405400000001" calcext:value-type="float">
            <text:p>1,99</text:p>
          </table:table-cell>
          <table:table-cell table:formula="of:=IF([.J25]&lt;0; [.J25]*-1; [.J25])" office:value-type="float" office:value="1.99405400000001" calcext:value-type="float">
            <text:p>1,99</text:p>
          </table:table-cell>
          <table:table-cell table:style-name="ce15" table:formula="of:=IF([.I25]=[.J25]; &quot;IGUAL&quot;; IF([.I25]&lt;[.J25]; &quot;RA&quot;; &quot;VNS&quot;))" office:value-type="string" office:string-value="VNS" calcext:value-type="string">
            <text:p>VNS</text:p>
          </table:table-cell>
          <table:table-cell table:formula="of:=[.M24]" office:value-type="float" office:value="2.78458617105263" calcext:value-type="float">
            <text:p>2,78</text:p>
          </table:table-cell>
          <table:table-cell table:formula="of:=[.N24]" office:value-type="float" office:value="1.83721775" calcext:value-type="float">
            <text:p>1,84</text:p>
          </table:table-cell>
          <table:table-cell office:value-type="float" office:value="24" calcext:value-type="float">
            <text:p>24</text:p>
          </table:table-cell>
          <table:table-cell table:formula="of:=([.I25]-[.$M$17]) * ([.I25]-[.$M$17])" office:value-type="float" office:value="0.0438767713639276" calcext:value-type="float">
            <text:p>0,04</text:p>
          </table:table-cell>
          <table:table-cell table:formula="of:=([.J25]-[.$N$17]) * ([.J25]-[.$N$17])" office:value-type="float" office:value="0.0245976093140656" calcext:value-type="float">
            <text:p>0,02</text:p>
          </table:table-cell>
          <table:table-cell table:number-columns-repeated="6"/>
          <table:table-cell table:formula="of:=[RA.B25]" office:value-type="float" office:value="19929" calcext:value-type="float">
            <text:p>19929</text:p>
          </table:table-cell>
          <table:table-cell table:formula="of:=[RA.A25]" office:value-type="float" office:value="98" calcext:value-type="float">
            <text:p>98</text:p>
          </table:table-cell>
          <table:table-cell table:formula="of:=[.X25]+[.Y25]" office:value-type="float" office:value="20027" calcext:value-type="float">
            <text:p>20027</text:p>
          </table:table-cell>
          <table:table-cell table:style-name="ce19" table:formula="of:=([.Y25]*100)/[.Z25]" office:value-type="float" office:value="0.489339391821042" calcext:value-type="float">
            <text:p>0,489</text:p>
          </table:table-cell>
          <table:table-cell/>
        </table:table-row>
        <table:table-row table:style-name="ro3">
          <table:table-cell table:formula="of:=[Global.A26]" office:value-type="string" office:string-value="rand-20-25-25-250-1.dssp" calcext:value-type="string">
            <text:p>rand-20-25-25-250-1.dssp</text:p>
          </table:table-cell>
          <table:table-cell table:formula="of:=[RA.D26]" office:value-type="float" office:value="-28.352677" calcext:value-type="float">
            <text:p>-28,35</text:p>
          </table:table-cell>
          <table:table-cell table:formula="of:=[Root.C26]" office:value-type="float" office:value="1E+020" calcext:value-type="float">
            <text:p>1,00E+20</text:p>
          </table:table-cell>
          <table:table-cell table:formula="of:=[Global.D26]" office:value-type="float" office:value="45.855892" calcext:value-type="float">
            <text:p>45,86</text:p>
          </table:table-cell>
          <table:table-cell table:formula="of:=[Root.D26]" office:value-type="float" office:value="-103.266667" calcext:value-type="float">
            <text:p>-103,27</text:p>
          </table:table-cell>
          <table:table-cell table:formula="of:=[RA.J26]" office:value-type="float" office:value="-26" calcext:value-type="float">
            <text:p>-26</text:p>
          </table:table-cell>
          <table:table-cell table:formula="of:=[VNS.H26]" office:value-type="float" office:value="-27" calcext:value-type="float">
            <text:p>-27</text:p>
          </table:table-cell>
          <table:table-cell/>
          <table:table-cell table:style-name="ce9" table:formula="of:=IF([.F26]&lt;0; IF([.B26]&lt;0; [.F26]-[.B26]; &quot;!&quot;); IF([.B26]&lt;0; [.F26]-[.B26]; [.F26]-[.B26]))" office:value-type="float" office:value="2.352677" calcext:value-type="float">
            <text:p>2,35</text:p>
          </table:table-cell>
          <table:table-cell table:style-name="ce9" table:formula="of:=IF([.G26]&lt;0; IF([.B26]&lt;0; [.G26]-[.B26]; &quot;!&quot;); IF([.B26]&lt;0; [.G26]-[.B26]; [.G26]-[.B26]))" office:value-type="float" office:value="1.352677" calcext:value-type="float">
            <text:p>1,35</text:p>
          </table:table-cell>
          <table:table-cell table:formula="of:=IF([.J26]&lt;0; [.J26]*-1; [.J26])" office:value-type="float" office:value="1.352677" calcext:value-type="float">
            <text:p>1,35</text:p>
          </table:table-cell>
          <table:table-cell table:style-name="ce15" table:formula="of:=IF([.I26]=[.J26]; &quot;IGUAL&quot;; IF([.I26]&lt;[.J26]; &quot;RA&quot;; &quot;VNS&quot;))" office:value-type="string" office:string-value="VNS" calcext:value-type="string">
            <text:p>VNS</text:p>
          </table:table-cell>
          <table:table-cell table:formula="of:=[.M25]" office:value-type="float" office:value="2.78458617105263" calcext:value-type="float">
            <text:p>2,78</text:p>
          </table:table-cell>
          <table:table-cell table:formula="of:=[.N25]" office:value-type="float" office:value="1.83721775" calcext:value-type="float">
            <text:p>1,84</text:p>
          </table:table-cell>
          <table:table-cell office:value-type="float" office:value="25" calcext:value-type="float">
            <text:p>25</text:p>
          </table:table-cell>
          <table:table-cell table:formula="of:=([.I26]-[.$M$17]) * ([.I26]-[.$M$17])" office:value-type="float" office:value="0.186545532039373" calcext:value-type="float">
            <text:p>0,19</text:p>
          </table:table-cell>
          <table:table-cell table:formula="of:=([.J26]-[.$N$17]) * ([.J26]-[.$N$17])" office:value-type="float" office:value="0.234779738410563" calcext:value-type="float">
            <text:p>0,23</text:p>
          </table:table-cell>
          <table:table-cell table:number-columns-repeated="6"/>
          <table:table-cell table:formula="of:=[RA.B26]" office:value-type="float" office:value="4932" calcext:value-type="float">
            <text:p>4932</text:p>
          </table:table-cell>
          <table:table-cell table:formula="of:=[RA.A26]" office:value-type="float" office:value="95" calcext:value-type="float">
            <text:p>95</text:p>
          </table:table-cell>
          <table:table-cell table:formula="of:=[.X26]+[.Y26]" office:value-type="float" office:value="5027" calcext:value-type="float">
            <text:p>5027</text:p>
          </table:table-cell>
          <table:table-cell table:style-name="ce19" table:formula="of:=([.Y26]*100)/[.Z26]" office:value-type="float" office:value="1.8897951064253" calcext:value-type="float">
            <text:p>1,890</text:p>
          </table:table-cell>
          <table:table-cell/>
        </table:table-row>
        <table:table-row table:style-name="ro3">
          <table:table-cell table:formula="of:=[Global.A27]" office:value-type="string" office:string-value="rand-20-25-25-250-2.dssp" calcext:value-type="string">
            <text:p>rand-20-25-25-250-2.dssp</text:p>
          </table:table-cell>
          <table:table-cell table:formula="of:=[RA.D27]" office:value-type="float" office:value="-24.400108" calcext:value-type="float">
            <text:p>-24,4</text:p>
          </table:table-cell>
          <table:table-cell table:formula="of:=[Root.C27]" office:value-type="float" office:value="1E+020" calcext:value-type="float">
            <text:p>1,00E+20</text:p>
          </table:table-cell>
          <table:table-cell table:formula="of:=[Global.D27]" office:value-type="float" office:value="25.617648" calcext:value-type="float">
            <text:p>25,62</text:p>
          </table:table-cell>
          <table:table-cell table:formula="of:=[Root.D27]" office:value-type="float" office:value="-38.6" calcext:value-type="float">
            <text:p>-38,6</text:p>
          </table:table-cell>
          <table:table-cell table:formula="of:=[RA.J27]" office:value-type="float" office:value="-22" calcext:value-type="float">
            <text:p>-22</text:p>
          </table:table-cell>
          <table:table-cell table:formula="of:=[VNS.H27]" office:value-type="float" office:value="-22" calcext:value-type="float">
            <text:p>-22</text:p>
          </table:table-cell>
          <table:table-cell/>
          <table:table-cell table:style-name="ce9" table:formula="of:=IF([.F27]&lt;0; IF([.B27]&lt;0; [.F27]-[.B27]; &quot;!&quot;); IF([.B27]&lt;0; [.F27]-[.B27]; [.F27]-[.B27]))" office:value-type="float" office:value="2.400108" calcext:value-type="float">
            <text:p>2,4</text:p>
          </table:table-cell>
          <table:table-cell table:style-name="ce9" table:formula="of:=IF([.G27]&lt;0; IF([.B27]&lt;0; [.G27]-[.B27]; &quot;!&quot;); IF([.B27]&lt;0; [.G27]-[.B27]; [.G27]-[.B27]))" office:value-type="float" office:value="2.400108" calcext:value-type="float">
            <text:p>2,4</text:p>
          </table:table-cell>
          <table:table-cell table:formula="of:=IF([.J27]&lt;0; [.J27]*-1; [.J27])" office:value-type="float" office:value="2.400108" calcext:value-type="float">
            <text:p>2,4</text:p>
          </table:table-cell>
          <table:table-cell table:style-name="ce15" table:formula="of:=IF([.I27]=[.J27]; &quot;IGUAL&quot;; IF([.I27]&lt;[.J27]; &quot;RA&quot;; &quot;VNS&quot;))" office:value-type="string" office:string-value="IGUAL" calcext:value-type="string">
            <text:p>IGUAL</text:p>
          </table:table-cell>
          <table:table-cell table:formula="of:=[.M26]" office:value-type="float" office:value="2.78458617105263" calcext:value-type="float">
            <text:p>2,78</text:p>
          </table:table-cell>
          <table:table-cell table:formula="of:=[.N26]" office:value-type="float" office:value="1.83721775" calcext:value-type="float">
            <text:p>1,84</text:p>
          </table:table-cell>
          <table:table-cell office:value-type="float" office:value="26" calcext:value-type="float">
            <text:p>26</text:p>
          </table:table-cell>
          <table:table-cell table:formula="of:=([.I27]-[.$M$17]) * ([.I27]-[.$M$17])" office:value-type="float" office:value="0.147823464015978" calcext:value-type="float">
            <text:p>0,15</text:p>
          </table:table-cell>
          <table:table-cell table:formula="of:=([.J27]-[.$N$17]) * ([.J27]-[.$N$17])" office:value-type="float" office:value="0.316845433545062" calcext:value-type="float">
            <text:p>0,32</text:p>
          </table:table-cell>
          <table:table-cell table:number-columns-repeated="6"/>
          <table:table-cell table:formula="of:=[RA.B27]" office:value-type="float" office:value="4934" calcext:value-type="float">
            <text:p>4934</text:p>
          </table:table-cell>
          <table:table-cell table:formula="of:=[RA.A27]" office:value-type="float" office:value="93" calcext:value-type="float">
            <text:p>93</text:p>
          </table:table-cell>
          <table:table-cell table:formula="of:=[.X27]+[.Y27]" office:value-type="float" office:value="5027" calcext:value-type="float">
            <text:p>5027</text:p>
          </table:table-cell>
          <table:table-cell table:style-name="ce19" table:formula="of:=([.Y27]*100)/[.Z27]" office:value-type="float" office:value="1.85000994629003" calcext:value-type="float">
            <text:p>1,850</text:p>
          </table:table-cell>
          <table:table-cell/>
        </table:table-row>
        <table:table-row table:style-name="ro3">
          <table:table-cell table:formula="of:=[Global.A28]" office:value-type="string" office:string-value="rand-20-25-25-500-1.dssp" calcext:value-type="string">
            <text:p>rand-20-25-25-500-1.dssp</text:p>
          </table:table-cell>
          <table:table-cell table:formula="of:=[RA.D28]" office:value-type="float" office:value="-58.787785" calcext:value-type="float">
            <text:p>-58,79</text:p>
          </table:table-cell>
          <table:table-cell table:formula="of:=[Root.C28]" office:value-type="float" office:value="1E+020" calcext:value-type="float">
            <text:p>1,00E+20</text:p>
          </table:table-cell>
          <table:table-cell table:formula="of:=[Global.D28]" office:value-type="float" office:value="27.094948" calcext:value-type="float">
            <text:p>27,09</text:p>
          </table:table-cell>
          <table:table-cell table:formula="of:=[Root.D28]" office:value-type="float" office:value="-33.275676" calcext:value-type="float">
            <text:p>-33,28</text:p>
          </table:table-cell>
          <table:table-cell table:formula="of:=[RA.J28]" office:value-type="float" office:value="-56" calcext:value-type="float">
            <text:p>-56</text:p>
          </table:table-cell>
          <table:table-cell table:formula="of:=[VNS.H28]" office:value-type="float" office:value="-57" calcext:value-type="float">
            <text:p>-57</text:p>
          </table:table-cell>
          <table:table-cell/>
          <table:table-cell table:style-name="ce9" table:formula="of:=IF([.F28]&lt;0; IF([.B28]&lt;0; [.F28]-[.B28]; &quot;!&quot;); IF([.B28]&lt;0; [.F28]-[.B28]; [.F28]-[.B28]))" office:value-type="float" office:value="2.787785" calcext:value-type="float">
            <text:p>2,79</text:p>
          </table:table-cell>
          <table:table-cell table:style-name="ce9" table:formula="of:=IF([.G28]&lt;0; IF([.B28]&lt;0; [.G28]-[.B28]; &quot;!&quot;); IF([.B28]&lt;0; [.G28]-[.B28]; [.G28]-[.B28]))" office:value-type="float" office:value="1.787785" calcext:value-type="float">
            <text:p>1,79</text:p>
          </table:table-cell>
          <table:table-cell table:formula="of:=IF([.J28]&lt;0; [.J28]*-1; [.J28])" office:value-type="float" office:value="1.787785" calcext:value-type="float">
            <text:p>1,79</text:p>
          </table:table-cell>
          <table:table-cell table:style-name="ce15" table:formula="of:=IF([.I28]=[.J28]; &quot;IGUAL&quot;; IF([.I28]&lt;[.J28]; &quot;RA&quot;; &quot;VNS&quot;))" office:value-type="string" office:string-value="VNS" calcext:value-type="string">
            <text:p>VNS</text:p>
          </table:table-cell>
          <table:table-cell table:formula="of:=[.M27]" office:value-type="float" office:value="2.78458617105263" calcext:value-type="float">
            <text:p>2,78</text:p>
          </table:table-cell>
          <table:table-cell table:formula="of:=[.N27]" office:value-type="float" office:value="1.83721775" calcext:value-type="float">
            <text:p>1,84</text:p>
          </table:table-cell>
          <table:table-cell office:value-type="float" office:value="27" calcext:value-type="float">
            <text:p>27</text:p>
          </table:table-cell>
          <table:table-cell table:formula="of:=([.I28]-[.$M$17]) * ([.I28]-[.$M$17])" office:value-type="float" office:value="0.0000102325066345131" calcext:value-type="float">
            <text:p>0</text:p>
          </table:table-cell>
          <table:table-cell table:formula="of:=([.J28]-[.$N$17]) * ([.J28]-[.$N$17])" office:value-type="float" office:value="0.0024435967725625" calcext:value-type="float">
            <text:p>0</text:p>
          </table:table-cell>
          <table:table-cell table:number-columns-repeated="6"/>
          <table:table-cell table:formula="of:=[RA.B28]" office:value-type="float" office:value="9931" calcext:value-type="float">
            <text:p>9931</text:p>
          </table:table-cell>
          <table:table-cell table:formula="of:=[RA.A28]" office:value-type="float" office:value="96" calcext:value-type="float">
            <text:p>96</text:p>
          </table:table-cell>
          <table:table-cell table:formula="of:=[.X28]+[.Y28]" office:value-type="float" office:value="10027" calcext:value-type="float">
            <text:p>10027</text:p>
          </table:table-cell>
          <table:table-cell table:style-name="ce19" table:formula="of:=([.Y28]*100)/[.Z28]" office:value-type="float" office:value="0.957414979555201" calcext:value-type="float">
            <text:p>0,957</text:p>
          </table:table-cell>
          <table:table-cell/>
        </table:table-row>
        <table:table-row table:style-name="ro3">
          <table:table-cell table:formula="of:=[Global.A29]" office:value-type="string" office:string-value="rand-20-25-25-500-2.dssp" calcext:value-type="string">
            <text:p>rand-20-25-25-500-2.dssp</text:p>
          </table:table-cell>
          <table:table-cell table:formula="of:=[RA.D29]" office:value-type="float" office:value="-53.643207" calcext:value-type="float">
            <text:p>-53,64</text:p>
          </table:table-cell>
          <table:table-cell table:formula="of:=[Root.C29]" office:value-type="float" office:value="1E+020" calcext:value-type="float">
            <text:p>1,00E+20</text:p>
          </table:table-cell>
          <table:table-cell table:formula="of:=[Global.D29]" office:value-type="float" office:value="111.316148" calcext:value-type="float">
            <text:p>111,32</text:p>
          </table:table-cell>
          <table:table-cell table:formula="of:=[Root.D29]" office:value-type="float" office:value="-28.618708" calcext:value-type="float">
            <text:p>-28,62</text:p>
          </table:table-cell>
          <table:table-cell table:formula="of:=[RA.J29]" office:value-type="float" office:value="-50" calcext:value-type="float">
            <text:p>-50</text:p>
          </table:table-cell>
          <table:table-cell table:formula="of:=[VNS.H29]" office:value-type="float" office:value="-51" calcext:value-type="float">
            <text:p>-51</text:p>
          </table:table-cell>
          <table:table-cell/>
          <table:table-cell table:style-name="ce9" table:formula="of:=IF([.F29]&lt;0; IF([.B29]&lt;0; [.F29]-[.B29]; &quot;!&quot;); IF([.B29]&lt;0; [.F29]-[.B29]; [.F29]-[.B29]))" office:value-type="float" office:value="3.643207" calcext:value-type="float">
            <text:p>3,64</text:p>
          </table:table-cell>
          <table:table-cell table:style-name="ce9" table:formula="of:=IF([.G29]&lt;0; IF([.B29]&lt;0; [.G29]-[.B29]; &quot;!&quot;); IF([.B29]&lt;0; [.G29]-[.B29]; [.G29]-[.B29]))" office:value-type="float" office:value="2.643207" calcext:value-type="float">
            <text:p>2,64</text:p>
          </table:table-cell>
          <table:table-cell table:formula="of:=IF([.J29]&lt;0; [.J29]*-1; [.J29])" office:value-type="float" office:value="2.643207" calcext:value-type="float">
            <text:p>2,64</text:p>
          </table:table-cell>
          <table:table-cell table:style-name="ce15" table:formula="of:=IF([.I29]=[.J29]; &quot;IGUAL&quot;; IF([.I29]&lt;[.J29]; &quot;RA&quot;; &quot;VNS&quot;))" office:value-type="string" office:string-value="VNS" calcext:value-type="string">
            <text:p>VNS</text:p>
          </table:table-cell>
          <table:table-cell table:formula="of:=[.M28]" office:value-type="float" office:value="2.78458617105263" calcext:value-type="float">
            <text:p>2,78</text:p>
          </table:table-cell>
          <table:table-cell table:formula="of:=[.N28]" office:value-type="float" office:value="1.83721775" calcext:value-type="float">
            <text:p>1,84</text:p>
          </table:table-cell>
          <table:table-cell office:value-type="float" office:value="28" calcext:value-type="float">
            <text:p>28</text:p>
          </table:table-cell>
          <table:table-cell table:formula="of:=([.I29]-[.$M$17]) * ([.I29]-[.$M$17])" office:value-type="float" office:value="0.737229727902264" calcext:value-type="float">
            <text:p>0,74</text:p>
          </table:table-cell>
          <table:table-cell table:formula="of:=([.J29]-[.$N$17]) * ([.J29]-[.$N$17])" office:value-type="float" office:value="0.649618671115562" calcext:value-type="float">
            <text:p>0,65</text:p>
          </table:table-cell>
          <table:table-cell table:number-columns-repeated="6"/>
          <table:table-cell table:formula="of:=[RA.B29]" office:value-type="float" office:value="9931" calcext:value-type="float">
            <text:p>9931</text:p>
          </table:table-cell>
          <table:table-cell table:formula="of:=[RA.A29]" office:value-type="float" office:value="96" calcext:value-type="float">
            <text:p>96</text:p>
          </table:table-cell>
          <table:table-cell table:formula="of:=[.X29]+[.Y29]" office:value-type="float" office:value="10027" calcext:value-type="float">
            <text:p>10027</text:p>
          </table:table-cell>
          <table:table-cell table:style-name="ce19" table:formula="of:=([.Y29]*100)/[.Z29]" office:value-type="float" office:value="0.957414979555201" calcext:value-type="float">
            <text:p>0,957</text:p>
          </table:table-cell>
          <table:table-cell/>
        </table:table-row>
        <table:table-row table:style-name="ro3">
          <table:table-cell table:formula="of:=[Global.A30]" office:value-type="string" office:string-value="rand-20-25-25-750-1.dssp" calcext:value-type="string">
            <text:p>rand-20-25-25-750-1.dssp</text:p>
          </table:table-cell>
          <table:table-cell table:formula="of:=[RA.D30]" office:value-type="float" office:value="-86.430553" calcext:value-type="float">
            <text:p>-86,43</text:p>
          </table:table-cell>
          <table:table-cell table:formula="of:=[Root.C30]" office:value-type="float" office:value="1E+020" calcext:value-type="float">
            <text:p>1,00E+20</text:p>
          </table:table-cell>
          <table:table-cell table:formula="of:=[Global.D30]" office:value-type="float" office:value="458.620328" calcext:value-type="float">
            <text:p>458,62</text:p>
          </table:table-cell>
          <table:table-cell table:formula="of:=[Root.D30]" office:value-type="float" office:value="-25.628571" calcext:value-type="float">
            <text:p>-25,63</text:p>
          </table:table-cell>
          <table:table-cell table:formula="of:=[RA.J30]" office:value-type="float" office:value="-83" calcext:value-type="float">
            <text:p>-83</text:p>
          </table:table-cell>
          <table:table-cell table:formula="of:=[VNS.H30]" office:value-type="float" office:value="-84" calcext:value-type="float">
            <text:p>-84</text:p>
          </table:table-cell>
          <table:table-cell/>
          <table:table-cell table:style-name="ce9" table:formula="of:=IF([.F30]&lt;0; IF([.B30]&lt;0; [.F30]-[.B30]; &quot;!&quot;); IF([.B30]&lt;0; [.F30]-[.B30]; [.F30]-[.B30]))" office:value-type="float" office:value="3.430553" calcext:value-type="float">
            <text:p>3,43</text:p>
          </table:table-cell>
          <table:table-cell table:style-name="ce9" table:formula="of:=IF([.G30]&lt;0; IF([.B30]&lt;0; [.G30]-[.B30]; &quot;!&quot;); IF([.B30]&lt;0; [.G30]-[.B30]; [.G30]-[.B30]))" office:value-type="float" office:value="2.430553" calcext:value-type="float">
            <text:p>2,43</text:p>
          </table:table-cell>
          <table:table-cell table:formula="of:=IF([.J30]&lt;0; [.J30]*-1; [.J30])" office:value-type="float" office:value="2.430553" calcext:value-type="float">
            <text:p>2,43</text:p>
          </table:table-cell>
          <table:table-cell table:style-name="ce15" table:formula="of:=IF([.I30]=[.J30]; &quot;IGUAL&quot;; IF([.I30]&lt;[.J30]; &quot;RA&quot;; &quot;VNS&quot;))" office:value-type="string" office:string-value="VNS" calcext:value-type="string">
            <text:p>VNS</text:p>
          </table:table-cell>
          <table:table-cell table:formula="of:=[.M29]" office:value-type="float" office:value="2.78458617105263" calcext:value-type="float">
            <text:p>2,78</text:p>
          </table:table-cell>
          <table:table-cell table:formula="of:=[.N29]" office:value-type="float" office:value="1.83721775" calcext:value-type="float">
            <text:p>1,84</text:p>
          </table:table-cell>
          <table:table-cell office:value-type="float" office:value="29" calcext:value-type="float">
            <text:p>29</text:p>
          </table:table-cell>
          <table:table-cell table:formula="of:=([.I30]-[.$M$17]) * ([.I30]-[.$M$17])" office:value-type="float" office:value="0.417273144100317" calcext:value-type="float">
            <text:p>0,42</text:p>
          </table:table-cell>
          <table:table-cell table:formula="of:=([.J30]-[.$N$17]) * ([.J30]-[.$N$17])" office:value-type="float" office:value="0.352046718892562" calcext:value-type="float">
            <text:p>0,35</text:p>
          </table:table-cell>
          <table:table-cell table:number-columns-repeated="6"/>
          <table:table-cell table:formula="of:=[RA.B30]" office:value-type="float" office:value="14929" calcext:value-type="float">
            <text:p>14929</text:p>
          </table:table-cell>
          <table:table-cell table:formula="of:=[RA.A30]" office:value-type="float" office:value="98" calcext:value-type="float">
            <text:p>98</text:p>
          </table:table-cell>
          <table:table-cell table:formula="of:=[.X30]+[.Y30]" office:value-type="float" office:value="15027" calcext:value-type="float">
            <text:p>15027</text:p>
          </table:table-cell>
          <table:table-cell table:style-name="ce19" table:formula="of:=([.Y30]*100)/[.Z30]" office:value-type="float" office:value="0.65215944632994" calcext:value-type="float">
            <text:p>0,652</text:p>
          </table:table-cell>
          <table:table-cell/>
        </table:table-row>
        <table:table-row table:style-name="ro3">
          <table:table-cell table:formula="of:=[Global.A31]" office:value-type="string" office:string-value="rand-20-25-25-750-2.dssp" calcext:value-type="string">
            <text:p>rand-20-25-25-750-2.dssp</text:p>
          </table:table-cell>
          <table:table-cell table:formula="of:=[RA.D31]" office:value-type="float" office:value="-77.08822" calcext:value-type="float">
            <text:p>-77,09</text:p>
          </table:table-cell>
          <table:table-cell table:formula="of:=[Root.C31]" office:value-type="float" office:value="1E+020" calcext:value-type="float">
            <text:p>1,00E+20</text:p>
          </table:table-cell>
          <table:table-cell table:formula="of:=[Global.D31]" office:value-type="float" office:value="846.468546" calcext:value-type="float">
            <text:p>846,47</text:p>
          </table:table-cell>
          <table:table-cell table:formula="of:=[Root.D31]" office:value-type="float" office:value="-26.115254" calcext:value-type="float">
            <text:p>-26,12</text:p>
          </table:table-cell>
          <table:table-cell table:formula="of:=[RA.J31]" office:value-type="float" office:value="-74" calcext:value-type="float">
            <text:p>-74</text:p>
          </table:table-cell>
          <table:table-cell table:formula="of:=[VNS.H31]" office:value-type="float" office:value="-75" calcext:value-type="float">
            <text:p>-75</text:p>
          </table:table-cell>
          <table:table-cell/>
          <table:table-cell table:style-name="ce9" table:formula="of:=IF([.F31]&lt;0; IF([.B31]&lt;0; [.F31]-[.B31]; &quot;!&quot;); IF([.B31]&lt;0; [.F31]-[.B31]; [.F31]-[.B31]))" office:value-type="float" office:value="3.08822000000001" calcext:value-type="float">
            <text:p>3,09</text:p>
          </table:table-cell>
          <table:table-cell table:style-name="ce9" table:formula="of:=IF([.G31]&lt;0; IF([.B31]&lt;0; [.G31]-[.B31]; &quot;!&quot;); IF([.B31]&lt;0; [.G31]-[.B31]; [.G31]-[.B31]))" office:value-type="float" office:value="2.08822000000001" calcext:value-type="float">
            <text:p>2,09</text:p>
          </table:table-cell>
          <table:table-cell table:formula="of:=IF([.J31]&lt;0; [.J31]*-1; [.J31])" office:value-type="float" office:value="2.08822000000001" calcext:value-type="float">
            <text:p>2,09</text:p>
          </table:table-cell>
          <table:table-cell table:style-name="ce15" table:formula="of:=IF([.I31]=[.J31]; &quot;IGUAL&quot;; IF([.I31]&lt;[.J31]; &quot;RA&quot;; &quot;VNS&quot;))" office:value-type="string" office:string-value="VNS" calcext:value-type="string">
            <text:p>VNS</text:p>
          </table:table-cell>
          <table:table-cell table:formula="of:=[.M30]" office:value-type="float" office:value="2.78458617105263" calcext:value-type="float">
            <text:p>2,78</text:p>
          </table:table-cell>
          <table:table-cell table:formula="of:=[.N30]" office:value-type="float" office:value="1.83721775" calcext:value-type="float">
            <text:p>1,84</text:p>
          </table:table-cell>
          <table:table-cell office:value-type="float" office:value="30" calcext:value-type="float">
            <text:p>30</text:p>
          </table:table-cell>
          <table:table-cell table:formula="of:=([.I31]-[.$M$17]) * ([.I31]-[.$M$17])" office:value-type="float" office:value="0.092193502081245" calcext:value-type="float">
            <text:p>0,09</text:p>
          </table:table-cell>
          <table:table-cell table:formula="of:=([.J31]-[.$N$17]) * ([.J31]-[.$N$17])" office:value-type="float" office:value="0.0630021295050675" calcext:value-type="float">
            <text:p>0,06</text:p>
          </table:table-cell>
          <table:table-cell table:number-columns-repeated="6"/>
          <table:table-cell table:formula="of:=[RA.B31]" office:value-type="float" office:value="14930" calcext:value-type="float">
            <text:p>14930</text:p>
          </table:table-cell>
          <table:table-cell table:formula="of:=[RA.A31]" office:value-type="float" office:value="97" calcext:value-type="float">
            <text:p>97</text:p>
          </table:table-cell>
          <table:table-cell table:formula="of:=[.X31]+[.Y31]" office:value-type="float" office:value="15027" calcext:value-type="float">
            <text:p>15027</text:p>
          </table:table-cell>
          <table:table-cell table:style-name="ce19" table:formula="of:=([.Y31]*100)/[.Z31]" office:value-type="float" office:value="0.645504758102083" calcext:value-type="float">
            <text:p>0,646</text:p>
          </table:table-cell>
          <table:table-cell/>
        </table:table-row>
        <table:table-row table:style-name="ro3">
          <table:table-cell table:formula="of:=[Global.A32]" office:value-type="string" office:string-value="rand-20-5-5-1000-1.dssp" calcext:value-type="string">
            <text:p>rand-20-5-5-1000-1.dssp</text:p>
          </table:table-cell>
          <table:table-cell table:formula="of:=[RA.D32]" office:value-type="float" office:value="-282.4" calcext:value-type="float">
            <text:p>-282,4</text:p>
          </table:table-cell>
          <table:table-cell table:formula="of:=[Root.C32]" office:value-type="float" office:value="1E+020" calcext:value-type="float">
            <text:p>1,00E+20</text:p>
          </table:table-cell>
          <table:table-cell table:formula="of:=[Global.D32]" office:value-type="float" office:value="54.812192" calcext:value-type="float">
            <text:p>54,81</text:p>
          </table:table-cell>
          <table:table-cell table:formula="of:=[Root.D32]" office:value-type="float" office:value="-76.380676" calcext:value-type="float">
            <text:p>-76,38</text:p>
          </table:table-cell>
          <table:table-cell table:formula="of:=[RA.J32]" office:value-type="float" office:value="-282" calcext:value-type="float">
            <text:p>-282</text:p>
          </table:table-cell>
          <table:table-cell table:formula="of:=[VNS.H32]" office:value-type="float" office:value="-282" calcext:value-type="float">
            <text:p>-282</text:p>
          </table:table-cell>
          <table:table-cell/>
          <table:table-cell table:style-name="ce9" table:formula="of:=IF([.F32]&lt;0; IF([.B32]&lt;0; [.F32]-[.B32]; &quot;!&quot;); IF([.B32]&lt;0; [.F32]-[.B32]; [.F32]-[.B32]))" office:value-type="float" office:value="0.399999999999977" calcext:value-type="float">
            <text:p>0,4</text:p>
          </table:table-cell>
          <table:table-cell table:style-name="ce9" table:formula="of:=IF([.G32]&lt;0; IF([.B32]&lt;0; [.G32]-[.B32]; &quot;!&quot;); IF([.B32]&lt;0; [.G32]-[.B32]; [.G32]-[.B32]))" office:value-type="float" office:value="0.399999999999977" calcext:value-type="float">
            <text:p>0,4</text:p>
          </table:table-cell>
          <table:table-cell table:formula="of:=IF([.J32]&lt;0; [.J32]*-1; [.J32])" office:value-type="float" office:value="0.399999999999977" calcext:value-type="float">
            <text:p>0,4</text:p>
          </table:table-cell>
          <table:table-cell table:style-name="ce15" table:formula="of:=IF([.I32]=[.J32]; &quot;IGUAL&quot;; IF([.I32]&lt;[.J32]; &quot;RA&quot;; &quot;VNS&quot;))" office:value-type="string" office:string-value="IGUAL" calcext:value-type="string">
            <text:p>IGUAL</text:p>
          </table:table-cell>
          <table:table-cell table:formula="of:=[.M31]" office:value-type="float" office:value="2.78458617105263" calcext:value-type="float">
            <text:p>2,78</text:p>
          </table:table-cell>
          <table:table-cell table:formula="of:=[.N31]" office:value-type="float" office:value="1.83721775" calcext:value-type="float">
            <text:p>1,84</text:p>
          </table:table-cell>
          <table:table-cell office:value-type="float" office:value="31" calcext:value-type="float">
            <text:p>31</text:p>
          </table:table-cell>
          <table:table-cell table:formula="of:=([.I32]-[.$M$17]) * ([.I32]-[.$M$17])" office:value-type="float" office:value="5.68625120717557" calcext:value-type="float">
            <text:p>5,69</text:p>
          </table:table-cell>
          <table:table-cell table:formula="of:=([.J32]-[.$N$17]) * ([.J32]-[.$N$17])" office:value-type="float" office:value="2.06559486091513" calcext:value-type="float">
            <text:p>2,07</text:p>
          </table:table-cell>
          <table:table-cell table:number-columns-repeated="6"/>
          <table:table-cell table:formula="of:=[RA.B32]" office:value-type="float" office:value="19998" calcext:value-type="float">
            <text:p>19998</text:p>
          </table:table-cell>
          <table:table-cell table:formula="of:=[RA.A32]" office:value-type="float" office:value="9" calcext:value-type="float">
            <text:p>9</text:p>
          </table:table-cell>
          <table:table-cell table:formula="of:=[.X32]+[.Y32]" office:value-type="float" office:value="20007" calcext:value-type="float">
            <text:p>20007</text:p>
          </table:table-cell>
          <table:table-cell table:style-name="ce19" table:formula="of:=([.Y32]*100)/[.Z32]" office:value-type="float" office:value="0.0449842555105713" calcext:value-type="float">
            <text:p>0,045</text:p>
          </table:table-cell>
          <table:table-cell/>
        </table:table-row>
        <table:table-row table:style-name="ro3">
          <table:table-cell table:formula="of:=[Global.A33]" office:value-type="string" office:string-value="rand-20-5-5-1000-2.dssp" calcext:value-type="string">
            <text:p>rand-20-5-5-1000-2.dssp</text:p>
          </table:table-cell>
          <table:table-cell table:formula="of:=[RA.D33]" office:value-type="float" office:value="-256.6" calcext:value-type="float">
            <text:p>-256,6</text:p>
          </table:table-cell>
          <table:table-cell table:formula="of:=[Root.C33]" office:value-type="float" office:value="1E+020" calcext:value-type="float">
            <text:p>1,00E+20</text:p>
          </table:table-cell>
          <table:table-cell table:formula="of:=[Global.D33]" office:value-type="float" office:value="0.475426" calcext:value-type="float">
            <text:p>0,48</text:p>
          </table:table-cell>
          <table:table-cell table:formula="of:=[Root.D33]" office:value-type="float" office:value="-67.024044" calcext:value-type="float">
            <text:p>-67,02</text:p>
          </table:table-cell>
          <table:table-cell table:formula="of:=[RA.J33]" office:value-type="float" office:value="-255" calcext:value-type="float">
            <text:p>-255</text:p>
          </table:table-cell>
          <table:table-cell table:formula="of:=[VNS.H33]" office:value-type="float" office:value="-256" calcext:value-type="float">
            <text:p>-256</text:p>
          </table:table-cell>
          <table:table-cell/>
          <table:table-cell table:style-name="ce9" table:formula="of:=IF([.F33]&lt;0; IF([.B33]&lt;0; [.F33]-[.B33]; &quot;!&quot;); IF([.B33]&lt;0; [.F33]-[.B33]; [.F33]-[.B33]))" office:value-type="float" office:value="1.60000000000002" calcext:value-type="float">
            <text:p>1,6</text:p>
          </table:table-cell>
          <table:table-cell table:style-name="ce9" table:formula="of:=IF([.G33]&lt;0; IF([.B33]&lt;0; [.G33]-[.B33]; &quot;!&quot;); IF([.B33]&lt;0; [.G33]-[.B33]; [.G33]-[.B33]))" office:value-type="float" office:value="0.600000000000023" calcext:value-type="float">
            <text:p>0,6</text:p>
          </table:table-cell>
          <table:table-cell table:formula="of:=IF([.J33]&lt;0; [.J33]*-1; [.J33])" office:value-type="float" office:value="0.600000000000023" calcext:value-type="float">
            <text:p>0,6</text:p>
          </table:table-cell>
          <table:table-cell table:style-name="ce15" table:formula="of:=IF([.I33]=[.J33]; &quot;IGUAL&quot;; IF([.I33]&lt;[.J33]; &quot;RA&quot;; &quot;VNS&quot;))" office:value-type="string" office:string-value="VNS" calcext:value-type="string">
            <text:p>VNS</text:p>
          </table:table-cell>
          <table:table-cell table:formula="of:=[.M32]" office:value-type="float" office:value="2.78458617105263" calcext:value-type="float">
            <text:p>2,78</text:p>
          </table:table-cell>
          <table:table-cell table:formula="of:=[.N32]" office:value-type="float" office:value="1.83721775" calcext:value-type="float">
            <text:p>1,84</text:p>
          </table:table-cell>
          <table:table-cell office:value-type="float" office:value="32" calcext:value-type="float">
            <text:p>32</text:p>
          </table:table-cell>
          <table:table-cell table:formula="of:=([.I33]-[.$M$17]) * ([.I33]-[.$M$17])" office:value-type="float" office:value="1.40324439664909" calcext:value-type="float">
            <text:p>1,4</text:p>
          </table:table-cell>
          <table:table-cell table:formula="of:=([.J33]-[.$N$17]) * ([.J33]-[.$N$17])" office:value-type="float" office:value="1.53070776091501" calcext:value-type="float">
            <text:p>1,53</text:p>
          </table:table-cell>
          <table:table-cell table:number-columns-repeated="6"/>
          <table:table-cell table:formula="of:=[RA.B33]" office:value-type="float" office:value="19994" calcext:value-type="float">
            <text:p>19994</text:p>
          </table:table-cell>
          <table:table-cell table:formula="of:=[RA.A33]" office:value-type="float" office:value="13" calcext:value-type="float">
            <text:p>13</text:p>
          </table:table-cell>
          <table:table-cell table:formula="of:=[.X33]+[.Y33]" office:value-type="float" office:value="20007" calcext:value-type="float">
            <text:p>20007</text:p>
          </table:table-cell>
          <table:table-cell table:style-name="ce19" table:formula="of:=([.Y33]*100)/[.Z33]" office:value-type="float" office:value="0.0649772579597141" calcext:value-type="float">
            <text:p>0,065</text:p>
          </table:table-cell>
          <table:table-cell/>
        </table:table-row>
        <table:table-row table:style-name="ro3">
          <table:table-cell table:formula="of:=[Global.A34]" office:value-type="string" office:string-value="rand-20-5-5-250-1.dssp" calcext:value-type="string">
            <text:p>rand-20-5-5-250-1.dssp</text:p>
          </table:table-cell>
          <table:table-cell table:formula="of:=[RA.D34]" office:value-type="float" office:value="-67.8" calcext:value-type="float">
            <text:p>-67,8</text:p>
          </table:table-cell>
          <table:table-cell table:formula="of:=[Root.C34]" office:value-type="float" office:value="1E+020" calcext:value-type="float">
            <text:p>1,00E+20</text:p>
          </table:table-cell>
          <table:table-cell table:formula="of:=[Global.D34]" office:value-type="float" office:value="1.645587" calcext:value-type="float">
            <text:p>1,65</text:p>
          </table:table-cell>
          <table:table-cell table:formula="of:=[Root.D34]" office:value-type="float" office:value="-60.090763" calcext:value-type="float">
            <text:p>-60,09</text:p>
          </table:table-cell>
          <table:table-cell table:formula="of:=[RA.J34]" office:value-type="float" office:value="-67" calcext:value-type="float">
            <text:p>-67</text:p>
          </table:table-cell>
          <table:table-cell table:formula="of:=[VNS.H34]" office:value-type="float" office:value="-67" calcext:value-type="float">
            <text:p>-67</text:p>
          </table:table-cell>
          <table:table-cell/>
          <table:table-cell table:style-name="ce9" table:formula="of:=IF([.F34]&lt;0; IF([.B34]&lt;0; [.F34]-[.B34]; &quot;!&quot;); IF([.B34]&lt;0; [.F34]-[.B34]; [.F34]-[.B34]))" office:value-type="float" office:value="0.799999999999997" calcext:value-type="float">
            <text:p>0,8</text:p>
          </table:table-cell>
          <table:table-cell table:style-name="ce9" table:formula="of:=IF([.G34]&lt;0; IF([.B34]&lt;0; [.G34]-[.B34]; &quot;!&quot;); IF([.B34]&lt;0; [.G34]-[.B34]; [.G34]-[.B34]))" office:value-type="float" office:value="0.799999999999997" calcext:value-type="float">
            <text:p>0,8</text:p>
          </table:table-cell>
          <table:table-cell table:formula="of:=IF([.J34]&lt;0; [.J34]*-1; [.J34])" office:value-type="float" office:value="0.799999999999997" calcext:value-type="float">
            <text:p>0,8</text:p>
          </table:table-cell>
          <table:table-cell table:style-name="ce15" table:formula="of:=IF([.I34]=[.J34]; &quot;IGUAL&quot;; IF([.I34]&lt;[.J34]; &quot;RA&quot;; &quot;VNS&quot;))" office:value-type="string" office:string-value="IGUAL" calcext:value-type="string">
            <text:p>IGUAL</text:p>
          </table:table-cell>
          <table:table-cell table:formula="of:=[.M33]" office:value-type="float" office:value="2.78458617105263" calcext:value-type="float">
            <text:p>2,78</text:p>
          </table:table-cell>
          <table:table-cell table:formula="of:=[.N33]" office:value-type="float" office:value="1.83721775" calcext:value-type="float">
            <text:p>1,84</text:p>
          </table:table-cell>
          <table:table-cell office:value-type="float" office:value="33" calcext:value-type="float">
            <text:p>33</text:p>
          </table:table-cell>
          <table:table-cell table:formula="of:=([.I34]-[.$M$17]) * ([.I34]-[.$M$17])" office:value-type="float" office:value="3.93858227033336" calcext:value-type="float">
            <text:p>3,94</text:p>
          </table:table-cell>
          <table:table-cell table:formula="of:=([.J34]-[.$N$17]) * ([.J34]-[.$N$17])" office:value-type="float" office:value="1.07582066091507" calcext:value-type="float">
            <text:p>1,08</text:p>
          </table:table-cell>
          <table:table-cell table:number-columns-repeated="6"/>
          <table:table-cell table:formula="of:=[RA.B34]" office:value-type="float" office:value="4998" calcext:value-type="float">
            <text:p>4998</text:p>
          </table:table-cell>
          <table:table-cell table:formula="of:=[RA.A34]" office:value-type="float" office:value="9" calcext:value-type="float">
            <text:p>9</text:p>
          </table:table-cell>
          <table:table-cell table:formula="of:=[.X34]+[.Y34]" office:value-type="float" office:value="5007" calcext:value-type="float">
            <text:p>5007</text:p>
          </table:table-cell>
          <table:table-cell table:style-name="ce19" table:formula="of:=([.Y34]*100)/[.Z34]" office:value-type="float" office:value="0.179748352306771" calcext:value-type="float">
            <text:p>0,180</text:p>
          </table:table-cell>
          <table:table-cell/>
        </table:table-row>
        <table:table-row table:style-name="ro3">
          <table:table-cell table:formula="of:=[Global.A35]" office:value-type="string" office:string-value="rand-20-5-5-250-2.dssp" calcext:value-type="string">
            <text:p>rand-20-5-5-250-2.dssp</text:p>
          </table:table-cell>
          <table:table-cell table:formula="of:=[RA.D35]" office:value-type="float" office:value="-63.2" calcext:value-type="float">
            <text:p>-63,2</text:p>
          </table:table-cell>
          <table:table-cell table:formula="of:=[Root.C35]" office:value-type="float" office:value="1E+020" calcext:value-type="float">
            <text:p>1,00E+20</text:p>
          </table:table-cell>
          <table:table-cell table:formula="of:=[Global.D35]" office:value-type="float" office:value="0.037711" calcext:value-type="float">
            <text:p>0,04</text:p>
          </table:table-cell>
          <table:table-cell table:formula="of:=[Root.D35]" office:value-type="float" office:value="-55.244444" calcext:value-type="float">
            <text:p>-55,24</text:p>
          </table:table-cell>
          <table:table-cell table:formula="of:=[RA.J35]" office:value-type="float" office:value="-62" calcext:value-type="float">
            <text:p>-62</text:p>
          </table:table-cell>
          <table:table-cell table:formula="of:=[VNS.H35]" office:value-type="float" office:value="-62" calcext:value-type="float">
            <text:p>-62</text:p>
          </table:table-cell>
          <table:table-cell/>
          <table:table-cell table:style-name="ce9" table:formula="of:=IF([.F35]&lt;0; IF([.B35]&lt;0; [.F35]-[.B35]; &quot;!&quot;); IF([.B35]&lt;0; [.F35]-[.B35]; [.F35]-[.B35]))" office:value-type="float" office:value="1.2" calcext:value-type="float">
            <text:p>1,2</text:p>
          </table:table-cell>
          <table:table-cell table:style-name="ce9" table:formula="of:=IF([.G35]&lt;0; IF([.B35]&lt;0; [.G35]-[.B35]; &quot;!&quot;); IF([.B35]&lt;0; [.G35]-[.B35]; [.G35]-[.B35]))" office:value-type="float" office:value="1.2" calcext:value-type="float">
            <text:p>1,2</text:p>
          </table:table-cell>
          <table:table-cell table:formula="of:=IF([.J35]&lt;0; [.J35]*-1; [.J35])" office:value-type="float" office:value="1.2" calcext:value-type="float">
            <text:p>1,2</text:p>
          </table:table-cell>
          <table:table-cell table:style-name="ce15" table:formula="of:=IF([.I35]=[.J35]; &quot;IGUAL&quot;; IF([.I35]&lt;[.J35]; &quot;RA&quot;; &quot;VNS&quot;))" office:value-type="string" office:string-value="IGUAL" calcext:value-type="string">
            <text:p>IGUAL</text:p>
          </table:table-cell>
          <table:table-cell table:formula="of:=[.M34]" office:value-type="float" office:value="2.78458617105263" calcext:value-type="float">
            <text:p>2,78</text:p>
          </table:table-cell>
          <table:table-cell table:formula="of:=[.N34]" office:value-type="float" office:value="1.83721775" calcext:value-type="float">
            <text:p>1,84</text:p>
          </table:table-cell>
          <table:table-cell office:value-type="float" office:value="34" calcext:value-type="float">
            <text:p>34</text:p>
          </table:table-cell>
          <table:table-cell table:formula="of:=([.I35]-[.$M$17]) * ([.I35]-[.$M$17])" office:value-type="float" office:value="2.51091333349124" calcext:value-type="float">
            <text:p>2,51</text:p>
          </table:table-cell>
          <table:table-cell table:formula="of:=([.J35]-[.$N$17]) * ([.J35]-[.$N$17])" office:value-type="float" office:value="0.406046460915063" calcext:value-type="float">
            <text:p>0,41</text:p>
          </table:table-cell>
          <table:table-cell table:number-columns-repeated="6"/>
          <table:table-cell table:formula="of:=[RA.B35]" office:value-type="float" office:value="4993" calcext:value-type="float">
            <text:p>4993</text:p>
          </table:table-cell>
          <table:table-cell table:formula="of:=[RA.A35]" office:value-type="float" office:value="14" calcext:value-type="float">
            <text:p>14</text:p>
          </table:table-cell>
          <table:table-cell table:formula="of:=[.X35]+[.Y35]" office:value-type="float" office:value="5007" calcext:value-type="float">
            <text:p>5007</text:p>
          </table:table-cell>
          <table:table-cell table:style-name="ce19" table:formula="of:=([.Y35]*100)/[.Z35]" office:value-type="float" office:value="0.279608548032754" calcext:value-type="float">
            <text:p>0,280</text:p>
          </table:table-cell>
          <table:table-cell/>
        </table:table-row>
        <table:table-row table:style-name="ro3">
          <table:table-cell table:formula="of:=[Global.A36]" office:value-type="string" office:string-value="rand-20-5-5-500-1.dssp" calcext:value-type="string">
            <text:p>rand-20-5-5-500-1.dssp</text:p>
          </table:table-cell>
          <table:table-cell table:formula="of:=[RA.D36]" office:value-type="float" office:value="-135.2" calcext:value-type="float">
            <text:p>-135,2</text:p>
          </table:table-cell>
          <table:table-cell table:formula="of:=[Root.C36]" office:value-type="float" office:value="1E+020" calcext:value-type="float">
            <text:p>1,00E+20</text:p>
          </table:table-cell>
          <table:table-cell table:formula="of:=[Global.D36]" office:value-type="float" office:value="8.727735" calcext:value-type="float">
            <text:p>8,73</text:p>
          </table:table-cell>
          <table:table-cell table:formula="of:=[Root.D36]" office:value-type="float" office:value="-52.333333" calcext:value-type="float">
            <text:p>-52,33</text:p>
          </table:table-cell>
          <table:table-cell table:formula="of:=[RA.J36]" office:value-type="float" office:value="-135" calcext:value-type="float">
            <text:p>-135</text:p>
          </table:table-cell>
          <table:table-cell table:formula="of:=[VNS.H36]" office:value-type="float" office:value="-135" calcext:value-type="float">
            <text:p>-135</text:p>
          </table:table-cell>
          <table:table-cell/>
          <table:table-cell table:style-name="ce9" table:formula="of:=IF([.F36]&lt;0; IF([.B36]&lt;0; [.F36]-[.B36]; &quot;!&quot;); IF([.B36]&lt;0; [.F36]-[.B36]; [.F36]-[.B36]))" office:value-type="float" office:value="0.199999999999989" calcext:value-type="float">
            <text:p>0,2</text:p>
          </table:table-cell>
          <table:table-cell table:style-name="ce9" table:formula="of:=IF([.G36]&lt;0; IF([.B36]&lt;0; [.G36]-[.B36]; &quot;!&quot;); IF([.B36]&lt;0; [.G36]-[.B36]; [.G36]-[.B36]))" office:value-type="float" office:value="0.199999999999989" calcext:value-type="float">
            <text:p>0,2</text:p>
          </table:table-cell>
          <table:table-cell table:formula="of:=IF([.J36]&lt;0; [.J36]*-1; [.J36])" office:value-type="float" office:value="0.199999999999989" calcext:value-type="float">
            <text:p>0,2</text:p>
          </table:table-cell>
          <table:table-cell table:style-name="ce15" table:formula="of:=IF([.I36]=[.J36]; &quot;IGUAL&quot;; IF([.I36]&lt;[.J36]; &quot;RA&quot;; &quot;VNS&quot;))" office:value-type="string" office:string-value="IGUAL" calcext:value-type="string">
            <text:p>IGUAL</text:p>
          </table:table-cell>
          <table:table-cell table:formula="of:=[.M35]" office:value-type="float" office:value="2.78458617105263" calcext:value-type="float">
            <text:p>2,78</text:p>
          </table:table-cell>
          <table:table-cell table:formula="of:=[.N35]" office:value-type="float" office:value="1.83721775" calcext:value-type="float">
            <text:p>1,84</text:p>
          </table:table-cell>
          <table:table-cell office:value-type="float" office:value="35" calcext:value-type="float">
            <text:p>35</text:p>
          </table:table-cell>
          <table:table-cell table:formula="of:=([.I36]-[.$M$17]) * ([.I36]-[.$M$17])" office:value-type="float" office:value="6.68008567559657" calcext:value-type="float">
            <text:p>6,68</text:p>
          </table:table-cell>
          <table:table-cell table:formula="of:=([.J36]-[.$N$17]) * ([.J36]-[.$N$17])" office:value-type="float" office:value="2.6804819609151" calcext:value-type="float">
            <text:p>2,68</text:p>
          </table:table-cell>
          <table:table-cell table:number-columns-repeated="6"/>
          <table:table-cell table:formula="of:=[RA.B36]" office:value-type="float" office:value="9989" calcext:value-type="float">
            <text:p>9989</text:p>
          </table:table-cell>
          <table:table-cell table:formula="of:=[RA.A36]" office:value-type="float" office:value="18" calcext:value-type="float">
            <text:p>18</text:p>
          </table:table-cell>
          <table:table-cell table:formula="of:=[.X36]+[.Y36]" office:value-type="float" office:value="10007" calcext:value-type="float">
            <text:p>10007</text:p>
          </table:table-cell>
          <table:table-cell table:style-name="ce19" table:formula="of:=([.Y36]*100)/[.Z36]" office:value-type="float" office:value="0.179874088138303" calcext:value-type="float">
            <text:p>0,180</text:p>
          </table:table-cell>
          <table:table-cell/>
        </table:table-row>
        <table:table-row table:style-name="ro3">
          <table:table-cell table:formula="of:=[Global.A37]" office:value-type="string" office:string-value="rand-20-5-5-500-2.dssp" calcext:value-type="string">
            <text:p>rand-20-5-5-500-2.dssp</text:p>
          </table:table-cell>
          <table:table-cell table:formula="of:=[RA.D37]" office:value-type="float" office:value="-128.2" calcext:value-type="float">
            <text:p>-128,2</text:p>
          </table:table-cell>
          <table:table-cell table:formula="of:=[Root.C37]" office:value-type="float" office:value="1E+020" calcext:value-type="float">
            <text:p>1,00E+20</text:p>
          </table:table-cell>
          <table:table-cell table:formula="of:=[Global.D37]" office:value-type="float" office:value="7.368398" calcext:value-type="float">
            <text:p>7,37</text:p>
          </table:table-cell>
          <table:table-cell table:formula="of:=[Root.D37]" office:value-type="float" office:value="-115.4" calcext:value-type="float">
            <text:p>-115,4</text:p>
          </table:table-cell>
          <table:table-cell table:formula="of:=[RA.J37]" office:value-type="float" office:value="-128" calcext:value-type="float">
            <text:p>-128</text:p>
          </table:table-cell>
          <table:table-cell table:formula="of:=[VNS.H37]" office:value-type="float" office:value="-128" calcext:value-type="float">
            <text:p>-128</text:p>
          </table:table-cell>
          <table:table-cell/>
          <table:table-cell table:style-name="ce9" table:formula="of:=IF([.F37]&lt;0; IF([.B37]&lt;0; [.F37]-[.B37]; &quot;!&quot;); IF([.B37]&lt;0; [.F37]-[.B37]; [.F37]-[.B37]))" office:value-type="float" office:value="0.199999999999989" calcext:value-type="float">
            <text:p>0,2</text:p>
          </table:table-cell>
          <table:table-cell table:style-name="ce9" table:formula="of:=IF([.G37]&lt;0; IF([.B37]&lt;0; [.G37]-[.B37]; &quot;!&quot;); IF([.B37]&lt;0; [.G37]-[.B37]; [.G37]-[.B37]))" office:value-type="float" office:value="0.199999999999989" calcext:value-type="float">
            <text:p>0,2</text:p>
          </table:table-cell>
          <table:table-cell table:formula="of:=IF([.J37]&lt;0; [.J37]*-1; [.J37])" office:value-type="float" office:value="0.199999999999989" calcext:value-type="float">
            <text:p>0,2</text:p>
          </table:table-cell>
          <table:table-cell table:style-name="ce15" table:formula="of:=IF([.I37]=[.J37]; &quot;IGUAL&quot;; IF([.I37]&lt;[.J37]; &quot;RA&quot;; &quot;VNS&quot;))" office:value-type="string" office:string-value="IGUAL" calcext:value-type="string">
            <text:p>IGUAL</text:p>
          </table:table-cell>
          <table:table-cell table:formula="of:=[.M36]" office:value-type="float" office:value="2.78458617105263" calcext:value-type="float">
            <text:p>2,78</text:p>
          </table:table-cell>
          <table:table-cell table:formula="of:=[.N36]" office:value-type="float" office:value="1.83721775" calcext:value-type="float">
            <text:p>1,84</text:p>
          </table:table-cell>
          <table:table-cell office:value-type="float" office:value="36" calcext:value-type="float">
            <text:p>36</text:p>
          </table:table-cell>
          <table:table-cell table:formula="of:=([.I37]-[.$M$17]) * ([.I37]-[.$M$17])" office:value-type="float" office:value="6.68008567559657" calcext:value-type="float">
            <text:p>6,68</text:p>
          </table:table-cell>
          <table:table-cell table:formula="of:=([.J37]-[.$N$17]) * ([.J37]-[.$N$17])" office:value-type="float" office:value="2.6804819609151" calcext:value-type="float">
            <text:p>2,68</text:p>
          </table:table-cell>
          <table:table-cell table:number-columns-repeated="6"/>
          <table:table-cell table:formula="of:=[RA.B37]" office:value-type="float" office:value="9998" calcext:value-type="float">
            <text:p>9998</text:p>
          </table:table-cell>
          <table:table-cell table:formula="of:=[RA.A37]" office:value-type="float" office:value="9" calcext:value-type="float">
            <text:p>9</text:p>
          </table:table-cell>
          <table:table-cell table:formula="of:=[.X37]+[.Y37]" office:value-type="float" office:value="10007" calcext:value-type="float">
            <text:p>10007</text:p>
          </table:table-cell>
          <table:table-cell table:style-name="ce19" table:formula="of:=([.Y37]*100)/[.Z37]" office:value-type="float" office:value="0.0899370440691516" calcext:value-type="float">
            <text:p>0,090</text:p>
          </table:table-cell>
          <table:table-cell/>
        </table:table-row>
        <table:table-row table:style-name="ro3">
          <table:table-cell table:formula="of:=[Global.A38]" office:value-type="string" office:string-value="rand-20-5-5-750-1.dssp" calcext:value-type="string">
            <text:p>rand-20-5-5-750-1.dssp</text:p>
          </table:table-cell>
          <table:table-cell table:formula="of:=[RA.D38]" office:value-type="float" office:value="-204" calcext:value-type="float">
            <text:p>-204</text:p>
          </table:table-cell>
          <table:table-cell table:formula="of:=[Root.C38]" office:value-type="float" office:value="1E+020" calcext:value-type="float">
            <text:p>1,00E+20</text:p>
          </table:table-cell>
          <table:table-cell table:formula="of:=[Global.D38]" office:value-type="float" office:value="28.301908" calcext:value-type="float">
            <text:p>28,3</text:p>
          </table:table-cell>
          <table:table-cell table:formula="of:=[Root.D38]" office:value-type="float" office:value="-103.436036" calcext:value-type="float">
            <text:p>-103,44</text:p>
          </table:table-cell>
          <table:table-cell table:formula="of:=[RA.J38]" office:value-type="float" office:value="-204" calcext:value-type="float">
            <text:p>-204</text:p>
          </table:table-cell>
          <table:table-cell table:formula="of:=[VNS.H38]" office:value-type="float" office:value="-204" calcext:value-type="float">
            <text:p>-204</text:p>
          </table:table-cell>
          <table:table-cell/>
          <table:table-cell table:style-name="ce9" table:formula="of:=IF([.F38]&lt;0; IF([.B38]&lt;0; [.F38]-[.B38]; &quot;!&quot;); IF([.B38]&lt;0; [.F38]-[.B38]; [.F38]-[.B38]))" office:value-type="float" office:value="0" calcext:value-type="float">
            <text:p>0</text:p>
          </table:table-cell>
          <table:table-cell table:style-name="ce9" table:formula="of:=IF([.G38]&lt;0; IF([.B38]&lt;0; [.G38]-[.B38]; &quot;!&quot;); IF([.B38]&lt;0; [.G38]-[.B38]; [.G38]-[.B38]))" office:value-type="float" office:value="0" calcext:value-type="float">
            <text:p>0</text:p>
          </table:table-cell>
          <table:table-cell table:formula="of:=IF([.J38]&lt;0; [.J38]*-1; [.J38])" office:value-type="float" office:value="0" calcext:value-type="float">
            <text:p>0</text:p>
          </table:table-cell>
          <table:table-cell table:style-name="ce15" table:formula="of:=IF([.I38]=[.J38]; &quot;IGUAL&quot;; IF([.I38]&lt;[.J38]; &quot;RA&quot;; &quot;VNS&quot;))" office:value-type="string" office:string-value="IGUAL" calcext:value-type="string">
            <text:p>IGUAL</text:p>
          </table:table-cell>
          <table:table-cell table:formula="of:=[.M37]" office:value-type="float" office:value="2.78458617105263" calcext:value-type="float">
            <text:p>2,78</text:p>
          </table:table-cell>
          <table:table-cell table:formula="of:=[.N37]" office:value-type="float" office:value="1.83721775" calcext:value-type="float">
            <text:p>1,84</text:p>
          </table:table-cell>
          <table:table-cell office:value-type="float" office:value="37" calcext:value-type="float">
            <text:p>37</text:p>
          </table:table-cell>
          <table:table-cell table:formula="of:=([.I38]-[.$M$17]) * ([.I38]-[.$M$17])" office:value-type="float" office:value="7.75392014401756" calcext:value-type="float">
            <text:p>7,75</text:p>
          </table:table-cell>
          <table:table-cell table:formula="of:=([.J38]-[.$N$17]) * ([.J38]-[.$N$17])" office:value-type="float" office:value="3.37536906091506" calcext:value-type="float">
            <text:p>3,38</text:p>
          </table:table-cell>
          <table:table-cell table:number-columns-repeated="6"/>
          <table:table-cell table:formula="of:=[RA.B38]" office:value-type="float" office:value="14989" calcext:value-type="float">
            <text:p>14989</text:p>
          </table:table-cell>
          <table:table-cell table:formula="of:=[RA.A38]" office:value-type="float" office:value="18" calcext:value-type="float">
            <text:p>18</text:p>
          </table:table-cell>
          <table:table-cell table:formula="of:=[.X38]+[.Y38]" office:value-type="float" office:value="15007" calcext:value-type="float">
            <text:p>15007</text:p>
          </table:table-cell>
          <table:table-cell table:style-name="ce19" table:formula="of:=([.Y38]*100)/[.Z38]" office:value-type="float" office:value="0.119944026121143" calcext:value-type="float">
            <text:p>0,120</text:p>
          </table:table-cell>
          <table:table-cell/>
        </table:table-row>
        <table:table-row table:style-name="ro3">
          <table:table-cell table:formula="of:=[Global.A39]" office:value-type="string" office:string-value="rand-20-5-5-750-2.dssp" calcext:value-type="string">
            <text:p>rand-20-5-5-750-2.dssp</text:p>
          </table:table-cell>
          <table:table-cell table:formula="of:=[RA.D39]" office:value-type="float" office:value="-191" calcext:value-type="float">
            <text:p>-191</text:p>
          </table:table-cell>
          <table:table-cell table:formula="of:=[Root.C39]" office:value-type="float" office:value="1E+020" calcext:value-type="float">
            <text:p>1,00E+20</text:p>
          </table:table-cell>
          <table:table-cell table:formula="of:=[Global.D39]" office:value-type="float" office:value="3.985163" calcext:value-type="float">
            <text:p>3,99</text:p>
          </table:table-cell>
          <table:table-cell table:formula="of:=[Root.D39]" office:value-type="float" office:value="-92.133333" calcext:value-type="float">
            <text:p>-92,13</text:p>
          </table:table-cell>
          <table:table-cell table:formula="of:=[RA.J39]" office:value-type="float" office:value="-191" calcext:value-type="float">
            <text:p>-191</text:p>
          </table:table-cell>
          <table:table-cell table:formula="of:=[VNS.H39]" office:value-type="float" office:value="-191" calcext:value-type="float">
            <text:p>-191</text:p>
          </table:table-cell>
          <table:table-cell/>
          <table:table-cell table:style-name="ce9" table:formula="of:=IF([.F39]&lt;0; IF([.B39]&lt;0; [.F39]-[.B39]; &quot;!&quot;); IF([.B39]&lt;0; [.F39]-[.B39]; [.F39]-[.B39]))" office:value-type="float" office:value="0" calcext:value-type="float">
            <text:p>0</text:p>
          </table:table-cell>
          <table:table-cell table:style-name="ce9" table:formula="of:=IF([.G39]&lt;0; IF([.B39]&lt;0; [.G39]-[.B39]; &quot;!&quot;); IF([.B39]&lt;0; [.G39]-[.B39]; [.G39]-[.B39]))" office:value-type="float" office:value="0" calcext:value-type="float">
            <text:p>0</text:p>
          </table:table-cell>
          <table:table-cell table:formula="of:=IF([.J39]&lt;0; [.J39]*-1; [.J39])" office:value-type="float" office:value="0" calcext:value-type="float">
            <text:p>0</text:p>
          </table:table-cell>
          <table:table-cell table:style-name="ce15" table:formula="of:=IF([.I39]=[.J39]; &quot;IGUAL&quot;; IF([.I39]&lt;[.J39]; &quot;RA&quot;; &quot;VNS&quot;))" office:value-type="string" office:string-value="IGUAL" calcext:value-type="string">
            <text:p>IGUAL</text:p>
          </table:table-cell>
          <table:table-cell table:formula="of:=[.M38]" office:value-type="float" office:value="2.78458617105263" calcext:value-type="float">
            <text:p>2,78</text:p>
          </table:table-cell>
          <table:table-cell table:formula="of:=[.N38]" office:value-type="float" office:value="1.83721775" calcext:value-type="float">
            <text:p>1,84</text:p>
          </table:table-cell>
          <table:table-cell office:value-type="float" office:value="38" calcext:value-type="float">
            <text:p>38</text:p>
          </table:table-cell>
          <table:table-cell table:formula="of:=([.I39]-[.$M$17]) * ([.I39]-[.$M$17])" office:value-type="float" office:value="7.75392014401756" calcext:value-type="float">
            <text:p>7,75</text:p>
          </table:table-cell>
          <table:table-cell table:formula="of:=([.J39]-[.$N$17]) * ([.J39]-[.$N$17])" office:value-type="float" office:value="3.37536906091506" calcext:value-type="float">
            <text:p>3,38</text:p>
          </table:table-cell>
          <table:table-cell table:number-columns-repeated="6"/>
          <table:table-cell table:formula="of:=[RA.B39]" office:value-type="float" office:value="14998" calcext:value-type="float">
            <text:p>14998</text:p>
          </table:table-cell>
          <table:table-cell table:formula="of:=[RA.A39]" office:value-type="float" office:value="9" calcext:value-type="float">
            <text:p>9</text:p>
          </table:table-cell>
          <table:table-cell table:formula="of:=[.X39]+[.Y39]" office:value-type="float" office:value="15007" calcext:value-type="float">
            <text:p>15007</text:p>
          </table:table-cell>
          <table:table-cell table:style-name="ce19" table:formula="of:=([.Y39]*100)/[.Z39]" office:value-type="float" office:value="0.0599720130605717" calcext:value-type="float">
            <text:p>0,060</text:p>
          </table:table-cell>
          <table:table-cell/>
        </table:table-row>
        <table:table-row table:style-name="ro3">
          <table:table-cell table:formula="of:=[Global.A40]" office:value-type="string" office:string-value="rand-4-10-10-1000-1.dssp" calcext:value-type="string">
            <text:p>rand-4-10-10-1000-1.dssp</text:p>
          </table:table-cell>
          <table:table-cell table:formula="of:=[RA.D40]" office:value-type="float" office:value="-218.49857" calcext:value-type="float">
            <text:p>-218,5</text:p>
          </table:table-cell>
          <table:table-cell table:formula="of:=[Root.C40]" office:value-type="float" office:value="1E+020" calcext:value-type="float">
            <text:p>1,00E+20</text:p>
          </table:table-cell>
          <table:table-cell table:formula="of:=[Global.D40]" office:value-type="float" office:value="232.180386" calcext:value-type="float">
            <text:p>232,18</text:p>
          </table:table-cell>
          <table:table-cell table:formula="of:=[Root.D40]" office:value-type="float" office:value="-82.173958" calcext:value-type="float">
            <text:p>-82,17</text:p>
          </table:table-cell>
          <table:table-cell table:formula="of:=[RA.J40]" office:value-type="float" office:value="-216" calcext:value-type="float">
            <text:p>-216</text:p>
          </table:table-cell>
          <table:table-cell table:formula="of:=[VNS.H40]" office:value-type="float" office:value="-217" calcext:value-type="float">
            <text:p>-217</text:p>
          </table:table-cell>
          <table:table-cell/>
          <table:table-cell table:style-name="ce9" table:formula="of:=IF([.F40]&lt;0; IF([.B40]&lt;0; [.F40]-[.B40]; &quot;!&quot;); IF([.B40]&lt;0; [.F40]-[.B40]; [.F40]-[.B40]))" office:value-type="float" office:value="2.49857" calcext:value-type="float">
            <text:p>2,5</text:p>
          </table:table-cell>
          <table:table-cell table:style-name="ce9" table:formula="of:=IF([.G40]&lt;0; IF([.B40]&lt;0; [.G40]-[.B40]; &quot;!&quot;); IF([.B40]&lt;0; [.G40]-[.B40]; [.G40]-[.B40]))" office:value-type="float" office:value="1.49857" calcext:value-type="float">
            <text:p>1,5</text:p>
          </table:table-cell>
          <table:table-cell table:formula="of:=IF([.J40]&lt;0; [.J40]*-1; [.J40])" office:value-type="float" office:value="1.49857" calcext:value-type="float">
            <text:p>1,5</text:p>
          </table:table-cell>
          <table:table-cell table:style-name="ce15" table:formula="of:=IF([.I40]=[.J40]; &quot;IGUAL&quot;; IF([.I40]&lt;[.J40]; &quot;RA&quot;; &quot;VNS&quot;))" office:value-type="string" office:string-value="VNS" calcext:value-type="string">
            <text:p>VNS</text:p>
          </table:table-cell>
          <table:table-cell table:formula="of:=[.M39]" office:value-type="float" office:value="2.78458617105263" calcext:value-type="float">
            <text:p>2,78</text:p>
          </table:table-cell>
          <table:table-cell table:formula="of:=[.N39]" office:value-type="float" office:value="1.83721775" calcext:value-type="float">
            <text:p>1,84</text:p>
          </table:table-cell>
          <table:table-cell office:value-type="float" office:value="39" calcext:value-type="float">
            <text:p>39</text:p>
          </table:table-cell>
          <table:table-cell table:formula="of:=([.I40]-[.$M$17]) * ([.I40]-[.$M$17])" office:value-type="float" office:value="0.081805250103609" calcext:value-type="float">
            <text:p>0,08</text:p>
          </table:table-cell>
          <table:table-cell table:formula="of:=([.J40]-[.$N$17]) * ([.J40]-[.$N$17])" office:value-type="float" office:value="0.114682298580063" calcext:value-type="float">
            <text:p>0,11</text:p>
          </table:table-cell>
          <table:table-cell table:number-columns-repeated="6"/>
          <table:table-cell table:formula="of:=[RA.B40]" office:value-type="float" office:value="3974" calcext:value-type="float">
            <text:p>3974</text:p>
          </table:table-cell>
          <table:table-cell table:formula="of:=[RA.A40]" office:value-type="float" office:value="38" calcext:value-type="float">
            <text:p>38</text:p>
          </table:table-cell>
          <table:table-cell table:formula="of:=[.X40]+[.Y40]" office:value-type="float" office:value="4012" calcext:value-type="float">
            <text:p>4012</text:p>
          </table:table-cell>
          <table:table-cell table:style-name="ce19" table:formula="of:=([.Y40]*100)/[.Z40]" office:value-type="float" office:value="0.94715852442672" calcext:value-type="float">
            <text:p>0,947</text:p>
          </table:table-cell>
          <table:table-cell/>
        </table:table-row>
        <table:table-row table:style-name="ro3">
          <table:table-cell table:formula="of:=[Global.A41]" office:value-type="string" office:string-value="rand-4-10-10-1000-2.dssp" calcext:value-type="string">
            <text:p>rand-4-10-10-1000-2.dssp</text:p>
          </table:table-cell>
          <table:table-cell table:formula="of:=[RA.D41]" office:value-type="float" office:value="-194.6" calcext:value-type="float">
            <text:p>-194,6</text:p>
          </table:table-cell>
          <table:table-cell table:formula="of:=[Root.C41]" office:value-type="float" office:value="1E+020" calcext:value-type="float">
            <text:p>1,00E+20</text:p>
          </table:table-cell>
          <table:table-cell table:formula="of:=[Global.D41]" office:value-type="float" office:value="13.138963" calcext:value-type="float">
            <text:p>13,14</text:p>
          </table:table-cell>
          <table:table-cell table:formula="of:=[Root.D41]" office:value-type="float" office:value="-76.4" calcext:value-type="float">
            <text:p>-76,4</text:p>
          </table:table-cell>
          <table:table-cell table:formula="of:=[RA.J41]" office:value-type="float" office:value="-193" calcext:value-type="float">
            <text:p>-193</text:p>
          </table:table-cell>
          <table:table-cell table:formula="of:=[VNS.H41]" office:value-type="float" office:value="-193" calcext:value-type="float">
            <text:p>-193</text:p>
          </table:table-cell>
          <table:table-cell/>
          <table:table-cell table:style-name="ce9" table:formula="of:=IF([.F41]&lt;0; IF([.B41]&lt;0; [.F41]-[.B41]; &quot;!&quot;); IF([.B41]&lt;0; [.F41]-[.B41]; [.F41]-[.B41]))" office:value-type="float" office:value="1.59999999999999" calcext:value-type="float">
            <text:p>1,6</text:p>
          </table:table-cell>
          <table:table-cell table:style-name="ce9" table:formula="of:=IF([.G41]&lt;0; IF([.B41]&lt;0; [.G41]-[.B41]; &quot;!&quot;); IF([.B41]&lt;0; [.G41]-[.B41]; [.G41]-[.B41]))" office:value-type="float" office:value="1.59999999999999" calcext:value-type="float">
            <text:p>1,6</text:p>
          </table:table-cell>
          <table:table-cell table:formula="of:=IF([.J41]&lt;0; [.J41]*-1; [.J41])" office:value-type="float" office:value="1.59999999999999" calcext:value-type="float">
            <text:p>1,6</text:p>
          </table:table-cell>
          <table:table-cell table:style-name="ce15" table:formula="of:=IF([.I41]=[.J41]; &quot;IGUAL&quot;; IF([.I41]&lt;[.J41]; &quot;RA&quot;; &quot;VNS&quot;))" office:value-type="string" office:string-value="IGUAL" calcext:value-type="string">
            <text:p>IGUAL</text:p>
          </table:table-cell>
          <table:table-cell table:formula="of:=[.M40]" office:value-type="float" office:value="2.78458617105263" calcext:value-type="float">
            <text:p>2,78</text:p>
          </table:table-cell>
          <table:table-cell table:formula="of:=[.N40]" office:value-type="float" office:value="1.83721775" calcext:value-type="float">
            <text:p>1,84</text:p>
          </table:table-cell>
          <table:table-cell office:value-type="float" office:value="40" calcext:value-type="float">
            <text:p>40</text:p>
          </table:table-cell>
          <table:table-cell table:formula="of:=([.I41]-[.$M$17]) * ([.I41]-[.$M$17])" office:value-type="float" office:value="1.40324439664916" calcext:value-type="float">
            <text:p>1,4</text:p>
          </table:table-cell>
          <table:table-cell table:formula="of:=([.J41]-[.$N$17]) * ([.J41]-[.$N$17])" office:value-type="float" office:value="0.0562722609150673" calcext:value-type="float">
            <text:p>0,06</text:p>
          </table:table-cell>
          <table:table-cell table:number-columns-repeated="6"/>
          <table:table-cell table:formula="of:=[RA.B41]" office:value-type="float" office:value="3974" calcext:value-type="float">
            <text:p>3974</text:p>
          </table:table-cell>
          <table:table-cell table:formula="of:=[RA.A41]" office:value-type="float" office:value="38" calcext:value-type="float">
            <text:p>38</text:p>
          </table:table-cell>
          <table:table-cell table:formula="of:=[.X41]+[.Y41]" office:value-type="float" office:value="4012" calcext:value-type="float">
            <text:p>4012</text:p>
          </table:table-cell>
          <table:table-cell table:style-name="ce19" table:formula="of:=([.Y41]*100)/[.Z41]" office:value-type="float" office:value="0.94715852442672" calcext:value-type="float">
            <text:p>0,947</text:p>
          </table:table-cell>
          <table:table-cell/>
        </table:table-row>
        <table:table-row table:style-name="ro3">
          <table:table-cell table:formula="of:=[Global.A42]" office:value-type="string" office:string-value="rand-4-10-10-250-1.dssp" calcext:value-type="string">
            <text:p>rand-4-10-10-250-1.dssp</text:p>
          </table:table-cell>
          <table:table-cell table:formula="of:=[RA.D42]" office:value-type="float" office:value="-52.106783" calcext:value-type="float">
            <text:p>-52,11</text:p>
          </table:table-cell>
          <table:table-cell table:formula="of:=[Root.C42]" office:value-type="float" office:value="1E+020" calcext:value-type="float">
            <text:p>1,00E+20</text:p>
          </table:table-cell>
          <table:table-cell table:formula="of:=[Global.D42]" office:value-type="float" office:value="47.975989" calcext:value-type="float">
            <text:p>47,98</text:p>
          </table:table-cell>
          <table:table-cell table:formula="of:=[Root.D42]" office:value-type="float" office:value="-133.073529" calcext:value-type="float">
            <text:p>-133,07</text:p>
          </table:table-cell>
          <table:table-cell table:formula="of:=[RA.J42]" office:value-type="float" office:value="-50" calcext:value-type="float">
            <text:p>-50</text:p>
          </table:table-cell>
          <table:table-cell table:formula="of:=[VNS.H42]" office:value-type="float" office:value="-51" calcext:value-type="float">
            <text:p>-51</text:p>
          </table:table-cell>
          <table:table-cell/>
          <table:table-cell table:style-name="ce9" table:formula="of:=IF([.F42]&lt;0; IF([.B42]&lt;0; [.F42]-[.B42]; &quot;!&quot;); IF([.B42]&lt;0; [.F42]-[.B42]; [.F42]-[.B42]))" office:value-type="float" office:value="2.106783" calcext:value-type="float">
            <text:p>2,11</text:p>
          </table:table-cell>
          <table:table-cell table:style-name="ce9" table:formula="of:=IF([.G42]&lt;0; IF([.B42]&lt;0; [.G42]-[.B42]; &quot;!&quot;); IF([.B42]&lt;0; [.G42]-[.B42]; [.G42]-[.B42]))" office:value-type="float" office:value="1.106783" calcext:value-type="float">
            <text:p>1,11</text:p>
          </table:table-cell>
          <table:table-cell table:formula="of:=IF([.J42]&lt;0; [.J42]*-1; [.J42])" office:value-type="float" office:value="1.106783" calcext:value-type="float">
            <text:p>1,11</text:p>
          </table:table-cell>
          <table:table-cell table:style-name="ce15" table:formula="of:=IF([.I42]=[.J42]; &quot;IGUAL&quot;; IF([.I42]&lt;[.J42]; &quot;RA&quot;; &quot;VNS&quot;))" office:value-type="string" office:string-value="VNS" calcext:value-type="string">
            <text:p>VNS</text:p>
          </table:table-cell>
          <table:table-cell table:formula="of:=[.M41]" office:value-type="float" office:value="2.78458617105263" calcext:value-type="float">
            <text:p>2,78</text:p>
          </table:table-cell>
          <table:table-cell table:formula="of:=[.N41]" office:value-type="float" office:value="1.83721775" calcext:value-type="float">
            <text:p>1,84</text:p>
          </table:table-cell>
          <table:table-cell office:value-type="float" office:value="41" calcext:value-type="float">
            <text:p>41</text:p>
          </table:table-cell>
          <table:table-cell table:formula="of:=([.I42]-[.$M$17]) * ([.I42]-[.$M$17])" office:value-type="float" office:value="0.459417138689005" calcext:value-type="float">
            <text:p>0,46</text:p>
          </table:table-cell>
          <table:table-cell table:formula="of:=([.J42]-[.$N$17]) * ([.J42]-[.$N$17])" office:value-type="float" office:value="0.533534924007562" calcext:value-type="float">
            <text:p>0,53</text:p>
          </table:table-cell>
          <table:table-cell table:number-columns-repeated="6"/>
          <table:table-cell table:formula="of:=[RA.B42]" office:value-type="float" office:value="974" calcext:value-type="float">
            <text:p>974</text:p>
          </table:table-cell>
          <table:table-cell table:formula="of:=[RA.A42]" office:value-type="float" office:value="38" calcext:value-type="float">
            <text:p>38</text:p>
          </table:table-cell>
          <table:table-cell table:formula="of:=[.X42]+[.Y42]" office:value-type="float" office:value="1012" calcext:value-type="float">
            <text:p>1012</text:p>
          </table:table-cell>
          <table:table-cell table:style-name="ce19" table:formula="of:=([.Y42]*100)/[.Z42]" office:value-type="float" office:value="3.75494071146245" calcext:value-type="float">
            <text:p>3,755</text:p>
          </table:table-cell>
          <table:table-cell/>
        </table:table-row>
        <table:table-row table:style-name="ro3">
          <table:table-cell table:formula="of:=[Global.A43]" office:value-type="string" office:string-value="rand-4-10-10-250-2.dssp" calcext:value-type="string">
            <text:p>rand-4-10-10-250-2.dssp</text:p>
          </table:table-cell>
          <table:table-cell table:formula="of:=[RA.D43]" office:value-type="float" office:value="-47.725958" calcext:value-type="float">
            <text:p>-47,73</text:p>
          </table:table-cell>
          <table:table-cell table:formula="of:=[Root.C43]" office:value-type="float" office:value="1E+020" calcext:value-type="float">
            <text:p>1,00E+20</text:p>
          </table:table-cell>
          <table:table-cell table:formula="of:=[Global.D43]" office:value-type="float" office:value="4.393635" calcext:value-type="float">
            <text:p>4,39</text:p>
          </table:table-cell>
          <table:table-cell table:formula="of:=[Root.D43]" office:value-type="float" office:value="-115.747475" calcext:value-type="float">
            <text:p>-115,75</text:p>
          </table:table-cell>
          <table:table-cell table:formula="of:=[RA.J43]" office:value-type="float" office:value="-47" calcext:value-type="float">
            <text:p>-47</text:p>
          </table:table-cell>
          <table:table-cell table:formula="of:=[VNS.H43]" office:value-type="float" office:value="-47" calcext:value-type="float">
            <text:p>-47</text:p>
          </table:table-cell>
          <table:table-cell/>
          <table:table-cell table:style-name="ce9" table:formula="of:=IF([.F43]&lt;0; IF([.B43]&lt;0; [.F43]-[.B43]; &quot;!&quot;); IF([.B43]&lt;0; [.F43]-[.B43]; [.F43]-[.B43]))" office:value-type="float" office:value="0.725957999999999" calcext:value-type="float">
            <text:p>0,73</text:p>
          </table:table-cell>
          <table:table-cell table:style-name="ce9" table:formula="of:=IF([.G43]&lt;0; IF([.B43]&lt;0; [.G43]-[.B43]; &quot;!&quot;); IF([.B43]&lt;0; [.G43]-[.B43]; [.G43]-[.B43]))" office:value-type="float" office:value="0.725957999999999" calcext:value-type="float">
            <text:p>0,73</text:p>
          </table:table-cell>
          <table:table-cell table:formula="of:=IF([.J43]&lt;0; [.J43]*-1; [.J43])" office:value-type="float" office:value="0.725957999999999" calcext:value-type="float">
            <text:p>0,73</text:p>
          </table:table-cell>
          <table:table-cell table:style-name="ce15" table:formula="of:=IF([.I43]=[.J43]; &quot;IGUAL&quot;; IF([.I43]&lt;[.J43]; &quot;RA&quot;; &quot;VNS&quot;))" office:value-type="string" office:string-value="IGUAL" calcext:value-type="string">
            <text:p>IGUAL</text:p>
          </table:table-cell>
          <table:table-cell table:formula="of:=[.M42]" office:value-type="float" office:value="2.78458617105263" calcext:value-type="float">
            <text:p>2,78</text:p>
          </table:table-cell>
          <table:table-cell table:formula="of:=[.N42]" office:value-type="float" office:value="1.83721775" calcext:value-type="float">
            <text:p>1,84</text:p>
          </table:table-cell>
          <table:table-cell office:value-type="float" office:value="42" calcext:value-type="float">
            <text:p>42</text:p>
          </table:table-cell>
          <table:table-cell table:formula="of:=([.I43]-[.$M$17]) * ([.I43]-[.$M$17])" office:value-type="float" office:value="4.23794994665151" calcext:value-type="float">
            <text:p>4,24</text:p>
          </table:table-cell>
          <table:table-cell table:formula="of:=([.J43]-[.$N$17]) * ([.J43]-[.$N$17])" office:value-type="float" office:value="1.23489823197006" calcext:value-type="float">
            <text:p>1,23</text:p>
          </table:table-cell>
          <table:table-cell table:number-columns-repeated="6"/>
          <table:table-cell table:formula="of:=[RA.B43]" office:value-type="float" office:value="974" calcext:value-type="float">
            <text:p>974</text:p>
          </table:table-cell>
          <table:table-cell table:formula="of:=[RA.A43]" office:value-type="float" office:value="38" calcext:value-type="float">
            <text:p>38</text:p>
          </table:table-cell>
          <table:table-cell table:formula="of:=[.X43]+[.Y43]" office:value-type="float" office:value="1012" calcext:value-type="float">
            <text:p>1012</text:p>
          </table:table-cell>
          <table:table-cell table:style-name="ce19" table:formula="of:=([.Y43]*100)/[.Z43]" office:value-type="float" office:value="3.75494071146245" calcext:value-type="float">
            <text:p>3,755</text:p>
          </table:table-cell>
          <table:table-cell/>
        </table:table-row>
        <table:table-row table:style-name="ro3">
          <table:table-cell table:formula="of:=[Global.A44]" office:value-type="string" office:string-value="rand-4-10-10-500-1.dssp" calcext:value-type="string">
            <text:p>rand-4-10-10-500-1.dssp</text:p>
          </table:table-cell>
          <table:table-cell table:formula="of:=[RA.D44]" office:value-type="float" office:value="-114.844321" calcext:value-type="float">
            <text:p>-114,84</text:p>
          </table:table-cell>
          <table:table-cell table:formula="of:=[Root.C44]" office:value-type="float" office:value="1E+020" calcext:value-type="float">
            <text:p>1,00E+20</text:p>
          </table:table-cell>
          <table:table-cell table:formula="of:=[Global.D44]" office:value-type="float" office:value="24.91175" calcext:value-type="float">
            <text:p>24,91</text:p>
          </table:table-cell>
          <table:table-cell table:formula="of:=[Root.D44]" office:value-type="float" office:value="-104.271429" calcext:value-type="float">
            <text:p>-104,27</text:p>
          </table:table-cell>
          <table:table-cell table:formula="of:=[RA.J44]" office:value-type="float" office:value="-112" calcext:value-type="float">
            <text:p>-112</text:p>
          </table:table-cell>
          <table:table-cell table:formula="of:=[VNS.H44]" office:value-type="float" office:value="-113" calcext:value-type="float">
            <text:p>-113</text:p>
          </table:table-cell>
          <table:table-cell/>
          <table:table-cell table:style-name="ce9" table:formula="of:=IF([.F44]&lt;0; IF([.B44]&lt;0; [.F44]-[.B44]; &quot;!&quot;); IF([.B44]&lt;0; [.F44]-[.B44]; [.F44]-[.B44]))" office:value-type="float" office:value="2.84432099999999" calcext:value-type="float">
            <text:p>2,84</text:p>
          </table:table-cell>
          <table:table-cell table:style-name="ce9" table:formula="of:=IF([.G44]&lt;0; IF([.B44]&lt;0; [.G44]-[.B44]; &quot;!&quot;); IF([.B44]&lt;0; [.G44]-[.B44]; [.G44]-[.B44]))" office:value-type="float" office:value="1.84432099999999" calcext:value-type="float">
            <text:p>1,84</text:p>
          </table:table-cell>
          <table:table-cell table:formula="of:=IF([.J44]&lt;0; [.J44]*-1; [.J44])" office:value-type="float" office:value="1.84432099999999" calcext:value-type="float">
            <text:p>1,84</text:p>
          </table:table-cell>
          <table:table-cell table:style-name="ce15" table:formula="of:=IF([.I44]=[.J44]; &quot;IGUAL&quot;; IF([.I44]&lt;[.J44]; &quot;RA&quot;; &quot;VNS&quot;))" office:value-type="string" office:string-value="VNS" calcext:value-type="string">
            <text:p>VNS</text:p>
          </table:table-cell>
          <table:table-cell table:formula="of:=[.M43]" office:value-type="float" office:value="2.78458617105263" calcext:value-type="float">
            <text:p>2,78</text:p>
          </table:table-cell>
          <table:table-cell table:formula="of:=[.N43]" office:value-type="float" office:value="1.83721775" calcext:value-type="float">
            <text:p>1,84</text:p>
          </table:table-cell>
          <table:table-cell office:value-type="float" office:value="43" calcext:value-type="float">
            <text:p>43</text:p>
          </table:table-cell>
          <table:table-cell table:formula="of:=([.I44]-[.$M$17]) * ([.I44]-[.$M$17])" office:value-type="float" office:value="0.00356824978937002" calcext:value-type="float">
            <text:p>0</text:p>
          </table:table-cell>
          <table:table-cell table:formula="of:=([.J44]-[.$N$17]) * ([.J44]-[.$N$17])" office:value-type="float" office:value="0.0000504561605623597" calcext:value-type="float">
            <text:p>0</text:p>
          </table:table-cell>
          <table:table-cell table:number-columns-repeated="6"/>
          <table:table-cell table:formula="of:=[RA.B44]" office:value-type="float" office:value="1974" calcext:value-type="float">
            <text:p>1974</text:p>
          </table:table-cell>
          <table:table-cell table:formula="of:=[RA.A44]" office:value-type="float" office:value="38" calcext:value-type="float">
            <text:p>38</text:p>
          </table:table-cell>
          <table:table-cell table:formula="of:=[.X44]+[.Y44]" office:value-type="float" office:value="2012" calcext:value-type="float">
            <text:p>2012</text:p>
          </table:table-cell>
          <table:table-cell table:style-name="ce19" table:formula="of:=([.Y44]*100)/[.Z44]" office:value-type="float" office:value="1.88866799204771" calcext:value-type="float">
            <text:p>1,889</text:p>
          </table:table-cell>
          <table:table-cell/>
        </table:table-row>
        <table:table-row table:style-name="ro3">
          <table:table-cell table:formula="of:=[Global.A45]" office:value-type="string" office:string-value="rand-4-10-10-500-2.dssp" calcext:value-type="string">
            <text:p>rand-4-10-10-500-2.dssp</text:p>
          </table:table-cell>
          <table:table-cell table:formula="of:=[RA.D45]" office:value-type="float" office:value="-95.672573" calcext:value-type="float">
            <text:p>-95,67</text:p>
          </table:table-cell>
          <table:table-cell table:formula="of:=[Root.C45]" office:value-type="float" office:value="1E+020" calcext:value-type="float">
            <text:p>1,00E+20</text:p>
          </table:table-cell>
          <table:table-cell table:formula="of:=[Global.D45]" office:value-type="float" office:value="0.764094" calcext:value-type="float">
            <text:p>0,76</text:p>
          </table:table-cell>
          <table:table-cell table:formula="of:=[Root.D45]" office:value-type="float" office:value="-93.114524" calcext:value-type="float">
            <text:p>-93,11</text:p>
          </table:table-cell>
          <table:table-cell table:formula="of:=[RA.J45]" office:value-type="float" office:value="-94" calcext:value-type="float">
            <text:p>-94</text:p>
          </table:table-cell>
          <table:table-cell table:formula="of:=[VNS.H45]" office:value-type="float" office:value="-94" calcext:value-type="float">
            <text:p>-94</text:p>
          </table:table-cell>
          <table:table-cell/>
          <table:table-cell table:style-name="ce9" table:formula="of:=IF([.F45]&lt;0; IF([.B45]&lt;0; [.F45]-[.B45]; &quot;!&quot;); IF([.B45]&lt;0; [.F45]-[.B45]; [.F45]-[.B45]))" office:value-type="float" office:value="1.672573" calcext:value-type="float">
            <text:p>1,67</text:p>
          </table:table-cell>
          <table:table-cell table:style-name="ce9" table:formula="of:=IF([.G45]&lt;0; IF([.B45]&lt;0; [.G45]-[.B45]; &quot;!&quot;); IF([.B45]&lt;0; [.G45]-[.B45]; [.G45]-[.B45]))" office:value-type="float" office:value="1.672573" calcext:value-type="float">
            <text:p>1,67</text:p>
          </table:table-cell>
          <table:table-cell table:formula="of:=IF([.J45]&lt;0; [.J45]*-1; [.J45])" office:value-type="float" office:value="1.672573" calcext:value-type="float">
            <text:p>1,67</text:p>
          </table:table-cell>
          <table:table-cell table:style-name="ce15" table:formula="of:=IF([.I45]=[.J45]; &quot;IGUAL&quot;; IF([.I45]&lt;[.J45]; &quot;RA&quot;; &quot;VNS&quot;))" office:value-type="string" office:string-value="IGUAL" calcext:value-type="string">
            <text:p>IGUAL</text:p>
          </table:table-cell>
          <table:table-cell table:formula="of:=[.M44]" office:value-type="float" office:value="2.78458617105263" calcext:value-type="float">
            <text:p>2,78</text:p>
          </table:table-cell>
          <table:table-cell table:formula="of:=[.N44]" office:value-type="float" office:value="1.83721775" calcext:value-type="float">
            <text:p>1,84</text:p>
          </table:table-cell>
          <table:table-cell office:value-type="float" office:value="44" calcext:value-type="float">
            <text:p>44</text:p>
          </table:table-cell>
          <table:table-cell table:formula="of:=([.I45]-[.$M$17]) * ([.I45]-[.$M$17])" office:value-type="float" office:value="1.23657329259453" calcext:value-type="float">
            <text:p>1,24</text:p>
          </table:table-cell>
          <table:table-cell table:formula="of:=([.J45]-[.$N$17]) * ([.J45]-[.$N$17])" office:value-type="float" office:value="0.0271078937025625" calcext:value-type="float">
            <text:p>0,03</text:p>
          </table:table-cell>
          <table:table-cell table:number-columns-repeated="6"/>
          <table:table-cell table:formula="of:=[RA.B45]" office:value-type="float" office:value="1974" calcext:value-type="float">
            <text:p>1974</text:p>
          </table:table-cell>
          <table:table-cell table:formula="of:=[RA.A45]" office:value-type="float" office:value="38" calcext:value-type="float">
            <text:p>38</text:p>
          </table:table-cell>
          <table:table-cell table:formula="of:=[.X45]+[.Y45]" office:value-type="float" office:value="2012" calcext:value-type="float">
            <text:p>2012</text:p>
          </table:table-cell>
          <table:table-cell table:style-name="ce19" table:formula="of:=([.Y45]*100)/[.Z45]" office:value-type="float" office:value="1.88866799204771" calcext:value-type="float">
            <text:p>1,889</text:p>
          </table:table-cell>
          <table:table-cell/>
        </table:table-row>
        <table:table-row table:style-name="ro3">
          <table:table-cell table:formula="of:=[Global.A46]" office:value-type="string" office:string-value="rand-4-10-10-750-1.dssp" calcext:value-type="string">
            <text:p>rand-4-10-10-750-1.dssp</text:p>
          </table:table-cell>
          <table:table-cell table:formula="of:=[RA.D46]" office:value-type="float" office:value="-165.2" calcext:value-type="float">
            <text:p>-165,2</text:p>
          </table:table-cell>
          <table:table-cell table:formula="of:=[Root.C46]" office:value-type="float" office:value="1E+020" calcext:value-type="float">
            <text:p>1,00E+20</text:p>
          </table:table-cell>
          <table:table-cell table:formula="of:=[Global.D46]" office:value-type="float" office:value="51.680536" calcext:value-type="float">
            <text:p>51,68</text:p>
          </table:table-cell>
          <table:table-cell table:formula="of:=[Root.D46]" office:value-type="float" office:value="-88.994375" calcext:value-type="float">
            <text:p>-88,99</text:p>
          </table:table-cell>
          <table:table-cell table:formula="of:=[RA.J46]" office:value-type="float" office:value="-163" calcext:value-type="float">
            <text:p>-163</text:p>
          </table:table-cell>
          <table:table-cell table:formula="of:=[VNS.H46]" office:value-type="float" office:value="-164" calcext:value-type="float">
            <text:p>-164</text:p>
          </table:table-cell>
          <table:table-cell/>
          <table:table-cell table:style-name="ce9" table:formula="of:=IF([.F46]&lt;0; IF([.B46]&lt;0; [.F46]-[.B46]; &quot;!&quot;); IF([.B46]&lt;0; [.F46]-[.B46]; [.F46]-[.B46]))" office:value-type="float" office:value="2.19999999999999" calcext:value-type="float">
            <text:p>2,2</text:p>
          </table:table-cell>
          <table:table-cell table:style-name="ce9" table:formula="of:=IF([.G46]&lt;0; IF([.B46]&lt;0; [.G46]-[.B46]; &quot;!&quot;); IF([.B46]&lt;0; [.G46]-[.B46]; [.G46]-[.B46]))" office:value-type="float" office:value="1.19999999999999" calcext:value-type="float">
            <text:p>1,2</text:p>
          </table:table-cell>
          <table:table-cell table:formula="of:=IF([.J46]&lt;0; [.J46]*-1; [.J46])" office:value-type="float" office:value="1.19999999999999" calcext:value-type="float">
            <text:p>1,2</text:p>
          </table:table-cell>
          <table:table-cell table:style-name="ce15" table:formula="of:=IF([.I46]=[.J46]; &quot;IGUAL&quot;; IF([.I46]&lt;[.J46]; &quot;RA&quot;; &quot;VNS&quot;))" office:value-type="string" office:string-value="VNS" calcext:value-type="string">
            <text:p>VNS</text:p>
          </table:table-cell>
          <table:table-cell table:formula="of:=[.M45]" office:value-type="float" office:value="2.78458617105263" calcext:value-type="float">
            <text:p>2,78</text:p>
          </table:table-cell>
          <table:table-cell table:formula="of:=[.N45]" office:value-type="float" office:value="1.83721775" calcext:value-type="float">
            <text:p>1,84</text:p>
          </table:table-cell>
          <table:table-cell office:value-type="float" office:value="45" calcext:value-type="float">
            <text:p>45</text:p>
          </table:table-cell>
          <table:table-cell table:formula="of:=([.I46]-[.$M$17]) * ([.I46]-[.$M$17])" office:value-type="float" office:value="0.34174099138599" calcext:value-type="float">
            <text:p>0,34</text:p>
          </table:table-cell>
          <table:table-cell table:formula="of:=([.J46]-[.$N$17]) * ([.J46]-[.$N$17])" office:value-type="float" office:value="0.406046460915075" calcext:value-type="float">
            <text:p>0,41</text:p>
          </table:table-cell>
          <table:table-cell table:number-columns-repeated="6"/>
          <table:table-cell table:formula="of:=[RA.B46]" office:value-type="float" office:value="2974" calcext:value-type="float">
            <text:p>2974</text:p>
          </table:table-cell>
          <table:table-cell table:formula="of:=[RA.A46]" office:value-type="float" office:value="38" calcext:value-type="float">
            <text:p>38</text:p>
          </table:table-cell>
          <table:table-cell table:formula="of:=[.X46]+[.Y46]" office:value-type="float" office:value="3012" calcext:value-type="float">
            <text:p>3012</text:p>
          </table:table-cell>
          <table:table-cell table:style-name="ce19" table:formula="of:=([.Y46]*100)/[.Z46]" office:value-type="float" office:value="1.26162018592297" calcext:value-type="float">
            <text:p>1,262</text:p>
          </table:table-cell>
          <table:table-cell/>
        </table:table-row>
        <table:table-row table:style-name="ro3">
          <table:table-cell table:formula="of:=[Global.A47]" office:value-type="string" office:string-value="rand-4-10-10-750-2.dssp" calcext:value-type="string">
            <text:p>rand-4-10-10-750-2.dssp</text:p>
          </table:table-cell>
          <table:table-cell table:formula="of:=[RA.D47]" office:value-type="float" office:value="-146" calcext:value-type="float">
            <text:p>-146</text:p>
          </table:table-cell>
          <table:table-cell table:formula="of:=[Root.C47]" office:value-type="float" office:value="1E+020" calcext:value-type="float">
            <text:p>1,00E+20</text:p>
          </table:table-cell>
          <table:table-cell table:formula="of:=[Global.D47]" office:value-type="float" office:value="11.03512" calcext:value-type="float">
            <text:p>11,04</text:p>
          </table:table-cell>
          <table:table-cell table:formula="of:=[Root.D47]" office:value-type="float" office:value="-32.667876" calcext:value-type="float">
            <text:p>-32,67</text:p>
          </table:table-cell>
          <table:table-cell table:formula="of:=[RA.J47]" office:value-type="float" office:value="-144" calcext:value-type="float">
            <text:p>-144</text:p>
          </table:table-cell>
          <table:table-cell table:formula="of:=[VNS.H47]" office:value-type="float" office:value="-145" calcext:value-type="float">
            <text:p>-145</text:p>
          </table:table-cell>
          <table:table-cell/>
          <table:table-cell table:style-name="ce9" table:formula="of:=IF([.F47]&lt;0; IF([.B47]&lt;0; [.F47]-[.B47]; &quot;!&quot;); IF([.B47]&lt;0; [.F47]-[.B47]; [.F47]-[.B47]))" office:value-type="float" office:value="2" calcext:value-type="float">
            <text:p>2</text:p>
          </table:table-cell>
          <table:table-cell table:style-name="ce9" table:formula="of:=IF([.G47]&lt;0; IF([.B47]&lt;0; [.G47]-[.B47]; &quot;!&quot;); IF([.B47]&lt;0; [.G47]-[.B47]; [.G47]-[.B47]))" office:value-type="float" office:value="1" calcext:value-type="float">
            <text:p>1</text:p>
          </table:table-cell>
          <table:table-cell table:formula="of:=IF([.J47]&lt;0; [.J47]*-1; [.J47])" office:value-type="float" office:value="1" calcext:value-type="float">
            <text:p>1</text:p>
          </table:table-cell>
          <table:table-cell table:style-name="ce15" table:formula="of:=IF([.I47]=[.J47]; &quot;IGUAL&quot;; IF([.I47]&lt;[.J47]; &quot;RA&quot;; &quot;VNS&quot;))" office:value-type="string" office:string-value="VNS" calcext:value-type="string">
            <text:p>VNS</text:p>
          </table:table-cell>
          <table:table-cell table:formula="of:=[.M46]" office:value-type="float" office:value="2.78458617105263" calcext:value-type="float">
            <text:p>2,78</text:p>
          </table:table-cell>
          <table:table-cell table:formula="of:=[.N46]" office:value-type="float" office:value="1.83721775" calcext:value-type="float">
            <text:p>1,84</text:p>
          </table:table-cell>
          <table:table-cell office:value-type="float" office:value="46" calcext:value-type="float">
            <text:p>46</text:p>
          </table:table-cell>
          <table:table-cell table:formula="of:=([.I47]-[.$M$17]) * ([.I47]-[.$M$17])" office:value-type="float" office:value="0.615575459807031" calcext:value-type="float">
            <text:p>0,62</text:p>
          </table:table-cell>
          <table:table-cell table:formula="of:=([.J47]-[.$N$17]) * ([.J47]-[.$N$17])" office:value-type="float" office:value="0.700933560915062" calcext:value-type="float">
            <text:p>0,7</text:p>
          </table:table-cell>
          <table:table-cell table:number-columns-repeated="6"/>
          <table:table-cell table:formula="of:=[RA.B47]" office:value-type="float" office:value="2974" calcext:value-type="float">
            <text:p>2974</text:p>
          </table:table-cell>
          <table:table-cell table:formula="of:=[RA.A47]" office:value-type="float" office:value="38" calcext:value-type="float">
            <text:p>38</text:p>
          </table:table-cell>
          <table:table-cell table:formula="of:=[.X47]+[.Y47]" office:value-type="float" office:value="3012" calcext:value-type="float">
            <text:p>3012</text:p>
          </table:table-cell>
          <table:table-cell table:style-name="ce19" table:formula="of:=([.Y47]*100)/[.Z47]" office:value-type="float" office:value="1.26162018592297" calcext:value-type="float">
            <text:p>1,262</text:p>
          </table:table-cell>
          <table:table-cell/>
        </table:table-row>
        <table:table-row table:style-name="ro3">
          <table:table-cell table:formula="of:=[Global.A48]" office:value-type="string" office:string-value="rand-4-15-15-1000-1.dssp" calcext:value-type="string">
            <text:p>rand-4-15-15-1000-1.dssp</text:p>
          </table:table-cell>
          <table:table-cell table:formula="of:=[RA.D48]" office:value-type="float" office:value="-179.794914" calcext:value-type="float">
            <text:p>-179,79</text:p>
          </table:table-cell>
          <table:table-cell table:formula="of:=[Root.C48]" office:value-type="float" office:value="1E+020" calcext:value-type="float">
            <text:p>1,00E+20</text:p>
          </table:table-cell>
          <table:table-cell table:formula="of:=[Global.D48]" office:value-type="string" office:string-value="TLE" calcext:value-type="string">
            <text:p>TLE</text:p>
          </table:table-cell>
          <table:table-cell table:formula="of:=[Root.D48]" office:value-type="float" office:value="-27.908111" calcext:value-type="float">
            <text:p>-27,91</text:p>
          </table:table-cell>
          <table:table-cell table:formula="of:=[RA.J48]" office:value-type="float" office:value="-175" calcext:value-type="float">
            <text:p>-175</text:p>
          </table:table-cell>
          <table:table-cell table:formula="of:=[VNS.H48]" office:value-type="float" office:value="-177" calcext:value-type="float">
            <text:p>-177</text:p>
          </table:table-cell>
          <table:table-cell/>
          <table:table-cell table:style-name="ce9" table:formula="of:=IF([.F48]&lt;0; IF([.B48]&lt;0; [.F48]-[.B48]; &quot;!&quot;); IF([.B48]&lt;0; [.F48]-[.B48]; [.F48]-[.B48]))" office:value-type="float" office:value="4.79491400000001" calcext:value-type="float">
            <text:p>4,79</text:p>
          </table:table-cell>
          <table:table-cell table:style-name="ce9" table:formula="of:=IF([.G48]&lt;0; IF([.B48]&lt;0; [.G48]-[.B48]; &quot;!&quot;); IF([.B48]&lt;0; [.G48]-[.B48]; [.G48]-[.B48]))" office:value-type="float" office:value="2.79491400000001" calcext:value-type="float">
            <text:p>2,79</text:p>
          </table:table-cell>
          <table:table-cell table:formula="of:=IF([.J48]&lt;0; [.J48]*-1; [.J48])" office:value-type="float" office:value="2.79491400000001" calcext:value-type="float">
            <text:p>2,79</text:p>
          </table:table-cell>
          <table:table-cell table:style-name="ce15" table:formula="of:=IF([.I48]=[.J48]; &quot;IGUAL&quot;; IF([.I48]&lt;[.J48]; &quot;RA&quot;; &quot;VNS&quot;))" office:value-type="string" office:string-value="VNS" calcext:value-type="string">
            <text:p>VNS</text:p>
          </table:table-cell>
          <table:table-cell table:formula="of:=[.M47]" office:value-type="float" office:value="2.78458617105263" calcext:value-type="float">
            <text:p>2,78</text:p>
          </table:table-cell>
          <table:table-cell table:formula="of:=[.N47]" office:value-type="float" office:value="1.83721775" calcext:value-type="float">
            <text:p>1,84</text:p>
          </table:table-cell>
          <table:table-cell office:value-type="float" office:value="47" calcext:value-type="float">
            <text:p>47</text:p>
          </table:table-cell>
          <table:table-cell table:formula="of:=([.I48]-[.$M$17]) * ([.I48]-[.$M$17])" office:value-type="float" office:value="4.04141797984028" calcext:value-type="float">
            <text:p>4,04</text:p>
          </table:table-cell>
          <table:table-cell table:formula="of:=([.J48]-[.$N$17]) * ([.J48]-[.$N$17])" office:value-type="float" office:value="0.917182107264082" calcext:value-type="float">
            <text:p>0,92</text:p>
          </table:table-cell>
          <table:table-cell table:number-columns-repeated="6"/>
          <table:table-cell table:formula="of:=[RA.B48]" office:value-type="float" office:value="3959" calcext:value-type="float">
            <text:p>3959</text:p>
          </table:table-cell>
          <table:table-cell table:formula="of:=[RA.A48]" office:value-type="float" office:value="58" calcext:value-type="float">
            <text:p>58</text:p>
          </table:table-cell>
          <table:table-cell table:formula="of:=[.X48]+[.Y48]" office:value-type="float" office:value="4017" calcext:value-type="float">
            <text:p>4017</text:p>
          </table:table-cell>
          <table:table-cell table:style-name="ce19" table:formula="of:=([.Y48]*100)/[.Z48]" office:value-type="float" office:value="1.44386357978591" calcext:value-type="float">
            <text:p>1,444</text:p>
          </table:table-cell>
          <table:table-cell/>
        </table:table-row>
        <table:table-row table:style-name="ro3">
          <table:table-cell table:formula="of:=[Global.A49]" office:value-type="string" office:string-value="rand-4-15-15-1000-2.dssp" calcext:value-type="string">
            <text:p>rand-4-15-15-1000-2.dssp</text:p>
          </table:table-cell>
          <table:table-cell table:formula="of:=[RA.D49]" office:value-type="float" office:value="-162.301653" calcext:value-type="float">
            <text:p>-162,3</text:p>
          </table:table-cell>
          <table:table-cell table:formula="of:=[Root.C49]" office:value-type="float" office:value="1E+020" calcext:value-type="float">
            <text:p>1,00E+20</text:p>
          </table:table-cell>
          <table:table-cell table:formula="of:=[Global.D49]" office:value-type="string" office:string-value="TLE" calcext:value-type="string">
            <text:p>TLE</text:p>
          </table:table-cell>
          <table:table-cell table:formula="of:=[Root.D49]" office:value-type="float" office:value="-23.89923" calcext:value-type="float">
            <text:p>-23,9</text:p>
          </table:table-cell>
          <table:table-cell table:formula="of:=[RA.J49]" office:value-type="float" office:value="-159" calcext:value-type="float">
            <text:p>-159</text:p>
          </table:table-cell>
          <table:table-cell table:formula="of:=[VNS.H49]" office:value-type="float" office:value="-159" calcext:value-type="float">
            <text:p>-159</text:p>
          </table:table-cell>
          <table:table-cell/>
          <table:table-cell table:style-name="ce9" table:formula="of:=IF([.F49]&lt;0; IF([.B49]&lt;0; [.F49]-[.B49]; &quot;!&quot;); IF([.B49]&lt;0; [.F49]-[.B49]; [.F49]-[.B49]))" office:value-type="float" office:value="3.30165299999999" calcext:value-type="float">
            <text:p>3,3</text:p>
          </table:table-cell>
          <table:table-cell table:style-name="ce9" table:formula="of:=IF([.G49]&lt;0; IF([.B49]&lt;0; [.G49]-[.B49]; &quot;!&quot;); IF([.B49]&lt;0; [.G49]-[.B49]; [.G49]-[.B49]))" office:value-type="float" office:value="3.30165299999999" calcext:value-type="float">
            <text:p>3,3</text:p>
          </table:table-cell>
          <table:table-cell table:formula="of:=IF([.J49]&lt;0; [.J49]*-1; [.J49])" office:value-type="float" office:value="3.30165299999999" calcext:value-type="float">
            <text:p>3,3</text:p>
          </table:table-cell>
          <table:table-cell table:style-name="ce15" table:formula="of:=IF([.I49]=[.J49]; &quot;IGUAL&quot;; IF([.I49]&lt;[.J49]; &quot;RA&quot;; &quot;VNS&quot;))" office:value-type="string" office:string-value="IGUAL" calcext:value-type="string">
            <text:p>IGUAL</text:p>
          </table:table-cell>
          <table:table-cell table:formula="of:=[.M48]" office:value-type="float" office:value="2.78458617105263" calcext:value-type="float">
            <text:p>2,78</text:p>
          </table:table-cell>
          <table:table-cell table:formula="of:=[.N48]" office:value-type="float" office:value="1.83721775" calcext:value-type="float">
            <text:p>1,84</text:p>
          </table:table-cell>
          <table:table-cell office:value-type="float" office:value="48" calcext:value-type="float">
            <text:p>48</text:p>
          </table:table-cell>
          <table:table-cell table:formula="of:=([.I49]-[.$M$17]) * ([.I49]-[.$M$17])" office:value-type="float" office:value="0.267358105597676" calcext:value-type="float">
            <text:p>0,27</text:p>
          </table:table-cell>
          <table:table-cell table:formula="of:=([.J49]-[.$N$17]) * ([.J49]-[.$N$17])" office:value-type="float" office:value="2.14457060144253" calcext:value-type="float">
            <text:p>2,14</text:p>
          </table:table-cell>
          <table:table-cell table:number-columns-repeated="6"/>
          <table:table-cell table:formula="of:=[RA.B49]" office:value-type="float" office:value="3959" calcext:value-type="float">
            <text:p>3959</text:p>
          </table:table-cell>
          <table:table-cell table:formula="of:=[RA.A49]" office:value-type="float" office:value="58" calcext:value-type="float">
            <text:p>58</text:p>
          </table:table-cell>
          <table:table-cell table:formula="of:=[.X49]+[.Y49]" office:value-type="float" office:value="4017" calcext:value-type="float">
            <text:p>4017</text:p>
          </table:table-cell>
          <table:table-cell table:style-name="ce19" table:formula="of:=([.Y49]*100)/[.Z49]" office:value-type="float" office:value="1.44386357978591" calcext:value-type="float">
            <text:p>1,444</text:p>
          </table:table-cell>
          <table:table-cell/>
        </table:table-row>
        <table:table-row table:style-name="ro3">
          <table:table-cell table:formula="of:=[Global.A50]" office:value-type="string" office:string-value="rand-4-15-15-250-1.dssp" calcext:value-type="string">
            <text:p>rand-4-15-15-250-1.dssp</text:p>
          </table:table-cell>
          <table:table-cell table:formula="of:=[RA.D50]" office:value-type="float" office:value="-42.641299" calcext:value-type="float">
            <text:p>-42,64</text:p>
          </table:table-cell>
          <table:table-cell table:formula="of:=[Root.C50]" office:value-type="float" office:value="1E+020" calcext:value-type="float">
            <text:p>1,00E+20</text:p>
          </table:table-cell>
          <table:table-cell table:formula="of:=[Global.D50]" office:value-type="float" office:value="1801.068264" calcext:value-type="float">
            <text:p>1801,07</text:p>
          </table:table-cell>
          <table:table-cell table:formula="of:=[Root.D50]" office:value-type="float" office:value="-24.035662" calcext:value-type="float">
            <text:p>-24,04</text:p>
          </table:table-cell>
          <table:table-cell table:formula="of:=[RA.J50]" office:value-type="float" office:value="-39" calcext:value-type="float">
            <text:p>-39</text:p>
          </table:table-cell>
          <table:table-cell table:formula="of:=[VNS.H50]" office:value-type="float" office:value="-41" calcext:value-type="float">
            <text:p>-41</text:p>
          </table:table-cell>
          <table:table-cell/>
          <table:table-cell table:style-name="ce9" table:formula="of:=IF([.F50]&lt;0; IF([.B50]&lt;0; [.F50]-[.B50]; &quot;!&quot;); IF([.B50]&lt;0; [.F50]-[.B50]; [.F50]-[.B50]))" office:value-type="float" office:value="3.641299" calcext:value-type="float">
            <text:p>3,64</text:p>
          </table:table-cell>
          <table:table-cell table:style-name="ce9" table:formula="of:=IF([.G50]&lt;0; IF([.B50]&lt;0; [.G50]-[.B50]; &quot;!&quot;); IF([.B50]&lt;0; [.G50]-[.B50]; [.G50]-[.B50]))" office:value-type="float" office:value="1.641299" calcext:value-type="float">
            <text:p>1,64</text:p>
          </table:table-cell>
          <table:table-cell table:formula="of:=IF([.J50]&lt;0; [.J50]*-1; [.J50])" office:value-type="float" office:value="1.641299" calcext:value-type="float">
            <text:p>1,64</text:p>
          </table:table-cell>
          <table:table-cell table:style-name="ce15" table:formula="of:=IF([.I50]=[.J50]; &quot;IGUAL&quot;; IF([.I50]&lt;[.J50]; &quot;RA&quot;; &quot;VNS&quot;))" office:value-type="string" office:string-value="VNS" calcext:value-type="string">
            <text:p>VNS</text:p>
          </table:table-cell>
          <table:table-cell table:formula="of:=[.M49]" office:value-type="float" office:value="2.78458617105263" calcext:value-type="float">
            <text:p>2,78</text:p>
          </table:table-cell>
          <table:table-cell table:formula="of:=[.N49]" office:value-type="float" office:value="1.83721775" calcext:value-type="float">
            <text:p>1,84</text:p>
          </table:table-cell>
          <table:table-cell office:value-type="float" office:value="49" calcext:value-type="float">
            <text:p>49</text:p>
          </table:table-cell>
          <table:table-cell table:formula="of:=([.I50]-[.$M$17]) * ([.I50]-[.$M$17])" office:value-type="float" office:value="0.733956871283001" calcext:value-type="float">
            <text:p>0,73</text:p>
          </table:table-cell>
          <table:table-cell table:formula="of:=([.J50]-[.$N$17]) * ([.J50]-[.$N$17])" office:value-type="float" office:value="0.0383841566015625" calcext:value-type="float">
            <text:p>0,04</text:p>
          </table:table-cell>
          <table:table-cell table:number-columns-repeated="6"/>
          <table:table-cell table:formula="of:=[RA.B50]" office:value-type="float" office:value="959" calcext:value-type="float">
            <text:p>959</text:p>
          </table:table-cell>
          <table:table-cell table:formula="of:=[RA.A50]" office:value-type="float" office:value="58" calcext:value-type="float">
            <text:p>58</text:p>
          </table:table-cell>
          <table:table-cell table:formula="of:=[.X50]+[.Y50]" office:value-type="float" office:value="1017" calcext:value-type="float">
            <text:p>1017</text:p>
          </table:table-cell>
          <table:table-cell table:style-name="ce19" table:formula="of:=([.Y50]*100)/[.Z50]" office:value-type="float" office:value="5.70304818092429" calcext:value-type="float">
            <text:p>5,703</text:p>
          </table:table-cell>
          <table:table-cell/>
        </table:table-row>
        <table:table-row table:style-name="ro3">
          <table:table-cell table:formula="of:=[Global.A51]" office:value-type="string" office:string-value="rand-4-15-15-250-2.dssp" calcext:value-type="string">
            <text:p>rand-4-15-15-250-2.dssp</text:p>
          </table:table-cell>
          <table:table-cell table:formula="of:=[RA.D51]" office:value-type="float" office:value="-39.038793" calcext:value-type="float">
            <text:p>-39,04</text:p>
          </table:table-cell>
          <table:table-cell table:formula="of:=[Root.C51]" office:value-type="float" office:value="1E+020" calcext:value-type="float">
            <text:p>1,00E+20</text:p>
          </table:table-cell>
          <table:table-cell table:formula="of:=[Global.D51]" office:value-type="float" office:value="561.563234" calcext:value-type="float">
            <text:p>561,56</text:p>
          </table:table-cell>
          <table:table-cell table:formula="of:=[Root.D51]" office:value-type="float" office:value="-21.255378" calcext:value-type="float">
            <text:p>-21,26</text:p>
          </table:table-cell>
          <table:table-cell table:formula="of:=[RA.J51]" office:value-type="float" office:value="-35" calcext:value-type="float">
            <text:p>-35</text:p>
          </table:table-cell>
          <table:table-cell table:formula="of:=[VNS.H51]" office:value-type="float" office:value="-37" calcext:value-type="float">
            <text:p>-37</text:p>
          </table:table-cell>
          <table:table-cell/>
          <table:table-cell table:style-name="ce9" table:formula="of:=IF([.F51]&lt;0; IF([.B51]&lt;0; [.F51]-[.B51]; &quot;!&quot;); IF([.B51]&lt;0; [.F51]-[.B51]; [.F51]-[.B51]))" office:value-type="float" office:value="4.038793" calcext:value-type="float">
            <text:p>4,04</text:p>
          </table:table-cell>
          <table:table-cell table:style-name="ce9" table:formula="of:=IF([.G51]&lt;0; IF([.B51]&lt;0; [.G51]-[.B51]; &quot;!&quot;); IF([.B51]&lt;0; [.G51]-[.B51]; [.G51]-[.B51]))" office:value-type="float" office:value="2.038793" calcext:value-type="float">
            <text:p>2,04</text:p>
          </table:table-cell>
          <table:table-cell table:formula="of:=IF([.J51]&lt;0; [.J51]*-1; [.J51])" office:value-type="float" office:value="2.038793" calcext:value-type="float">
            <text:p>2,04</text:p>
          </table:table-cell>
          <table:table-cell table:style-name="ce15" table:formula="of:=IF([.I51]=[.J51]; &quot;IGUAL&quot;; IF([.I51]&lt;[.J51]; &quot;RA&quot;; &quot;VNS&quot;))" office:value-type="string" office:string-value="VNS" calcext:value-type="string">
            <text:p>VNS</text:p>
          </table:table-cell>
          <table:table-cell table:formula="of:=[.M50]" office:value-type="float" office:value="2.78458617105263" calcext:value-type="float">
            <text:p>2,78</text:p>
          </table:table-cell>
          <table:table-cell table:formula="of:=[.N50]" office:value-type="float" office:value="1.83721775" calcext:value-type="float">
            <text:p>1,84</text:p>
          </table:table-cell>
          <table:table-cell office:value-type="float" office:value="50" calcext:value-type="float">
            <text:p>50</text:p>
          </table:table-cell>
          <table:table-cell table:formula="of:=([.I51]-[.$M$17]) * ([.I51]-[.$M$17])" office:value-type="float" office:value="1.57303476977821" calcext:value-type="float">
            <text:p>1,57</text:p>
          </table:table-cell>
          <table:table-cell table:formula="of:=([.J51]-[.$N$17]) * ([.J51]-[.$N$17])" office:value-type="float" office:value="0.0406325814125625" calcext:value-type="float">
            <text:p>0,04</text:p>
          </table:table-cell>
          <table:table-cell table:number-columns-repeated="6"/>
          <table:table-cell table:formula="of:=[RA.B51]" office:value-type="float" office:value="959" calcext:value-type="float">
            <text:p>959</text:p>
          </table:table-cell>
          <table:table-cell table:formula="of:=[RA.A51]" office:value-type="float" office:value="58" calcext:value-type="float">
            <text:p>58</text:p>
          </table:table-cell>
          <table:table-cell table:formula="of:=[.X51]+[.Y51]" office:value-type="float" office:value="1017" calcext:value-type="float">
            <text:p>1017</text:p>
          </table:table-cell>
          <table:table-cell table:style-name="ce19" table:formula="of:=([.Y51]*100)/[.Z51]" office:value-type="float" office:value="5.70304818092429" calcext:value-type="float">
            <text:p>5,703</text:p>
          </table:table-cell>
          <table:table-cell/>
        </table:table-row>
        <table:table-row table:style-name="ro3">
          <table:table-cell table:formula="of:=[Global.A52]" office:value-type="string" office:string-value="rand-4-15-15-500-1.dssp" calcext:value-type="string">
            <text:p>rand-4-15-15-500-1.dssp</text:p>
          </table:table-cell>
          <table:table-cell table:formula="of:=[RA.D52]" office:value-type="float" office:value="-87.749636" calcext:value-type="float">
            <text:p>-87,75</text:p>
          </table:table-cell>
          <table:table-cell table:formula="of:=[Root.C52]" office:value-type="float" office:value="1E+020" calcext:value-type="float">
            <text:p>1,00E+20</text:p>
          </table:table-cell>
          <table:table-cell table:formula="of:=[Global.D52]" office:value-type="float" office:value="101.57012" calcext:value-type="float">
            <text:p>101,57</text:p>
          </table:table-cell>
          <table:table-cell table:formula="of:=[Root.D52]" office:value-type="float" office:value="-63.910965" calcext:value-type="float">
            <text:p>-63,91</text:p>
          </table:table-cell>
          <table:table-cell table:formula="of:=[RA.J52]" office:value-type="float" office:value="-85" calcext:value-type="float">
            <text:p>-85</text:p>
          </table:table-cell>
          <table:table-cell table:formula="of:=[VNS.H52]" office:value-type="float" office:value="-86" calcext:value-type="float">
            <text:p>-86</text:p>
          </table:table-cell>
          <table:table-cell/>
          <table:table-cell table:style-name="ce9" table:formula="of:=IF([.F52]&lt;0; IF([.B52]&lt;0; [.F52]-[.B52]; &quot;!&quot;); IF([.B52]&lt;0; [.F52]-[.B52]; [.F52]-[.B52]))" office:value-type="float" office:value="2.749636" calcext:value-type="float">
            <text:p>2,75</text:p>
          </table:table-cell>
          <table:table-cell table:style-name="ce9" table:formula="of:=IF([.G52]&lt;0; IF([.B52]&lt;0; [.G52]-[.B52]; &quot;!&quot;); IF([.B52]&lt;0; [.G52]-[.B52]; [.G52]-[.B52]))" office:value-type="float" office:value="1.749636" calcext:value-type="float">
            <text:p>1,75</text:p>
          </table:table-cell>
          <table:table-cell table:formula="of:=IF([.J52]&lt;0; [.J52]*-1; [.J52])" office:value-type="float" office:value="1.749636" calcext:value-type="float">
            <text:p>1,75</text:p>
          </table:table-cell>
          <table:table-cell table:style-name="ce15" table:formula="of:=IF([.I52]=[.J52]; &quot;IGUAL&quot;; IF([.I52]&lt;[.J52]; &quot;RA&quot;; &quot;VNS&quot;))" office:value-type="string" office:string-value="VNS" calcext:value-type="string">
            <text:p>VNS</text:p>
          </table:table-cell>
          <table:table-cell table:formula="of:=[.M51]" office:value-type="float" office:value="2.78458617105263" calcext:value-type="float">
            <text:p>2,78</text:p>
          </table:table-cell>
          <table:table-cell table:formula="of:=[.N51]" office:value-type="float" office:value="1.83721775" calcext:value-type="float">
            <text:p>1,84</text:p>
          </table:table-cell>
          <table:table-cell office:value-type="float" office:value="51" calcext:value-type="float">
            <text:p>51</text:p>
          </table:table-cell>
          <table:table-cell table:formula="of:=([.I52]-[.$M$17]) * ([.I52]-[.$M$17])" office:value-type="float" office:value="0.00122151445660832" calcext:value-type="float">
            <text:p>0</text:p>
          </table:table-cell>
          <table:table-cell table:formula="of:=([.J52]-[.$N$17]) * ([.J52]-[.$N$17])" office:value-type="float" office:value="0.0076705629330625" calcext:value-type="float">
            <text:p>0,01</text:p>
          </table:table-cell>
          <table:table-cell table:number-columns-repeated="6"/>
          <table:table-cell table:formula="of:=[RA.B52]" office:value-type="float" office:value="1959" calcext:value-type="float">
            <text:p>1959</text:p>
          </table:table-cell>
          <table:table-cell table:formula="of:=[RA.A52]" office:value-type="float" office:value="58" calcext:value-type="float">
            <text:p>58</text:p>
          </table:table-cell>
          <table:table-cell table:formula="of:=[.X52]+[.Y52]" office:value-type="float" office:value="2017" calcext:value-type="float">
            <text:p>2017</text:p>
          </table:table-cell>
          <table:table-cell table:style-name="ce19" table:formula="of:=([.Y52]*100)/[.Z52]" office:value-type="float" office:value="2.87555775904809" calcext:value-type="float">
            <text:p>2,876</text:p>
          </table:table-cell>
          <table:table-cell/>
        </table:table-row>
        <table:table-row table:style-name="ro3">
          <table:table-cell table:formula="of:=[Global.A53]" office:value-type="string" office:string-value="rand-4-15-15-500-2.dssp" calcext:value-type="string">
            <text:p>rand-4-15-15-500-2.dssp</text:p>
          </table:table-cell>
          <table:table-cell table:formula="of:=[RA.D53]" office:value-type="float" office:value="-80.502432" calcext:value-type="float">
            <text:p>-80,5</text:p>
          </table:table-cell>
          <table:table-cell table:formula="of:=[Root.C53]" office:value-type="float" office:value="1E+020" calcext:value-type="float">
            <text:p>1,00E+20</text:p>
          </table:table-cell>
          <table:table-cell table:formula="of:=[Global.D53]" office:value-type="float" office:value="1252.085742" calcext:value-type="float">
            <text:p>1252,09</text:p>
          </table:table-cell>
          <table:table-cell table:formula="of:=[Root.D53]" office:value-type="float" office:value="-57.731768" calcext:value-type="float">
            <text:p>-57,73</text:p>
          </table:table-cell>
          <table:table-cell table:formula="of:=[RA.J53]" office:value-type="float" office:value="-76" calcext:value-type="float">
            <text:p>-76</text:p>
          </table:table-cell>
          <table:table-cell table:formula="of:=[VNS.H53]" office:value-type="float" office:value="-78" calcext:value-type="float">
            <text:p>-78</text:p>
          </table:table-cell>
          <table:table-cell/>
          <table:table-cell table:style-name="ce9" table:formula="of:=IF([.F53]&lt;0; IF([.B53]&lt;0; [.F53]-[.B53]; &quot;!&quot;); IF([.B53]&lt;0; [.F53]-[.B53]; [.F53]-[.B53]))" office:value-type="float" office:value="4.502432" calcext:value-type="float">
            <text:p>4,5</text:p>
          </table:table-cell>
          <table:table-cell table:style-name="ce9" table:formula="of:=IF([.G53]&lt;0; IF([.B53]&lt;0; [.G53]-[.B53]; &quot;!&quot;); IF([.B53]&lt;0; [.G53]-[.B53]; [.G53]-[.B53]))" office:value-type="float" office:value="2.502432" calcext:value-type="float">
            <text:p>2,5</text:p>
          </table:table-cell>
          <table:table-cell table:formula="of:=IF([.J53]&lt;0; [.J53]*-1; [.J53])" office:value-type="float" office:value="2.502432" calcext:value-type="float">
            <text:p>2,5</text:p>
          </table:table-cell>
          <table:table-cell table:style-name="ce15" table:formula="of:=IF([.I53]=[.J53]; &quot;IGUAL&quot;; IF([.I53]&lt;[.J53]; &quot;RA&quot;; &quot;VNS&quot;))" office:value-type="string" office:string-value="VNS" calcext:value-type="string">
            <text:p>VNS</text:p>
          </table:table-cell>
          <table:table-cell table:formula="of:=[.M52]" office:value-type="float" office:value="2.78458617105263" calcext:value-type="float">
            <text:p>2,78</text:p>
          </table:table-cell>
          <table:table-cell table:formula="of:=[.N52]" office:value-type="float" office:value="1.83721775" calcext:value-type="float">
            <text:p>1,84</text:p>
          </table:table-cell>
          <table:table-cell office:value-type="float" office:value="52" calcext:value-type="float">
            <text:p>52</text:p>
          </table:table-cell>
          <table:table-cell table:formula="of:=([.I53]-[.$M$17]) * ([.I53]-[.$M$17])" office:value-type="float" office:value="2.95099429203187" calcext:value-type="float">
            <text:p>2,95</text:p>
          </table:table-cell>
          <table:table-cell table:formula="of:=([.J53]-[.$N$17]) * ([.J53]-[.$N$17])" office:value-type="float" office:value="0.442509998403062" calcext:value-type="float">
            <text:p>0,44</text:p>
          </table:table-cell>
          <table:table-cell table:number-columns-repeated="6"/>
          <table:table-cell table:formula="of:=[RA.B53]" office:value-type="float" office:value="1959" calcext:value-type="float">
            <text:p>1959</text:p>
          </table:table-cell>
          <table:table-cell table:formula="of:=[RA.A53]" office:value-type="float" office:value="58" calcext:value-type="float">
            <text:p>58</text:p>
          </table:table-cell>
          <table:table-cell table:formula="of:=[.X53]+[.Y53]" office:value-type="float" office:value="2017" calcext:value-type="float">
            <text:p>2017</text:p>
          </table:table-cell>
          <table:table-cell table:style-name="ce19" table:formula="of:=([.Y53]*100)/[.Z53]" office:value-type="float" office:value="2.87555775904809" calcext:value-type="float">
            <text:p>2,876</text:p>
          </table:table-cell>
          <table:table-cell/>
        </table:table-row>
        <table:table-row table:style-name="ro3">
          <table:table-cell table:formula="of:=[Global.A54]" office:value-type="string" office:string-value="rand-4-15-15-750-1.dssp" calcext:value-type="string">
            <text:p>rand-4-15-15-750-1.dssp</text:p>
          </table:table-cell>
          <table:table-cell table:formula="of:=[RA.D54]" office:value-type="float" office:value="-137.139898" calcext:value-type="float">
            <text:p>-137,14</text:p>
          </table:table-cell>
          <table:table-cell table:formula="of:=[Root.C54]" office:value-type="float" office:value="1E+020" calcext:value-type="float">
            <text:p>1,00E+20</text:p>
          </table:table-cell>
          <table:table-cell table:formula="of:=[Global.D54]" office:value-type="float" office:value="1802.981761" calcext:value-type="float">
            <text:p>1802,98</text:p>
          </table:table-cell>
          <table:table-cell table:formula="of:=[Root.D54]" office:value-type="float" office:value="-50.459886" calcext:value-type="float">
            <text:p>-50,46</text:p>
          </table:table-cell>
          <table:table-cell table:formula="of:=[RA.J54]" office:value-type="float" office:value="-134" calcext:value-type="float">
            <text:p>-134</text:p>
          </table:table-cell>
          <table:table-cell table:formula="of:=[VNS.H54]" office:value-type="float" office:value="-135" calcext:value-type="float">
            <text:p>-135</text:p>
          </table:table-cell>
          <table:table-cell/>
          <table:table-cell table:style-name="ce9" table:formula="of:=IF([.F54]&lt;0; IF([.B54]&lt;0; [.F54]-[.B54]; &quot;!&quot;); IF([.B54]&lt;0; [.F54]-[.B54]; [.F54]-[.B54]))" office:value-type="float" office:value="3.13989799999999" calcext:value-type="float">
            <text:p>3,14</text:p>
          </table:table-cell>
          <table:table-cell table:style-name="ce9" table:formula="of:=IF([.G54]&lt;0; IF([.B54]&lt;0; [.G54]-[.B54]; &quot;!&quot;); IF([.B54]&lt;0; [.G54]-[.B54]; [.G54]-[.B54]))" office:value-type="float" office:value="2.13989799999999" calcext:value-type="float">
            <text:p>2,14</text:p>
          </table:table-cell>
          <table:table-cell table:formula="of:=IF([.J54]&lt;0; [.J54]*-1; [.J54])" office:value-type="float" office:value="2.13989799999999" calcext:value-type="float">
            <text:p>2,14</text:p>
          </table:table-cell>
          <table:table-cell table:style-name="ce15" table:formula="of:=IF([.I54]=[.J54]; &quot;IGUAL&quot;; IF([.I54]&lt;[.J54]; &quot;RA&quot;; &quot;VNS&quot;))" office:value-type="string" office:string-value="VNS" calcext:value-type="string">
            <text:p>VNS</text:p>
          </table:table-cell>
          <table:table-cell table:formula="of:=[.M53]" office:value-type="float" office:value="2.78458617105263" calcext:value-type="float">
            <text:p>2,78</text:p>
          </table:table-cell>
          <table:table-cell table:formula="of:=[.N53]" office:value-type="float" office:value="1.83721775" calcext:value-type="float">
            <text:p>1,84</text:p>
          </table:table-cell>
          <table:table-cell office:value-type="float" office:value="53" calcext:value-type="float">
            <text:p>53</text:p>
          </table:table-cell>
          <table:table-cell table:formula="of:=([.I54]-[.$M$17]) * ([.I54]-[.$M$17])" office:value-type="float" office:value="0.126246495789916" calcext:value-type="float">
            <text:p>0,13</text:p>
          </table:table-cell>
          <table:table-cell table:formula="of:=([.J54]-[.$N$17]) * ([.J54]-[.$N$17])" office:value-type="float" office:value="0.0916153337400564" calcext:value-type="float">
            <text:p>0,09</text:p>
          </table:table-cell>
          <table:table-cell table:number-columns-repeated="6"/>
          <table:table-cell table:formula="of:=[RA.B54]" office:value-type="float" office:value="2959" calcext:value-type="float">
            <text:p>2959</text:p>
          </table:table-cell>
          <table:table-cell table:formula="of:=[RA.A54]" office:value-type="float" office:value="58" calcext:value-type="float">
            <text:p>58</text:p>
          </table:table-cell>
          <table:table-cell table:formula="of:=[.X54]+[.Y54]" office:value-type="float" office:value="3017" calcext:value-type="float">
            <text:p>3017</text:p>
          </table:table-cell>
          <table:table-cell table:style-name="ce19" table:formula="of:=([.Y54]*100)/[.Z54]" office:value-type="float" office:value="1.92243950944647" calcext:value-type="float">
            <text:p>1,922</text:p>
          </table:table-cell>
          <table:table-cell/>
        </table:table-row>
        <table:table-row table:style-name="ro3">
          <table:table-cell table:formula="of:=[Global.A55]" office:value-type="string" office:string-value="rand-4-15-15-750-2.dssp" calcext:value-type="string">
            <text:p>rand-4-15-15-750-2.dssp</text:p>
          </table:table-cell>
          <table:table-cell table:formula="of:=[RA.D55]" office:value-type="float" office:value="-120.692349" calcext:value-type="float">
            <text:p>-120,69</text:p>
          </table:table-cell>
          <table:table-cell table:formula="of:=[Root.C55]" office:value-type="float" office:value="1E+020" calcext:value-type="float">
            <text:p>1,00E+20</text:p>
          </table:table-cell>
          <table:table-cell table:formula="of:=[Global.D55]" office:value-type="float" office:value="1801.505912" calcext:value-type="float">
            <text:p>1801,51</text:p>
          </table:table-cell>
          <table:table-cell table:formula="of:=[Root.D55]" office:value-type="float" office:value="-47.6" calcext:value-type="float">
            <text:p>-47,6</text:p>
          </table:table-cell>
          <table:table-cell table:formula="of:=[RA.J55]" office:value-type="float" office:value="-116" calcext:value-type="float">
            <text:p>-116</text:p>
          </table:table-cell>
          <table:table-cell table:formula="of:=[VNS.H55]" office:value-type="float" office:value="-118" calcext:value-type="float">
            <text:p>-118</text:p>
          </table:table-cell>
          <table:table-cell/>
          <table:table-cell table:style-name="ce9" table:formula="of:=IF([.F55]&lt;0; IF([.B55]&lt;0; [.F55]-[.B55]; &quot;!&quot;); IF([.B55]&lt;0; [.F55]-[.B55]; [.F55]-[.B55]))" office:value-type="float" office:value="4.69234899999999" calcext:value-type="float">
            <text:p>4,69</text:p>
          </table:table-cell>
          <table:table-cell table:style-name="ce9" table:formula="of:=IF([.G55]&lt;0; IF([.B55]&lt;0; [.G55]-[.B55]; &quot;!&quot;); IF([.B55]&lt;0; [.G55]-[.B55]; [.G55]-[.B55]))" office:value-type="float" office:value="2.69234899999999" calcext:value-type="float">
            <text:p>2,69</text:p>
          </table:table-cell>
          <table:table-cell table:formula="of:=IF([.J55]&lt;0; [.J55]*-1; [.J55])" office:value-type="float" office:value="2.69234899999999" calcext:value-type="float">
            <text:p>2,69</text:p>
          </table:table-cell>
          <table:table-cell table:style-name="ce15" table:formula="of:=IF([.I55]=[.J55]; &quot;IGUAL&quot;; IF([.I55]&lt;[.J55]; &quot;RA&quot;; &quot;VNS&quot;))" office:value-type="string" office:string-value="VNS" calcext:value-type="string">
            <text:p>VNS</text:p>
          </table:table-cell>
          <table:table-cell table:formula="of:=[.M54]" office:value-type="float" office:value="2.78458617105263" calcext:value-type="float">
            <text:p>2,78</text:p>
          </table:table-cell>
          <table:table-cell table:formula="of:=[.N54]" office:value-type="float" office:value="1.83721775" calcext:value-type="float">
            <text:p>1,84</text:p>
          </table:table-cell>
          <table:table-cell office:value-type="float" office:value="54" calcext:value-type="float">
            <text:p>54</text:p>
          </table:table-cell>
          <table:table-cell table:formula="of:=([.I55]-[.$M$17]) * ([.I55]-[.$M$17])" office:value-type="float" office:value="3.63955901151322" calcext:value-type="float">
            <text:p>3,64</text:p>
          </table:table-cell>
          <table:table-cell table:formula="of:=([.J55]-[.$N$17]) * ([.J55]-[.$N$17])" office:value-type="float" office:value="0.731249454726545" calcext:value-type="float">
            <text:p>0,73</text:p>
          </table:table-cell>
          <table:table-cell table:number-columns-repeated="6"/>
          <table:table-cell table:formula="of:=[RA.B55]" office:value-type="float" office:value="2960" calcext:value-type="float">
            <text:p>2960</text:p>
          </table:table-cell>
          <table:table-cell table:formula="of:=[RA.A55]" office:value-type="float" office:value="57" calcext:value-type="float">
            <text:p>57</text:p>
          </table:table-cell>
          <table:table-cell table:formula="of:=[.X55]+[.Y55]" office:value-type="float" office:value="3017" calcext:value-type="float">
            <text:p>3017</text:p>
          </table:table-cell>
          <table:table-cell table:style-name="ce19" table:formula="of:=([.Y55]*100)/[.Z55]" office:value-type="float" office:value="1.88929400066291" calcext:value-type="float">
            <text:p>1,889</text:p>
          </table:table-cell>
          <table:table-cell/>
        </table:table-row>
        <table:table-row table:style-name="ro3">
          <table:table-cell table:formula="of:=[Global.A56]" office:value-type="string" office:string-value="rand-4-20-20-1000-1.dssp" calcext:value-type="string">
            <text:p>rand-4-20-20-1000-1.dssp</text:p>
          </table:table-cell>
          <table:table-cell table:formula="of:=[RA.D56]" office:value-type="float" office:value="-157.598873" calcext:value-type="float">
            <text:p>-157,6</text:p>
          </table:table-cell>
          <table:table-cell table:formula="of:=[Root.C56]" office:value-type="float" office:value="1E+020" calcext:value-type="float">
            <text:p>1,00E+20</text:p>
          </table:table-cell>
          <table:table-cell table:formula="of:=[Global.D56]" office:value-type="string" office:string-value="TLE" calcext:value-type="string">
            <text:p>TLE</text:p>
          </table:table-cell>
          <table:table-cell table:formula="of:=[Root.D56]" office:value-type="float" office:value="-43.957512" calcext:value-type="float">
            <text:p>-43,96</text:p>
          </table:table-cell>
          <table:table-cell table:formula="of:=[RA.J56]" office:value-type="float" office:value="-154" calcext:value-type="float">
            <text:p>-154</text:p>
          </table:table-cell>
          <table:table-cell table:formula="of:=[VNS.H56]" office:value-type="float" office:value="-154" calcext:value-type="float">
            <text:p>-154</text:p>
          </table:table-cell>
          <table:table-cell/>
          <table:table-cell table:style-name="ce9" table:formula="of:=IF([.F56]&lt;0; IF([.B56]&lt;0; [.F56]-[.B56]; &quot;!&quot;); IF([.B56]&lt;0; [.F56]-[.B56]; [.F56]-[.B56]))" office:value-type="float" office:value="3.598873" calcext:value-type="float">
            <text:p>3,6</text:p>
          </table:table-cell>
          <table:table-cell table:style-name="ce9" table:formula="of:=IF([.G56]&lt;0; IF([.B56]&lt;0; [.G56]-[.B56]; &quot;!&quot;); IF([.B56]&lt;0; [.G56]-[.B56]; [.G56]-[.B56]))" office:value-type="float" office:value="3.598873" calcext:value-type="float">
            <text:p>3,6</text:p>
          </table:table-cell>
          <table:table-cell table:formula="of:=IF([.J56]&lt;0; [.J56]*-1; [.J56])" office:value-type="float" office:value="3.598873" calcext:value-type="float">
            <text:p>3,6</text:p>
          </table:table-cell>
          <table:table-cell table:style-name="ce15" table:formula="of:=IF([.I56]=[.J56]; &quot;IGUAL&quot;; IF([.I56]&lt;[.J56]; &quot;RA&quot;; &quot;VNS&quot;))" office:value-type="string" office:string-value="IGUAL" calcext:value-type="string">
            <text:p>IGUAL</text:p>
          </table:table-cell>
          <table:table-cell table:formula="of:=[.M55]" office:value-type="float" office:value="2.78458617105263" calcext:value-type="float">
            <text:p>2,78</text:p>
          </table:table-cell>
          <table:table-cell table:formula="of:=[.N55]" office:value-type="float" office:value="1.83721775" calcext:value-type="float">
            <text:p>1,84</text:p>
          </table:table-cell>
          <table:table-cell office:value-type="float" office:value="55" calcext:value-type="float">
            <text:p>55</text:p>
          </table:table-cell>
          <table:table-cell table:formula="of:=([.I56]-[.$M$17]) * ([.I56]-[.$M$17])" office:value-type="float" office:value="0.663063039797159" calcext:value-type="float">
            <text:p>0,66</text:p>
          </table:table-cell>
          <table:table-cell table:formula="of:=([.J56]-[.$N$17]) * ([.J56]-[.$N$17])" office:value-type="float" office:value="3.10342921985256" calcext:value-type="float">
            <text:p>3,1</text:p>
          </table:table-cell>
          <table:table-cell table:number-columns-repeated="6"/>
          <table:table-cell table:formula="of:=[RA.B56]" office:value-type="float" office:value="3944" calcext:value-type="float">
            <text:p>3944</text:p>
          </table:table-cell>
          <table:table-cell table:formula="of:=[RA.A56]" office:value-type="float" office:value="78" calcext:value-type="float">
            <text:p>78</text:p>
          </table:table-cell>
          <table:table-cell table:formula="of:=[.X56]+[.Y56]" office:value-type="float" office:value="4022" calcext:value-type="float">
            <text:p>4022</text:p>
          </table:table-cell>
          <table:table-cell table:style-name="ce19" table:formula="of:=([.Y56]*100)/[.Z56]" office:value-type="float" office:value="1.93933366484336" calcext:value-type="float">
            <text:p>1,939</text:p>
          </table:table-cell>
          <table:table-cell/>
        </table:table-row>
        <table:table-row table:style-name="ro3">
          <table:table-cell table:formula="of:=[Global.A57]" office:value-type="string" office:string-value="rand-4-20-20-1000-2.dssp" calcext:value-type="string">
            <text:p>rand-4-20-20-1000-2.dssp</text:p>
          </table:table-cell>
          <table:table-cell table:formula="of:=[RA.D57]" office:value-type="float" office:value="-136.769786" calcext:value-type="float">
            <text:p>-136,77</text:p>
          </table:table-cell>
          <table:table-cell table:formula="of:=[Root.C57]" office:value-type="float" office:value="1E+020" calcext:value-type="float">
            <text:p>1,00E+20</text:p>
          </table:table-cell>
          <table:table-cell table:formula="of:=[Global.D57]" office:value-type="string" office:string-value="TLE" calcext:value-type="string">
            <text:p>TLE</text:p>
          </table:table-cell>
          <table:table-cell table:formula="of:=[Root.D57]" office:value-type="float" office:value="-98.230851" calcext:value-type="float">
            <text:p>-98,23</text:p>
          </table:table-cell>
          <table:table-cell table:formula="of:=[RA.J57]" office:value-type="float" office:value="-132" calcext:value-type="float">
            <text:p>-132</text:p>
          </table:table-cell>
          <table:table-cell table:formula="of:=[VNS.H57]" office:value-type="float" office:value="-134" calcext:value-type="float">
            <text:p>-134</text:p>
          </table:table-cell>
          <table:table-cell/>
          <table:table-cell table:style-name="ce9" table:formula="of:=IF([.F57]&lt;0; IF([.B57]&lt;0; [.F57]-[.B57]; &quot;!&quot;); IF([.B57]&lt;0; [.F57]-[.B57]; [.F57]-[.B57]))" office:value-type="float" office:value="4.76978600000001" calcext:value-type="float">
            <text:p>4,77</text:p>
          </table:table-cell>
          <table:table-cell table:style-name="ce9" table:formula="of:=IF([.G57]&lt;0; IF([.B57]&lt;0; [.G57]-[.B57]; &quot;!&quot;); IF([.B57]&lt;0; [.G57]-[.B57]; [.G57]-[.B57]))" office:value-type="float" office:value="2.76978600000001" calcext:value-type="float">
            <text:p>2,77</text:p>
          </table:table-cell>
          <table:table-cell table:formula="of:=IF([.J57]&lt;0; [.J57]*-1; [.J57])" office:value-type="float" office:value="2.76978600000001" calcext:value-type="float">
            <text:p>2,77</text:p>
          </table:table-cell>
          <table:table-cell table:style-name="ce15" table:formula="of:=IF([.I57]=[.J57]; &quot;IGUAL&quot;; IF([.I57]&lt;[.J57]; &quot;RA&quot;; &quot;VNS&quot;))" office:value-type="string" office:string-value="VNS" calcext:value-type="string">
            <text:p>VNS</text:p>
          </table:table-cell>
          <table:table-cell table:formula="of:=[.M56]" office:value-type="float" office:value="2.78458617105263" calcext:value-type="float">
            <text:p>2,78</text:p>
          </table:table-cell>
          <table:table-cell table:formula="of:=[.N56]" office:value-type="float" office:value="1.83721775" calcext:value-type="float">
            <text:p>1,84</text:p>
          </table:table-cell>
          <table:table-cell office:value-type="float" office:value="56" calcext:value-type="float">
            <text:p>56</text:p>
          </table:table-cell>
          <table:table-cell table:formula="of:=([.I57]-[.$M$17]) * ([.I57]-[.$M$17])" office:value-type="float" office:value="3.94101836085269" calcext:value-type="float">
            <text:p>3,94</text:p>
          </table:table-cell>
          <table:table-cell table:formula="of:=([.J57]-[.$N$17]) * ([.J57]-[.$N$17])" office:value-type="float" office:value="0.869683540908081" calcext:value-type="float">
            <text:p>0,87</text:p>
          </table:table-cell>
          <table:table-cell table:number-columns-repeated="6"/>
          <table:table-cell table:formula="of:=[RA.B57]" office:value-type="float" office:value="3944" calcext:value-type="float">
            <text:p>3944</text:p>
          </table:table-cell>
          <table:table-cell table:formula="of:=[RA.A57]" office:value-type="float" office:value="78" calcext:value-type="float">
            <text:p>78</text:p>
          </table:table-cell>
          <table:table-cell table:formula="of:=[.X57]+[.Y57]" office:value-type="float" office:value="4022" calcext:value-type="float">
            <text:p>4022</text:p>
          </table:table-cell>
          <table:table-cell table:style-name="ce19" table:formula="of:=([.Y57]*100)/[.Z57]" office:value-type="float" office:value="1.93933366484336" calcext:value-type="float">
            <text:p>1,939</text:p>
          </table:table-cell>
          <table:table-cell/>
        </table:table-row>
        <table:table-row table:style-name="ro3">
          <table:table-cell table:formula="of:=[Global.A58]" office:value-type="string" office:string-value="rand-4-20-20-250-1.dssp" calcext:value-type="string">
            <text:p>rand-4-20-20-250-1.dssp</text:p>
          </table:table-cell>
          <table:table-cell table:formula="of:=[RA.D58]" office:value-type="float" office:value="-37.647335" calcext:value-type="float">
            <text:p>-37,65</text:p>
          </table:table-cell>
          <table:table-cell table:formula="of:=[Root.C58]" office:value-type="float" office:value="1E+020" calcext:value-type="float">
            <text:p>1,00E+20</text:p>
          </table:table-cell>
          <table:table-cell table:formula="of:=[Global.D58]" office:value-type="string" office:string-value="TLE" calcext:value-type="string">
            <text:p>TLE</text:p>
          </table:table-cell>
          <table:table-cell table:formula="of:=[Root.D58]" office:value-type="float" office:value="-88.05" calcext:value-type="float">
            <text:p>-88,05</text:p>
          </table:table-cell>
          <table:table-cell table:formula="of:=[RA.J58]" office:value-type="float" office:value="-33" calcext:value-type="float">
            <text:p>-33</text:p>
          </table:table-cell>
          <table:table-cell table:formula="of:=[VNS.H58]" office:value-type="float" office:value="-34" calcext:value-type="float">
            <text:p>-34</text:p>
          </table:table-cell>
          <table:table-cell/>
          <table:table-cell table:style-name="ce9" table:formula="of:=IF([.F58]&lt;0; IF([.B58]&lt;0; [.F58]-[.B58]; &quot;!&quot;); IF([.B58]&lt;0; [.F58]-[.B58]; [.F58]-[.B58]))" office:value-type="float" office:value="4.647335" calcext:value-type="float">
            <text:p>4,65</text:p>
          </table:table-cell>
          <table:table-cell table:style-name="ce9" table:formula="of:=IF([.G58]&lt;0; IF([.B58]&lt;0; [.G58]-[.B58]; &quot;!&quot;); IF([.B58]&lt;0; [.G58]-[.B58]; [.G58]-[.B58]))" office:value-type="float" office:value="3.647335" calcext:value-type="float">
            <text:p>3,65</text:p>
          </table:table-cell>
          <table:table-cell table:formula="of:=IF([.J58]&lt;0; [.J58]*-1; [.J58])" office:value-type="float" office:value="3.647335" calcext:value-type="float">
            <text:p>3,65</text:p>
          </table:table-cell>
          <table:table-cell table:style-name="ce15" table:formula="of:=IF([.I58]=[.J58]; &quot;IGUAL&quot;; IF([.I58]&lt;[.J58]; &quot;RA&quot;; &quot;VNS&quot;))" office:value-type="string" office:string-value="VNS" calcext:value-type="string">
            <text:p>VNS</text:p>
          </table:table-cell>
          <table:table-cell table:formula="of:=[.M57]" office:value-type="float" office:value="2.78458617105263" calcext:value-type="float">
            <text:p>2,78</text:p>
          </table:table-cell>
          <table:table-cell table:formula="of:=[.N57]" office:value-type="float" office:value="1.83721775" calcext:value-type="float">
            <text:p>1,84</text:p>
          </table:table-cell>
          <table:table-cell office:value-type="float" office:value="57" calcext:value-type="float">
            <text:p>57</text:p>
          </table:table-cell>
          <table:table-cell table:formula="of:=([.I58]-[.$M$17]) * ([.I58]-[.$M$17])" office:value-type="float" office:value="3.46983319974479" calcext:value-type="float">
            <text:p>3,47</text:p>
          </table:table-cell>
          <table:table-cell table:formula="of:=([.J58]-[.$N$17]) * ([.J58]-[.$N$17])" office:value-type="float" office:value="3.27652445874756" calcext:value-type="float">
            <text:p>3,28</text:p>
          </table:table-cell>
          <table:table-cell table:number-columns-repeated="6"/>
          <table:table-cell table:formula="of:=[RA.B58]" office:value-type="float" office:value="945" calcext:value-type="float">
            <text:p>945</text:p>
          </table:table-cell>
          <table:table-cell table:formula="of:=[RA.A58]" office:value-type="float" office:value="77" calcext:value-type="float">
            <text:p>77</text:p>
          </table:table-cell>
          <table:table-cell table:formula="of:=[.X58]+[.Y58]" office:value-type="float" office:value="1022" calcext:value-type="float">
            <text:p>1022</text:p>
          </table:table-cell>
          <table:table-cell table:style-name="ce19" table:formula="of:=([.Y58]*100)/[.Z58]" office:value-type="float" office:value="7.53424657534247" calcext:value-type="float">
            <text:p>7,534</text:p>
          </table:table-cell>
          <table:table-cell/>
        </table:table-row>
        <table:table-row table:style-name="ro3">
          <table:table-cell table:formula="of:=[Global.A59]" office:value-type="string" office:string-value="rand-4-20-20-250-2.dssp" calcext:value-type="string">
            <text:p>rand-4-20-20-250-2.dssp</text:p>
          </table:table-cell>
          <table:table-cell table:formula="of:=[RA.D59]" office:value-type="float" office:value="-33.946063" calcext:value-type="float">
            <text:p>-33,95</text:p>
          </table:table-cell>
          <table:table-cell table:formula="of:=[Root.C59]" office:value-type="float" office:value="1E+020" calcext:value-type="float">
            <text:p>1,00E+20</text:p>
          </table:table-cell>
          <table:table-cell table:formula="of:=[Global.D59]" office:value-type="string" office:string-value="TLE" calcext:value-type="string">
            <text:p>TLE</text:p>
          </table:table-cell>
          <table:table-cell table:formula="of:=[Root.D59]" office:value-type="float" office:value="-76.095882" calcext:value-type="float">
            <text:p>-76,1</text:p>
          </table:table-cell>
          <table:table-cell table:formula="of:=[RA.J59]" office:value-type="float" office:value="-30" calcext:value-type="float">
            <text:p>-30</text:p>
          </table:table-cell>
          <table:table-cell table:formula="of:=[VNS.H59]" office:value-type="float" office:value="-31" calcext:value-type="float">
            <text:p>-31</text:p>
          </table:table-cell>
          <table:table-cell/>
          <table:table-cell table:style-name="ce9" table:formula="of:=IF([.F59]&lt;0; IF([.B59]&lt;0; [.F59]-[.B59]; &quot;!&quot;); IF([.B59]&lt;0; [.F59]-[.B59]; [.F59]-[.B59]))" office:value-type="float" office:value="3.946063" calcext:value-type="float">
            <text:p>3,95</text:p>
          </table:table-cell>
          <table:table-cell table:style-name="ce9" table:formula="of:=IF([.G59]&lt;0; IF([.B59]&lt;0; [.G59]-[.B59]; &quot;!&quot;); IF([.B59]&lt;0; [.G59]-[.B59]; [.G59]-[.B59]))" office:value-type="float" office:value="2.946063" calcext:value-type="float">
            <text:p>2,95</text:p>
          </table:table-cell>
          <table:table-cell table:formula="of:=IF([.J59]&lt;0; [.J59]*-1; [.J59])" office:value-type="float" office:value="2.946063" calcext:value-type="float">
            <text:p>2,95</text:p>
          </table:table-cell>
          <table:table-cell table:style-name="ce15" table:formula="of:=IF([.I59]=[.J59]; &quot;IGUAL&quot;; IF([.I59]&lt;[.J59]; &quot;RA&quot;; &quot;VNS&quot;))" office:value-type="string" office:string-value="VNS" calcext:value-type="string">
            <text:p>VNS</text:p>
          </table:table-cell>
          <table:table-cell table:formula="of:=[.M58]" office:value-type="float" office:value="2.78458617105263" calcext:value-type="float">
            <text:p>2,78</text:p>
          </table:table-cell>
          <table:table-cell table:formula="of:=[.N58]" office:value-type="float" office:value="1.83721775" calcext:value-type="float">
            <text:p>1,84</text:p>
          </table:table-cell>
          <table:table-cell office:value-type="float" office:value="58" calcext:value-type="float">
            <text:p>58</text:p>
          </table:table-cell>
          <table:table-cell table:formula="of:=([.I59]-[.$M$17]) * ([.I59]-[.$M$17])" office:value-type="float" office:value="1.34902842418163" calcext:value-type="float">
            <text:p>1,35</text:p>
          </table:table-cell>
          <table:table-cell table:formula="of:=([.J59]-[.$N$17]) * ([.J59]-[.$N$17])" office:value-type="float" office:value="1.22953778844756" calcext:value-type="float">
            <text:p>1,23</text:p>
          </table:table-cell>
          <table:table-cell table:number-columns-repeated="6"/>
          <table:table-cell table:formula="of:=[RA.B59]" office:value-type="float" office:value="948" calcext:value-type="float">
            <text:p>948</text:p>
          </table:table-cell>
          <table:table-cell table:formula="of:=[RA.A59]" office:value-type="float" office:value="74" calcext:value-type="float">
            <text:p>74</text:p>
          </table:table-cell>
          <table:table-cell table:formula="of:=[.X59]+[.Y59]" office:value-type="float" office:value="1022" calcext:value-type="float">
            <text:p>1022</text:p>
          </table:table-cell>
          <table:table-cell table:style-name="ce19" table:formula="of:=([.Y59]*100)/[.Z59]" office:value-type="float" office:value="7.24070450097847" calcext:value-type="float">
            <text:p>7,241</text:p>
          </table:table-cell>
          <table:table-cell/>
        </table:table-row>
        <table:table-row table:style-name="ro3">
          <table:table-cell table:formula="of:=[Global.A60]" office:value-type="string" office:string-value="rand-4-20-20-500-1.dssp" calcext:value-type="string">
            <text:p>rand-4-20-20-500-1.dssp</text:p>
          </table:table-cell>
          <table:table-cell table:formula="of:=[RA.D60]" office:value-type="float" office:value="-76.568011" calcext:value-type="float">
            <text:p>-76,57</text:p>
          </table:table-cell>
          <table:table-cell table:formula="of:=[Root.C60]" office:value-type="float" office:value="1E+020" calcext:value-type="float">
            <text:p>1,00E+20</text:p>
          </table:table-cell>
          <table:table-cell table:formula="of:=[Global.D60]" office:value-type="string" office:string-value="TLE" calcext:value-type="string">
            <text:p>TLE</text:p>
          </table:table-cell>
          <table:table-cell table:formula="of:=[Root.D60]" office:value-type="float" office:value="-71.356627" calcext:value-type="float">
            <text:p>-71,36</text:p>
          </table:table-cell>
          <table:table-cell table:formula="of:=[RA.J60]" office:value-type="float" office:value="-74" calcext:value-type="float">
            <text:p>-74</text:p>
          </table:table-cell>
          <table:table-cell table:formula="of:=[VNS.H60]" office:value-type="float" office:value="-74" calcext:value-type="float">
            <text:p>-74</text:p>
          </table:table-cell>
          <table:table-cell/>
          <table:table-cell table:style-name="ce9" table:formula="of:=IF([.F60]&lt;0; IF([.B60]&lt;0; [.F60]-[.B60]; &quot;!&quot;); IF([.B60]&lt;0; [.F60]-[.B60]; [.F60]-[.B60]))" office:value-type="float" office:value="2.568011" calcext:value-type="float">
            <text:p>2,57</text:p>
          </table:table-cell>
          <table:table-cell table:style-name="ce9" table:formula="of:=IF([.G60]&lt;0; IF([.B60]&lt;0; [.G60]-[.B60]; &quot;!&quot;); IF([.B60]&lt;0; [.G60]-[.B60]; [.G60]-[.B60]))" office:value-type="float" office:value="2.568011" calcext:value-type="float">
            <text:p>2,57</text:p>
          </table:table-cell>
          <table:table-cell table:formula="of:=IF([.J60]&lt;0; [.J60]*-1; [.J60])" office:value-type="float" office:value="2.568011" calcext:value-type="float">
            <text:p>2,57</text:p>
          </table:table-cell>
          <table:table-cell table:style-name="ce15" table:formula="of:=IF([.I60]=[.J60]; &quot;IGUAL&quot;; IF([.I60]&lt;[.J60]; &quot;RA&quot;; &quot;VNS&quot;))" office:value-type="string" office:string-value="IGUAL" calcext:value-type="string">
            <text:p>IGUAL</text:p>
          </table:table-cell>
          <table:table-cell table:formula="of:=[.M59]" office:value-type="float" office:value="2.78458617105263" calcext:value-type="float">
            <text:p>2,78</text:p>
          </table:table-cell>
          <table:table-cell table:formula="of:=[.N59]" office:value-type="float" office:value="1.83721775" calcext:value-type="float">
            <text:p>1,84</text:p>
          </table:table-cell>
          <table:table-cell office:value-type="float" office:value="59" calcext:value-type="float">
            <text:p>59</text:p>
          </table:table-cell>
          <table:table-cell table:formula="of:=([.I60]-[.$M$17]) * ([.I60]-[.$M$17])" office:value-type="float" office:value="0.0469048047164773" calcext:value-type="float">
            <text:p>0,05</text:p>
          </table:table-cell>
          <table:table-cell table:formula="of:=([.J60]-[.$N$17]) * ([.J60]-[.$N$17])" office:value-type="float" office:value="0.534058774245562" calcext:value-type="float">
            <text:p>0,53</text:p>
          </table:table-cell>
          <table:table-cell table:number-columns-repeated="6"/>
          <table:table-cell table:formula="of:=[RA.B60]" office:value-type="float" office:value="1945" calcext:value-type="float">
            <text:p>1945</text:p>
          </table:table-cell>
          <table:table-cell table:formula="of:=[RA.A60]" office:value-type="float" office:value="77" calcext:value-type="float">
            <text:p>77</text:p>
          </table:table-cell>
          <table:table-cell table:formula="of:=[.X60]+[.Y60]" office:value-type="float" office:value="2022" calcext:value-type="float">
            <text:p>2022</text:p>
          </table:table-cell>
          <table:table-cell table:style-name="ce19" table:formula="of:=([.Y60]*100)/[.Z60]" office:value-type="float" office:value="3.80811078140455" calcext:value-type="float">
            <text:p>3,808</text:p>
          </table:table-cell>
          <table:table-cell/>
        </table:table-row>
        <table:table-row table:style-name="ro3">
          <table:table-cell table:formula="of:=[Global.A61]" office:value-type="string" office:string-value="rand-4-20-20-500-2.dssp" calcext:value-type="string">
            <text:p>rand-4-20-20-500-2.dssp</text:p>
          </table:table-cell>
          <table:table-cell table:formula="of:=[RA.D61]" office:value-type="float" office:value="-65.75931" calcext:value-type="float">
            <text:p>-65,76</text:p>
          </table:table-cell>
          <table:table-cell table:formula="of:=[Root.C61]" office:value-type="float" office:value="1E+020" calcext:value-type="float">
            <text:p>1,00E+20</text:p>
          </table:table-cell>
          <table:table-cell table:formula="of:=[Global.D61]" office:value-type="string" office:string-value="TLE" calcext:value-type="string">
            <text:p>TLE</text:p>
          </table:table-cell>
          <table:table-cell table:formula="of:=[Root.D61]" office:value-type="float" office:value="-67.410671" calcext:value-type="float">
            <text:p>-67,41</text:p>
          </table:table-cell>
          <table:table-cell table:formula="of:=[RA.J61]" office:value-type="float" office:value="-63" calcext:value-type="float">
            <text:p>-63</text:p>
          </table:table-cell>
          <table:table-cell table:formula="of:=[VNS.H61]" office:value-type="float" office:value="-63" calcext:value-type="float">
            <text:p>-63</text:p>
          </table:table-cell>
          <table:table-cell/>
          <table:table-cell table:style-name="ce9" table:formula="of:=IF([.F61]&lt;0; IF([.B61]&lt;0; [.F61]-[.B61]; &quot;!&quot;); IF([.B61]&lt;0; [.F61]-[.B61]; [.F61]-[.B61]))" office:value-type="float" office:value="2.75931" calcext:value-type="float">
            <text:p>2,76</text:p>
          </table:table-cell>
          <table:table-cell table:style-name="ce9" table:formula="of:=IF([.G61]&lt;0; IF([.B61]&lt;0; [.G61]-[.B61]; &quot;!&quot;); IF([.B61]&lt;0; [.G61]-[.B61]; [.G61]-[.B61]))" office:value-type="float" office:value="2.75931" calcext:value-type="float">
            <text:p>2,76</text:p>
          </table:table-cell>
          <table:table-cell table:formula="of:=IF([.J61]&lt;0; [.J61]*-1; [.J61])" office:value-type="float" office:value="2.75931" calcext:value-type="float">
            <text:p>2,76</text:p>
          </table:table-cell>
          <table:table-cell table:style-name="ce15" table:formula="of:=IF([.I61]=[.J61]; &quot;IGUAL&quot;; IF([.I61]&lt;[.J61]; &quot;RA&quot;; &quot;VNS&quot;))" office:value-type="string" office:string-value="IGUAL" calcext:value-type="string">
            <text:p>IGUAL</text:p>
          </table:table-cell>
          <table:table-cell table:formula="of:=[.M60]" office:value-type="float" office:value="2.78458617105263" calcext:value-type="float">
            <text:p>2,78</text:p>
          </table:table-cell>
          <table:table-cell table:formula="of:=[.N60]" office:value-type="float" office:value="1.83721775" calcext:value-type="float">
            <text:p>1,84</text:p>
          </table:table-cell>
          <table:table-cell office:value-type="float" office:value="60" calcext:value-type="float">
            <text:p>60</text:p>
          </table:table-cell>
          <table:table-cell table:formula="of:=([.I61]-[.$M$17]) * ([.I61]-[.$M$17])" office:value-type="float" office:value="0.000638884823081952" calcext:value-type="float">
            <text:p>0</text:p>
          </table:table-cell>
          <table:table-cell table:formula="of:=([.J61]-[.$N$17]) * ([.J61]-[.$N$17])" office:value-type="float" office:value="0.850254117510063" calcext:value-type="float">
            <text:p>0,85</text:p>
          </table:table-cell>
          <table:table-cell table:number-columns-repeated="6"/>
          <table:table-cell table:formula="of:=[RA.B61]" office:value-type="float" office:value="1944" calcext:value-type="float">
            <text:p>1944</text:p>
          </table:table-cell>
          <table:table-cell table:formula="of:=[RA.A61]" office:value-type="float" office:value="78" calcext:value-type="float">
            <text:p>78</text:p>
          </table:table-cell>
          <table:table-cell table:formula="of:=[.X61]+[.Y61]" office:value-type="float" office:value="2022" calcext:value-type="float">
            <text:p>2022</text:p>
          </table:table-cell>
          <table:table-cell table:style-name="ce19" table:formula="of:=([.Y61]*100)/[.Z61]" office:value-type="float" office:value="3.85756676557863" calcext:value-type="float">
            <text:p>3,858</text:p>
          </table:table-cell>
          <table:table-cell/>
        </table:table-row>
        <table:table-row table:style-name="ro3">
          <table:table-cell table:formula="of:=[Global.A62]" office:value-type="string" office:string-value="rand-4-20-20-750-1.dssp" calcext:value-type="string">
            <text:p>rand-4-20-20-750-1.dssp</text:p>
          </table:table-cell>
          <table:table-cell table:formula="of:=[RA.D62]" office:value-type="float" office:value="-119.321155" calcext:value-type="float">
            <text:p>-119,32</text:p>
          </table:table-cell>
          <table:table-cell table:formula="of:=[Root.C62]" office:value-type="float" office:value="1E+020" calcext:value-type="float">
            <text:p>1,00E+20</text:p>
          </table:table-cell>
          <table:table-cell table:formula="of:=[Global.D62]" office:value-type="string" office:string-value="TLE" calcext:value-type="string">
            <text:p>TLE</text:p>
          </table:table-cell>
          <table:table-cell table:formula="of:=[Root.D62]" office:value-type="float" office:value="-119.986137" calcext:value-type="float">
            <text:p>-119,99</text:p>
          </table:table-cell>
          <table:table-cell table:formula="of:=[RA.J62]" office:value-type="float" office:value="-114" calcext:value-type="float">
            <text:p>-114</text:p>
          </table:table-cell>
          <table:table-cell table:formula="of:=[VNS.H62]" office:value-type="float" office:value="-115" calcext:value-type="float">
            <text:p>-115</text:p>
          </table:table-cell>
          <table:table-cell/>
          <table:table-cell table:style-name="ce9" table:formula="of:=IF([.F62]&lt;0; IF([.B62]&lt;0; [.F62]-[.B62]; &quot;!&quot;); IF([.B62]&lt;0; [.F62]-[.B62]; [.F62]-[.B62]))" office:value-type="float" office:value="5.321155" calcext:value-type="float">
            <text:p>5,32</text:p>
          </table:table-cell>
          <table:table-cell table:style-name="ce9" table:formula="of:=IF([.G62]&lt;0; IF([.B62]&lt;0; [.G62]-[.B62]; &quot;!&quot;); IF([.B62]&lt;0; [.G62]-[.B62]; [.G62]-[.B62]))" office:value-type="float" office:value="4.321155" calcext:value-type="float">
            <text:p>4,32</text:p>
          </table:table-cell>
          <table:table-cell table:formula="of:=IF([.J62]&lt;0; [.J62]*-1; [.J62])" office:value-type="float" office:value="4.321155" calcext:value-type="float">
            <text:p>4,32</text:p>
          </table:table-cell>
          <table:table-cell table:style-name="ce15" table:formula="of:=IF([.I62]=[.J62]; &quot;IGUAL&quot;; IF([.I62]&lt;[.J62]; &quot;RA&quot;; &quot;VNS&quot;))" office:value-type="string" office:string-value="VNS" calcext:value-type="string">
            <text:p>VNS</text:p>
          </table:table-cell>
          <table:table-cell table:formula="of:=[.M61]" office:value-type="float" office:value="2.78458617105263" calcext:value-type="float">
            <text:p>2,78</text:p>
          </table:table-cell>
          <table:table-cell table:formula="of:=[.N61]" office:value-type="float" office:value="1.83721775" calcext:value-type="float">
            <text:p>1,84</text:p>
          </table:table-cell>
          <table:table-cell office:value-type="float" office:value="61" calcext:value-type="float">
            <text:p>61</text:p>
          </table:table-cell>
          <table:table-cell table:formula="of:=([.I62]-[.$M$17]) * ([.I62]-[.$M$17])" office:value-type="float" office:value="6.43418142398742" calcext:value-type="float">
            <text:p>6,43</text:p>
          </table:table-cell>
          <table:table-cell table:formula="of:=([.J62]-[.$N$17]) * ([.J62]-[.$N$17])" office:value-type="float" office:value="6.16994426193756" calcext:value-type="float">
            <text:p>6,17</text:p>
          </table:table-cell>
          <table:table-cell table:number-columns-repeated="6"/>
          <table:table-cell table:formula="of:=[RA.B62]" office:value-type="float" office:value="2944" calcext:value-type="float">
            <text:p>2944</text:p>
          </table:table-cell>
          <table:table-cell table:formula="of:=[RA.A62]" office:value-type="float" office:value="78" calcext:value-type="float">
            <text:p>78</text:p>
          </table:table-cell>
          <table:table-cell table:formula="of:=[.X62]+[.Y62]" office:value-type="float" office:value="3022" calcext:value-type="float">
            <text:p>3022</text:p>
          </table:table-cell>
          <table:table-cell table:style-name="ce19" table:formula="of:=([.Y62]*100)/[.Z62]" office:value-type="float" office:value="2.58107213765718" calcext:value-type="float">
            <text:p>2,581</text:p>
          </table:table-cell>
          <table:table-cell/>
        </table:table-row>
        <table:table-row table:style-name="ro3">
          <table:table-cell table:formula="of:=[Global.A63]" office:value-type="string" office:string-value="rand-4-20-20-750-2.dssp" calcext:value-type="string">
            <text:p>rand-4-20-20-750-2.dssp</text:p>
          </table:table-cell>
          <table:table-cell table:formula="of:=[RA.D63]" office:value-type="float" office:value="-105.746743" calcext:value-type="float">
            <text:p>-105,75</text:p>
          </table:table-cell>
          <table:table-cell table:formula="of:=[Root.C63]" office:value-type="float" office:value="1E+020" calcext:value-type="float">
            <text:p>1,00E+20</text:p>
          </table:table-cell>
          <table:table-cell table:formula="of:=[Global.D63]" office:value-type="string" office:string-value="TLE" calcext:value-type="string">
            <text:p>TLE</text:p>
          </table:table-cell>
          <table:table-cell table:formula="of:=[Root.D63]" office:value-type="float" office:value="-105.84601" calcext:value-type="float">
            <text:p>-105,85</text:p>
          </table:table-cell>
          <table:table-cell table:formula="of:=[RA.J63]" office:value-type="float" office:value="-101" calcext:value-type="float">
            <text:p>-101</text:p>
          </table:table-cell>
          <table:table-cell table:formula="of:=[VNS.H63]" office:value-type="float" office:value="-103" calcext:value-type="float">
            <text:p>-103</text:p>
          </table:table-cell>
          <table:table-cell/>
          <table:table-cell table:style-name="ce9" table:formula="of:=IF([.F63]&lt;0; IF([.B63]&lt;0; [.F63]-[.B63]; &quot;!&quot;); IF([.B63]&lt;0; [.F63]-[.B63]; [.F63]-[.B63]))" office:value-type="float" office:value="4.746743" calcext:value-type="float">
            <text:p>4,75</text:p>
          </table:table-cell>
          <table:table-cell table:style-name="ce9" table:formula="of:=IF([.G63]&lt;0; IF([.B63]&lt;0; [.G63]-[.B63]; &quot;!&quot;); IF([.B63]&lt;0; [.G63]-[.B63]; [.G63]-[.B63]))" office:value-type="float" office:value="2.74674299999999" calcext:value-type="float">
            <text:p>2,75</text:p>
          </table:table-cell>
          <table:table-cell table:formula="of:=IF([.J63]&lt;0; [.J63]*-1; [.J63])" office:value-type="float" office:value="2.74674299999999" calcext:value-type="float">
            <text:p>2,75</text:p>
          </table:table-cell>
          <table:table-cell table:style-name="ce15" table:formula="of:=IF([.I63]=[.J63]; &quot;IGUAL&quot;; IF([.I63]&lt;[.J63]; &quot;RA&quot;; &quot;VNS&quot;))" office:value-type="string" office:string-value="VNS" calcext:value-type="string">
            <text:p>VNS</text:p>
          </table:table-cell>
          <table:table-cell table:formula="of:=[.M62]" office:value-type="float" office:value="2.78458617105263" calcext:value-type="float">
            <text:p>2,78</text:p>
          </table:table-cell>
          <table:table-cell table:formula="of:=[.N62]" office:value-type="float" office:value="1.83721775" calcext:value-type="float">
            <text:p>1,84</text:p>
          </table:table-cell>
          <table:table-cell office:value-type="float" office:value="62" calcext:value-type="float">
            <text:p>62</text:p>
          </table:table-cell>
          <table:table-cell table:formula="of:=([.I63]-[.$M$17]) * ([.I63]-[.$M$17])" office:value-type="float" office:value="3.85005942138479" calcext:value-type="float">
            <text:p>3,85</text:p>
          </table:table-cell>
          <table:table-cell table:formula="of:=([.J63]-[.$N$17]) * ([.J63]-[.$N$17])" office:value-type="float" office:value="0.827236180387545" calcext:value-type="float">
            <text:p>0,83</text:p>
          </table:table-cell>
          <table:table-cell table:number-columns-repeated="6"/>
          <table:table-cell table:formula="of:=[RA.B63]" office:value-type="float" office:value="2946" calcext:value-type="float">
            <text:p>2946</text:p>
          </table:table-cell>
          <table:table-cell table:formula="of:=[RA.A63]" office:value-type="float" office:value="76" calcext:value-type="float">
            <text:p>76</text:p>
          </table:table-cell>
          <table:table-cell table:formula="of:=[.X63]+[.Y63]" office:value-type="float" office:value="3022" calcext:value-type="float">
            <text:p>3022</text:p>
          </table:table-cell>
          <table:table-cell table:style-name="ce19" table:formula="of:=([.Y63]*100)/[.Z63]" office:value-type="float" office:value="2.51489080079418" calcext:value-type="float">
            <text:p>2,515</text:p>
          </table:table-cell>
          <table:table-cell/>
        </table:table-row>
        <table:table-row table:style-name="ro3">
          <table:table-cell table:formula="of:=[Global.A64]" office:value-type="string" office:string-value="rand-4-25-25-1000-1.dssp" calcext:value-type="string">
            <text:p>rand-4-25-25-1000-1.dssp</text:p>
          </table:table-cell>
          <table:table-cell table:formula="of:=[RA.D64]" office:value-type="float" office:value="-139.913826" calcext:value-type="float">
            <text:p>-139,91</text:p>
          </table:table-cell>
          <table:table-cell table:formula="of:=[Root.C64]" office:value-type="float" office:value="1E+020" calcext:value-type="float">
            <text:p>1,00E+20</text:p>
          </table:table-cell>
          <table:table-cell table:formula="of:=[Global.D64]" office:value-type="string" office:string-value="TLE" calcext:value-type="string">
            <text:p>TLE</text:p>
          </table:table-cell>
          <table:table-cell table:formula="of:=[Root.D64]" office:value-type="float" office:value="-94.247533" calcext:value-type="float">
            <text:p>-94,25</text:p>
          </table:table-cell>
          <table:table-cell table:formula="of:=[RA.J64]" office:value-type="float" office:value="-133" calcext:value-type="float">
            <text:p>-133</text:p>
          </table:table-cell>
          <table:table-cell table:formula="of:=[VNS.H64]" office:value-type="float" office:value="-136" calcext:value-type="float">
            <text:p>-136</text:p>
          </table:table-cell>
          <table:table-cell/>
          <table:table-cell table:style-name="ce9" table:formula="of:=IF([.F64]&lt;0; IF([.B64]&lt;0; [.F64]-[.B64]; &quot;!&quot;); IF([.B64]&lt;0; [.F64]-[.B64]; [.F64]-[.B64]))" office:value-type="float" office:value="6.913826" calcext:value-type="float">
            <text:p>6,91</text:p>
          </table:table-cell>
          <table:table-cell table:style-name="ce9" table:formula="of:=IF([.G64]&lt;0; IF([.B64]&lt;0; [.G64]-[.B64]; &quot;!&quot;); IF([.B64]&lt;0; [.G64]-[.B64]; [.G64]-[.B64]))" office:value-type="float" office:value="3.913826" calcext:value-type="float">
            <text:p>3,91</text:p>
          </table:table-cell>
          <table:table-cell table:formula="of:=IF([.J64]&lt;0; [.J64]*-1; [.J64])" office:value-type="float" office:value="3.913826" calcext:value-type="float">
            <text:p>3,91</text:p>
          </table:table-cell>
          <table:table-cell table:style-name="ce15" table:formula="of:=IF([.I64]=[.J64]; &quot;IGUAL&quot;; IF([.I64]&lt;[.J64]; &quot;RA&quot;; &quot;VNS&quot;))" office:value-type="string" office:string-value="VNS" calcext:value-type="string">
            <text:p>VNS</text:p>
          </table:table-cell>
          <table:table-cell table:formula="of:=[.M63]" office:value-type="float" office:value="2.78458617105263" calcext:value-type="float">
            <text:p>2,78</text:p>
          </table:table-cell>
          <table:table-cell table:formula="of:=[.N63]" office:value-type="float" office:value="1.83721775" calcext:value-type="float">
            <text:p>1,84</text:p>
          </table:table-cell>
          <table:table-cell office:value-type="float" office:value="63" calcext:value-type="float">
            <text:p>63</text:p>
          </table:table-cell>
          <table:table-cell table:formula="of:=([.I64]-[.$M$17]) * ([.I64]-[.$M$17])" office:value-type="float" office:value="17.0506215649653" calcext:value-type="float">
            <text:p>17,05</text:p>
          </table:table-cell>
          <table:table-cell table:formula="of:=([.J64]-[.$N$17]) * ([.J64]-[.$N$17])" office:value-type="float" office:value="4.31230182396806" calcext:value-type="float">
            <text:p>4,31</text:p>
          </table:table-cell>
          <table:table-cell table:number-columns-repeated="6"/>
          <table:table-cell table:formula="of:=[RA.B64]" office:value-type="float" office:value="3930" calcext:value-type="float">
            <text:p>3930</text:p>
          </table:table-cell>
          <table:table-cell table:formula="of:=[RA.A64]" office:value-type="float" office:value="97" calcext:value-type="float">
            <text:p>97</text:p>
          </table:table-cell>
          <table:table-cell table:formula="of:=[.X64]+[.Y64]" office:value-type="float" office:value="4027" calcext:value-type="float">
            <text:p>4027</text:p>
          </table:table-cell>
          <table:table-cell table:style-name="ce19" table:formula="of:=([.Y64]*100)/[.Z64]" office:value-type="float" office:value="2.40874099826173" calcext:value-type="float">
            <text:p>2,409</text:p>
          </table:table-cell>
          <table:table-cell/>
        </table:table-row>
        <table:table-row table:style-name="ro3">
          <table:table-cell table:formula="of:=[Global.A65]" office:value-type="string" office:string-value="rand-4-25-25-1000-2.dssp" calcext:value-type="string">
            <text:p>rand-4-25-25-1000-2.dssp</text:p>
          </table:table-cell>
          <table:table-cell table:formula="of:=[RA.D65]" office:value-type="float" office:value="-117.155405" calcext:value-type="float">
            <text:p>-117,16</text:p>
          </table:table-cell>
          <table:table-cell table:formula="of:=[Root.C65]" office:value-type="float" office:value="1E+020" calcext:value-type="float">
            <text:p>1,00E+20</text:p>
          </table:table-cell>
          <table:table-cell table:formula="of:=[Global.D65]" office:value-type="string" office:string-value="TLE" calcext:value-type="string">
            <text:p>TLE</text:p>
          </table:table-cell>
          <table:table-cell table:formula="of:=[Root.D65]" office:value-type="float" office:value="-83.388088" calcext:value-type="float">
            <text:p>-83,39</text:p>
          </table:table-cell>
          <table:table-cell table:formula="of:=[RA.J65]" office:value-type="float" office:value="-112" calcext:value-type="float">
            <text:p>-112</text:p>
          </table:table-cell>
          <table:table-cell table:formula="of:=[VNS.H65]" office:value-type="float" office:value="-114" calcext:value-type="float">
            <text:p>-114</text:p>
          </table:table-cell>
          <table:table-cell/>
          <table:table-cell table:style-name="ce9" table:formula="of:=IF([.F65]&lt;0; IF([.B65]&lt;0; [.F65]-[.B65]; &quot;!&quot;); IF([.B65]&lt;0; [.F65]-[.B65]; [.F65]-[.B65]))" office:value-type="float" office:value="5.155405" calcext:value-type="float">
            <text:p>5,16</text:p>
          </table:table-cell>
          <table:table-cell table:style-name="ce9" table:formula="of:=IF([.G65]&lt;0; IF([.B65]&lt;0; [.G65]-[.B65]; &quot;!&quot;); IF([.B65]&lt;0; [.G65]-[.B65]; [.G65]-[.B65]))" office:value-type="float" office:value="3.155405" calcext:value-type="float">
            <text:p>3,16</text:p>
          </table:table-cell>
          <table:table-cell table:formula="of:=IF([.J65]&lt;0; [.J65]*-1; [.J65])" office:value-type="float" office:value="3.155405" calcext:value-type="float">
            <text:p>3,16</text:p>
          </table:table-cell>
          <table:table-cell table:style-name="ce15" table:formula="of:=IF([.I65]=[.J65]; &quot;IGUAL&quot;; IF([.I65]&lt;[.J65]; &quot;RA&quot;; &quot;VNS&quot;))" office:value-type="string" office:string-value="VNS" calcext:value-type="string">
            <text:p>VNS</text:p>
          </table:table-cell>
          <table:table-cell table:formula="of:=[.M64]" office:value-type="float" office:value="2.78458617105263" calcext:value-type="float">
            <text:p>2,78</text:p>
          </table:table-cell>
          <table:table-cell table:formula="of:=[.N64]" office:value-type="float" office:value="1.83721775" calcext:value-type="float">
            <text:p>1,84</text:p>
          </table:table-cell>
          <table:table-cell office:value-type="float" office:value="64" calcext:value-type="float">
            <text:p>64</text:p>
          </table:table-cell>
          <table:table-cell table:formula="of:=([.I65]-[.$M$17]) * ([.I65]-[.$M$17])" office:value-type="float" office:value="5.62078191969137" calcext:value-type="float">
            <text:p>5,62</text:p>
          </table:table-cell>
          <table:table-cell table:formula="of:=([.J65]-[.$N$17]) * ([.J65]-[.$N$17])" office:value-type="float" office:value="1.73761762606256" calcext:value-type="float">
            <text:p>1,74</text:p>
          </table:table-cell>
          <table:table-cell table:number-columns-repeated="6"/>
          <table:table-cell table:formula="of:=[RA.B65]" office:value-type="float" office:value="3931" calcext:value-type="float">
            <text:p>3931</text:p>
          </table:table-cell>
          <table:table-cell table:formula="of:=[RA.A65]" office:value-type="float" office:value="96" calcext:value-type="float">
            <text:p>96</text:p>
          </table:table-cell>
          <table:table-cell table:formula="of:=[.X65]+[.Y65]" office:value-type="float" office:value="4027" calcext:value-type="float">
            <text:p>4027</text:p>
          </table:table-cell>
          <table:table-cell table:style-name="ce19" table:formula="of:=([.Y65]*100)/[.Z65]" office:value-type="float" office:value="2.38390861683635" calcext:value-type="float">
            <text:p>2,384</text:p>
          </table:table-cell>
          <table:table-cell/>
        </table:table-row>
        <table:table-row table:style-name="ro3">
          <table:table-cell table:formula="of:=[Global.A66]" office:value-type="string" office:string-value="rand-4-25-25-250-1.dssp" calcext:value-type="string">
            <text:p>rand-4-25-25-250-1.dssp</text:p>
          </table:table-cell>
          <table:table-cell table:formula="of:=[RA.D66]" office:value-type="float" office:value="-34.391702" calcext:value-type="float">
            <text:p>-34,39</text:p>
          </table:table-cell>
          <table:table-cell table:formula="of:=[Root.C66]" office:value-type="float" office:value="1E+020" calcext:value-type="float">
            <text:p>1,00E+20</text:p>
          </table:table-cell>
          <table:table-cell table:formula="of:=[Global.D66]" office:value-type="string" office:string-value="TLE" calcext:value-type="string">
            <text:p>TLE</text:p>
          </table:table-cell>
          <table:table-cell table:formula="of:=[Root.D66]" office:value-type="float" office:value="-77.597776" calcext:value-type="float">
            <text:p>-77,6</text:p>
          </table:table-cell>
          <table:table-cell table:formula="of:=[RA.J66]" office:value-type="float" office:value="-29" calcext:value-type="float">
            <text:p>-29</text:p>
          </table:table-cell>
          <table:table-cell table:formula="of:=[VNS.H66]" office:value-type="float" office:value="-31" calcext:value-type="float">
            <text:p>-31</text:p>
          </table:table-cell>
          <table:table-cell/>
          <table:table-cell table:style-name="ce9" table:formula="of:=IF([.F66]&lt;0; IF([.B66]&lt;0; [.F66]-[.B66]; &quot;!&quot;); IF([.B66]&lt;0; [.F66]-[.B66]; [.F66]-[.B66]))" office:value-type="float" office:value="5.391702" calcext:value-type="float">
            <text:p>5,39</text:p>
          </table:table-cell>
          <table:table-cell table:style-name="ce9" table:formula="of:=IF([.G66]&lt;0; IF([.B66]&lt;0; [.G66]-[.B66]; &quot;!&quot;); IF([.B66]&lt;0; [.G66]-[.B66]; [.G66]-[.B66]))" office:value-type="float" office:value="3.391702" calcext:value-type="float">
            <text:p>3,39</text:p>
          </table:table-cell>
          <table:table-cell table:formula="of:=IF([.J66]&lt;0; [.J66]*-1; [.J66])" office:value-type="float" office:value="3.391702" calcext:value-type="float">
            <text:p>3,39</text:p>
          </table:table-cell>
          <table:table-cell table:style-name="ce15" table:formula="of:=IF([.I66]=[.J66]; &quot;IGUAL&quot;; IF([.I66]&lt;[.J66]; &quot;RA&quot;; &quot;VNS&quot;))" office:value-type="string" office:string-value="VNS" calcext:value-type="string">
            <text:p>VNS</text:p>
          </table:table-cell>
          <table:table-cell table:formula="of:=[.M65]" office:value-type="float" office:value="2.78458617105263" calcext:value-type="float">
            <text:p>2,78</text:p>
          </table:table-cell>
          <table:table-cell table:formula="of:=[.N65]" office:value-type="float" office:value="1.83721775" calcext:value-type="float">
            <text:p>1,84</text:p>
          </table:table-cell>
          <table:table-cell office:value-type="float" office:value="65" calcext:value-type="float">
            <text:p>65</text:p>
          </table:table-cell>
          <table:table-cell table:formula="of:=([.I66]-[.$M$17]) * ([.I66]-[.$M$17])" office:value-type="float" office:value="6.79705294554792" calcext:value-type="float">
            <text:p>6,8</text:p>
          </table:table-cell>
          <table:table-cell table:formula="of:=([.J66]-[.$N$17]) * ([.J66]-[.$N$17])" office:value-type="float" office:value="2.41642128349806" calcext:value-type="float">
            <text:p>2,42</text:p>
          </table:table-cell>
          <table:table-cell table:number-columns-repeated="6"/>
          <table:table-cell table:formula="of:=[RA.B66]" office:value-type="float" office:value="929" calcext:value-type="float">
            <text:p>929</text:p>
          </table:table-cell>
          <table:table-cell table:formula="of:=[RA.A66]" office:value-type="float" office:value="98" calcext:value-type="float">
            <text:p>98</text:p>
          </table:table-cell>
          <table:table-cell table:formula="of:=[.X66]+[.Y66]" office:value-type="float" office:value="1027" calcext:value-type="float">
            <text:p>1027</text:p>
          </table:table-cell>
          <table:table-cell table:style-name="ce19" table:formula="of:=([.Y66]*100)/[.Z66]" office:value-type="float" office:value="9.54235637779942" calcext:value-type="float">
            <text:p>9,542</text:p>
          </table:table-cell>
          <table:table-cell/>
        </table:table-row>
        <table:table-row table:style-name="ro3">
          <table:table-cell table:formula="of:=[Global.A67]" office:value-type="string" office:string-value="rand-4-25-25-250-2.dssp" calcext:value-type="string">
            <text:p>rand-4-25-25-250-2.dssp</text:p>
          </table:table-cell>
          <table:table-cell table:formula="of:=[RA.D67]" office:value-type="float" office:value="-28.674788" calcext:value-type="float">
            <text:p>-28,67</text:p>
          </table:table-cell>
          <table:table-cell table:formula="of:=[Root.C67]" office:value-type="float" office:value="1E+020" calcext:value-type="float">
            <text:p>1,00E+20</text:p>
          </table:table-cell>
          <table:table-cell table:formula="of:=[Global.D67]" office:value-type="string" office:string-value="TLE" calcext:value-type="string">
            <text:p>TLE</text:p>
          </table:table-cell>
          <table:table-cell table:formula="of:=[Root.D67]" office:value-type="float" office:value="-29.156755" calcext:value-type="float">
            <text:p>-29,16</text:p>
          </table:table-cell>
          <table:table-cell table:formula="of:=[RA.J67]" office:value-type="float" office:value="-25" calcext:value-type="float">
            <text:p>-25</text:p>
          </table:table-cell>
          <table:table-cell table:formula="of:=[VNS.H67]" office:value-type="float" office:value="-26" calcext:value-type="float">
            <text:p>-26</text:p>
          </table:table-cell>
          <table:table-cell/>
          <table:table-cell table:style-name="ce9" table:formula="of:=IF([.F67]&lt;0; IF([.B67]&lt;0; [.F67]-[.B67]; &quot;!&quot;); IF([.B67]&lt;0; [.F67]-[.B67]; [.F67]-[.B67]))" office:value-type="float" office:value="3.674788" calcext:value-type="float">
            <text:p>3,67</text:p>
          </table:table-cell>
          <table:table-cell table:style-name="ce9" table:formula="of:=IF([.G67]&lt;0; IF([.B67]&lt;0; [.G67]-[.B67]; &quot;!&quot;); IF([.B67]&lt;0; [.G67]-[.B67]; [.G67]-[.B67]))" office:value-type="float" office:value="2.674788" calcext:value-type="float">
            <text:p>2,67</text:p>
          </table:table-cell>
          <table:table-cell table:formula="of:=IF([.J67]&lt;0; [.J67]*-1; [.J67])" office:value-type="float" office:value="2.674788" calcext:value-type="float">
            <text:p>2,67</text:p>
          </table:table-cell>
          <table:table-cell table:style-name="ce15" table:formula="of:=IF([.I67]=[.J67]; &quot;IGUAL&quot;; IF([.I67]&lt;[.J67]; &quot;RA&quot;; &quot;VNS&quot;))" office:value-type="string" office:string-value="VNS" calcext:value-type="string">
            <text:p>VNS</text:p>
          </table:table-cell>
          <table:table-cell table:formula="of:=[.M66]" office:value-type="float" office:value="2.78458617105263" calcext:value-type="float">
            <text:p>2,78</text:p>
          </table:table-cell>
          <table:table-cell table:formula="of:=[.N66]" office:value-type="float" office:value="1.83721775" calcext:value-type="float">
            <text:p>1,84</text:p>
          </table:table-cell>
          <table:table-cell office:value-type="float" office:value="66" calcext:value-type="float">
            <text:p>66</text:p>
          </table:table-cell>
          <table:table-cell table:formula="of:=([.I67]-[.$M$17]) * ([.I67]-[.$M$17])" office:value-type="float" office:value="0.792459296261237" calcext:value-type="float">
            <text:p>0,79</text:p>
          </table:table-cell>
          <table:table-cell table:formula="of:=([.J67]-[.$N$17]) * ([.J67]-[.$N$17])" office:value-type="float" office:value="0.701523923685062" calcext:value-type="float">
            <text:p>0,7</text:p>
          </table:table-cell>
          <table:table-cell table:number-columns-repeated="6"/>
          <table:table-cell table:formula="of:=[RA.B67]" office:value-type="float" office:value="931" calcext:value-type="float">
            <text:p>931</text:p>
          </table:table-cell>
          <table:table-cell table:formula="of:=[RA.A67]" office:value-type="float" office:value="96" calcext:value-type="float">
            <text:p>96</text:p>
          </table:table-cell>
          <table:table-cell table:formula="of:=[.X67]+[.Y67]" office:value-type="float" office:value="1027" calcext:value-type="float">
            <text:p>1027</text:p>
          </table:table-cell>
          <table:table-cell table:style-name="ce19" table:formula="of:=([.Y67]*100)/[.Z67]" office:value-type="float" office:value="9.34761441090555" calcext:value-type="float">
            <text:p>9,348</text:p>
          </table:table-cell>
          <table:table-cell/>
        </table:table-row>
        <table:table-row table:style-name="ro3">
          <table:table-cell table:formula="of:=[Global.A68]" office:value-type="string" office:string-value="rand-4-25-25-500-1.dssp" calcext:value-type="string">
            <text:p>rand-4-25-25-500-1.dssp</text:p>
          </table:table-cell>
          <table:table-cell table:formula="of:=[RA.D68]" office:value-type="float" office:value="-69.881673" calcext:value-type="float">
            <text:p>-69,88</text:p>
          </table:table-cell>
          <table:table-cell table:formula="of:=[Root.C68]" office:value-type="float" office:value="1E+020" calcext:value-type="float">
            <text:p>1,00E+20</text:p>
          </table:table-cell>
          <table:table-cell table:formula="of:=[Global.D68]" office:value-type="string" office:string-value="TLE" calcext:value-type="string">
            <text:p>TLE</text:p>
          </table:table-cell>
          <table:table-cell table:formula="of:=[Root.D68]" office:value-type="float" office:value="-24.809857" calcext:value-type="float">
            <text:p>-24,81</text:p>
          </table:table-cell>
          <table:table-cell table:formula="of:=[RA.J68]" office:value-type="float" office:value="-65" calcext:value-type="float">
            <text:p>-65</text:p>
          </table:table-cell>
          <table:table-cell table:formula="of:=[VNS.H68]" office:value-type="float" office:value="-66" calcext:value-type="float">
            <text:p>-66</text:p>
          </table:table-cell>
          <table:table-cell/>
          <table:table-cell table:style-name="ce9" table:formula="of:=IF([.F68]&lt;0; IF([.B68]&lt;0; [.F68]-[.B68]; &quot;!&quot;); IF([.B68]&lt;0; [.F68]-[.B68]; [.F68]-[.B68]))" office:value-type="float" office:value="4.88167300000001" calcext:value-type="float">
            <text:p>4,88</text:p>
          </table:table-cell>
          <table:table-cell table:style-name="ce9" table:formula="of:=IF([.G68]&lt;0; IF([.B68]&lt;0; [.G68]-[.B68]; &quot;!&quot;); IF([.B68]&lt;0; [.G68]-[.B68]; [.G68]-[.B68]))" office:value-type="float" office:value="3.88167300000001" calcext:value-type="float">
            <text:p>3,88</text:p>
          </table:table-cell>
          <table:table-cell table:formula="of:=IF([.J68]&lt;0; [.J68]*-1; [.J68])" office:value-type="float" office:value="3.88167300000001" calcext:value-type="float">
            <text:p>3,88</text:p>
          </table:table-cell>
          <table:table-cell table:style-name="ce15" table:formula="of:=IF([.I68]=[.J68]; &quot;IGUAL&quot;; IF([.I68]&lt;[.J68]; &quot;RA&quot;; &quot;VNS&quot;))" office:value-type="string" office:string-value="VNS" calcext:value-type="string">
            <text:p>VNS</text:p>
          </table:table-cell>
          <table:table-cell table:formula="of:=[.M67]" office:value-type="float" office:value="2.78458617105263" calcext:value-type="float">
            <text:p>2,78</text:p>
          </table:table-cell>
          <table:table-cell table:formula="of:=[.N67]" office:value-type="float" office:value="1.83721775" calcext:value-type="float">
            <text:p>1,84</text:p>
          </table:table-cell>
          <table:table-cell office:value-type="float" office:value="67" calcext:value-type="float">
            <text:p>67</text:p>
          </table:table-cell>
          <table:table-cell table:formula="of:=([.I68]-[.$M$17]) * ([.I68]-[.$M$17])" office:value-type="float" office:value="4.39777316814457" calcext:value-type="float">
            <text:p>4,4</text:p>
          </table:table-cell>
          <table:table-cell table:formula="of:=([.J68]-[.$N$17]) * ([.J68]-[.$N$17])" office:value-type="float" office:value="4.1797972692526" calcext:value-type="float">
            <text:p>4,18</text:p>
          </table:table-cell>
          <table:table-cell table:number-columns-repeated="6"/>
          <table:table-cell table:formula="of:=[RA.B68]" office:value-type="float" office:value="1930" calcext:value-type="float">
            <text:p>1930</text:p>
          </table:table-cell>
          <table:table-cell table:formula="of:=[RA.A68]" office:value-type="float" office:value="97" calcext:value-type="float">
            <text:p>97</text:p>
          </table:table-cell>
          <table:table-cell table:formula="of:=[.X68]+[.Y68]" office:value-type="float" office:value="2027" calcext:value-type="float">
            <text:p>2027</text:p>
          </table:table-cell>
          <table:table-cell table:style-name="ce19" table:formula="of:=([.Y68]*100)/[.Z68]" office:value-type="float" office:value="4.78539713862852" calcext:value-type="float">
            <text:p>4,785</text:p>
          </table:table-cell>
          <table:table-cell/>
        </table:table-row>
        <table:table-row table:style-name="ro3">
          <table:table-cell table:formula="of:=[Global.A69]" office:value-type="string" office:string-value="rand-4-25-25-500-2.dssp" calcext:value-type="string">
            <text:p>rand-4-25-25-500-2.dssp</text:p>
          </table:table-cell>
          <table:table-cell table:formula="of:=[RA.D69]" office:value-type="float" office:value="-58.360667" calcext:value-type="float">
            <text:p>-58,36</text:p>
          </table:table-cell>
          <table:table-cell table:formula="of:=[Root.C69]" office:value-type="float" office:value="1E+020" calcext:value-type="float">
            <text:p>1,00E+20</text:p>
          </table:table-cell>
          <table:table-cell table:formula="of:=[Global.D69]" office:value-type="string" office:string-value="TLE" calcext:value-type="string">
            <text:p>TLE</text:p>
          </table:table-cell>
          <table:table-cell table:formula="of:=[Root.D69]" office:value-type="float" office:value="-22.753938" calcext:value-type="float">
            <text:p>-22,75</text:p>
          </table:table-cell>
          <table:table-cell table:formula="of:=[RA.J69]" office:value-type="float" office:value="-54" calcext:value-type="float">
            <text:p>-54</text:p>
          </table:table-cell>
          <table:table-cell table:formula="of:=[VNS.H69]" office:value-type="float" office:value="-55" calcext:value-type="float">
            <text:p>-55</text:p>
          </table:table-cell>
          <table:table-cell/>
          <table:table-cell table:style-name="ce9" table:formula="of:=IF([.F69]&lt;0; IF([.B69]&lt;0; [.F69]-[.B69]; &quot;!&quot;); IF([.B69]&lt;0; [.F69]-[.B69]; [.F69]-[.B69]))" office:value-type="float" office:value="4.360667" calcext:value-type="float">
            <text:p>4,36</text:p>
          </table:table-cell>
          <table:table-cell table:style-name="ce9" table:formula="of:=IF([.G69]&lt;0; IF([.B69]&lt;0; [.G69]-[.B69]; &quot;!&quot;); IF([.B69]&lt;0; [.G69]-[.B69]; [.G69]-[.B69]))" office:value-type="float" office:value="3.360667" calcext:value-type="float">
            <text:p>3,36</text:p>
          </table:table-cell>
          <table:table-cell table:formula="of:=IF([.J69]&lt;0; [.J69]*-1; [.J69])" office:value-type="float" office:value="3.360667" calcext:value-type="float">
            <text:p>3,36</text:p>
          </table:table-cell>
          <table:table-cell table:style-name="ce15" table:formula="of:=IF([.I69]=[.J69]; &quot;IGUAL&quot;; IF([.I69]&lt;[.J69]; &quot;RA&quot;; &quot;VNS&quot;))" office:value-type="string" office:string-value="VNS" calcext:value-type="string">
            <text:p>VNS</text:p>
          </table:table-cell>
          <table:table-cell table:formula="of:=[.M68]" office:value-type="float" office:value="2.78458617105263" calcext:value-type="float">
            <text:p>2,78</text:p>
          </table:table-cell>
          <table:table-cell table:formula="of:=[.N68]" office:value-type="float" office:value="1.83721775" calcext:value-type="float">
            <text:p>1,84</text:p>
          </table:table-cell>
          <table:table-cell office:value-type="float" office:value="68" calcext:value-type="float">
            <text:p>68</text:p>
          </table:table-cell>
          <table:table-cell table:formula="of:=([.I69]-[.$M$17]) * ([.I69]-[.$M$17])" office:value-type="float" office:value="2.48403077937542" calcext:value-type="float">
            <text:p>2,48</text:p>
          </table:table-cell>
          <table:table-cell table:formula="of:=([.J69]-[.$N$17]) * ([.J69]-[.$N$17])" office:value-type="float" office:value="2.32089761732556" calcext:value-type="float">
            <text:p>2,32</text:p>
          </table:table-cell>
          <table:table-cell table:number-columns-repeated="6"/>
          <table:table-cell table:formula="of:=[RA.B69]" office:value-type="float" office:value="1931" calcext:value-type="float">
            <text:p>1931</text:p>
          </table:table-cell>
          <table:table-cell table:formula="of:=[RA.A69]" office:value-type="float" office:value="96" calcext:value-type="float">
            <text:p>96</text:p>
          </table:table-cell>
          <table:table-cell table:formula="of:=[.X69]+[.Y69]" office:value-type="float" office:value="2027" calcext:value-type="float">
            <text:p>2027</text:p>
          </table:table-cell>
          <table:table-cell table:style-name="ce19" table:formula="of:=([.Y69]*100)/[.Z69]" office:value-type="float" office:value="4.73606314750863" calcext:value-type="float">
            <text:p>4,736</text:p>
          </table:table-cell>
          <table:table-cell/>
        </table:table-row>
        <table:table-row table:style-name="ro3">
          <table:table-cell table:formula="of:=[Global.A70]" office:value-type="string" office:string-value="rand-4-25-25-750-1.dssp" calcext:value-type="string">
            <text:p>rand-4-25-25-750-1.dssp</text:p>
          </table:table-cell>
          <table:table-cell table:formula="of:=[RA.D70]" office:value-type="float" office:value="-103.297191" calcext:value-type="float">
            <text:p>-103,3</text:p>
          </table:table-cell>
          <table:table-cell table:formula="of:=[Root.C70]" office:value-type="float" office:value="1E+020" calcext:value-type="float">
            <text:p>1,00E+20</text:p>
          </table:table-cell>
          <table:table-cell table:formula="of:=[Global.D70]" office:value-type="string" office:string-value="TLE" calcext:value-type="string">
            <text:p>TLE</text:p>
          </table:table-cell>
          <table:table-cell table:formula="of:=[Root.D70]" office:value-type="float" office:value="-19.766681" calcext:value-type="float">
            <text:p>-19,77</text:p>
          </table:table-cell>
          <table:table-cell table:formula="of:=[RA.J70]" office:value-type="float" office:value="-98" calcext:value-type="float">
            <text:p>-98</text:p>
          </table:table-cell>
          <table:table-cell table:formula="of:=[VNS.H70]" office:value-type="float" office:value="-100" calcext:value-type="float">
            <text:p>-100</text:p>
          </table:table-cell>
          <table:table-cell/>
          <table:table-cell table:style-name="ce9" table:formula="of:=IF([.F70]&lt;0; IF([.B70]&lt;0; [.F70]-[.B70]; &quot;!&quot;); IF([.B70]&lt;0; [.F70]-[.B70]; [.F70]-[.B70]))" office:value-type="float" office:value="5.297191" calcext:value-type="float">
            <text:p>5,3</text:p>
          </table:table-cell>
          <table:table-cell table:style-name="ce9" table:formula="of:=IF([.G70]&lt;0; IF([.B70]&lt;0; [.G70]-[.B70]; &quot;!&quot;); IF([.B70]&lt;0; [.G70]-[.B70]; [.G70]-[.B70]))" office:value-type="float" office:value="3.297191" calcext:value-type="float">
            <text:p>3,3</text:p>
          </table:table-cell>
          <table:table-cell table:formula="of:=IF([.J70]&lt;0; [.J70]*-1; [.J70])" office:value-type="float" office:value="3.297191" calcext:value-type="float">
            <text:p>3,3</text:p>
          </table:table-cell>
          <table:table-cell table:style-name="ce15" table:formula="of:=IF([.I70]=[.J70]; &quot;IGUAL&quot;; IF([.I70]&lt;[.J70]; &quot;RA&quot;; &quot;VNS&quot;))" office:value-type="string" office:string-value="VNS" calcext:value-type="string">
            <text:p>VNS</text:p>
          </table:table-cell>
          <table:table-cell table:formula="of:=[.M69]" office:value-type="float" office:value="2.78458617105263" calcext:value-type="float">
            <text:p>2,78</text:p>
          </table:table-cell>
          <table:table-cell table:formula="of:=[.N69]" office:value-type="float" office:value="1.83721775" calcext:value-type="float">
            <text:p>1,84</text:p>
          </table:table-cell>
          <table:table-cell office:value-type="float" office:value="69" calcext:value-type="float">
            <text:p>69</text:p>
          </table:table-cell>
          <table:table-cell table:formula="of:=([.I70]-[.$M$17]) * ([.I70]-[.$M$17])" office:value-type="float" office:value="6.31318302644963" calcext:value-type="float">
            <text:p>6,31</text:p>
          </table:table-cell>
          <table:table-cell table:formula="of:=([.J70]-[.$N$17]) * ([.J70]-[.$N$17])" office:value-type="float" office:value="2.13152189071556" calcext:value-type="float">
            <text:p>2,13</text:p>
          </table:table-cell>
          <table:table-cell table:number-columns-repeated="6"/>
          <table:table-cell table:formula="of:=[RA.B70]" office:value-type="float" office:value="2930" calcext:value-type="float">
            <text:p>2930</text:p>
          </table:table-cell>
          <table:table-cell table:formula="of:=[RA.A70]" office:value-type="float" office:value="97" calcext:value-type="float">
            <text:p>97</text:p>
          </table:table-cell>
          <table:table-cell table:formula="of:=[.X70]+[.Y70]" office:value-type="float" office:value="3027" calcext:value-type="float">
            <text:p>3027</text:p>
          </table:table-cell>
          <table:table-cell table:style-name="ce19" table:formula="of:=([.Y70]*100)/[.Z70]" office:value-type="float" office:value="3.20449289725801" calcext:value-type="float">
            <text:p>3,204</text:p>
          </table:table-cell>
          <table:table-cell/>
        </table:table-row>
        <table:table-row table:style-name="ro3">
          <table:table-cell table:formula="of:=[Global.A71]" office:value-type="string" office:string-value="rand-4-25-25-750-2.dssp" calcext:value-type="string">
            <text:p>rand-4-25-25-750-2.dssp</text:p>
          </table:table-cell>
          <table:table-cell table:formula="of:=[RA.D71]" office:value-type="float" office:value="-90.609228" calcext:value-type="float">
            <text:p>-90,61</text:p>
          </table:table-cell>
          <table:table-cell table:formula="of:=[Root.C71]" office:value-type="float" office:value="1E+020" calcext:value-type="float">
            <text:p>1,00E+20</text:p>
          </table:table-cell>
          <table:table-cell table:formula="of:=[Global.D71]" office:value-type="string" office:string-value="TLE" calcext:value-type="string">
            <text:p>TLE</text:p>
          </table:table-cell>
          <table:table-cell table:formula="of:=[Root.D71]" office:value-type="float" office:value="-18.741747" calcext:value-type="float">
            <text:p>-18,74</text:p>
          </table:table-cell>
          <table:table-cell table:formula="of:=[RA.J71]" office:value-type="float" office:value="-85" calcext:value-type="float">
            <text:p>-85</text:p>
          </table:table-cell>
          <table:table-cell table:formula="of:=[VNS.H71]" office:value-type="float" office:value="-87" calcext:value-type="float">
            <text:p>-87</text:p>
          </table:table-cell>
          <table:table-cell/>
          <table:table-cell table:style-name="ce9" table:formula="of:=IF([.F71]&lt;0; IF([.B71]&lt;0; [.F71]-[.B71]; &quot;!&quot;); IF([.B71]&lt;0; [.F71]-[.B71]; [.F71]-[.B71]))" office:value-type="float" office:value="5.609228" calcext:value-type="float">
            <text:p>5,61</text:p>
          </table:table-cell>
          <table:table-cell table:style-name="ce9" table:formula="of:=IF([.G71]&lt;0; IF([.B71]&lt;0; [.G71]-[.B71]; &quot;!&quot;); IF([.B71]&lt;0; [.G71]-[.B71]; [.G71]-[.B71]))" office:value-type="float" office:value="3.609228" calcext:value-type="float">
            <text:p>3,61</text:p>
          </table:table-cell>
          <table:table-cell table:formula="of:=IF([.J71]&lt;0; [.J71]*-1; [.J71])" office:value-type="float" office:value="3.609228" calcext:value-type="float">
            <text:p>3,61</text:p>
          </table:table-cell>
          <table:table-cell table:style-name="ce15" table:formula="of:=IF([.I71]=[.J71]; &quot;IGUAL&quot;; IF([.I71]&lt;[.J71]; &quot;RA&quot;; &quot;VNS&quot;))" office:value-type="string" office:string-value="VNS" calcext:value-type="string">
            <text:p>VNS</text:p>
          </table:table-cell>
          <table:table-cell table:formula="of:=[.M70]" office:value-type="float" office:value="2.78458617105263" calcext:value-type="float">
            <text:p>2,78</text:p>
          </table:table-cell>
          <table:table-cell table:formula="of:=[.N70]" office:value-type="float" office:value="1.83721775" calcext:value-type="float">
            <text:p>1,84</text:p>
          </table:table-cell>
          <table:table-cell office:value-type="float" office:value="70" calcext:value-type="float">
            <text:p>70</text:p>
          </table:table-cell>
          <table:table-cell table:formula="of:=([.I71]-[.$M$17]) * ([.I71]-[.$M$17])" office:value-type="float" office:value="7.97860146183913" calcext:value-type="float">
            <text:p>7,98</text:p>
          </table:table-cell>
          <table:table-cell table:formula="of:=([.J71]-[.$N$17]) * ([.J71]-[.$N$17])" office:value-type="float" office:value="3.14002032610506" calcext:value-type="float">
            <text:p>3,14</text:p>
          </table:table-cell>
          <table:table-cell table:number-columns-repeated="6"/>
          <table:table-cell table:formula="of:=[RA.B71]" office:value-type="float" office:value="2930" calcext:value-type="float">
            <text:p>2930</text:p>
          </table:table-cell>
          <table:table-cell table:formula="of:=[RA.A71]" office:value-type="float" office:value="97" calcext:value-type="float">
            <text:p>97</text:p>
          </table:table-cell>
          <table:table-cell table:formula="of:=[.X71]+[.Y71]" office:value-type="float" office:value="3027" calcext:value-type="float">
            <text:p>3027</text:p>
          </table:table-cell>
          <table:table-cell table:style-name="ce19" table:formula="of:=([.Y71]*100)/[.Z71]" office:value-type="float" office:value="3.20449289725801" calcext:value-type="float">
            <text:p>3,204</text:p>
          </table:table-cell>
          <table:table-cell/>
        </table:table-row>
        <table:table-row table:style-name="ro3">
          <table:table-cell table:formula="of:=[Global.A72]" office:value-type="string" office:string-value="rand-4-5-5-1000-1.dssp" calcext:value-type="string">
            <text:p>rand-4-5-5-1000-1.dssp</text:p>
          </table:table-cell>
          <table:table-cell table:formula="of:=[RA.D72]" office:value-type="float" office:value="-307.6" calcext:value-type="float">
            <text:p>-307,6</text:p>
          </table:table-cell>
          <table:table-cell table:formula="of:=[Root.C72]" office:value-type="float" office:value="1E+020" calcext:value-type="float">
            <text:p>1,00E+20</text:p>
          </table:table-cell>
          <table:table-cell table:formula="of:=[Global.D72]" office:value-type="float" office:value="0.389394" calcext:value-type="float">
            <text:p>0,39</text:p>
          </table:table-cell>
          <table:table-cell table:formula="of:=[Root.D72]" office:value-type="float" office:value="-57.595267" calcext:value-type="float">
            <text:p>-57,6</text:p>
          </table:table-cell>
          <table:table-cell table:formula="of:=[RA.J72]" office:value-type="float" office:value="-306" calcext:value-type="float">
            <text:p>-306</text:p>
          </table:table-cell>
          <table:table-cell table:formula="of:=[VNS.H72]" office:value-type="float" office:value="-306" calcext:value-type="float">
            <text:p>-306</text:p>
          </table:table-cell>
          <table:table-cell/>
          <table:table-cell table:style-name="ce9" table:formula="of:=IF([.F72]&lt;0; IF([.B72]&lt;0; [.F72]-[.B72]; &quot;!&quot;); IF([.B72]&lt;0; [.F72]-[.B72]; [.F72]-[.B72]))" office:value-type="float" office:value="1.60000000000002" calcext:value-type="float">
            <text:p>1,6</text:p>
          </table:table-cell>
          <table:table-cell table:style-name="ce9" table:formula="of:=IF([.G72]&lt;0; IF([.B72]&lt;0; [.G72]-[.B72]; &quot;!&quot;); IF([.B72]&lt;0; [.G72]-[.B72]; [.G72]-[.B72]))" office:value-type="float" office:value="1.60000000000002" calcext:value-type="float">
            <text:p>1,6</text:p>
          </table:table-cell>
          <table:table-cell table:formula="of:=IF([.J72]&lt;0; [.J72]*-1; [.J72])" office:value-type="float" office:value="1.60000000000002" calcext:value-type="float">
            <text:p>1,6</text:p>
          </table:table-cell>
          <table:table-cell table:style-name="ce15" table:formula="of:=IF([.I72]=[.J72]; &quot;IGUAL&quot;; IF([.I72]&lt;[.J72]; &quot;RA&quot;; &quot;VNS&quot;))" office:value-type="string" office:string-value="IGUAL" calcext:value-type="string">
            <text:p>IGUAL</text:p>
          </table:table-cell>
          <table:table-cell table:formula="of:=[.M71]" office:value-type="float" office:value="2.78458617105263" calcext:value-type="float">
            <text:p>2,78</text:p>
          </table:table-cell>
          <table:table-cell table:formula="of:=[.N71]" office:value-type="float" office:value="1.83721775" calcext:value-type="float">
            <text:p>1,84</text:p>
          </table:table-cell>
          <table:table-cell office:value-type="float" office:value="71" calcext:value-type="float">
            <text:p>71</text:p>
          </table:table-cell>
          <table:table-cell table:formula="of:=([.I72]-[.$M$17]) * ([.I72]-[.$M$17])" office:value-type="float" office:value="1.40324439664909" calcext:value-type="float">
            <text:p>1,4</text:p>
          </table:table-cell>
          <table:table-cell table:formula="of:=([.J72]-[.$N$17]) * ([.J72]-[.$N$17])" office:value-type="float" office:value="0.056272260915053" calcext:value-type="float">
            <text:p>0,06</text:p>
          </table:table-cell>
          <table:table-cell table:number-columns-repeated="6"/>
          <table:table-cell table:formula="of:=[RA.B72]" office:value-type="float" office:value="3989" calcext:value-type="float">
            <text:p>3989</text:p>
          </table:table-cell>
          <table:table-cell table:formula="of:=[RA.A72]" office:value-type="float" office:value="18" calcext:value-type="float">
            <text:p>18</text:p>
          </table:table-cell>
          <table:table-cell table:formula="of:=[.X72]+[.Y72]" office:value-type="float" office:value="4007" calcext:value-type="float">
            <text:p>4007</text:p>
          </table:table-cell>
          <table:table-cell table:style-name="ce19" table:formula="of:=([.Y72]*100)/[.Z72]" office:value-type="float" office:value="0.449213875717494" calcext:value-type="float">
            <text:p>0,449</text:p>
          </table:table-cell>
          <table:table-cell/>
        </table:table-row>
        <table:table-row table:style-name="ro3">
          <table:table-cell table:formula="of:=[Global.A73]" office:value-type="string" office:string-value="rand-4-5-5-1000-2.dssp" calcext:value-type="string">
            <text:p>rand-4-5-5-1000-2.dssp</text:p>
          </table:table-cell>
          <table:table-cell table:formula="of:=[RA.D73]" office:value-type="float" office:value="-274.6" calcext:value-type="float">
            <text:p>-274,6</text:p>
          </table:table-cell>
          <table:table-cell table:formula="of:=[Root.C73]" office:value-type="float" office:value="1E+020" calcext:value-type="float">
            <text:p>1,00E+20</text:p>
          </table:table-cell>
          <table:table-cell table:formula="of:=[Global.D73]" office:value-type="float" office:value="0.98415" calcext:value-type="float">
            <text:p>0,98</text:p>
          </table:table-cell>
          <table:table-cell table:formula="of:=[Root.D73]" office:value-type="float" office:value="-52.39124" calcext:value-type="float">
            <text:p>-52,39</text:p>
          </table:table-cell>
          <table:table-cell table:formula="of:=[RA.J73]" office:value-type="float" office:value="-274" calcext:value-type="float">
            <text:p>-274</text:p>
          </table:table-cell>
          <table:table-cell table:formula="of:=[VNS.H73]" office:value-type="float" office:value="-274" calcext:value-type="float">
            <text:p>-274</text:p>
          </table:table-cell>
          <table:table-cell/>
          <table:table-cell table:style-name="ce9" table:formula="of:=IF([.F73]&lt;0; IF([.B73]&lt;0; [.F73]-[.B73]; &quot;!&quot;); IF([.B73]&lt;0; [.F73]-[.B73]; [.F73]-[.B73]))" office:value-type="float" office:value="0.600000000000023" calcext:value-type="float">
            <text:p>0,6</text:p>
          </table:table-cell>
          <table:table-cell table:style-name="ce9" table:formula="of:=IF([.G73]&lt;0; IF([.B73]&lt;0; [.G73]-[.B73]; &quot;!&quot;); IF([.B73]&lt;0; [.G73]-[.B73]; [.G73]-[.B73]))" office:value-type="float" office:value="0.600000000000023" calcext:value-type="float">
            <text:p>0,6</text:p>
          </table:table-cell>
          <table:table-cell table:formula="of:=IF([.J73]&lt;0; [.J73]*-1; [.J73])" office:value-type="float" office:value="0.600000000000023" calcext:value-type="float">
            <text:p>0,6</text:p>
          </table:table-cell>
          <table:table-cell table:style-name="ce15" table:formula="of:=IF([.I73]=[.J73]; &quot;IGUAL&quot;; IF([.I73]&lt;[.J73]; &quot;RA&quot;; &quot;VNS&quot;))" office:value-type="string" office:string-value="IGUAL" calcext:value-type="string">
            <text:p>IGUAL</text:p>
          </table:table-cell>
          <table:table-cell table:formula="of:=[.M72]" office:value-type="float" office:value="2.78458617105263" calcext:value-type="float">
            <text:p>2,78</text:p>
          </table:table-cell>
          <table:table-cell table:formula="of:=[.N72]" office:value-type="float" office:value="1.83721775" calcext:value-type="float">
            <text:p>1,84</text:p>
          </table:table-cell>
          <table:table-cell office:value-type="float" office:value="72" calcext:value-type="float">
            <text:p>72</text:p>
          </table:table-cell>
          <table:table-cell table:formula="of:=([.I73]-[.$M$17]) * ([.I73]-[.$M$17])" office:value-type="float" office:value="4.7724167387543" calcext:value-type="float">
            <text:p>4,77</text:p>
          </table:table-cell>
          <table:table-cell table:formula="of:=([.J73]-[.$N$17]) * ([.J73]-[.$N$17])" office:value-type="float" office:value="1.53070776091501" calcext:value-type="float">
            <text:p>1,53</text:p>
          </table:table-cell>
          <table:table-cell table:number-columns-repeated="6"/>
          <table:table-cell table:formula="of:=[RA.B73]" office:value-type="float" office:value="3989" calcext:value-type="float">
            <text:p>3989</text:p>
          </table:table-cell>
          <table:table-cell table:formula="of:=[RA.A73]" office:value-type="float" office:value="18" calcext:value-type="float">
            <text:p>18</text:p>
          </table:table-cell>
          <table:table-cell table:formula="of:=[.X73]+[.Y73]" office:value-type="float" office:value="4007" calcext:value-type="float">
            <text:p>4007</text:p>
          </table:table-cell>
          <table:table-cell table:style-name="ce19" table:formula="of:=([.Y73]*100)/[.Z73]" office:value-type="float" office:value="0.449213875717494" calcext:value-type="float">
            <text:p>0,449</text:p>
          </table:table-cell>
          <table:table-cell/>
        </table:table-row>
        <table:table-row table:style-name="ro3">
          <table:table-cell table:formula="of:=[Global.A74]" office:value-type="string" office:string-value="rand-4-5-5-250-1.dssp" calcext:value-type="string">
            <text:p>rand-4-5-5-250-1.dssp</text:p>
          </table:table-cell>
          <table:table-cell table:formula="of:=[RA.D74]" office:value-type="float" office:value="-81.8" calcext:value-type="float">
            <text:p>-81,8</text:p>
          </table:table-cell>
          <table:table-cell table:formula="of:=[Root.C74]" office:value-type="float" office:value="1E+020" calcext:value-type="float">
            <text:p>1,00E+20</text:p>
          </table:table-cell>
          <table:table-cell table:formula="of:=[Global.D74]" office:value-type="float" office:value="0.162817" calcext:value-type="float">
            <text:p>0,16</text:p>
          </table:table-cell>
          <table:table-cell table:formula="of:=[Root.D74]" office:value-type="float" office:value="-43.770101" calcext:value-type="float">
            <text:p>-43,77</text:p>
          </table:table-cell>
          <table:table-cell table:formula="of:=[RA.J74]" office:value-type="float" office:value="-80" calcext:value-type="float">
            <text:p>-80</text:p>
          </table:table-cell>
          <table:table-cell table:formula="of:=[VNS.H74]" office:value-type="float" office:value="-81" calcext:value-type="float">
            <text:p>-81</text:p>
          </table:table-cell>
          <table:table-cell/>
          <table:table-cell table:style-name="ce9" table:formula="of:=IF([.F74]&lt;0; IF([.B74]&lt;0; [.F74]-[.B74]; &quot;!&quot;); IF([.B74]&lt;0; [.F74]-[.B74]; [.F74]-[.B74]))" office:value-type="float" office:value="1.8" calcext:value-type="float">
            <text:p>1,8</text:p>
          </table:table-cell>
          <table:table-cell table:style-name="ce9" table:formula="of:=IF([.G74]&lt;0; IF([.B74]&lt;0; [.G74]-[.B74]; &quot;!&quot;); IF([.B74]&lt;0; [.G74]-[.B74]; [.G74]-[.B74]))" office:value-type="float" office:value="0.799999999999997" calcext:value-type="float">
            <text:p>0,8</text:p>
          </table:table-cell>
          <table:table-cell table:formula="of:=IF([.J74]&lt;0; [.J74]*-1; [.J74])" office:value-type="float" office:value="0.799999999999997" calcext:value-type="float">
            <text:p>0,8</text:p>
          </table:table-cell>
          <table:table-cell table:style-name="ce15" table:formula="of:=IF([.I74]=[.J74]; &quot;IGUAL&quot;; IF([.I74]&lt;[.J74]; &quot;RA&quot;; &quot;VNS&quot;))" office:value-type="string" office:string-value="VNS" calcext:value-type="string">
            <text:p>VNS</text:p>
          </table:table-cell>
          <table:table-cell table:formula="of:=[.M73]" office:value-type="float" office:value="2.78458617105263" calcext:value-type="float">
            <text:p>2,78</text:p>
          </table:table-cell>
          <table:table-cell table:formula="of:=[.N73]" office:value-type="float" office:value="1.83721775" calcext:value-type="float">
            <text:p>1,84</text:p>
          </table:table-cell>
          <table:table-cell office:value-type="float" office:value="73" calcext:value-type="float">
            <text:p>73</text:p>
          </table:table-cell>
          <table:table-cell table:formula="of:=([.I74]-[.$M$17]) * ([.I74]-[.$M$17])" office:value-type="float" office:value="0.969409928228084" calcext:value-type="float">
            <text:p>0,97</text:p>
          </table:table-cell>
          <table:table-cell table:formula="of:=([.J74]-[.$N$17]) * ([.J74]-[.$N$17])" office:value-type="float" office:value="1.07582066091507" calcext:value-type="float">
            <text:p>1,08</text:p>
          </table:table-cell>
          <table:table-cell table:number-columns-repeated="6"/>
          <table:table-cell table:formula="of:=[RA.B74]" office:value-type="float" office:value="993" calcext:value-type="float">
            <text:p>993</text:p>
          </table:table-cell>
          <table:table-cell table:formula="of:=[RA.A74]" office:value-type="float" office:value="14" calcext:value-type="float">
            <text:p>14</text:p>
          </table:table-cell>
          <table:table-cell table:formula="of:=[.X74]+[.Y74]" office:value-type="float" office:value="1007" calcext:value-type="float">
            <text:p>1007</text:p>
          </table:table-cell>
          <table:table-cell table:style-name="ce19" table:formula="of:=([.Y74]*100)/[.Z74]" office:value-type="float" office:value="1.39026812313803" calcext:value-type="float">
            <text:p>1,390</text:p>
          </table:table-cell>
          <table:table-cell/>
        </table:table-row>
        <table:table-row table:style-name="ro3">
          <table:table-cell table:formula="of:=[Global.A75]" office:value-type="string" office:string-value="rand-4-5-5-250-2.dssp" calcext:value-type="string">
            <text:p>rand-4-5-5-250-2.dssp</text:p>
          </table:table-cell>
          <table:table-cell table:formula="of:=[RA.D75]" office:value-type="float" office:value="-70.4" calcext:value-type="float">
            <text:p>-70,4</text:p>
          </table:table-cell>
          <table:table-cell table:formula="of:=[Root.C75]" office:value-type="float" office:value="1E+020" calcext:value-type="float">
            <text:p>1,00E+20</text:p>
          </table:table-cell>
          <table:table-cell table:formula="of:=[Global.D75]" office:value-type="float" office:value="0.053446" calcext:value-type="float">
            <text:p>0,05</text:p>
          </table:table-cell>
          <table:table-cell table:formula="of:=[Root.D75]" office:value-type="float" office:value="-42.492846" calcext:value-type="float">
            <text:p>-42,49</text:p>
          </table:table-cell>
          <table:table-cell table:formula="of:=[RA.J75]" office:value-type="float" office:value="-69" calcext:value-type="float">
            <text:p>-69</text:p>
          </table:table-cell>
          <table:table-cell table:formula="of:=[VNS.H75]" office:value-type="float" office:value="-70" calcext:value-type="float">
            <text:p>-70</text:p>
          </table:table-cell>
          <table:table-cell/>
          <table:table-cell table:style-name="ce9" table:formula="of:=IF([.F75]&lt;0; IF([.B75]&lt;0; [.F75]-[.B75]; &quot;!&quot;); IF([.B75]&lt;0; [.F75]-[.B75]; [.F75]-[.B75]))" office:value-type="float" office:value="1.40000000000001" calcext:value-type="float">
            <text:p>1,4</text:p>
          </table:table-cell>
          <table:table-cell table:style-name="ce9" table:formula="of:=IF([.G75]&lt;0; IF([.B75]&lt;0; [.G75]-[.B75]; &quot;!&quot;); IF([.B75]&lt;0; [.G75]-[.B75]; [.G75]-[.B75]))" office:value-type="float" office:value="0.400000000000006" calcext:value-type="float">
            <text:p>0,4</text:p>
          </table:table-cell>
          <table:table-cell table:formula="of:=IF([.J75]&lt;0; [.J75]*-1; [.J75])" office:value-type="float" office:value="0.400000000000006" calcext:value-type="float">
            <text:p>0,4</text:p>
          </table:table-cell>
          <table:table-cell table:style-name="ce15" table:formula="of:=IF([.I75]=[.J75]; &quot;IGUAL&quot;; IF([.I75]&lt;[.J75]; &quot;RA&quot;; &quot;VNS&quot;))" office:value-type="string" office:string-value="VNS" calcext:value-type="string">
            <text:p>VNS</text:p>
          </table:table-cell>
          <table:table-cell table:formula="of:=[.M74]" office:value-type="float" office:value="2.78458617105263" calcext:value-type="float">
            <text:p>2,78</text:p>
          </table:table-cell>
          <table:table-cell table:formula="of:=[.N74]" office:value-type="float" office:value="1.83721775" calcext:value-type="float">
            <text:p>1,84</text:p>
          </table:table-cell>
          <table:table-cell office:value-type="float" office:value="74" calcext:value-type="float">
            <text:p>74</text:p>
          </table:table-cell>
          <table:table-cell table:formula="of:=([.I75]-[.$M$17]) * ([.I75]-[.$M$17])" office:value-type="float" office:value="1.91707886507016" calcext:value-type="float">
            <text:p>1,92</text:p>
          </table:table-cell>
          <table:table-cell table:formula="of:=([.J75]-[.$N$17]) * ([.J75]-[.$N$17])" office:value-type="float" office:value="2.06559486091505" calcext:value-type="float">
            <text:p>2,07</text:p>
          </table:table-cell>
          <table:table-cell table:number-columns-repeated="6"/>
          <table:table-cell table:formula="of:=[RA.B75]" office:value-type="float" office:value="989" calcext:value-type="float">
            <text:p>989</text:p>
          </table:table-cell>
          <table:table-cell table:formula="of:=[RA.A75]" office:value-type="float" office:value="18" calcext:value-type="float">
            <text:p>18</text:p>
          </table:table-cell>
          <table:table-cell table:formula="of:=[.X75]+[.Y75]" office:value-type="float" office:value="1007" calcext:value-type="float">
            <text:p>1007</text:p>
          </table:table-cell>
          <table:table-cell table:style-name="ce19" table:formula="of:=([.Y75]*100)/[.Z75]" office:value-type="float" office:value="1.78748758689176" calcext:value-type="float">
            <text:p>1,787</text:p>
          </table:table-cell>
          <table:table-cell/>
        </table:table-row>
        <table:table-row table:style-name="ro3">
          <table:table-cell table:formula="of:=[Global.A76]" office:value-type="string" office:string-value="rand-4-5-5-500-1.dssp" calcext:value-type="string">
            <text:p>rand-4-5-5-500-1.dssp</text:p>
          </table:table-cell>
          <table:table-cell table:formula="of:=[RA.D76]" office:value-type="float" office:value="-147.6" calcext:value-type="float">
            <text:p>-147,6</text:p>
          </table:table-cell>
          <table:table-cell table:formula="of:=[Root.C76]" office:value-type="float" office:value="1E+020" calcext:value-type="float">
            <text:p>1,00E+20</text:p>
          </table:table-cell>
          <table:table-cell table:formula="of:=[Global.D76]" office:value-type="float" office:value="0.172794" calcext:value-type="float">
            <text:p>0,17</text:p>
          </table:table-cell>
          <table:table-cell table:formula="of:=[Root.D76]" office:value-type="float" office:value="-39.188302" calcext:value-type="float">
            <text:p>-39,19</text:p>
          </table:table-cell>
          <table:table-cell table:formula="of:=[RA.J76]" office:value-type="float" office:value="-146" calcext:value-type="float">
            <text:p>-146</text:p>
          </table:table-cell>
          <table:table-cell table:formula="of:=[VNS.H76]" office:value-type="float" office:value="-147" calcext:value-type="float">
            <text:p>-147</text:p>
          </table:table-cell>
          <table:table-cell/>
          <table:table-cell table:style-name="ce9" table:formula="of:=IF([.F76]&lt;0; IF([.B76]&lt;0; [.F76]-[.B76]; &quot;!&quot;); IF([.B76]&lt;0; [.F76]-[.B76]; [.F76]-[.B76]))" office:value-type="float" office:value="1.59999999999999" calcext:value-type="float">
            <text:p>1,6</text:p>
          </table:table-cell>
          <table:table-cell table:style-name="ce9" table:formula="of:=IF([.G76]&lt;0; IF([.B76]&lt;0; [.G76]-[.B76]; &quot;!&quot;); IF([.B76]&lt;0; [.G76]-[.B76]; [.G76]-[.B76]))" office:value-type="float" office:value="0.599999999999994" calcext:value-type="float">
            <text:p>0,6</text:p>
          </table:table-cell>
          <table:table-cell table:formula="of:=IF([.J76]&lt;0; [.J76]*-1; [.J76])" office:value-type="float" office:value="0.599999999999994" calcext:value-type="float">
            <text:p>0,6</text:p>
          </table:table-cell>
          <table:table-cell table:style-name="ce15" table:formula="of:=IF([.I76]=[.J76]; &quot;IGUAL&quot;; IF([.I76]&lt;[.J76]; &quot;RA&quot;; &quot;VNS&quot;))" office:value-type="string" office:string-value="VNS" calcext:value-type="string">
            <text:p>VNS</text:p>
          </table:table-cell>
          <table:table-cell table:formula="of:=[.M75]" office:value-type="float" office:value="2.78458617105263" calcext:value-type="float">
            <text:p>2,78</text:p>
          </table:table-cell>
          <table:table-cell table:formula="of:=[.N75]" office:value-type="float" office:value="1.83721775" calcext:value-type="float">
            <text:p>1,84</text:p>
          </table:table-cell>
          <table:table-cell office:value-type="float" office:value="75" calcext:value-type="float">
            <text:p>75</text:p>
          </table:table-cell>
          <table:table-cell table:formula="of:=([.I76]-[.$M$17]) * ([.I76]-[.$M$17])" office:value-type="float" office:value="1.40324439664916" calcext:value-type="float">
            <text:p>1,4</text:p>
          </table:table-cell>
          <table:table-cell table:formula="of:=([.J76]-[.$N$17]) * ([.J76]-[.$N$17])" office:value-type="float" office:value="1.53070776091508" calcext:value-type="float">
            <text:p>1,53</text:p>
          </table:table-cell>
          <table:table-cell table:number-columns-repeated="6"/>
          <table:table-cell table:formula="of:=[RA.B76]" office:value-type="float" office:value="1989" calcext:value-type="float">
            <text:p>1989</text:p>
          </table:table-cell>
          <table:table-cell table:formula="of:=[RA.A76]" office:value-type="float" office:value="18" calcext:value-type="float">
            <text:p>18</text:p>
          </table:table-cell>
          <table:table-cell table:formula="of:=[.X76]+[.Y76]" office:value-type="float" office:value="2007" calcext:value-type="float">
            <text:p>2007</text:p>
          </table:table-cell>
          <table:table-cell table:style-name="ce19" table:formula="of:=([.Y76]*100)/[.Z76]" office:value-type="float" office:value="0.896860986547085" calcext:value-type="float">
            <text:p>0,897</text:p>
          </table:table-cell>
          <table:table-cell/>
        </table:table-row>
        <table:table-row table:style-name="ro3">
          <table:table-cell table:formula="of:=[Global.A77]" office:value-type="string" office:string-value="rand-4-5-5-500-2.dssp" calcext:value-type="string">
            <text:p>rand-4-5-5-500-2.dssp</text:p>
          </table:table-cell>
          <table:table-cell table:formula="of:=[RA.D77]" office:value-type="float" office:value="-135.6" calcext:value-type="float">
            <text:p>-135,6</text:p>
          </table:table-cell>
          <table:table-cell table:formula="of:=[Root.C77]" office:value-type="float" office:value="1E+020" calcext:value-type="float">
            <text:p>1,00E+20</text:p>
          </table:table-cell>
          <table:table-cell table:formula="of:=[Global.D77]" office:value-type="float" office:value="1.126849" calcext:value-type="float">
            <text:p>1,13</text:p>
          </table:table-cell>
          <table:table-cell table:formula="of:=[Root.D77]" office:value-type="float" office:value="-86.359625" calcext:value-type="float">
            <text:p>-86,36</text:p>
          </table:table-cell>
          <table:table-cell table:formula="of:=[RA.J77]" office:value-type="float" office:value="-134" calcext:value-type="float">
            <text:p>-134</text:p>
          </table:table-cell>
          <table:table-cell table:formula="of:=[VNS.H77]" office:value-type="float" office:value="-135" calcext:value-type="float">
            <text:p>-135</text:p>
          </table:table-cell>
          <table:table-cell/>
          <table:table-cell table:style-name="ce9" table:formula="of:=IF([.F77]&lt;0; IF([.B77]&lt;0; [.F77]-[.B77]; &quot;!&quot;); IF([.B77]&lt;0; [.F77]-[.B77]; [.F77]-[.B77]))" office:value-type="float" office:value="1.59999999999999" calcext:value-type="float">
            <text:p>1,6</text:p>
          </table:table-cell>
          <table:table-cell table:style-name="ce9" table:formula="of:=IF([.G77]&lt;0; IF([.B77]&lt;0; [.G77]-[.B77]; &quot;!&quot;); IF([.B77]&lt;0; [.G77]-[.B77]; [.G77]-[.B77]))" office:value-type="float" office:value="0.599999999999994" calcext:value-type="float">
            <text:p>0,6</text:p>
          </table:table-cell>
          <table:table-cell table:formula="of:=IF([.J77]&lt;0; [.J77]*-1; [.J77])" office:value-type="float" office:value="0.599999999999994" calcext:value-type="float">
            <text:p>0,6</text:p>
          </table:table-cell>
          <table:table-cell table:style-name="ce15" table:formula="of:=IF([.I77]=[.J77]; &quot;IGUAL&quot;; IF([.I77]&lt;[.J77]; &quot;RA&quot;; &quot;VNS&quot;))" office:value-type="string" office:string-value="VNS" calcext:value-type="string">
            <text:p>VNS</text:p>
          </table:table-cell>
          <table:table-cell table:formula="of:=[.M76]" office:value-type="float" office:value="2.78458617105263" calcext:value-type="float">
            <text:p>2,78</text:p>
          </table:table-cell>
          <table:table-cell table:formula="of:=[.N76]" office:value-type="float" office:value="1.83721775" calcext:value-type="float">
            <text:p>1,84</text:p>
          </table:table-cell>
          <table:table-cell office:value-type="float" office:value="76" calcext:value-type="float">
            <text:p>76</text:p>
          </table:table-cell>
          <table:table-cell table:formula="of:=([.I77]-[.$M$17]) * ([.I77]-[.$M$17])" office:value-type="float" office:value="1.40324439664916" calcext:value-type="float">
            <text:p>1,4</text:p>
          </table:table-cell>
          <table:table-cell table:formula="of:=([.J77]-[.$N$17]) * ([.J77]-[.$N$17])" office:value-type="float" office:value="1.53070776091508" calcext:value-type="float">
            <text:p>1,53</text:p>
          </table:table-cell>
          <table:table-cell table:number-columns-repeated="6"/>
          <table:table-cell table:formula="of:=[RA.B77]" office:value-type="float" office:value="1993" calcext:value-type="float">
            <text:p>1993</text:p>
          </table:table-cell>
          <table:table-cell table:formula="of:=[RA.A77]" office:value-type="float" office:value="14" calcext:value-type="float">
            <text:p>14</text:p>
          </table:table-cell>
          <table:table-cell table:formula="of:=[.X77]+[.Y77]" office:value-type="float" office:value="2007" calcext:value-type="float">
            <text:p>2007</text:p>
          </table:table-cell>
          <table:table-cell table:style-name="ce19" table:formula="of:=([.Y77]*100)/[.Z77]" office:value-type="float" office:value="0.697558545092177" calcext:value-type="float">
            <text:p>0,698</text:p>
          </table:table-cell>
          <table:table-cell/>
        </table:table-row>
        <table:table-row table:style-name="ro3">
          <table:table-cell table:formula="of:=[Global.A78]" office:value-type="string" office:string-value="rand-4-5-5-750-1.dssp" calcext:value-type="string">
            <text:p>rand-4-5-5-750-1.dssp</text:p>
          </table:table-cell>
          <table:table-cell table:formula="of:=[RA.D78]" office:value-type="float" office:value="-233.2" calcext:value-type="float">
            <text:p>-233,2</text:p>
          </table:table-cell>
          <table:table-cell table:formula="of:=[Root.C78]" office:value-type="float" office:value="1E+020" calcext:value-type="float">
            <text:p>1,00E+20</text:p>
          </table:table-cell>
          <table:table-cell table:formula="of:=[Global.D78]" office:value-type="float" office:value="2.219853" calcext:value-type="float">
            <text:p>2,22</text:p>
          </table:table-cell>
          <table:table-cell table:formula="of:=[Root.D78]" office:value-type="float" office:value="-78.701007" calcext:value-type="float">
            <text:p>-78,7</text:p>
          </table:table-cell>
          <table:table-cell table:formula="of:=[RA.J78]" office:value-type="float" office:value="-232" calcext:value-type="float">
            <text:p>-232</text:p>
          </table:table-cell>
          <table:table-cell table:formula="of:=[VNS.H78]" office:value-type="float" office:value="-233" calcext:value-type="float">
            <text:p>-233</text:p>
          </table:table-cell>
          <table:table-cell/>
          <table:table-cell table:style-name="ce9" table:formula="of:=IF([.F78]&lt;0; IF([.B78]&lt;0; [.F78]-[.B78]; &quot;!&quot;); IF([.B78]&lt;0; [.F78]-[.B78]; [.F78]-[.B78]))" office:value-type="float" office:value="1.19999999999999" calcext:value-type="float">
            <text:p>1,2</text:p>
          </table:table-cell>
          <table:table-cell table:style-name="ce9" table:formula="of:=IF([.G78]&lt;0; IF([.B78]&lt;0; [.G78]-[.B78]; &quot;!&quot;); IF([.B78]&lt;0; [.G78]-[.B78]; [.G78]-[.B78]))" office:value-type="float" office:value="0.199999999999989" calcext:value-type="float">
            <text:p>0,2</text:p>
          </table:table-cell>
          <table:table-cell table:formula="of:=IF([.J78]&lt;0; [.J78]*-1; [.J78])" office:value-type="float" office:value="0.199999999999989" calcext:value-type="float">
            <text:p>0,2</text:p>
          </table:table-cell>
          <table:table-cell table:style-name="ce15" table:formula="of:=IF([.I78]=[.J78]; &quot;IGUAL&quot;; IF([.I78]&lt;[.J78]; &quot;RA&quot;; &quot;VNS&quot;))" office:value-type="string" office:string-value="VNS" calcext:value-type="string">
            <text:p>VNS</text:p>
          </table:table-cell>
          <table:table-cell table:formula="of:=[.M77]" office:value-type="float" office:value="2.78458617105263" calcext:value-type="float">
            <text:p>2,78</text:p>
          </table:table-cell>
          <table:table-cell table:formula="of:=[.N77]" office:value-type="float" office:value="1.83721775" calcext:value-type="float">
            <text:p>1,84</text:p>
          </table:table-cell>
          <table:table-cell table:number-columns-repeated="9"/>
          <table:table-cell table:formula="of:=[RA.B78]" office:value-type="float" office:value="2989" calcext:value-type="float">
            <text:p>2989</text:p>
          </table:table-cell>
          <table:table-cell table:formula="of:=[RA.A78]" office:value-type="float" office:value="18" calcext:value-type="float">
            <text:p>18</text:p>
          </table:table-cell>
          <table:table-cell table:formula="of:=[.X78]+[.Y78]" office:value-type="float" office:value="3007" calcext:value-type="float">
            <text:p>3007</text:p>
          </table:table-cell>
          <table:table-cell table:style-name="ce19" table:formula="of:=([.Y78]*100)/[.Z78]" office:value-type="float" office:value="0.598603259062188" calcext:value-type="float">
            <text:p>0,599</text:p>
          </table:table-cell>
          <table:table-cell/>
        </table:table-row>
        <table:table-row table:style-name="ro3">
          <table:table-cell table:formula="of:=[Global.A79]" office:value-type="string" office:string-value="rand-4-5-5-750-2.dssp" calcext:value-type="string">
            <text:p>rand-4-5-5-750-2.dssp</text:p>
          </table:table-cell>
          <table:table-cell table:formula="of:=[RA.D79]" office:value-type="float" office:value="-200.8" calcext:value-type="float">
            <text:p>-200,8</text:p>
          </table:table-cell>
          <table:table-cell table:formula="of:=[Root.C79]" office:value-type="float" office:value="1E+020" calcext:value-type="float">
            <text:p>1,00E+20</text:p>
          </table:table-cell>
          <table:table-cell table:formula="of:=[Global.D79]" office:value-type="float" office:value="1.177194" calcext:value-type="float">
            <text:p>1,18</text:p>
          </table:table-cell>
          <table:table-cell table:formula="of:=[Root.D79]" office:value-type="float" office:value="-68.388098" calcext:value-type="float">
            <text:p>-68,39</text:p>
          </table:table-cell>
          <table:table-cell table:formula="of:=[RA.J79]" office:value-type="float" office:value="-200" calcext:value-type="float">
            <text:p>-200</text:p>
          </table:table-cell>
          <table:table-cell table:formula="of:=[VNS.H79]" office:value-type="float" office:value="-200" calcext:value-type="float">
            <text:p>-200</text:p>
          </table:table-cell>
          <table:table-cell/>
          <table:table-cell table:style-name="ce9" table:formula="of:=IF([.F79]&lt;0; IF([.B79]&lt;0; [.F79]-[.B79]; &quot;!&quot;); IF([.B79]&lt;0; [.F79]-[.B79]; [.F79]-[.B79]))" office:value-type="float" office:value="0.800000000000011" calcext:value-type="float">
            <text:p>0,8</text:p>
          </table:table-cell>
          <table:table-cell table:style-name="ce9" table:formula="of:=IF([.G79]&lt;0; IF([.B79]&lt;0; [.G79]-[.B79]; &quot;!&quot;); IF([.B79]&lt;0; [.G79]-[.B79]; [.G79]-[.B79]))" office:value-type="float" office:value="0.800000000000011" calcext:value-type="float">
            <text:p>0,8</text:p>
          </table:table-cell>
          <table:table-cell table:formula="of:=IF([.J79]&lt;0; [.J79]*-1; [.J79])" office:value-type="float" office:value="0.800000000000011" calcext:value-type="float">
            <text:p>0,8</text:p>
          </table:table-cell>
          <table:table-cell table:style-name="ce15" table:formula="of:=IF([.I79]=[.J79]; &quot;IGUAL&quot;; IF([.I79]&lt;[.J79]; &quot;RA&quot;; &quot;VNS&quot;))" office:value-type="string" office:string-value="IGUAL" calcext:value-type="string">
            <text:p>IGUAL</text:p>
          </table:table-cell>
          <table:table-cell table:formula="of:=[.M78]" office:value-type="float" office:value="2.78458617105263" calcext:value-type="float">
            <text:p>2,78</text:p>
          </table:table-cell>
          <table:table-cell table:formula="of:=[.N78]" office:value-type="float" office:value="1.83721775" calcext:value-type="float">
            <text:p>1,84</text:p>
          </table:table-cell>
          <table:table-cell table:number-columns-repeated="9"/>
          <table:table-cell table:formula="of:=[RA.B79]" office:value-type="float" office:value="2991" calcext:value-type="float">
            <text:p>2991</text:p>
          </table:table-cell>
          <table:table-cell table:formula="of:=[RA.A79]" office:value-type="float" office:value="16" calcext:value-type="float">
            <text:p>16</text:p>
          </table:table-cell>
          <table:table-cell table:formula="of:=[.X79]+[.Y79]" office:value-type="float" office:value="3007" calcext:value-type="float">
            <text:p>3007</text:p>
          </table:table-cell>
          <table:table-cell table:style-name="ce19" table:formula="of:=([.Y79]*100)/[.Z79]" office:value-type="float" office:value="0.532091785833056" calcext:value-type="float">
            <text:p>0,532</text:p>
          </table:table-cell>
          <table:table-cell/>
        </table:table-row>
        <table:table-row table:style-name="ro3">
          <table:table-cell table:formula="of:=[Global.A80]" office:value-type="float" office:value="0" calcext:value-type="float">
            <text:p>0</text:p>
          </table:table-cell>
          <table:table-cell table:formula="of:=[RA.D80]" office:value-type="float" office:value="0" calcext:value-type="float">
            <text:p>0</text:p>
          </table:table-cell>
          <table:table-cell table:formula="of:=[Root.C80]" office:value-type="float" office:value="1E+020" calcext:value-type="float">
            <text:p>1,00E+20</text:p>
          </table:table-cell>
          <table:table-cell table:formula="of:=[Global.D80]" office:value-type="float" office:value="0" calcext:value-type="float">
            <text:p>0</text:p>
          </table:table-cell>
          <table:table-cell table:formula="of:=[Root.D80]" office:value-type="float" office:value="-62.979775" calcext:value-type="float">
            <text:p>-62,98</text:p>
          </table:table-cell>
          <table:table-cell table:formula="of:=[RA.J80]" office:value-type="float" office:value="0" calcext:value-type="float">
            <text:p>0</text:p>
          </table:table-cell>
          <table:table-cell table:formula="of:=[VNS.H80]" office:value-type="float" office:value="0" calcext:value-type="float">
            <text:p>0</text:p>
          </table:table-cell>
          <table:table-cell table:number-columns-repeated="4"/>
          <table:table-cell table:style-name="ce15"/>
          <table:table-cell table:formula="of:=[.M79]" office:value-type="float" office:value="2.78458617105263" calcext:value-type="float">
            <text:p>2,78</text:p>
          </table:table-cell>
          <table:table-cell table:formula="of:=[.N79]" office:value-type="float" office:value="1.83721775" calcext:value-type="float">
            <text:p>1,84</text:p>
          </table:table-cell>
          <table:table-cell table:number-columns-repeated="9"/>
          <table:table-cell table:formula="of:=[RA.B80]" office:value-type="float" office:value="0" calcext:value-type="float">
            <text:p>0</text:p>
          </table:table-cell>
          <table:table-cell table:formula="of:=[RA.A80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81]" office:value-type="float" office:value="0" calcext:value-type="float">
            <text:p>0</text:p>
          </table:table-cell>
          <table:table-cell table:formula="of:=[RA.D81]" office:value-type="float" office:value="0" calcext:value-type="float">
            <text:p>0</text:p>
          </table:table-cell>
          <table:table-cell table:formula="of:=[Root.C81]" office:value-type="float" office:value="1E+020" calcext:value-type="float">
            <text:p>1,00E+20</text:p>
          </table:table-cell>
          <table:table-cell table:formula="of:=[Global.D81]" office:value-type="float" office:value="0" calcext:value-type="float">
            <text:p>0</text:p>
          </table:table-cell>
          <table:table-cell table:formula="of:=[Root.D81]" office:value-type="float" office:value="-57.714274" calcext:value-type="float">
            <text:p>-57,71</text:p>
          </table:table-cell>
          <table:table-cell table:formula="of:=[RA.J81]" office:value-type="float" office:value="0" calcext:value-type="float">
            <text:p>0</text:p>
          </table:table-cell>
          <table:table-cell table:formula="of:=[VNS.H81]" office:value-type="float" office:value="0" calcext:value-type="float">
            <text:p>0</text:p>
          </table:table-cell>
          <table:table-cell table:number-columns-repeated="5"/>
          <table:table-cell table:formula="of:=[.M80]" office:value-type="float" office:value="2.78458617105263" calcext:value-type="float">
            <text:p>2,78</text:p>
          </table:table-cell>
          <table:table-cell table:formula="of:=[.N80]" office:value-type="float" office:value="1.83721775" calcext:value-type="float">
            <text:p>1,84</text:p>
          </table:table-cell>
          <table:table-cell table:number-columns-repeated="9"/>
          <table:table-cell table:formula="of:=[RA.B81]" office:value-type="float" office:value="0" calcext:value-type="float">
            <text:p>0</text:p>
          </table:table-cell>
          <table:table-cell table:formula="of:=[RA.A81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82]" office:value-type="float" office:value="0" calcext:value-type="float">
            <text:p>0</text:p>
          </table:table-cell>
          <table:table-cell table:formula="of:=[RA.D82]" office:value-type="float" office:value="0" calcext:value-type="float">
            <text:p>0</text:p>
          </table:table-cell>
          <table:table-cell table:formula="of:=[Root.C82]" office:value-type="float" office:value="1E+020" calcext:value-type="float">
            <text:p>1,00E+20</text:p>
          </table:table-cell>
          <table:table-cell table:formula="of:=[Global.D82]" office:value-type="float" office:value="0" calcext:value-type="float">
            <text:p>0</text:p>
          </table:table-cell>
          <table:table-cell table:formula="of:=[Root.D82]" office:value-type="float" office:value="-271.6" calcext:value-type="float">
            <text:p>-271,6</text:p>
          </table:table-cell>
          <table:table-cell table:formula="of:=[RA.J82]" office:value-type="float" office:value="0" calcext:value-type="float">
            <text:p>0</text:p>
          </table:table-cell>
          <table:table-cell table:formula="of:=[VNS.H82]" office:value-type="float" office:value="0" calcext:value-type="float">
            <text:p>0</text:p>
          </table:table-cell>
          <table:table-cell table:number-columns-repeated="5"/>
          <table:table-cell table:formula="of:=[.M81]" office:value-type="float" office:value="2.78458617105263" calcext:value-type="float">
            <text:p>2,78</text:p>
          </table:table-cell>
          <table:table-cell table:formula="of:=[.N81]" office:value-type="float" office:value="1.83721775" calcext:value-type="float">
            <text:p>1,84</text:p>
          </table:table-cell>
          <table:table-cell table:number-columns-repeated="9"/>
          <table:table-cell table:formula="of:=[RA.B82]" office:value-type="float" office:value="0" calcext:value-type="float">
            <text:p>0</text:p>
          </table:table-cell>
          <table:table-cell table:formula="of:=[RA.A82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83]" office:value-type="float" office:value="0" calcext:value-type="float">
            <text:p>0</text:p>
          </table:table-cell>
          <table:table-cell table:formula="of:=[RA.D83]" office:value-type="float" office:value="0" calcext:value-type="float">
            <text:p>0</text:p>
          </table:table-cell>
          <table:table-cell table:formula="of:=[Root.C83]" office:value-type="float" office:value="1E+020" calcext:value-type="float">
            <text:p>1,00E+20</text:p>
          </table:table-cell>
          <table:table-cell table:formula="of:=[Global.D83]" office:value-type="float" office:value="0" calcext:value-type="float">
            <text:p>0</text:p>
          </table:table-cell>
          <table:table-cell table:formula="of:=[Root.D83]" office:value-type="float" office:value="-259.6" calcext:value-type="float">
            <text:p>-259,6</text:p>
          </table:table-cell>
          <table:table-cell table:formula="of:=[RA.J83]" office:value-type="float" office:value="0" calcext:value-type="float">
            <text:p>0</text:p>
          </table:table-cell>
          <table:table-cell table:formula="of:=[VNS.H83]" office:value-type="float" office:value="0" calcext:value-type="float">
            <text:p>0</text:p>
          </table:table-cell>
          <table:table-cell table:number-columns-repeated="5"/>
          <table:table-cell table:formula="of:=[.M82]" office:value-type="float" office:value="2.78458617105263" calcext:value-type="float">
            <text:p>2,78</text:p>
          </table:table-cell>
          <table:table-cell table:formula="of:=[.N82]" office:value-type="float" office:value="1.83721775" calcext:value-type="float">
            <text:p>1,84</text:p>
          </table:table-cell>
          <table:table-cell table:number-columns-repeated="9"/>
          <table:table-cell table:formula="of:=[RA.B83]" office:value-type="float" office:value="0" calcext:value-type="float">
            <text:p>0</text:p>
          </table:table-cell>
          <table:table-cell table:formula="of:=[RA.A83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84]" office:value-type="float" office:value="0" calcext:value-type="float">
            <text:p>0</text:p>
          </table:table-cell>
          <table:table-cell table:formula="of:=[RA.D84]" office:value-type="float" office:value="0" calcext:value-type="float">
            <text:p>0</text:p>
          </table:table-cell>
          <table:table-cell table:formula="of:=[Root.C84]" office:value-type="float" office:value="1E+020" calcext:value-type="float">
            <text:p>1,00E+20</text:p>
          </table:table-cell>
          <table:table-cell table:formula="of:=[Global.D84]" office:value-type="float" office:value="0" calcext:value-type="float">
            <text:p>0</text:p>
          </table:table-cell>
          <table:table-cell table:formula="of:=[Root.D84]" office:value-type="float" office:value="-236.8" calcext:value-type="float">
            <text:p>-236,8</text:p>
          </table:table-cell>
          <table:table-cell table:formula="of:=[RA.J84]" office:value-type="float" office:value="0" calcext:value-type="float">
            <text:p>0</text:p>
          </table:table-cell>
          <table:table-cell table:formula="of:=[VNS.H84]" office:value-type="float" office:value="0" calcext:value-type="float">
            <text:p>0</text:p>
          </table:table-cell>
          <table:table-cell table:number-columns-repeated="5"/>
          <table:table-cell table:formula="of:=[.M83]" office:value-type="float" office:value="2.78458617105263" calcext:value-type="float">
            <text:p>2,78</text:p>
          </table:table-cell>
          <table:table-cell table:formula="of:=[.N83]" office:value-type="float" office:value="1.83721775" calcext:value-type="float">
            <text:p>1,84</text:p>
          </table:table-cell>
          <table:table-cell table:number-columns-repeated="9"/>
          <table:table-cell table:formula="of:=[RA.B84]" office:value-type="float" office:value="0" calcext:value-type="float">
            <text:p>0</text:p>
          </table:table-cell>
          <table:table-cell table:formula="of:=[RA.A84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85]" office:value-type="float" office:value="0" calcext:value-type="float">
            <text:p>0</text:p>
          </table:table-cell>
          <table:table-cell table:formula="of:=[RA.D85]" office:value-type="float" office:value="0" calcext:value-type="float">
            <text:p>0</text:p>
          </table:table-cell>
          <table:table-cell table:formula="of:=[Root.C85]" office:value-type="float" office:value="-218" calcext:value-type="float">
            <text:p>-218</text:p>
          </table:table-cell>
          <table:table-cell table:formula="of:=[Global.D85]" office:value-type="float" office:value="0" calcext:value-type="float">
            <text:p>0</text:p>
          </table:table-cell>
          <table:table-cell table:formula="of:=[Root.D85]" office:value-type="float" office:value="-218" calcext:value-type="float">
            <text:p>-218</text:p>
          </table:table-cell>
          <table:table-cell table:formula="of:=[RA.J85]" office:value-type="float" office:value="0" calcext:value-type="float">
            <text:p>0</text:p>
          </table:table-cell>
          <table:table-cell table:formula="of:=[VNS.H85]" office:value-type="float" office:value="0" calcext:value-type="float">
            <text:p>0</text:p>
          </table:table-cell>
          <table:table-cell table:number-columns-repeated="5"/>
          <table:table-cell table:formula="of:=[.M84]" office:value-type="float" office:value="2.78458617105263" calcext:value-type="float">
            <text:p>2,78</text:p>
          </table:table-cell>
          <table:table-cell table:formula="of:=[.N84]" office:value-type="float" office:value="1.83721775" calcext:value-type="float">
            <text:p>1,84</text:p>
          </table:table-cell>
          <table:table-cell table:number-columns-repeated="9"/>
          <table:table-cell table:formula="of:=[RA.B85]" office:value-type="float" office:value="0" calcext:value-type="float">
            <text:p>0</text:p>
          </table:table-cell>
          <table:table-cell table:formula="of:=[RA.A85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86]" office:value-type="float" office:value="0" calcext:value-type="float">
            <text:p>0</text:p>
          </table:table-cell>
          <table:table-cell table:formula="of:=[RA.D86]" office:value-type="float" office:value="0" calcext:value-type="float">
            <text:p>0</text:p>
          </table:table-cell>
          <table:table-cell table:formula="of:=[Root.C86]" office:value-type="float" office:value="-197" calcext:value-type="float">
            <text:p>-197</text:p>
          </table:table-cell>
          <table:table-cell table:formula="of:=[Global.D86]" office:value-type="float" office:value="0" calcext:value-type="float">
            <text:p>0</text:p>
          </table:table-cell>
          <table:table-cell table:formula="of:=[Root.D86]" office:value-type="float" office:value="-197" calcext:value-type="float">
            <text:p>-197</text:p>
          </table:table-cell>
          <table:table-cell table:formula="of:=[RA.J86]" office:value-type="float" office:value="0" calcext:value-type="float">
            <text:p>0</text:p>
          </table:table-cell>
          <table:table-cell table:formula="of:=[VNS.H86]" office:value-type="float" office:value="0" calcext:value-type="float">
            <text:p>0</text:p>
          </table:table-cell>
          <table:table-cell table:number-columns-repeated="5"/>
          <table:table-cell table:formula="of:=[.M85]" office:value-type="float" office:value="2.78458617105263" calcext:value-type="float">
            <text:p>2,78</text:p>
          </table:table-cell>
          <table:table-cell table:formula="of:=[.N85]" office:value-type="float" office:value="1.83721775" calcext:value-type="float">
            <text:p>1,84</text:p>
          </table:table-cell>
          <table:table-cell table:number-columns-repeated="9"/>
          <table:table-cell table:formula="of:=[RA.B86]" office:value-type="float" office:value="0" calcext:value-type="float">
            <text:p>0</text:p>
          </table:table-cell>
          <table:table-cell table:formula="of:=[RA.A86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87]" office:value-type="float" office:value="0" calcext:value-type="float">
            <text:p>0</text:p>
          </table:table-cell>
          <table:table-cell table:formula="of:=[RA.D87]" office:value-type="float" office:value="0" calcext:value-type="float">
            <text:p>0</text:p>
          </table:table-cell>
          <table:table-cell table:formula="of:=[Root.C87]" office:value-type="float" office:value="1E+020" calcext:value-type="float">
            <text:p>1,00E+20</text:p>
          </table:table-cell>
          <table:table-cell table:formula="of:=[Global.D87]" office:value-type="float" office:value="0" calcext:value-type="float">
            <text:p>0</text:p>
          </table:table-cell>
          <table:table-cell table:formula="of:=[Root.D87]" office:value-type="float" office:value="-65.8" calcext:value-type="float">
            <text:p>-65,8</text:p>
          </table:table-cell>
          <table:table-cell table:formula="of:=[RA.J87]" office:value-type="float" office:value="0" calcext:value-type="float">
            <text:p>0</text:p>
          </table:table-cell>
          <table:table-cell table:formula="of:=[VNS.H87]" office:value-type="float" office:value="0" calcext:value-type="float">
            <text:p>0</text:p>
          </table:table-cell>
          <table:table-cell table:number-columns-repeated="5"/>
          <table:table-cell table:formula="of:=[.M86]" office:value-type="float" office:value="2.78458617105263" calcext:value-type="float">
            <text:p>2,78</text:p>
          </table:table-cell>
          <table:table-cell table:formula="of:=[.N86]" office:value-type="float" office:value="1.83721775" calcext:value-type="float">
            <text:p>1,84</text:p>
          </table:table-cell>
          <table:table-cell table:number-columns-repeated="9"/>
          <table:table-cell table:formula="of:=[RA.B87]" office:value-type="float" office:value="0" calcext:value-type="float">
            <text:p>0</text:p>
          </table:table-cell>
          <table:table-cell table:formula="of:=[RA.A87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88]" office:value-type="float" office:value="0" calcext:value-type="float">
            <text:p>0</text:p>
          </table:table-cell>
          <table:table-cell table:formula="of:=[RA.D88]" office:value-type="float" office:value="0" calcext:value-type="float">
            <text:p>0</text:p>
          </table:table-cell>
          <table:table-cell table:formula="of:=[Root.C88]" office:value-type="float" office:value="-63" calcext:value-type="float">
            <text:p>-63</text:p>
          </table:table-cell>
          <table:table-cell table:formula="of:=[Global.D88]" office:value-type="float" office:value="0" calcext:value-type="float">
            <text:p>0</text:p>
          </table:table-cell>
          <table:table-cell table:formula="of:=[Root.D88]" office:value-type="float" office:value="-63" calcext:value-type="float">
            <text:p>-63</text:p>
          </table:table-cell>
          <table:table-cell table:formula="of:=[RA.J88]" office:value-type="float" office:value="0" calcext:value-type="float">
            <text:p>0</text:p>
          </table:table-cell>
          <table:table-cell table:formula="of:=[VNS.H88]" office:value-type="float" office:value="0" calcext:value-type="float">
            <text:p>0</text:p>
          </table:table-cell>
          <table:table-cell table:number-columns-repeated="5"/>
          <table:table-cell table:formula="of:=[.M87]" office:value-type="float" office:value="2.78458617105263" calcext:value-type="float">
            <text:p>2,78</text:p>
          </table:table-cell>
          <table:table-cell table:formula="of:=[.N87]" office:value-type="float" office:value="1.83721775" calcext:value-type="float">
            <text:p>1,84</text:p>
          </table:table-cell>
          <table:table-cell table:number-columns-repeated="9"/>
          <table:table-cell table:formula="of:=[RA.B88]" office:value-type="float" office:value="0" calcext:value-type="float">
            <text:p>0</text:p>
          </table:table-cell>
          <table:table-cell table:formula="of:=[RA.A88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89]" office:value-type="float" office:value="0" calcext:value-type="float">
            <text:p>0</text:p>
          </table:table-cell>
          <table:table-cell table:formula="of:=[RA.D89]" office:value-type="float" office:value="0" calcext:value-type="float">
            <text:p>0</text:p>
          </table:table-cell>
          <table:table-cell table:formula="of:=[Root.C89]" office:value-type="float" office:value="1E+020" calcext:value-type="float">
            <text:p>1,00E+20</text:p>
          </table:table-cell>
          <table:table-cell table:formula="of:=[Global.D89]" office:value-type="float" office:value="0" calcext:value-type="float">
            <text:p>0</text:p>
          </table:table-cell>
          <table:table-cell table:formula="of:=[Root.D89]" office:value-type="float" office:value="-60.3" calcext:value-type="float">
            <text:p>-60,3</text:p>
          </table:table-cell>
          <table:table-cell table:formula="of:=[RA.J89]" office:value-type="float" office:value="0" calcext:value-type="float">
            <text:p>0</text:p>
          </table:table-cell>
          <table:table-cell table:formula="of:=[VNS.H89]" office:value-type="float" office:value="0" calcext:value-type="float">
            <text:p>0</text:p>
          </table:table-cell>
          <table:table-cell table:number-columns-repeated="5"/>
          <table:table-cell table:formula="of:=[.M88]" office:value-type="float" office:value="2.78458617105263" calcext:value-type="float">
            <text:p>2,78</text:p>
          </table:table-cell>
          <table:table-cell table:formula="of:=[.N88]" office:value-type="float" office:value="1.83721775" calcext:value-type="float">
            <text:p>1,84</text:p>
          </table:table-cell>
          <table:table-cell table:number-columns-repeated="9"/>
          <table:table-cell table:formula="of:=[RA.B89]" office:value-type="float" office:value="0" calcext:value-type="float">
            <text:p>0</text:p>
          </table:table-cell>
          <table:table-cell table:formula="of:=[RA.A89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90]" office:value-type="float" office:value="0" calcext:value-type="float">
            <text:p>0</text:p>
          </table:table-cell>
          <table:table-cell table:formula="of:=[RA.D90]" office:value-type="float" office:value="0" calcext:value-type="float">
            <text:p>0</text:p>
          </table:table-cell>
          <table:table-cell table:formula="of:=[Root.C90]" office:value-type="float" office:value="1E+020" calcext:value-type="float">
            <text:p>1,00E+20</text:p>
          </table:table-cell>
          <table:table-cell table:formula="of:=[Global.D90]" office:value-type="float" office:value="0" calcext:value-type="float">
            <text:p>0</text:p>
          </table:table-cell>
          <table:table-cell table:formula="of:=[Root.D90]" office:value-type="float" office:value="-53.8" calcext:value-type="float">
            <text:p>-53,8</text:p>
          </table:table-cell>
          <table:table-cell table:formula="of:=[RA.J90]" office:value-type="float" office:value="0" calcext:value-type="float">
            <text:p>0</text:p>
          </table:table-cell>
          <table:table-cell table:formula="of:=[VNS.H90]" office:value-type="float" office:value="0" calcext:value-type="float">
            <text:p>0</text:p>
          </table:table-cell>
          <table:table-cell table:number-columns-repeated="5"/>
          <table:table-cell table:formula="of:=[.M89]" office:value-type="float" office:value="2.78458617105263" calcext:value-type="float">
            <text:p>2,78</text:p>
          </table:table-cell>
          <table:table-cell table:formula="of:=[.N89]" office:value-type="float" office:value="1.83721775" calcext:value-type="float">
            <text:p>1,84</text:p>
          </table:table-cell>
          <table:table-cell table:number-columns-repeated="9"/>
          <table:table-cell table:formula="of:=[RA.B90]" office:value-type="float" office:value="0" calcext:value-type="float">
            <text:p>0</text:p>
          </table:table-cell>
          <table:table-cell table:formula="of:=[RA.A90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91]" office:value-type="float" office:value="0" calcext:value-type="float">
            <text:p>0</text:p>
          </table:table-cell>
          <table:table-cell table:formula="of:=[RA.D91]" office:value-type="float" office:value="0" calcext:value-type="float">
            <text:p>0</text:p>
          </table:table-cell>
          <table:table-cell table:formula="of:=[Root.C91]" office:value-type="float" office:value="1E+020" calcext:value-type="float">
            <text:p>1,00E+20</text:p>
          </table:table-cell>
          <table:table-cell table:formula="of:=[Global.D91]" office:value-type="float" office:value="0" calcext:value-type="float">
            <text:p>0</text:p>
          </table:table-cell>
          <table:table-cell table:formula="of:=[Root.D91]" office:value-type="float" office:value="-48.4" calcext:value-type="float">
            <text:p>-48,4</text:p>
          </table:table-cell>
          <table:table-cell table:formula="of:=[RA.J91]" office:value-type="float" office:value="0" calcext:value-type="float">
            <text:p>0</text:p>
          </table:table-cell>
          <table:table-cell table:formula="of:=[VNS.H91]" office:value-type="float" office:value="0" calcext:value-type="float">
            <text:p>0</text:p>
          </table:table-cell>
          <table:table-cell table:number-columns-repeated="5"/>
          <table:table-cell table:formula="of:=[.M90]" office:value-type="float" office:value="2.78458617105263" calcext:value-type="float">
            <text:p>2,78</text:p>
          </table:table-cell>
          <table:table-cell table:formula="of:=[.N90]" office:value-type="float" office:value="1.83721775" calcext:value-type="float">
            <text:p>1,84</text:p>
          </table:table-cell>
          <table:table-cell table:number-columns-repeated="9"/>
          <table:table-cell table:formula="of:=[RA.B91]" office:value-type="float" office:value="0" calcext:value-type="float">
            <text:p>0</text:p>
          </table:table-cell>
          <table:table-cell table:formula="of:=[RA.A91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92]" office:value-type="float" office:value="0" calcext:value-type="float">
            <text:p>0</text:p>
          </table:table-cell>
          <table:table-cell table:formula="of:=[RA.D92]" office:value-type="float" office:value="0" calcext:value-type="float">
            <text:p>0</text:p>
          </table:table-cell>
          <table:table-cell table:formula="of:=[Root.C92]" office:value-type="float" office:value="1E+020" calcext:value-type="float">
            <text:p>1,00E+20</text:p>
          </table:table-cell>
          <table:table-cell table:formula="of:=[Global.D92]" office:value-type="float" office:value="0" calcext:value-type="float">
            <text:p>0</text:p>
          </table:table-cell>
          <table:table-cell table:formula="of:=[Root.D92]" office:value-type="float" office:value="-131.4" calcext:value-type="float">
            <text:p>-131,4</text:p>
          </table:table-cell>
          <table:table-cell table:formula="of:=[RA.J92]" office:value-type="float" office:value="0" calcext:value-type="float">
            <text:p>0</text:p>
          </table:table-cell>
          <table:table-cell table:formula="of:=[VNS.H92]" office:value-type="float" office:value="0" calcext:value-type="float">
            <text:p>0</text:p>
          </table:table-cell>
          <table:table-cell table:number-columns-repeated="5"/>
          <table:table-cell table:formula="of:=[.M91]" office:value-type="float" office:value="2.78458617105263" calcext:value-type="float">
            <text:p>2,78</text:p>
          </table:table-cell>
          <table:table-cell table:formula="of:=[.N91]" office:value-type="float" office:value="1.83721775" calcext:value-type="float">
            <text:p>1,84</text:p>
          </table:table-cell>
          <table:table-cell table:number-columns-repeated="9"/>
          <table:table-cell table:formula="of:=[RA.B92]" office:value-type="float" office:value="0" calcext:value-type="float">
            <text:p>0</text:p>
          </table:table-cell>
          <table:table-cell table:formula="of:=[RA.A92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93]" office:value-type="float" office:value="0" calcext:value-type="float">
            <text:p>0</text:p>
          </table:table-cell>
          <table:table-cell table:formula="of:=[RA.D93]" office:value-type="float" office:value="0" calcext:value-type="float">
            <text:p>0</text:p>
          </table:table-cell>
          <table:table-cell table:formula="of:=[Root.C93]" office:value-type="float" office:value="1E+020" calcext:value-type="float">
            <text:p>1,00E+20</text:p>
          </table:table-cell>
          <table:table-cell table:formula="of:=[Global.D93]" office:value-type="float" office:value="0" calcext:value-type="float">
            <text:p>0</text:p>
          </table:table-cell>
          <table:table-cell table:formula="of:=[Root.D93]" office:value-type="float" office:value="-127.6" calcext:value-type="float">
            <text:p>-127,6</text:p>
          </table:table-cell>
          <table:table-cell table:formula="of:=[RA.J93]" office:value-type="float" office:value="0" calcext:value-type="float">
            <text:p>0</text:p>
          </table:table-cell>
          <table:table-cell table:formula="of:=[VNS.H93]" office:value-type="float" office:value="0" calcext:value-type="float">
            <text:p>0</text:p>
          </table:table-cell>
          <table:table-cell table:number-columns-repeated="5"/>
          <table:table-cell table:formula="of:=[.M92]" office:value-type="float" office:value="2.78458617105263" calcext:value-type="float">
            <text:p>2,78</text:p>
          </table:table-cell>
          <table:table-cell table:formula="of:=[.N92]" office:value-type="float" office:value="1.83721775" calcext:value-type="float">
            <text:p>1,84</text:p>
          </table:table-cell>
          <table:table-cell table:number-columns-repeated="9"/>
          <table:table-cell table:formula="of:=[RA.B93]" office:value-type="float" office:value="0" calcext:value-type="float">
            <text:p>0</text:p>
          </table:table-cell>
          <table:table-cell table:formula="of:=[RA.A93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94]" office:value-type="float" office:value="0" calcext:value-type="float">
            <text:p>0</text:p>
          </table:table-cell>
          <table:table-cell table:formula="of:=[RA.D94]" office:value-type="float" office:value="0" calcext:value-type="float">
            <text:p>0</text:p>
          </table:table-cell>
          <table:table-cell table:formula="of:=[Root.C94]" office:value-type="float" office:value="1E+020" calcext:value-type="float">
            <text:p>1,00E+20</text:p>
          </table:table-cell>
          <table:table-cell table:formula="of:=[Global.D94]" office:value-type="float" office:value="0" calcext:value-type="float">
            <text:p>0</text:p>
          </table:table-cell>
          <table:table-cell table:formula="of:=[Root.D94]" office:value-type="float" office:value="-123.4" calcext:value-type="float">
            <text:p>-123,4</text:p>
          </table:table-cell>
          <table:table-cell table:formula="of:=[RA.J94]" office:value-type="float" office:value="0" calcext:value-type="float">
            <text:p>0</text:p>
          </table:table-cell>
          <table:table-cell table:formula="of:=[VNS.H94]" office:value-type="float" office:value="0" calcext:value-type="float">
            <text:p>0</text:p>
          </table:table-cell>
          <table:table-cell table:number-columns-repeated="5"/>
          <table:table-cell table:formula="of:=[.M93]" office:value-type="float" office:value="2.78458617105263" calcext:value-type="float">
            <text:p>2,78</text:p>
          </table:table-cell>
          <table:table-cell table:formula="of:=[.N93]" office:value-type="float" office:value="1.83721775" calcext:value-type="float">
            <text:p>1,84</text:p>
          </table:table-cell>
          <table:table-cell table:number-columns-repeated="9"/>
          <table:table-cell table:formula="of:=[RA.B94]" office:value-type="float" office:value="0" calcext:value-type="float">
            <text:p>0</text:p>
          </table:table-cell>
          <table:table-cell table:formula="of:=[RA.A94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95]" office:value-type="float" office:value="0" calcext:value-type="float">
            <text:p>0</text:p>
          </table:table-cell>
          <table:table-cell table:formula="of:=[RA.D95]" office:value-type="float" office:value="0" calcext:value-type="float">
            <text:p>0</text:p>
          </table:table-cell>
          <table:table-cell table:formula="of:=[Root.C95]" office:value-type="float" office:value="1E+020" calcext:value-type="float">
            <text:p>1,00E+20</text:p>
          </table:table-cell>
          <table:table-cell table:formula="of:=[Global.D95]" office:value-type="float" office:value="0" calcext:value-type="float">
            <text:p>0</text:p>
          </table:table-cell>
          <table:table-cell table:formula="of:=[Root.D95]" office:value-type="float" office:value="-105.8" calcext:value-type="float">
            <text:p>-105,8</text:p>
          </table:table-cell>
          <table:table-cell table:formula="of:=[RA.J95]" office:value-type="float" office:value="0" calcext:value-type="float">
            <text:p>0</text:p>
          </table:table-cell>
          <table:table-cell table:formula="of:=[VNS.H95]" office:value-type="float" office:value="0" calcext:value-type="float">
            <text:p>0</text:p>
          </table:table-cell>
          <table:table-cell table:number-columns-repeated="5"/>
          <table:table-cell table:formula="of:=[.M94]" office:value-type="float" office:value="2.78458617105263" calcext:value-type="float">
            <text:p>2,78</text:p>
          </table:table-cell>
          <table:table-cell table:formula="of:=[.N94]" office:value-type="float" office:value="1.83721775" calcext:value-type="float">
            <text:p>1,84</text:p>
          </table:table-cell>
          <table:table-cell table:number-columns-repeated="9"/>
          <table:table-cell table:formula="of:=[RA.B95]" office:value-type="float" office:value="0" calcext:value-type="float">
            <text:p>0</text:p>
          </table:table-cell>
          <table:table-cell table:formula="of:=[RA.A95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96]" office:value-type="float" office:value="0" calcext:value-type="float">
            <text:p>0</text:p>
          </table:table-cell>
          <table:table-cell table:formula="of:=[RA.D96]" office:value-type="float" office:value="0" calcext:value-type="float">
            <text:p>0</text:p>
          </table:table-cell>
          <table:table-cell table:formula="of:=[Root.C96]" office:value-type="float" office:value="1E+020" calcext:value-type="float">
            <text:p>1,00E+20</text:p>
          </table:table-cell>
          <table:table-cell table:formula="of:=[Global.D96]" office:value-type="float" office:value="0" calcext:value-type="float">
            <text:p>0</text:p>
          </table:table-cell>
          <table:table-cell table:formula="of:=[Root.D96]" office:value-type="float" office:value="-100.4" calcext:value-type="float">
            <text:p>-100,4</text:p>
          </table:table-cell>
          <table:table-cell table:formula="of:=[RA.J96]" office:value-type="float" office:value="0" calcext:value-type="float">
            <text:p>0</text:p>
          </table:table-cell>
          <table:table-cell table:formula="of:=[VNS.H96]" office:value-type="float" office:value="0" calcext:value-type="float">
            <text:p>0</text:p>
          </table:table-cell>
          <table:table-cell table:number-columns-repeated="5"/>
          <table:table-cell table:formula="of:=[.M95]" office:value-type="float" office:value="2.78458617105263" calcext:value-type="float">
            <text:p>2,78</text:p>
          </table:table-cell>
          <table:table-cell table:formula="of:=[.N95]" office:value-type="float" office:value="1.83721775" calcext:value-type="float">
            <text:p>1,84</text:p>
          </table:table-cell>
          <table:table-cell table:number-columns-repeated="9"/>
          <table:table-cell table:formula="of:=[RA.B96]" office:value-type="float" office:value="0" calcext:value-type="float">
            <text:p>0</text:p>
          </table:table-cell>
          <table:table-cell table:formula="of:=[RA.A96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97]" office:value-type="float" office:value="0" calcext:value-type="float">
            <text:p>0</text:p>
          </table:table-cell>
          <table:table-cell table:formula="of:=[RA.D97]" office:value-type="float" office:value="0" calcext:value-type="float">
            <text:p>0</text:p>
          </table:table-cell>
          <table:table-cell table:formula="of:=[Root.C97]" office:value-type="float" office:value="1E+020" calcext:value-type="float">
            <text:p>1,00E+20</text:p>
          </table:table-cell>
          <table:table-cell table:formula="of:=[Global.D97]" office:value-type="float" office:value="0" calcext:value-type="float">
            <text:p>0</text:p>
          </table:table-cell>
          <table:table-cell table:formula="of:=[Root.D97]" office:value-type="float" office:value="-200.8" calcext:value-type="float">
            <text:p>-200,8</text:p>
          </table:table-cell>
          <table:table-cell table:formula="of:=[RA.J97]" office:value-type="float" office:value="0" calcext:value-type="float">
            <text:p>0</text:p>
          </table:table-cell>
          <table:table-cell table:formula="of:=[VNS.H97]" office:value-type="float" office:value="0" calcext:value-type="float">
            <text:p>0</text:p>
          </table:table-cell>
          <table:table-cell table:number-columns-repeated="5"/>
          <table:table-cell table:formula="of:=[.M96]" office:value-type="float" office:value="2.78458617105263" calcext:value-type="float">
            <text:p>2,78</text:p>
          </table:table-cell>
          <table:table-cell table:formula="of:=[.N96]" office:value-type="float" office:value="1.83721775" calcext:value-type="float">
            <text:p>1,84</text:p>
          </table:table-cell>
          <table:table-cell table:number-columns-repeated="9"/>
          <table:table-cell table:formula="of:=[RA.B97]" office:value-type="float" office:value="0" calcext:value-type="float">
            <text:p>0</text:p>
          </table:table-cell>
          <table:table-cell table:formula="of:=[RA.A97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98]" office:value-type="float" office:value="0" calcext:value-type="float">
            <text:p>0</text:p>
          </table:table-cell>
          <table:table-cell table:formula="of:=[RA.D98]" office:value-type="float" office:value="0" calcext:value-type="float">
            <text:p>0</text:p>
          </table:table-cell>
          <table:table-cell table:formula="of:=[Root.C98]" office:value-type="float" office:value="1E+020" calcext:value-type="float">
            <text:p>1,00E+20</text:p>
          </table:table-cell>
          <table:table-cell table:formula="of:=[Global.D98]" office:value-type="float" office:value="0" calcext:value-type="float">
            <text:p>0</text:p>
          </table:table-cell>
          <table:table-cell table:formula="of:=[Root.D98]" office:value-type="float" office:value="-196.6" calcext:value-type="float">
            <text:p>-196,6</text:p>
          </table:table-cell>
          <table:table-cell table:formula="of:=[RA.J98]" office:value-type="float" office:value="0" calcext:value-type="float">
            <text:p>0</text:p>
          </table:table-cell>
          <table:table-cell table:formula="of:=[VNS.H98]" office:value-type="float" office:value="0" calcext:value-type="float">
            <text:p>0</text:p>
          </table:table-cell>
          <table:table-cell table:number-columns-repeated="5"/>
          <table:table-cell table:formula="of:=[.M97]" office:value-type="float" office:value="2.78458617105263" calcext:value-type="float">
            <text:p>2,78</text:p>
          </table:table-cell>
          <table:table-cell table:formula="of:=[.N97]" office:value-type="float" office:value="1.83721775" calcext:value-type="float">
            <text:p>1,84</text:p>
          </table:table-cell>
          <table:table-cell table:number-columns-repeated="9"/>
          <table:table-cell table:formula="of:=[RA.B98]" office:value-type="float" office:value="0" calcext:value-type="float">
            <text:p>0</text:p>
          </table:table-cell>
          <table:table-cell table:formula="of:=[RA.A98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99]" office:value-type="float" office:value="0" calcext:value-type="float">
            <text:p>0</text:p>
          </table:table-cell>
          <table:table-cell table:formula="of:=[RA.D99]" office:value-type="float" office:value="0" calcext:value-type="float">
            <text:p>0</text:p>
          </table:table-cell>
          <table:table-cell table:formula="of:=[Root.C99]" office:value-type="float" office:value="1E+020" calcext:value-type="float">
            <text:p>1,00E+20</text:p>
          </table:table-cell>
          <table:table-cell table:formula="of:=[Global.D99]" office:value-type="float" office:value="0" calcext:value-type="float">
            <text:p>0</text:p>
          </table:table-cell>
          <table:table-cell table:formula="of:=[Root.D99]" office:value-type="float" office:value="-175.8" calcext:value-type="float">
            <text:p>-175,8</text:p>
          </table:table-cell>
          <table:table-cell table:formula="of:=[RA.J99]" office:value-type="float" office:value="0" calcext:value-type="float">
            <text:p>0</text:p>
          </table:table-cell>
          <table:table-cell table:formula="of:=[VNS.H99]" office:value-type="float" office:value="0" calcext:value-type="float">
            <text:p>0</text:p>
          </table:table-cell>
          <table:table-cell table:number-columns-repeated="5"/>
          <table:table-cell table:formula="of:=[.M98]" office:value-type="float" office:value="2.78458617105263" calcext:value-type="float">
            <text:p>2,78</text:p>
          </table:table-cell>
          <table:table-cell table:formula="of:=[.N98]" office:value-type="float" office:value="1.83721775" calcext:value-type="float">
            <text:p>1,84</text:p>
          </table:table-cell>
          <table:table-cell table:number-columns-repeated="9"/>
          <table:table-cell table:formula="of:=[RA.B99]" office:value-type="float" office:value="0" calcext:value-type="float">
            <text:p>0</text:p>
          </table:table-cell>
          <table:table-cell table:formula="of:=[RA.A99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100]" office:value-type="float" office:value="0" calcext:value-type="float">
            <text:p>0</text:p>
          </table:table-cell>
          <table:table-cell table:formula="of:=[RA.D100]" office:value-type="float" office:value="0" calcext:value-type="float">
            <text:p>0</text:p>
          </table:table-cell>
          <table:table-cell table:formula="of:=[Root.C100]" office:value-type="float" office:value="1E+020" calcext:value-type="float">
            <text:p>1,00E+20</text:p>
          </table:table-cell>
          <table:table-cell table:formula="of:=[Global.D100]" office:value-type="float" office:value="0" calcext:value-type="float">
            <text:p>0</text:p>
          </table:table-cell>
          <table:table-cell table:formula="of:=[Root.D100]" office:value-type="float" office:value="-160.4" calcext:value-type="float">
            <text:p>-160,4</text:p>
          </table:table-cell>
          <table:table-cell table:formula="of:=[RA.J100]" office:value-type="float" office:value="0" calcext:value-type="float">
            <text:p>0</text:p>
          </table:table-cell>
          <table:table-cell table:formula="of:=[VNS.H100]" office:value-type="float" office:value="0" calcext:value-type="float">
            <text:p>0</text:p>
          </table:table-cell>
          <table:table-cell table:number-columns-repeated="5"/>
          <table:table-cell table:formula="of:=[.M99]" office:value-type="float" office:value="2.78458617105263" calcext:value-type="float">
            <text:p>2,78</text:p>
          </table:table-cell>
          <table:table-cell table:formula="of:=[.N99]" office:value-type="float" office:value="1.83721775" calcext:value-type="float">
            <text:p>1,84</text:p>
          </table:table-cell>
          <table:table-cell table:number-columns-repeated="9"/>
          <table:table-cell table:formula="of:=[RA.B100]" office:value-type="float" office:value="0" calcext:value-type="float">
            <text:p>0</text:p>
          </table:table-cell>
          <table:table-cell table:formula="of:=[RA.A100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101]" office:value-type="float" office:value="0" calcext:value-type="float">
            <text:p>0</text:p>
          </table:table-cell>
          <table:table-cell table:formula="of:=[RA.D101]" office:value-type="float" office:value="0" calcext:value-type="float">
            <text:p>0</text:p>
          </table:table-cell>
          <table:table-cell table:formula="of:=[Root.C101]" office:value-type="float" office:value="1E+020" calcext:value-type="float">
            <text:p>1,00E+20</text:p>
          </table:table-cell>
          <table:table-cell table:formula="of:=[Global.D101]" office:value-type="float" office:value="0" calcext:value-type="float">
            <text:p>0</text:p>
          </table:table-cell>
          <table:table-cell table:formula="of:=[Root.D101]" office:value-type="float" office:value="-145.3" calcext:value-type="float">
            <text:p>-145,3</text:p>
          </table:table-cell>
          <table:table-cell table:formula="of:=[RA.J101]" office:value-type="float" office:value="0" calcext:value-type="float">
            <text:p>0</text:p>
          </table:table-cell>
          <table:table-cell table:formula="of:=[VNS.H101]" office:value-type="float" office:value="0" calcext:value-type="float">
            <text:p>0</text:p>
          </table:table-cell>
          <table:table-cell table:number-columns-repeated="5"/>
          <table:table-cell table:formula="of:=[.M100]" office:value-type="float" office:value="2.78458617105263" calcext:value-type="float">
            <text:p>2,78</text:p>
          </table:table-cell>
          <table:table-cell table:formula="of:=[.N100]" office:value-type="float" office:value="1.83721775" calcext:value-type="float">
            <text:p>1,84</text:p>
          </table:table-cell>
          <table:table-cell table:number-columns-repeated="9"/>
          <table:table-cell table:formula="of:=[RA.B101]" office:value-type="float" office:value="0" calcext:value-type="float">
            <text:p>0</text:p>
          </table:table-cell>
          <table:table-cell table:formula="of:=[RA.A101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102]" office:value-type="float" office:value="0" calcext:value-type="float">
            <text:p>0</text:p>
          </table:table-cell>
          <table:table-cell table:formula="of:=[RA.D102]" office:value-type="float" office:value="0" calcext:value-type="float">
            <text:p>0</text:p>
          </table:table-cell>
          <table:table-cell table:formula="of:=[Root.C102]" office:value-type="float" office:value="1E+020" calcext:value-type="float">
            <text:p>1,00E+20</text:p>
          </table:table-cell>
          <table:table-cell table:formula="of:=[Global.D102]" office:value-type="float" office:value="0" calcext:value-type="float">
            <text:p>0</text:p>
          </table:table-cell>
          <table:table-cell table:formula="of:=[Root.D102]" office:value-type="float" office:value="-178.4" calcext:value-type="float">
            <text:p>-178,4</text:p>
          </table:table-cell>
          <table:table-cell table:formula="of:=[RA.J102]" office:value-type="float" office:value="0" calcext:value-type="float">
            <text:p>0</text:p>
          </table:table-cell>
          <table:table-cell table:formula="of:=[VNS.H102]" office:value-type="float" office:value="0" calcext:value-type="float">
            <text:p>0</text:p>
          </table:table-cell>
          <table:table-cell table:number-columns-repeated="5"/>
          <table:table-cell table:formula="of:=[.M101]" office:value-type="float" office:value="2.78458617105263" calcext:value-type="float">
            <text:p>2,78</text:p>
          </table:table-cell>
          <table:table-cell table:formula="of:=[.N101]" office:value-type="float" office:value="1.83721775" calcext:value-type="float">
            <text:p>1,84</text:p>
          </table:table-cell>
          <table:table-cell table:number-columns-repeated="9"/>
          <table:table-cell table:formula="of:=[RA.B102]" office:value-type="float" office:value="0" calcext:value-type="float">
            <text:p>0</text:p>
          </table:table-cell>
          <table:table-cell table:formula="of:=[RA.A102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103]" office:value-type="float" office:value="0" calcext:value-type="float">
            <text:p>0</text:p>
          </table:table-cell>
          <table:table-cell table:formula="of:=[RA.D103]" office:value-type="float" office:value="0" calcext:value-type="float">
            <text:p>0</text:p>
          </table:table-cell>
          <table:table-cell table:formula="of:=[Root.C103]" office:value-type="float" office:value="1E+020" calcext:value-type="float">
            <text:p>1,00E+20</text:p>
          </table:table-cell>
          <table:table-cell table:formula="of:=[Global.D103]" office:value-type="float" office:value="0" calcext:value-type="float">
            <text:p>0</text:p>
          </table:table-cell>
          <table:table-cell table:formula="of:=[Root.D103]" office:value-type="float" office:value="-159" calcext:value-type="float">
            <text:p>-159</text:p>
          </table:table-cell>
          <table:table-cell table:formula="of:=[RA.J103]" office:value-type="float" office:value="0" calcext:value-type="float">
            <text:p>0</text:p>
          </table:table-cell>
          <table:table-cell table:formula="of:=[VNS.H103]" office:value-type="float" office:value="0" calcext:value-type="float">
            <text:p>0</text:p>
          </table:table-cell>
          <table:table-cell table:number-columns-repeated="5"/>
          <table:table-cell table:formula="of:=[.M102]" office:value-type="float" office:value="2.78458617105263" calcext:value-type="float">
            <text:p>2,78</text:p>
          </table:table-cell>
          <table:table-cell table:formula="of:=[.N102]" office:value-type="float" office:value="1.83721775" calcext:value-type="float">
            <text:p>1,84</text:p>
          </table:table-cell>
          <table:table-cell table:number-columns-repeated="9"/>
          <table:table-cell table:formula="of:=[RA.B103]" office:value-type="float" office:value="0" calcext:value-type="float">
            <text:p>0</text:p>
          </table:table-cell>
          <table:table-cell table:formula="of:=[RA.A103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104]" office:value-type="float" office:value="0" calcext:value-type="float">
            <text:p>0</text:p>
          </table:table-cell>
          <table:table-cell table:formula="of:=[RA.D104]" office:value-type="float" office:value="0" calcext:value-type="float">
            <text:p>0</text:p>
          </table:table-cell>
          <table:table-cell table:formula="of:=[Root.C104]" office:value-type="float" office:value="1E+020" calcext:value-type="float">
            <text:p>1,00E+20</text:p>
          </table:table-cell>
          <table:table-cell table:formula="of:=[Global.D104]" office:value-type="float" office:value="0" calcext:value-type="float">
            <text:p>0</text:p>
          </table:table-cell>
          <table:table-cell table:formula="of:=[Root.D104]" office:value-type="float" office:value="-154" calcext:value-type="float">
            <text:p>-154</text:p>
          </table:table-cell>
          <table:table-cell table:formula="of:=[RA.J104]" office:value-type="float" office:value="0" calcext:value-type="float">
            <text:p>0</text:p>
          </table:table-cell>
          <table:table-cell table:formula="of:=[VNS.H104]" office:value-type="float" office:value="0" calcext:value-type="float">
            <text:p>0</text:p>
          </table:table-cell>
          <table:table-cell table:number-columns-repeated="5"/>
          <table:table-cell table:formula="of:=[.M103]" office:value-type="float" office:value="2.78458617105263" calcext:value-type="float">
            <text:p>2,78</text:p>
          </table:table-cell>
          <table:table-cell table:formula="of:=[.N103]" office:value-type="float" office:value="1.83721775" calcext:value-type="float">
            <text:p>1,84</text:p>
          </table:table-cell>
          <table:table-cell table:number-columns-repeated="9"/>
          <table:table-cell table:formula="of:=[RA.B104]" office:value-type="float" office:value="0" calcext:value-type="float">
            <text:p>0</text:p>
          </table:table-cell>
          <table:table-cell table:formula="of:=[RA.A104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105]" office:value-type="float" office:value="0" calcext:value-type="float">
            <text:p>0</text:p>
          </table:table-cell>
          <table:table-cell table:formula="of:=[RA.D105]" office:value-type="float" office:value="0" calcext:value-type="float">
            <text:p>0</text:p>
          </table:table-cell>
          <table:table-cell table:formula="of:=[Root.C105]" office:value-type="float" office:value="1E+020" calcext:value-type="float">
            <text:p>1,00E+20</text:p>
          </table:table-cell>
          <table:table-cell table:formula="of:=[Global.D105]" office:value-type="float" office:value="0" calcext:value-type="float">
            <text:p>0</text:p>
          </table:table-cell>
          <table:table-cell table:formula="of:=[Root.D105]" office:value-type="float" office:value="-140" calcext:value-type="float">
            <text:p>-140</text:p>
          </table:table-cell>
          <table:table-cell table:formula="of:=[RA.J105]" office:value-type="float" office:value="0" calcext:value-type="float">
            <text:p>0</text:p>
          </table:table-cell>
          <table:table-cell table:formula="of:=[VNS.H105]" office:value-type="float" office:value="0" calcext:value-type="float">
            <text:p>0</text:p>
          </table:table-cell>
          <table:table-cell table:number-columns-repeated="5"/>
          <table:table-cell table:formula="of:=[.M104]" office:value-type="float" office:value="2.78458617105263" calcext:value-type="float">
            <text:p>2,78</text:p>
          </table:table-cell>
          <table:table-cell table:formula="of:=[.N104]" office:value-type="float" office:value="1.83721775" calcext:value-type="float">
            <text:p>1,84</text:p>
          </table:table-cell>
          <table:table-cell table:number-columns-repeated="9"/>
          <table:table-cell table:formula="of:=[RA.B105]" office:value-type="float" office:value="0" calcext:value-type="float">
            <text:p>0</text:p>
          </table:table-cell>
          <table:table-cell table:formula="of:=[RA.A105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106]" office:value-type="float" office:value="0" calcext:value-type="float">
            <text:p>0</text:p>
          </table:table-cell>
          <table:table-cell table:formula="of:=[RA.D106]" office:value-type="float" office:value="0" calcext:value-type="float">
            <text:p>0</text:p>
          </table:table-cell>
          <table:table-cell table:formula="of:=[Root.C106]" office:value-type="float" office:value="1E+020" calcext:value-type="float">
            <text:p>1,00E+20</text:p>
          </table:table-cell>
          <table:table-cell table:formula="of:=[Global.D106]" office:value-type="float" office:value="0" calcext:value-type="float">
            <text:p>0</text:p>
          </table:table-cell>
          <table:table-cell table:formula="of:=[Root.D106]" office:value-type="float" office:value="-130" calcext:value-type="float">
            <text:p>-130</text:p>
          </table:table-cell>
          <table:table-cell table:formula="of:=[RA.J106]" office:value-type="float" office:value="0" calcext:value-type="float">
            <text:p>0</text:p>
          </table:table-cell>
          <table:table-cell table:formula="of:=[VNS.H106]" office:value-type="float" office:value="0" calcext:value-type="float">
            <text:p>0</text:p>
          </table:table-cell>
          <table:table-cell table:number-columns-repeated="5"/>
          <table:table-cell table:formula="of:=[.M105]" office:value-type="float" office:value="2.78458617105263" calcext:value-type="float">
            <text:p>2,78</text:p>
          </table:table-cell>
          <table:table-cell table:formula="of:=[.N105]" office:value-type="float" office:value="1.83721775" calcext:value-type="float">
            <text:p>1,84</text:p>
          </table:table-cell>
          <table:table-cell table:number-columns-repeated="9"/>
          <table:table-cell table:formula="of:=[RA.B106]" office:value-type="float" office:value="0" calcext:value-type="float">
            <text:p>0</text:p>
          </table:table-cell>
          <table:table-cell table:formula="of:=[RA.A106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107]" office:value-type="float" office:value="0" calcext:value-type="float">
            <text:p>0</text:p>
          </table:table-cell>
          <table:table-cell table:formula="of:=[RA.D107]" office:value-type="float" office:value="0" calcext:value-type="float">
            <text:p>0</text:p>
          </table:table-cell>
          <table:table-cell table:formula="of:=[Root.C107]" office:value-type="float" office:value="1E+020" calcext:value-type="float">
            <text:p>1,00E+20</text:p>
          </table:table-cell>
          <table:table-cell table:formula="of:=[Global.D107]" office:value-type="float" office:value="0" calcext:value-type="float">
            <text:p>0</text:p>
          </table:table-cell>
          <table:table-cell table:formula="of:=[Root.D107]" office:value-type="float" office:value="-39.476923" calcext:value-type="float">
            <text:p>-39,48</text:p>
          </table:table-cell>
          <table:table-cell table:formula="of:=[RA.J107]" office:value-type="float" office:value="0" calcext:value-type="float">
            <text:p>0</text:p>
          </table:table-cell>
          <table:table-cell table:formula="of:=[VNS.H107]" office:value-type="float" office:value="0" calcext:value-type="float">
            <text:p>0</text:p>
          </table:table-cell>
          <table:table-cell table:number-columns-repeated="5"/>
          <table:table-cell table:formula="of:=[.M106]" office:value-type="float" office:value="2.78458617105263" calcext:value-type="float">
            <text:p>2,78</text:p>
          </table:table-cell>
          <table:table-cell table:formula="of:=[.N106]" office:value-type="float" office:value="1.83721775" calcext:value-type="float">
            <text:p>1,84</text:p>
          </table:table-cell>
          <table:table-cell table:number-columns-repeated="9"/>
          <table:table-cell table:formula="of:=[RA.B107]" office:value-type="float" office:value="0" calcext:value-type="float">
            <text:p>0</text:p>
          </table:table-cell>
          <table:table-cell table:formula="of:=[RA.A107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108]" office:value-type="float" office:value="0" calcext:value-type="float">
            <text:p>0</text:p>
          </table:table-cell>
          <table:table-cell table:formula="of:=[RA.D108]" office:value-type="float" office:value="0" calcext:value-type="float">
            <text:p>0</text:p>
          </table:table-cell>
          <table:table-cell table:formula="of:=[Root.C108]" office:value-type="float" office:value="1E+020" calcext:value-type="float">
            <text:p>1,00E+20</text:p>
          </table:table-cell>
          <table:table-cell table:formula="of:=[Global.D108]" office:value-type="float" office:value="0" calcext:value-type="float">
            <text:p>0</text:p>
          </table:table-cell>
          <table:table-cell table:formula="of:=[Root.D108]" office:value-type="float" office:value="-40.522218" calcext:value-type="float">
            <text:p>-40,52</text:p>
          </table:table-cell>
          <table:table-cell table:formula="of:=[RA.J108]" office:value-type="float" office:value="0" calcext:value-type="float">
            <text:p>0</text:p>
          </table:table-cell>
          <table:table-cell table:formula="of:=[VNS.H108]" office:value-type="float" office:value="0" calcext:value-type="float">
            <text:p>0</text:p>
          </table:table-cell>
          <table:table-cell table:number-columns-repeated="5"/>
          <table:table-cell table:formula="of:=[.M107]" office:value-type="float" office:value="2.78458617105263" calcext:value-type="float">
            <text:p>2,78</text:p>
          </table:table-cell>
          <table:table-cell table:formula="of:=[.N107]" office:value-type="float" office:value="1.83721775" calcext:value-type="float">
            <text:p>1,84</text:p>
          </table:table-cell>
          <table:table-cell table:number-columns-repeated="9"/>
          <table:table-cell table:formula="of:=[RA.B108]" office:value-type="float" office:value="0" calcext:value-type="float">
            <text:p>0</text:p>
          </table:table-cell>
          <table:table-cell table:formula="of:=[RA.A108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109]" office:value-type="float" office:value="0" calcext:value-type="float">
            <text:p>0</text:p>
          </table:table-cell>
          <table:table-cell table:formula="of:=[RA.D109]" office:value-type="float" office:value="0" calcext:value-type="float">
            <text:p>0</text:p>
          </table:table-cell>
          <table:table-cell table:formula="of:=[Root.C10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09]" office:value-type="float" office:value="-39.113208" calcext:value-type="float">
            <text:p>-39,1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07]" office:value-type="float" office:value="0" calcext:value-type="float">
            <text:p>0</text:p>
          </table:table-cell>
          <table:table-cell table:number-columns-repeated="5"/>
          <table:table-cell table:formula="of:=[.M108]" office:value-type="float" office:value="2.78458617105263" calcext:value-type="float">
            <text:p>2,78</text:p>
          </table:table-cell>
          <table:table-cell table:formula="of:=[.N108]" office:value-type="float" office:value="1.83721775" calcext:value-type="float">
            <text:p>1,84</text:p>
          </table:table-cell>
          <table:table-cell table:number-columns-repeated="9"/>
          <table:table-cell table:formula="of:=[RA.B109]" office:value-type="float" office:value="0" calcext:value-type="float">
            <text:p>0</text:p>
          </table:table-cell>
          <table:table-cell table:formula="of:=[RA.A109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110]" office:value-type="float" office:value="0" calcext:value-type="float">
            <text:p>0</text:p>
          </table:table-cell>
          <table:table-cell table:formula="of:=[RA.D110]" office:value-type="float" office:value="0" calcext:value-type="float">
            <text:p>0</text:p>
          </table:table-cell>
          <table:table-cell table:formula="of:=[Root.C11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10]" office:value-type="float" office:value="-28.537815" calcext:value-type="float">
            <text:p>-28,5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08]" office:value-type="float" office:value="0" calcext:value-type="float">
            <text:p>0</text:p>
          </table:table-cell>
          <table:table-cell table:number-columns-repeated="5"/>
          <table:table-cell table:formula="of:=[.M109]" office:value-type="float" office:value="2.78458617105263" calcext:value-type="float">
            <text:p>2,78</text:p>
          </table:table-cell>
          <table:table-cell table:formula="of:=[.N109]" office:value-type="float" office:value="1.83721775" calcext:value-type="float">
            <text:p>1,84</text:p>
          </table:table-cell>
          <table:table-cell table:number-columns-repeated="9"/>
          <table:table-cell table:formula="of:=[RA.B110]" office:value-type="float" office:value="0" calcext:value-type="float">
            <text:p>0</text:p>
          </table:table-cell>
          <table:table-cell table:formula="of:=[RA.A110]" office:value-type="float" office:value="0" calcext:value-type="float">
            <text:p>0</text:p>
          </table:table-cell>
          <table:table-cell/>
          <table:table-cell table:style-name="ce19"/>
          <table:table-cell/>
        </table:table-row>
        <table:table-row table:style-name="ro3">
          <table:table-cell table:formula="of:=[Global.A111]" office:value-type="float" office:value="0" calcext:value-type="float">
            <text:p>0</text:p>
          </table:table-cell>
          <table:table-cell table:formula="of:=[RA.D111]" office:value-type="float" office:value="0" calcext:value-type="float">
            <text:p>0</text:p>
          </table:table-cell>
          <table:table-cell table:formula="of:=[Root.C111]" office:value-type="float" office:value="-30" calcext:value-type="float">
            <text:p>-3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11]" office:value-type="float" office:value="-30" calcext:value-type="float">
            <text:p>-3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09]" office:value-type="float" office:value="0" calcext:value-type="float">
            <text:p>0</text:p>
          </table:table-cell>
          <table:table-cell table:number-columns-repeated="5"/>
          <table:table-cell table:formula="of:=[.M110]" office:value-type="float" office:value="2.78458617105263" calcext:value-type="float">
            <text:p>2,78</text:p>
          </table:table-cell>
          <table:table-cell table:formula="of:=[.N110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12]" office:value-type="float" office:value="0" calcext:value-type="float">
            <text:p>0</text:p>
          </table:table-cell>
          <table:table-cell table:formula="of:=[RA.D112]" office:value-type="float" office:value="0" calcext:value-type="float">
            <text:p>0</text:p>
          </table:table-cell>
          <table:table-cell table:formula="of:=[Root.C112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12]" office:value-type="float" office:value="-87.085034" calcext:value-type="float">
            <text:p>-87,0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10]" office:value-type="float" office:value="0" calcext:value-type="float">
            <text:p>0</text:p>
          </table:table-cell>
          <table:table-cell table:number-columns-repeated="5"/>
          <table:table-cell table:formula="of:=[.M111]" office:value-type="float" office:value="2.78458617105263" calcext:value-type="float">
            <text:p>2,78</text:p>
          </table:table-cell>
          <table:table-cell table:formula="of:=[.N111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13]" office:value-type="float" office:value="0" calcext:value-type="float">
            <text:p>0</text:p>
          </table:table-cell>
          <table:table-cell table:formula="of:=[RA.D113]" office:value-type="float" office:value="0" calcext:value-type="float">
            <text:p>0</text:p>
          </table:table-cell>
          <table:table-cell table:formula="of:=[Root.C113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13]" office:value-type="float" office:value="-78.8" calcext:value-type="float">
            <text:p>-78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11]" office:value-type="float" office:value="0" calcext:value-type="float">
            <text:p>0</text:p>
          </table:table-cell>
          <table:table-cell table:number-columns-repeated="5"/>
          <table:table-cell table:formula="of:=[.M112]" office:value-type="float" office:value="2.78458617105263" calcext:value-type="float">
            <text:p>2,78</text:p>
          </table:table-cell>
          <table:table-cell table:formula="of:=[.N112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14]" office:value-type="float" office:value="0" calcext:value-type="float">
            <text:p>0</text:p>
          </table:table-cell>
          <table:table-cell table:formula="of:=[RA.D114]" office:value-type="float" office:value="0" calcext:value-type="float">
            <text:p>0</text:p>
          </table:table-cell>
          <table:table-cell table:formula="of:=[Root.C11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14]" office:value-type="float" office:value="-73.4" calcext:value-type="float">
            <text:p>-73,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12]" office:value-type="float" office:value="0" calcext:value-type="float">
            <text:p>0</text:p>
          </table:table-cell>
          <table:table-cell table:number-columns-repeated="5"/>
          <table:table-cell table:formula="of:=[.M113]" office:value-type="float" office:value="2.78458617105263" calcext:value-type="float">
            <text:p>2,78</text:p>
          </table:table-cell>
          <table:table-cell table:formula="of:=[.N113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15]" office:value-type="float" office:value="0" calcext:value-type="float">
            <text:p>0</text:p>
          </table:table-cell>
          <table:table-cell table:formula="of:=[RA.D115]" office:value-type="float" office:value="0" calcext:value-type="float">
            <text:p>0</text:p>
          </table:table-cell>
          <table:table-cell table:formula="of:=[Root.C11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15]" office:value-type="float" office:value="-70.281081" calcext:value-type="float">
            <text:p>-70,2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13]" office:value-type="float" office:value="0" calcext:value-type="float">
            <text:p>0</text:p>
          </table:table-cell>
          <table:table-cell table:number-columns-repeated="5"/>
          <table:table-cell table:formula="of:=[.M114]" office:value-type="float" office:value="2.78458617105263" calcext:value-type="float">
            <text:p>2,78</text:p>
          </table:table-cell>
          <table:table-cell table:formula="of:=[.N114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16]" office:value-type="float" office:value="0" calcext:value-type="float">
            <text:p>0</text:p>
          </table:table-cell>
          <table:table-cell table:formula="of:=[RA.D116]" office:value-type="float" office:value="0" calcext:value-type="float">
            <text:p>0</text:p>
          </table:table-cell>
          <table:table-cell table:formula="of:=[Root.C11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16]" office:value-type="float" office:value="-65.2" calcext:value-type="float">
            <text:p>-65,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14]" office:value-type="float" office:value="0" calcext:value-type="float">
            <text:p>0</text:p>
          </table:table-cell>
          <table:table-cell table:number-columns-repeated="5"/>
          <table:table-cell table:formula="of:=[.M115]" office:value-type="float" office:value="2.78458617105263" calcext:value-type="float">
            <text:p>2,78</text:p>
          </table:table-cell>
          <table:table-cell table:formula="of:=[.N115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17]" office:value-type="float" office:value="0" calcext:value-type="float">
            <text:p>0</text:p>
          </table:table-cell>
          <table:table-cell table:formula="of:=[RA.D117]" office:value-type="float" office:value="0" calcext:value-type="float">
            <text:p>0</text:p>
          </table:table-cell>
          <table:table-cell table:formula="of:=[Root.C117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17]" office:value-type="float" office:value="-130.2" calcext:value-type="float">
            <text:p>-130,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15]" office:value-type="float" office:value="0" calcext:value-type="float">
            <text:p>0</text:p>
          </table:table-cell>
          <table:table-cell table:number-columns-repeated="5"/>
          <table:table-cell table:formula="of:=[.M116]" office:value-type="float" office:value="2.78458617105263" calcext:value-type="float">
            <text:p>2,78</text:p>
          </table:table-cell>
          <table:table-cell table:formula="of:=[.N116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18]" office:value-type="float" office:value="0" calcext:value-type="float">
            <text:p>0</text:p>
          </table:table-cell>
          <table:table-cell table:formula="of:=[RA.D118]" office:value-type="float" office:value="0" calcext:value-type="float">
            <text:p>0</text:p>
          </table:table-cell>
          <table:table-cell table:formula="of:=[Root.C118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18]" office:value-type="float" office:value="-122.2" calcext:value-type="float">
            <text:p>-122,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16]" office:value-type="float" office:value="0" calcext:value-type="float">
            <text:p>0</text:p>
          </table:table-cell>
          <table:table-cell table:number-columns-repeated="5"/>
          <table:table-cell table:formula="of:=[.M117]" office:value-type="float" office:value="2.78458617105263" calcext:value-type="float">
            <text:p>2,78</text:p>
          </table:table-cell>
          <table:table-cell table:formula="of:=[.N117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19]" office:value-type="float" office:value="0" calcext:value-type="float">
            <text:p>0</text:p>
          </table:table-cell>
          <table:table-cell table:formula="of:=[RA.D119]" office:value-type="float" office:value="0" calcext:value-type="float">
            <text:p>0</text:p>
          </table:table-cell>
          <table:table-cell table:formula="of:=[Root.C11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19]" office:value-type="float" office:value="-112.2" calcext:value-type="float">
            <text:p>-112,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17]" office:value-type="float" office:value="0" calcext:value-type="float">
            <text:p>0</text:p>
          </table:table-cell>
          <table:table-cell table:number-columns-repeated="5"/>
          <table:table-cell table:formula="of:=[.M118]" office:value-type="float" office:value="2.78458617105263" calcext:value-type="float">
            <text:p>2,78</text:p>
          </table:table-cell>
          <table:table-cell table:formula="of:=[.N118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20]" office:value-type="float" office:value="0" calcext:value-type="float">
            <text:p>0</text:p>
          </table:table-cell>
          <table:table-cell table:formula="of:=[RA.D120]" office:value-type="float" office:value="0" calcext:value-type="float">
            <text:p>0</text:p>
          </table:table-cell>
          <table:table-cell table:formula="of:=[Root.C12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20]" office:value-type="float" office:value="-101.8" calcext:value-type="float">
            <text:p>-101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18]" office:value-type="float" office:value="0" calcext:value-type="float">
            <text:p>0</text:p>
          </table:table-cell>
          <table:table-cell table:number-columns-repeated="5"/>
          <table:table-cell table:formula="of:=[.M119]" office:value-type="float" office:value="2.78458617105263" calcext:value-type="float">
            <text:p>2,78</text:p>
          </table:table-cell>
          <table:table-cell table:formula="of:=[.N119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21]" office:value-type="float" office:value="0" calcext:value-type="float">
            <text:p>0</text:p>
          </table:table-cell>
          <table:table-cell table:formula="of:=[RA.D121]" office:value-type="float" office:value="0" calcext:value-type="float">
            <text:p>0</text:p>
          </table:table-cell>
          <table:table-cell table:formula="of:=[Root.C12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21]" office:value-type="float" office:value="-92" calcext:value-type="float">
            <text:p>-9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19]" office:value-type="float" office:value="0" calcext:value-type="float">
            <text:p>0</text:p>
          </table:table-cell>
          <table:table-cell table:number-columns-repeated="5"/>
          <table:table-cell table:formula="of:=[.M120]" office:value-type="float" office:value="2.78458617105263" calcext:value-type="float">
            <text:p>2,78</text:p>
          </table:table-cell>
          <table:table-cell table:formula="of:=[.N120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22]" office:value-type="float" office:value="0" calcext:value-type="float">
            <text:p>0</text:p>
          </table:table-cell>
          <table:table-cell table:formula="of:=[RA.D122]" office:value-type="float" office:value="0" calcext:value-type="float">
            <text:p>0</text:p>
          </table:table-cell>
          <table:table-cell table:formula="of:=[Root.C122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22]" office:value-type="float" office:value="-132.454559" calcext:value-type="float">
            <text:p>-132,4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20]" office:value-type="float" office:value="0" calcext:value-type="float">
            <text:p>0</text:p>
          </table:table-cell>
          <table:table-cell table:number-columns-repeated="5"/>
          <table:table-cell table:formula="of:=[.M121]" office:value-type="float" office:value="2.78458617105263" calcext:value-type="float">
            <text:p>2,78</text:p>
          </table:table-cell>
          <table:table-cell table:formula="of:=[.N121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23]" office:value-type="float" office:value="0" calcext:value-type="float">
            <text:p>0</text:p>
          </table:table-cell>
          <table:table-cell table:formula="of:=[RA.D123]" office:value-type="float" office:value="0" calcext:value-type="float">
            <text:p>0</text:p>
          </table:table-cell>
          <table:table-cell table:formula="of:=[Root.C123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23]" office:value-type="float" office:value="-126.224665" calcext:value-type="float">
            <text:p>-126,2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21]" office:value-type="float" office:value="0" calcext:value-type="float">
            <text:p>0</text:p>
          </table:table-cell>
          <table:table-cell table:number-columns-repeated="5"/>
          <table:table-cell table:formula="of:=[.M122]" office:value-type="float" office:value="2.78458617105263" calcext:value-type="float">
            <text:p>2,78</text:p>
          </table:table-cell>
          <table:table-cell table:formula="of:=[.N122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24]" office:value-type="float" office:value="0" calcext:value-type="float">
            <text:p>0</text:p>
          </table:table-cell>
          <table:table-cell table:formula="of:=[RA.D124]" office:value-type="float" office:value="0" calcext:value-type="float">
            <text:p>0</text:p>
          </table:table-cell>
          <table:table-cell table:formula="of:=[Root.C12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24]" office:value-type="float" office:value="-123.938077" calcext:value-type="float">
            <text:p>-123,9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22]" office:value-type="float" office:value="0" calcext:value-type="float">
            <text:p>0</text:p>
          </table:table-cell>
          <table:table-cell table:number-columns-repeated="5"/>
          <table:table-cell table:formula="of:=[.M123]" office:value-type="float" office:value="2.78458617105263" calcext:value-type="float">
            <text:p>2,78</text:p>
          </table:table-cell>
          <table:table-cell table:formula="of:=[.N123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25]" office:value-type="float" office:value="0" calcext:value-type="float">
            <text:p>0</text:p>
          </table:table-cell>
          <table:table-cell table:formula="of:=[RA.D125]" office:value-type="float" office:value="0" calcext:value-type="float">
            <text:p>0</text:p>
          </table:table-cell>
          <table:table-cell table:formula="of:=[Root.C12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25]" office:value-type="float" office:value="-113.555802" calcext:value-type="float">
            <text:p>-113,5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23]" office:value-type="float" office:value="0" calcext:value-type="float">
            <text:p>0</text:p>
          </table:table-cell>
          <table:table-cell table:number-columns-repeated="5"/>
          <table:table-cell table:formula="of:=[.M124]" office:value-type="float" office:value="2.78458617105263" calcext:value-type="float">
            <text:p>2,78</text:p>
          </table:table-cell>
          <table:table-cell table:formula="of:=[.N124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26]" office:value-type="float" office:value="0" calcext:value-type="float">
            <text:p>0</text:p>
          </table:table-cell>
          <table:table-cell table:formula="of:=[RA.D126]" office:value-type="float" office:value="0" calcext:value-type="float">
            <text:p>0</text:p>
          </table:table-cell>
          <table:table-cell table:formula="of:=[Root.C12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26]" office:value-type="float" office:value="-102.193418" calcext:value-type="float">
            <text:p>-102,1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24]" office:value-type="float" office:value="0" calcext:value-type="float">
            <text:p>0</text:p>
          </table:table-cell>
          <table:table-cell table:number-columns-repeated="5"/>
          <table:table-cell table:formula="of:=[.M125]" office:value-type="float" office:value="2.78458617105263" calcext:value-type="float">
            <text:p>2,78</text:p>
          </table:table-cell>
          <table:table-cell table:formula="of:=[.N125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27]" office:value-type="float" office:value="0" calcext:value-type="float">
            <text:p>0</text:p>
          </table:table-cell>
          <table:table-cell table:formula="of:=[RA.D127]" office:value-type="float" office:value="0" calcext:value-type="float">
            <text:p>0</text:p>
          </table:table-cell>
          <table:table-cell table:formula="of:=[Root.C127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27]" office:value-type="float" office:value="-35.608212" calcext:value-type="float">
            <text:p>-35,6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25]" office:value-type="float" office:value="0" calcext:value-type="float">
            <text:p>0</text:p>
          </table:table-cell>
          <table:table-cell table:number-columns-repeated="5"/>
          <table:table-cell table:formula="of:=[.M126]" office:value-type="float" office:value="2.78458617105263" calcext:value-type="float">
            <text:p>2,78</text:p>
          </table:table-cell>
          <table:table-cell table:formula="of:=[.N126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28]" office:value-type="float" office:value="0" calcext:value-type="float">
            <text:p>0</text:p>
          </table:table-cell>
          <table:table-cell table:formula="of:=[RA.D128]" office:value-type="float" office:value="0" calcext:value-type="float">
            <text:p>0</text:p>
          </table:table-cell>
          <table:table-cell table:formula="of:=[Root.C128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28]" office:value-type="float" office:value="-28.020028" calcext:value-type="float">
            <text:p>-28,0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26]" office:value-type="float" office:value="0" calcext:value-type="float">
            <text:p>0</text:p>
          </table:table-cell>
          <table:table-cell table:number-columns-repeated="5"/>
          <table:table-cell table:formula="of:=[.M127]" office:value-type="float" office:value="2.78458617105263" calcext:value-type="float">
            <text:p>2,78</text:p>
          </table:table-cell>
          <table:table-cell table:formula="of:=[.N127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29]" office:value-type="float" office:value="0" calcext:value-type="float">
            <text:p>0</text:p>
          </table:table-cell>
          <table:table-cell table:formula="of:=[RA.D129]" office:value-type="float" office:value="0" calcext:value-type="float">
            <text:p>0</text:p>
          </table:table-cell>
          <table:table-cell table:formula="of:=[Root.C12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29]" office:value-type="float" office:value="-28.604754" calcext:value-type="float">
            <text:p>-28,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27]" office:value-type="float" office:value="0" calcext:value-type="float">
            <text:p>0</text:p>
          </table:table-cell>
          <table:table-cell table:number-columns-repeated="5"/>
          <table:table-cell table:formula="of:=[.M128]" office:value-type="float" office:value="2.78458617105263" calcext:value-type="float">
            <text:p>2,78</text:p>
          </table:table-cell>
          <table:table-cell table:formula="of:=[.N128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30]" office:value-type="float" office:value="0" calcext:value-type="float">
            <text:p>0</text:p>
          </table:table-cell>
          <table:table-cell table:formula="of:=[RA.D130]" office:value-type="float" office:value="0" calcext:value-type="float">
            <text:p>0</text:p>
          </table:table-cell>
          <table:table-cell table:formula="of:=[Root.C13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30]" office:value-type="float" office:value="-24.508157" calcext:value-type="float">
            <text:p>-24,5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28]" office:value-type="float" office:value="0" calcext:value-type="float">
            <text:p>0</text:p>
          </table:table-cell>
          <table:table-cell table:number-columns-repeated="5"/>
          <table:table-cell table:formula="of:=[.M129]" office:value-type="float" office:value="2.78458617105263" calcext:value-type="float">
            <text:p>2,78</text:p>
          </table:table-cell>
          <table:table-cell table:formula="of:=[.N129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31]" office:value-type="float" office:value="0" calcext:value-type="float">
            <text:p>0</text:p>
          </table:table-cell>
          <table:table-cell table:formula="of:=[RA.D131]" office:value-type="float" office:value="0" calcext:value-type="float">
            <text:p>0</text:p>
          </table:table-cell>
          <table:table-cell table:formula="of:=[Root.C13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31]" office:value-type="float" office:value="-23.882731" calcext:value-type="float">
            <text:p>-23,8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29]" office:value-type="float" office:value="0" calcext:value-type="float">
            <text:p>0</text:p>
          </table:table-cell>
          <table:table-cell table:number-columns-repeated="5"/>
          <table:table-cell table:formula="of:=[.M130]" office:value-type="float" office:value="2.78458617105263" calcext:value-type="float">
            <text:p>2,78</text:p>
          </table:table-cell>
          <table:table-cell table:formula="of:=[.N130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32]" office:value-type="float" office:value="0" calcext:value-type="float">
            <text:p>0</text:p>
          </table:table-cell>
          <table:table-cell table:formula="of:=[RA.D132]" office:value-type="float" office:value="0" calcext:value-type="float">
            <text:p>0</text:p>
          </table:table-cell>
          <table:table-cell table:formula="of:=[Root.C132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32]" office:value-type="float" office:value="-66.754709" calcext:value-type="float">
            <text:p>-66,7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30]" office:value-type="float" office:value="0" calcext:value-type="float">
            <text:p>0</text:p>
          </table:table-cell>
          <table:table-cell table:number-columns-repeated="5"/>
          <table:table-cell table:formula="of:=[.M131]" office:value-type="float" office:value="2.78458617105263" calcext:value-type="float">
            <text:p>2,78</text:p>
          </table:table-cell>
          <table:table-cell table:formula="of:=[.N131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33]" office:value-type="float" office:value="0" calcext:value-type="float">
            <text:p>0</text:p>
          </table:table-cell>
          <table:table-cell table:formula="of:=[RA.D133]" office:value-type="float" office:value="0" calcext:value-type="float">
            <text:p>0</text:p>
          </table:table-cell>
          <table:table-cell table:formula="of:=[Root.C133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33]" office:value-type="float" office:value="-63.815735" calcext:value-type="float">
            <text:p>-63,8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31]" office:value-type="float" office:value="0" calcext:value-type="float">
            <text:p>0</text:p>
          </table:table-cell>
          <table:table-cell table:number-columns-repeated="5"/>
          <table:table-cell table:formula="of:=[.M132]" office:value-type="float" office:value="2.78458617105263" calcext:value-type="float">
            <text:p>2,78</text:p>
          </table:table-cell>
          <table:table-cell table:formula="of:=[.N132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34]" office:value-type="float" office:value="0" calcext:value-type="float">
            <text:p>0</text:p>
          </table:table-cell>
          <table:table-cell table:formula="of:=[RA.D134]" office:value-type="float" office:value="0" calcext:value-type="float">
            <text:p>0</text:p>
          </table:table-cell>
          <table:table-cell table:formula="of:=[Root.C13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34]" office:value-type="float" office:value="-61.517956" calcext:value-type="float">
            <text:p>-61,5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32]" office:value-type="float" office:value="0" calcext:value-type="float">
            <text:p>0</text:p>
          </table:table-cell>
          <table:table-cell table:number-columns-repeated="5"/>
          <table:table-cell table:formula="of:=[.M133]" office:value-type="float" office:value="2.78458617105263" calcext:value-type="float">
            <text:p>2,78</text:p>
          </table:table-cell>
          <table:table-cell table:formula="of:=[.N133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35]" office:value-type="float" office:value="0" calcext:value-type="float">
            <text:p>0</text:p>
          </table:table-cell>
          <table:table-cell table:formula="of:=[RA.D135]" office:value-type="float" office:value="0" calcext:value-type="float">
            <text:p>0</text:p>
          </table:table-cell>
          <table:table-cell table:formula="of:=[Root.C13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35]" office:value-type="float" office:value="-58.397363" calcext:value-type="float">
            <text:p>-58,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33]" office:value-type="float" office:value="0" calcext:value-type="float">
            <text:p>0</text:p>
          </table:table-cell>
          <table:table-cell table:number-columns-repeated="5"/>
          <table:table-cell table:formula="of:=[.M134]" office:value-type="float" office:value="2.78458617105263" calcext:value-type="float">
            <text:p>2,78</text:p>
          </table:table-cell>
          <table:table-cell table:formula="of:=[.N134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36]" office:value-type="float" office:value="0" calcext:value-type="float">
            <text:p>0</text:p>
          </table:table-cell>
          <table:table-cell table:formula="of:=[RA.D136]" office:value-type="float" office:value="0" calcext:value-type="float">
            <text:p>0</text:p>
          </table:table-cell>
          <table:table-cell table:formula="of:=[Root.C13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36]" office:value-type="float" office:value="-53.40072" calcext:value-type="float">
            <text:p>-53,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34]" office:value-type="float" office:value="0" calcext:value-type="float">
            <text:p>0</text:p>
          </table:table-cell>
          <table:table-cell table:number-columns-repeated="5"/>
          <table:table-cell table:formula="of:=[.M135]" office:value-type="float" office:value="2.78458617105263" calcext:value-type="float">
            <text:p>2,78</text:p>
          </table:table-cell>
          <table:table-cell table:formula="of:=[.N135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37]" office:value-type="float" office:value="0" calcext:value-type="float">
            <text:p>0</text:p>
          </table:table-cell>
          <table:table-cell table:formula="of:=[RA.D137]" office:value-type="float" office:value="0" calcext:value-type="float">
            <text:p>0</text:p>
          </table:table-cell>
          <table:table-cell table:formula="of:=[Root.C137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37]" office:value-type="float" office:value="-99.09659" calcext:value-type="float">
            <text:p>-99,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35]" office:value-type="float" office:value="0" calcext:value-type="float">
            <text:p>0</text:p>
          </table:table-cell>
          <table:table-cell table:number-columns-repeated="5"/>
          <table:table-cell table:formula="of:=[.M136]" office:value-type="float" office:value="2.78458617105263" calcext:value-type="float">
            <text:p>2,78</text:p>
          </table:table-cell>
          <table:table-cell table:formula="of:=[.N136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38]" office:value-type="float" office:value="0" calcext:value-type="float">
            <text:p>0</text:p>
          </table:table-cell>
          <table:table-cell table:formula="of:=[RA.D138]" office:value-type="float" office:value="0" calcext:value-type="float">
            <text:p>0</text:p>
          </table:table-cell>
          <table:table-cell table:formula="of:=[Root.C138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38]" office:value-type="float" office:value="-100.449363" calcext:value-type="float">
            <text:p>-100,4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36]" office:value-type="float" office:value="0" calcext:value-type="float">
            <text:p>0</text:p>
          </table:table-cell>
          <table:table-cell table:number-columns-repeated="5"/>
          <table:table-cell table:formula="of:=[.M137]" office:value-type="float" office:value="2.78458617105263" calcext:value-type="float">
            <text:p>2,78</text:p>
          </table:table-cell>
          <table:table-cell table:formula="of:=[.N137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39]" office:value-type="float" office:value="0" calcext:value-type="float">
            <text:p>0</text:p>
          </table:table-cell>
          <table:table-cell table:formula="of:=[RA.D139]" office:value-type="float" office:value="0" calcext:value-type="float">
            <text:p>0</text:p>
          </table:table-cell>
          <table:table-cell table:formula="of:=[Root.C13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39]" office:value-type="float" office:value="-93.084389" calcext:value-type="float">
            <text:p>-93,0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37]" office:value-type="float" office:value="0" calcext:value-type="float">
            <text:p>0</text:p>
          </table:table-cell>
          <table:table-cell table:number-columns-repeated="5"/>
          <table:table-cell table:formula="of:=[.M138]" office:value-type="float" office:value="2.78458617105263" calcext:value-type="float">
            <text:p>2,78</text:p>
          </table:table-cell>
          <table:table-cell table:formula="of:=[.N138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40]" office:value-type="float" office:value="0" calcext:value-type="float">
            <text:p>0</text:p>
          </table:table-cell>
          <table:table-cell table:formula="of:=[RA.D140]" office:value-type="float" office:value="0" calcext:value-type="float">
            <text:p>0</text:p>
          </table:table-cell>
          <table:table-cell table:formula="of:=[Root.C14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40]" office:value-type="float" office:value="-82.938884" calcext:value-type="float">
            <text:p>-82,9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38]" office:value-type="float" office:value="0" calcext:value-type="float">
            <text:p>0</text:p>
          </table:table-cell>
          <table:table-cell table:number-columns-repeated="5"/>
          <table:table-cell table:formula="of:=[.M139]" office:value-type="float" office:value="2.78458617105263" calcext:value-type="float">
            <text:p>2,78</text:p>
          </table:table-cell>
          <table:table-cell table:formula="of:=[.N139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41]" office:value-type="float" office:value="0" calcext:value-type="float">
            <text:p>0</text:p>
          </table:table-cell>
          <table:table-cell table:formula="of:=[RA.D141]" office:value-type="float" office:value="0" calcext:value-type="float">
            <text:p>0</text:p>
          </table:table-cell>
          <table:table-cell table:formula="of:=[Root.C14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41]" office:value-type="float" office:value="-78.284959" calcext:value-type="float">
            <text:p>-78,2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39]" office:value-type="float" office:value="0" calcext:value-type="float">
            <text:p>0</text:p>
          </table:table-cell>
          <table:table-cell table:number-columns-repeated="5"/>
          <table:table-cell table:formula="of:=[.M140]" office:value-type="float" office:value="2.78458617105263" calcext:value-type="float">
            <text:p>2,78</text:p>
          </table:table-cell>
          <table:table-cell table:formula="of:=[.N140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42]" office:value-type="float" office:value="0" calcext:value-type="float">
            <text:p>0</text:p>
          </table:table-cell>
          <table:table-cell table:formula="of:=[RA.D142]" office:value-type="float" office:value="0" calcext:value-type="float">
            <text:p>0</text:p>
          </table:table-cell>
          <table:table-cell table:formula="of:=[Root.C142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42]" office:value-type="float" office:value="-119.526572" calcext:value-type="float">
            <text:p>-119,5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40]" office:value-type="float" office:value="0" calcext:value-type="float">
            <text:p>0</text:p>
          </table:table-cell>
          <table:table-cell table:number-columns-repeated="5"/>
          <table:table-cell table:formula="of:=[.M141]" office:value-type="float" office:value="2.78458617105263" calcext:value-type="float">
            <text:p>2,78</text:p>
          </table:table-cell>
          <table:table-cell table:formula="of:=[.N141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43]" office:value-type="float" office:value="0" calcext:value-type="float">
            <text:p>0</text:p>
          </table:table-cell>
          <table:table-cell table:formula="of:=[RA.D143]" office:value-type="float" office:value="0" calcext:value-type="float">
            <text:p>0</text:p>
          </table:table-cell>
          <table:table-cell table:formula="of:=[Root.C143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43]" office:value-type="float" office:value="-115.820696" calcext:value-type="float">
            <text:p>-115,8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41]" office:value-type="float" office:value="0" calcext:value-type="float">
            <text:p>0</text:p>
          </table:table-cell>
          <table:table-cell table:number-columns-repeated="5"/>
          <table:table-cell table:formula="of:=[.M142]" office:value-type="float" office:value="2.78458617105263" calcext:value-type="float">
            <text:p>2,78</text:p>
          </table:table-cell>
          <table:table-cell table:formula="of:=[.N142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44]" office:value-type="float" office:value="0" calcext:value-type="float">
            <text:p>0</text:p>
          </table:table-cell>
          <table:table-cell table:formula="of:=[RA.D144]" office:value-type="float" office:value="0" calcext:value-type="float">
            <text:p>0</text:p>
          </table:table-cell>
          <table:table-cell table:formula="of:=[Root.C14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44]" office:value-type="float" office:value="-108.243153" calcext:value-type="float">
            <text:p>-108,2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42]" office:value-type="float" office:value="0" calcext:value-type="float">
            <text:p>0</text:p>
          </table:table-cell>
          <table:table-cell table:number-columns-repeated="5"/>
          <table:table-cell table:formula="of:=[.M143]" office:value-type="float" office:value="2.78458617105263" calcext:value-type="float">
            <text:p>2,78</text:p>
          </table:table-cell>
          <table:table-cell table:formula="of:=[.N143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45]" office:value-type="float" office:value="0" calcext:value-type="float">
            <text:p>0</text:p>
          </table:table-cell>
          <table:table-cell table:formula="of:=[RA.D145]" office:value-type="float" office:value="0" calcext:value-type="float">
            <text:p>0</text:p>
          </table:table-cell>
          <table:table-cell table:formula="of:=[Root.C14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45]" office:value-type="float" office:value="-100.388865" calcext:value-type="float">
            <text:p>-100,3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43]" office:value-type="float" office:value="0" calcext:value-type="float">
            <text:p>0</text:p>
          </table:table-cell>
          <table:table-cell table:number-columns-repeated="5"/>
          <table:table-cell table:formula="of:=[.M144]" office:value-type="float" office:value="2.78458617105263" calcext:value-type="float">
            <text:p>2,78</text:p>
          </table:table-cell>
          <table:table-cell table:formula="of:=[.N144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46]" office:value-type="float" office:value="0" calcext:value-type="float">
            <text:p>0</text:p>
          </table:table-cell>
          <table:table-cell table:formula="of:=[RA.D146]" office:value-type="float" office:value="0" calcext:value-type="float">
            <text:p>0</text:p>
          </table:table-cell>
          <table:table-cell table:formula="of:=[Root.C14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46]" office:value-type="float" office:value="-88.05906" calcext:value-type="float">
            <text:p>-88,0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44]" office:value-type="float" office:value="0" calcext:value-type="float">
            <text:p>0</text:p>
          </table:table-cell>
          <table:table-cell table:number-columns-repeated="5"/>
          <table:table-cell table:formula="of:=[.M145]" office:value-type="float" office:value="2.78458617105263" calcext:value-type="float">
            <text:p>2,78</text:p>
          </table:table-cell>
          <table:table-cell table:formula="of:=[.N145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47]" office:value-type="float" office:value="0" calcext:value-type="float">
            <text:p>0</text:p>
          </table:table-cell>
          <table:table-cell table:formula="of:=[RA.D147]" office:value-type="float" office:value="0" calcext:value-type="float">
            <text:p>0</text:p>
          </table:table-cell>
          <table:table-cell table:formula="of:=[Root.C147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47]" office:value-type="float" office:value="-26.56583" calcext:value-type="float">
            <text:p>-26,57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45]" office:value-type="float" office:value="0" calcext:value-type="float">
            <text:p>0</text:p>
          </table:table-cell>
          <table:table-cell table:number-columns-repeated="5"/>
          <table:table-cell table:formula="of:=[.M146]" office:value-type="float" office:value="2.78458617105263" calcext:value-type="float">
            <text:p>2,78</text:p>
          </table:table-cell>
          <table:table-cell table:formula="of:=[.N146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48]" office:value-type="float" office:value="0" calcext:value-type="float">
            <text:p>0</text:p>
          </table:table-cell>
          <table:table-cell table:formula="of:=[RA.D148]" office:value-type="float" office:value="0" calcext:value-type="float">
            <text:p>0</text:p>
          </table:table-cell>
          <table:table-cell table:formula="of:=[Root.C148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48]" office:value-type="float" office:value="-24.760151" calcext:value-type="float">
            <text:p>-24,7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46]" office:value-type="float" office:value="0" calcext:value-type="float">
            <text:p>0</text:p>
          </table:table-cell>
          <table:table-cell table:number-columns-repeated="5"/>
          <table:table-cell table:formula="of:=[.M147]" office:value-type="float" office:value="2.78458617105263" calcext:value-type="float">
            <text:p>2,78</text:p>
          </table:table-cell>
          <table:table-cell table:formula="of:=[.N147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49]" office:value-type="float" office:value="0" calcext:value-type="float">
            <text:p>0</text:p>
          </table:table-cell>
          <table:table-cell table:formula="of:=[RA.D149]" office:value-type="float" office:value="0" calcext:value-type="float">
            <text:p>0</text:p>
          </table:table-cell>
          <table:table-cell table:formula="of:=[Root.C14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49]" office:value-type="float" office:value="-23.804894" calcext:value-type="float">
            <text:p>-23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47]" office:value-type="float" office:value="0" calcext:value-type="float">
            <text:p>0</text:p>
          </table:table-cell>
          <table:table-cell table:number-columns-repeated="5"/>
          <table:table-cell table:formula="of:=[.M148]" office:value-type="float" office:value="2.78458617105263" calcext:value-type="float">
            <text:p>2,78</text:p>
          </table:table-cell>
          <table:table-cell table:formula="of:=[.N148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50]" office:value-type="float" office:value="0" calcext:value-type="float">
            <text:p>0</text:p>
          </table:table-cell>
          <table:table-cell table:formula="of:=[RA.D150]" office:value-type="float" office:value="0" calcext:value-type="float">
            <text:p>0</text:p>
          </table:table-cell>
          <table:table-cell table:formula="of:=[Root.C15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50]" office:value-type="float" office:value="-23.828077" calcext:value-type="float">
            <text:p>-23,8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48]" office:value-type="float" office:value="0" calcext:value-type="float">
            <text:p>0</text:p>
          </table:table-cell>
          <table:table-cell table:number-columns-repeated="5"/>
          <table:table-cell table:formula="of:=[.M149]" office:value-type="float" office:value="2.78458617105263" calcext:value-type="float">
            <text:p>2,78</text:p>
          </table:table-cell>
          <table:table-cell table:formula="of:=[.N149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51]" office:value-type="float" office:value="0" calcext:value-type="float">
            <text:p>0</text:p>
          </table:table-cell>
          <table:table-cell table:formula="of:=[RA.D151]" office:value-type="float" office:value="0" calcext:value-type="float">
            <text:p>0</text:p>
          </table:table-cell>
          <table:table-cell table:formula="of:=[Root.C15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51]" office:value-type="float" office:value="-19.728222" calcext:value-type="float">
            <text:p>-19,7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49]" office:value-type="float" office:value="0" calcext:value-type="float">
            <text:p>0</text:p>
          </table:table-cell>
          <table:table-cell table:number-columns-repeated="5"/>
          <table:table-cell table:formula="of:=[.M150]" office:value-type="float" office:value="2.78458617105263" calcext:value-type="float">
            <text:p>2,78</text:p>
          </table:table-cell>
          <table:table-cell table:formula="of:=[.N150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52]" office:value-type="float" office:value="0" calcext:value-type="float">
            <text:p>0</text:p>
          </table:table-cell>
          <table:table-cell table:formula="of:=[RA.D152]" office:value-type="float" office:value="0" calcext:value-type="float">
            <text:p>0</text:p>
          </table:table-cell>
          <table:table-cell table:formula="of:=[Root.C152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52]" office:value-type="float" office:value="-54.406141" calcext:value-type="float">
            <text:p>-54,4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50]" office:value-type="float" office:value="0" calcext:value-type="float">
            <text:p>0</text:p>
          </table:table-cell>
          <table:table-cell table:number-columns-repeated="5"/>
          <table:table-cell table:formula="of:=[.M151]" office:value-type="float" office:value="2.78458617105263" calcext:value-type="float">
            <text:p>2,78</text:p>
          </table:table-cell>
          <table:table-cell table:formula="of:=[.N151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53]" office:value-type="float" office:value="0" calcext:value-type="float">
            <text:p>0</text:p>
          </table:table-cell>
          <table:table-cell table:formula="of:=[RA.D153]" office:value-type="float" office:value="0" calcext:value-type="float">
            <text:p>0</text:p>
          </table:table-cell>
          <table:table-cell table:formula="of:=[Root.C153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53]" office:value-type="float" office:value="-55.59193" calcext:value-type="float">
            <text:p>-55,5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51]" office:value-type="float" office:value="0" calcext:value-type="float">
            <text:p>0</text:p>
          </table:table-cell>
          <table:table-cell table:number-columns-repeated="5"/>
          <table:table-cell table:formula="of:=[.M152]" office:value-type="float" office:value="2.78458617105263" calcext:value-type="float">
            <text:p>2,78</text:p>
          </table:table-cell>
          <table:table-cell table:formula="of:=[.N152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54]" office:value-type="float" office:value="0" calcext:value-type="float">
            <text:p>0</text:p>
          </table:table-cell>
          <table:table-cell table:formula="of:=[RA.D154]" office:value-type="float" office:value="0" calcext:value-type="float">
            <text:p>0</text:p>
          </table:table-cell>
          <table:table-cell table:formula="of:=[Root.C15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54]" office:value-type="float" office:value="-52.035116" calcext:value-type="float">
            <text:p>-52,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52]" office:value-type="float" office:value="0" calcext:value-type="float">
            <text:p>0</text:p>
          </table:table-cell>
          <table:table-cell table:number-columns-repeated="5"/>
          <table:table-cell table:formula="of:=[.M153]" office:value-type="float" office:value="2.78458617105263" calcext:value-type="float">
            <text:p>2,78</text:p>
          </table:table-cell>
          <table:table-cell table:formula="of:=[.N153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55]" office:value-type="float" office:value="0" calcext:value-type="float">
            <text:p>0</text:p>
          </table:table-cell>
          <table:table-cell table:formula="of:=[RA.D155]" office:value-type="float" office:value="0" calcext:value-type="float">
            <text:p>0</text:p>
          </table:table-cell>
          <table:table-cell table:formula="of:=[Root.C15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55]" office:value-type="float" office:value="-48.740798" calcext:value-type="float">
            <text:p>-48,7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53]" office:value-type="float" office:value="0" calcext:value-type="float">
            <text:p>0</text:p>
          </table:table-cell>
          <table:table-cell table:number-columns-repeated="5"/>
          <table:table-cell table:formula="of:=[.M154]" office:value-type="float" office:value="2.78458617105263" calcext:value-type="float">
            <text:p>2,78</text:p>
          </table:table-cell>
          <table:table-cell table:formula="of:=[.N154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56]" office:value-type="float" office:value="0" calcext:value-type="float">
            <text:p>0</text:p>
          </table:table-cell>
          <table:table-cell table:formula="of:=[RA.D156]" office:value-type="float" office:value="0" calcext:value-type="float">
            <text:p>0</text:p>
          </table:table-cell>
          <table:table-cell table:formula="of:=[Root.C15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56]" office:value-type="float" office:value="-45.339478" calcext:value-type="float">
            <text:p>-45,3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54]" office:value-type="float" office:value="0" calcext:value-type="float">
            <text:p>0</text:p>
          </table:table-cell>
          <table:table-cell table:number-columns-repeated="5"/>
          <table:table-cell table:formula="of:=[.M155]" office:value-type="float" office:value="2.78458617105263" calcext:value-type="float">
            <text:p>2,78</text:p>
          </table:table-cell>
          <table:table-cell table:formula="of:=[.N155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57]" office:value-type="float" office:value="0" calcext:value-type="float">
            <text:p>0</text:p>
          </table:table-cell>
          <table:table-cell table:formula="of:=[RA.D157]" office:value-type="float" office:value="0" calcext:value-type="float">
            <text:p>0</text:p>
          </table:table-cell>
          <table:table-cell table:formula="of:=[Root.C157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57]" office:value-type="float" office:value="-88.272541" calcext:value-type="float">
            <text:p>-88,27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55]" office:value-type="float" office:value="0" calcext:value-type="float">
            <text:p>0</text:p>
          </table:table-cell>
          <table:table-cell table:number-columns-repeated="5"/>
          <table:table-cell table:formula="of:=[.M156]" office:value-type="float" office:value="2.78458617105263" calcext:value-type="float">
            <text:p>2,78</text:p>
          </table:table-cell>
          <table:table-cell table:formula="of:=[.N156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58]" office:value-type="float" office:value="0" calcext:value-type="float">
            <text:p>0</text:p>
          </table:table-cell>
          <table:table-cell table:formula="of:=[RA.D158]" office:value-type="float" office:value="0" calcext:value-type="float">
            <text:p>0</text:p>
          </table:table-cell>
          <table:table-cell table:formula="of:=[Root.C158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58]" office:value-type="float" office:value="-79.118401" calcext:value-type="float">
            <text:p>-79,1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56]" office:value-type="float" office:value="0" calcext:value-type="float">
            <text:p>0</text:p>
          </table:table-cell>
          <table:table-cell table:number-columns-repeated="5"/>
          <table:table-cell table:formula="of:=[.M157]" office:value-type="float" office:value="2.78458617105263" calcext:value-type="float">
            <text:p>2,78</text:p>
          </table:table-cell>
          <table:table-cell table:formula="of:=[.N157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59]" office:value-type="float" office:value="0" calcext:value-type="float">
            <text:p>0</text:p>
          </table:table-cell>
          <table:table-cell table:formula="of:=[RA.D159]" office:value-type="float" office:value="0" calcext:value-type="float">
            <text:p>0</text:p>
          </table:table-cell>
          <table:table-cell table:formula="of:=[Root.C15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59]" office:value-type="float" office:value="-77.712134" calcext:value-type="float">
            <text:p>-77,7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57]" office:value-type="float" office:value="0" calcext:value-type="float">
            <text:p>0</text:p>
          </table:table-cell>
          <table:table-cell table:number-columns-repeated="5"/>
          <table:table-cell table:formula="of:=[.M158]" office:value-type="float" office:value="2.78458617105263" calcext:value-type="float">
            <text:p>2,78</text:p>
          </table:table-cell>
          <table:table-cell table:formula="of:=[.N158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60]" office:value-type="float" office:value="0" calcext:value-type="float">
            <text:p>0</text:p>
          </table:table-cell>
          <table:table-cell table:formula="of:=[RA.D160]" office:value-type="float" office:value="0" calcext:value-type="float">
            <text:p>0</text:p>
          </table:table-cell>
          <table:table-cell table:formula="of:=[Root.C16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60]" office:value-type="float" office:value="-71.287603" calcext:value-type="float">
            <text:p>-71,2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58]" office:value-type="float" office:value="0" calcext:value-type="float">
            <text:p>0</text:p>
          </table:table-cell>
          <table:table-cell table:number-columns-repeated="5"/>
          <table:table-cell table:formula="of:=[.M159]" office:value-type="float" office:value="2.78458617105263" calcext:value-type="float">
            <text:p>2,78</text:p>
          </table:table-cell>
          <table:table-cell table:formula="of:=[.N159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61]" office:value-type="float" office:value="0" calcext:value-type="float">
            <text:p>0</text:p>
          </table:table-cell>
          <table:table-cell table:formula="of:=[RA.D161]" office:value-type="float" office:value="0" calcext:value-type="float">
            <text:p>0</text:p>
          </table:table-cell>
          <table:table-cell table:formula="of:=[Root.C16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61]" office:value-type="float" office:value="-65.902067" calcext:value-type="float">
            <text:p>-65,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59]" office:value-type="float" office:value="0" calcext:value-type="float">
            <text:p>0</text:p>
          </table:table-cell>
          <table:table-cell table:number-columns-repeated="5"/>
          <table:table-cell table:formula="of:=[.M160]" office:value-type="float" office:value="2.78458617105263" calcext:value-type="float">
            <text:p>2,78</text:p>
          </table:table-cell>
          <table:table-cell table:formula="of:=[.N160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62]" office:value-type="float" office:value="0" calcext:value-type="float">
            <text:p>0</text:p>
          </table:table-cell>
          <table:table-cell table:formula="of:=[RA.D162]" office:value-type="float" office:value="0" calcext:value-type="float">
            <text:p>0</text:p>
          </table:table-cell>
          <table:table-cell table:formula="of:=[Root.C162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62]" office:value-type="float" office:value="-111.154215" calcext:value-type="float">
            <text:p>-111,1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60]" office:value-type="float" office:value="0" calcext:value-type="float">
            <text:p>0</text:p>
          </table:table-cell>
          <table:table-cell table:number-columns-repeated="5"/>
          <table:table-cell table:formula="of:=[.M161]" office:value-type="float" office:value="2.78458617105263" calcext:value-type="float">
            <text:p>2,78</text:p>
          </table:table-cell>
          <table:table-cell table:formula="of:=[.N161]" office:value-type="float" office:value="1.83721775" calcext:value-type="float">
            <text:p>1,84</text:p>
          </table:table-cell>
          <table:table-cell table:number-columns-repeated="14"/>
        </table:table-row>
        <table:table-row table:style-name="ro3">
          <table:table-cell table:formula="of:=[Global.A163]" office:value-type="float" office:value="0" calcext:value-type="float">
            <text:p>0</text:p>
          </table:table-cell>
          <table:table-cell table:formula="of:=[RA.D163]" office:value-type="float" office:value="0" calcext:value-type="float">
            <text:p>0</text:p>
          </table:table-cell>
          <table:table-cell table:formula="of:=[Root.C163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63]" office:value-type="float" office:value="-102.831531" calcext:value-type="float">
            <text:p>-102,8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6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64]" office:value-type="float" office:value="0" calcext:value-type="float">
            <text:p>0</text:p>
          </table:table-cell>
          <table:table-cell table:formula="of:=[RA.D164]" office:value-type="float" office:value="0" calcext:value-type="float">
            <text:p>0</text:p>
          </table:table-cell>
          <table:table-cell table:formula="of:=[Root.C16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64]" office:value-type="float" office:value="-91.955181" calcext:value-type="float">
            <text:p>-91,9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6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65]" office:value-type="float" office:value="0" calcext:value-type="float">
            <text:p>0</text:p>
          </table:table-cell>
          <table:table-cell table:formula="of:=[RA.D165]" office:value-type="float" office:value="0" calcext:value-type="float">
            <text:p>0</text:p>
          </table:table-cell>
          <table:table-cell table:formula="of:=[Root.C16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65]" office:value-type="float" office:value="-87.953827" calcext:value-type="float">
            <text:p>-87,9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6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66]" office:value-type="float" office:value="0" calcext:value-type="float">
            <text:p>0</text:p>
          </table:table-cell>
          <table:table-cell table:formula="of:=[RA.D166]" office:value-type="float" office:value="0" calcext:value-type="float">
            <text:p>0</text:p>
          </table:table-cell>
          <table:table-cell table:formula="of:=[Root.C16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66]" office:value-type="float" office:value="-80.815371" calcext:value-type="float">
            <text:p>-80,8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6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67]" office:value-type="float" office:value="0" calcext:value-type="float">
            <text:p>0</text:p>
          </table:table-cell>
          <table:table-cell table:formula="of:=[RA.D167]" office:value-type="float" office:value="0" calcext:value-type="float">
            <text:p>0</text:p>
          </table:table-cell>
          <table:table-cell table:formula="of:=[Root.C167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67]" office:value-type="float" office:value="-25.134018" calcext:value-type="float">
            <text:p>-25,1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6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68]" office:value-type="float" office:value="0" calcext:value-type="float">
            <text:p>0</text:p>
          </table:table-cell>
          <table:table-cell table:formula="of:=[RA.D168]" office:value-type="float" office:value="0" calcext:value-type="float">
            <text:p>0</text:p>
          </table:table-cell>
          <table:table-cell table:formula="of:=[Root.C168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68]" office:value-type="float" office:value="-23.747629" calcext:value-type="float">
            <text:p>-23,7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6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69]" office:value-type="float" office:value="0" calcext:value-type="float">
            <text:p>0</text:p>
          </table:table-cell>
          <table:table-cell table:formula="of:=[RA.D169]" office:value-type="float" office:value="0" calcext:value-type="float">
            <text:p>0</text:p>
          </table:table-cell>
          <table:table-cell table:formula="of:=[Root.C16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69]" office:value-type="float" office:value="-20.131061" calcext:value-type="float">
            <text:p>-20,1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6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70]" office:value-type="float" office:value="0" calcext:value-type="float">
            <text:p>0</text:p>
          </table:table-cell>
          <table:table-cell table:formula="of:=[RA.D170]" office:value-type="float" office:value="0" calcext:value-type="float">
            <text:p>0</text:p>
          </table:table-cell>
          <table:table-cell table:formula="of:=[Root.C17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70]" office:value-type="float" office:value="-19.584785" calcext:value-type="float">
            <text:p>-19,5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6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71]" office:value-type="float" office:value="0" calcext:value-type="float">
            <text:p>0</text:p>
          </table:table-cell>
          <table:table-cell table:formula="of:=[RA.D171]" office:value-type="float" office:value="0" calcext:value-type="float">
            <text:p>0</text:p>
          </table:table-cell>
          <table:table-cell table:formula="of:=[Root.C17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71]" office:value-type="float" office:value="-18.589334" calcext:value-type="float">
            <text:p>-18,5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6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72]" office:value-type="float" office:value="0" calcext:value-type="float">
            <text:p>0</text:p>
          </table:table-cell>
          <table:table-cell table:formula="of:=[RA.D172]" office:value-type="float" office:value="0" calcext:value-type="float">
            <text:p>0</text:p>
          </table:table-cell>
          <table:table-cell table:formula="of:=[Root.C172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72]" office:value-type="float" office:value="-51.344018" calcext:value-type="float">
            <text:p>-51,3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70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73]" office:value-type="float" office:value="0" calcext:value-type="float">
            <text:p>0</text:p>
          </table:table-cell>
          <table:table-cell table:formula="of:=[RA.D173]" office:value-type="float" office:value="0" calcext:value-type="float">
            <text:p>0</text:p>
          </table:table-cell>
          <table:table-cell table:formula="of:=[Root.C173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73]" office:value-type="float" office:value="-47.811873" calcext:value-type="float">
            <text:p>-47,8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7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74]" office:value-type="float" office:value="0" calcext:value-type="float">
            <text:p>0</text:p>
          </table:table-cell>
          <table:table-cell table:formula="of:=[RA.D174]" office:value-type="float" office:value="0" calcext:value-type="float">
            <text:p>0</text:p>
          </table:table-cell>
          <table:table-cell table:formula="of:=[Root.C17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74]" office:value-type="float" office:value="-44.508549" calcext:value-type="float">
            <text:p>-44,5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7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75]" office:value-type="float" office:value="0" calcext:value-type="float">
            <text:p>0</text:p>
          </table:table-cell>
          <table:table-cell table:formula="of:=[RA.D175]" office:value-type="float" office:value="0" calcext:value-type="float">
            <text:p>0</text:p>
          </table:table-cell>
          <table:table-cell table:formula="of:=[Root.C17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75]" office:value-type="float" office:value="-40.39922" calcext:value-type="float">
            <text:p>-40,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7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76]" office:value-type="float" office:value="0" calcext:value-type="float">
            <text:p>0</text:p>
          </table:table-cell>
          <table:table-cell table:formula="of:=[RA.D176]" office:value-type="float" office:value="0" calcext:value-type="float">
            <text:p>0</text:p>
          </table:table-cell>
          <table:table-cell table:formula="of:=[Root.C17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76]" office:value-type="float" office:value="-37.350727" calcext:value-type="float">
            <text:p>-37,3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7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77]" office:value-type="float" office:value="0" calcext:value-type="float">
            <text:p>0</text:p>
          </table:table-cell>
          <table:table-cell table:formula="of:=[RA.D177]" office:value-type="float" office:value="0" calcext:value-type="float">
            <text:p>0</text:p>
          </table:table-cell>
          <table:table-cell table:formula="of:=[Root.C177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77]" office:value-type="float" office:value="-77.077521" calcext:value-type="float">
            <text:p>-77,0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7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78]" office:value-type="float" office:value="0" calcext:value-type="float">
            <text:p>0</text:p>
          </table:table-cell>
          <table:table-cell table:formula="of:=[RA.D178]" office:value-type="float" office:value="0" calcext:value-type="float">
            <text:p>0</text:p>
          </table:table-cell>
          <table:table-cell table:formula="of:=[Root.C178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78]" office:value-type="float" office:value="-73.254698" calcext:value-type="float">
            <text:p>-73,2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7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79]" office:value-type="float" office:value="0" calcext:value-type="float">
            <text:p>0</text:p>
          </table:table-cell>
          <table:table-cell table:formula="of:=[RA.D179]" office:value-type="float" office:value="0" calcext:value-type="float">
            <text:p>0</text:p>
          </table:table-cell>
          <table:table-cell table:formula="of:=[Root.C17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79]" office:value-type="float" office:value="-70.700252" calcext:value-type="float">
            <text:p>-70,7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7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80]" office:value-type="float" office:value="0" calcext:value-type="float">
            <text:p>0</text:p>
          </table:table-cell>
          <table:table-cell table:formula="of:=[RA.D180]" office:value-type="float" office:value="0" calcext:value-type="float">
            <text:p>0</text:p>
          </table:table-cell>
          <table:table-cell table:formula="of:=[Root.C18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80]" office:value-type="float" office:value="-63.275242" calcext:value-type="float">
            <text:p>-63,2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7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81]" office:value-type="float" office:value="0" calcext:value-type="float">
            <text:p>0</text:p>
          </table:table-cell>
          <table:table-cell table:formula="of:=[RA.D181]" office:value-type="float" office:value="0" calcext:value-type="float">
            <text:p>0</text:p>
          </table:table-cell>
          <table:table-cell table:formula="of:=[Root.C18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81]" office:value-type="float" office:value="-58.571925" calcext:value-type="float">
            <text:p>-58,57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7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82]" office:value-type="float" office:value="0" calcext:value-type="float">
            <text:p>0</text:p>
          </table:table-cell>
          <table:table-cell table:formula="of:=[RA.D182]" office:value-type="float" office:value="0" calcext:value-type="float">
            <text:p>0</text:p>
          </table:table-cell>
          <table:table-cell table:formula="of:=[Root.C182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82]" office:value-type="float" office:value="-238" calcext:value-type="float">
            <text:p>-23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80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83]" office:value-type="float" office:value="0" calcext:value-type="float">
            <text:p>0</text:p>
          </table:table-cell>
          <table:table-cell table:formula="of:=[RA.D183]" office:value-type="float" office:value="0" calcext:value-type="float">
            <text:p>0</text:p>
          </table:table-cell>
          <table:table-cell table:formula="of:=[Root.C183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83]" office:value-type="float" office:value="-234" calcext:value-type="float">
            <text:p>-23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8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84]" office:value-type="float" office:value="0" calcext:value-type="float">
            <text:p>0</text:p>
          </table:table-cell>
          <table:table-cell table:formula="of:=[RA.D184]" office:value-type="float" office:value="0" calcext:value-type="float">
            <text:p>0</text:p>
          </table:table-cell>
          <table:table-cell table:formula="of:=[Root.C18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84]" office:value-type="float" office:value="-205.2" calcext:value-type="float">
            <text:p>-205,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8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85]" office:value-type="float" office:value="0" calcext:value-type="float">
            <text:p>0</text:p>
          </table:table-cell>
          <table:table-cell table:formula="of:=[RA.D185]" office:value-type="float" office:value="0" calcext:value-type="float">
            <text:p>0</text:p>
          </table:table-cell>
          <table:table-cell table:formula="of:=[Root.C18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85]" office:value-type="float" office:value="-187.2" calcext:value-type="float">
            <text:p>-187,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8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86]" office:value-type="float" office:value="0" calcext:value-type="float">
            <text:p>0</text:p>
          </table:table-cell>
          <table:table-cell table:formula="of:=[RA.D186]" office:value-type="float" office:value="0" calcext:value-type="float">
            <text:p>0</text:p>
          </table:table-cell>
          <table:table-cell table:formula="of:=[Root.C18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86]" office:value-type="float" office:value="-172" calcext:value-type="float">
            <text:p>-17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8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87]" office:value-type="float" office:value="0" calcext:value-type="float">
            <text:p>0</text:p>
          </table:table-cell>
          <table:table-cell table:formula="of:=[RA.D187]" office:value-type="float" office:value="0" calcext:value-type="float">
            <text:p>0</text:p>
          </table:table-cell>
          <table:table-cell table:formula="of:=[Root.C187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87]" office:value-type="float" office:value="-56" calcext:value-type="float">
            <text:p>-5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8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88]" office:value-type="float" office:value="0" calcext:value-type="float">
            <text:p>0</text:p>
          </table:table-cell>
          <table:table-cell table:formula="of:=[RA.D188]" office:value-type="float" office:value="0" calcext:value-type="float">
            <text:p>0</text:p>
          </table:table-cell>
          <table:table-cell table:formula="of:=[Root.C188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88]" office:value-type="float" office:value="-57.2" calcext:value-type="float">
            <text:p>-57,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8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89]" office:value-type="float" office:value="0" calcext:value-type="float">
            <text:p>0</text:p>
          </table:table-cell>
          <table:table-cell table:formula="of:=[RA.D189]" office:value-type="float" office:value="0" calcext:value-type="float">
            <text:p>0</text:p>
          </table:table-cell>
          <table:table-cell table:formula="of:=[Root.C189]" office:value-type="float" office:value="-54" calcext:value-type="float">
            <text:p>-5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89]" office:value-type="float" office:value="-54" calcext:value-type="float">
            <text:p>-5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8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90]" office:value-type="float" office:value="0" calcext:value-type="float">
            <text:p>0</text:p>
          </table:table-cell>
          <table:table-cell table:formula="of:=[RA.D190]" office:value-type="float" office:value="0" calcext:value-type="float">
            <text:p>0</text:p>
          </table:table-cell>
          <table:table-cell table:formula="of:=[Root.C19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90]" office:value-type="float" office:value="-45.2" calcext:value-type="float">
            <text:p>-45,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8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91]" office:value-type="float" office:value="0" calcext:value-type="float">
            <text:p>0</text:p>
          </table:table-cell>
          <table:table-cell table:formula="of:=[RA.D191]" office:value-type="float" office:value="0" calcext:value-type="float">
            <text:p>0</text:p>
          </table:table-cell>
          <table:table-cell table:formula="of:=[Root.C19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91]" office:value-type="float" office:value="-48.8" calcext:value-type="float">
            <text:p>-48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8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92]" office:value-type="float" office:value="0" calcext:value-type="float">
            <text:p>0</text:p>
          </table:table-cell>
          <table:table-cell table:formula="of:=[RA.D192]" office:value-type="float" office:value="0" calcext:value-type="float">
            <text:p>0</text:p>
          </table:table-cell>
          <table:table-cell table:formula="of:=[Root.C192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92]" office:value-type="float" office:value="-115.6" calcext:value-type="float">
            <text:p>-115,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90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93]" office:value-type="float" office:value="0" calcext:value-type="float">
            <text:p>0</text:p>
          </table:table-cell>
          <table:table-cell table:formula="of:=[RA.D193]" office:value-type="float" office:value="0" calcext:value-type="float">
            <text:p>0</text:p>
          </table:table-cell>
          <table:table-cell table:formula="of:=[Root.C193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93]" office:value-type="float" office:value="-119.6" calcext:value-type="float">
            <text:p>-119,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9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94]" office:value-type="float" office:value="0" calcext:value-type="float">
            <text:p>0</text:p>
          </table:table-cell>
          <table:table-cell table:formula="of:=[RA.D194]" office:value-type="float" office:value="0" calcext:value-type="float">
            <text:p>0</text:p>
          </table:table-cell>
          <table:table-cell table:formula="of:=[Root.C194]" office:value-type="float" office:value="-104" calcext:value-type="float">
            <text:p>-1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94]" office:value-type="float" office:value="-104" calcext:value-type="float">
            <text:p>-1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9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95]" office:value-type="float" office:value="0" calcext:value-type="float">
            <text:p>0</text:p>
          </table:table-cell>
          <table:table-cell table:formula="of:=[RA.D195]" office:value-type="float" office:value="0" calcext:value-type="float">
            <text:p>0</text:p>
          </table:table-cell>
          <table:table-cell table:formula="of:=[Root.C19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95]" office:value-type="float" office:value="-92.8" calcext:value-type="float">
            <text:p>-92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9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96]" office:value-type="float" office:value="0" calcext:value-type="float">
            <text:p>0</text:p>
          </table:table-cell>
          <table:table-cell table:formula="of:=[RA.D196]" office:value-type="float" office:value="0" calcext:value-type="float">
            <text:p>0</text:p>
          </table:table-cell>
          <table:table-cell table:formula="of:=[Root.C19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96]" office:value-type="float" office:value="-87.2" calcext:value-type="float">
            <text:p>-87,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9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97]" office:value-type="float" office:value="0" calcext:value-type="float">
            <text:p>0</text:p>
          </table:table-cell>
          <table:table-cell table:formula="of:=[RA.D197]" office:value-type="float" office:value="0" calcext:value-type="float">
            <text:p>0</text:p>
          </table:table-cell>
          <table:table-cell table:formula="of:=[Root.C197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97]" office:value-type="float" office:value="-170.8" calcext:value-type="float">
            <text:p>-170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9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98]" office:value-type="float" office:value="0" calcext:value-type="float">
            <text:p>0</text:p>
          </table:table-cell>
          <table:table-cell table:formula="of:=[RA.D198]" office:value-type="float" office:value="0" calcext:value-type="float">
            <text:p>0</text:p>
          </table:table-cell>
          <table:table-cell table:formula="of:=[Root.C198]" office:value-type="float" office:value="-162" calcext:value-type="float">
            <text:p>-16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98]" office:value-type="float" office:value="-162" calcext:value-type="float">
            <text:p>-16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9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199]" office:value-type="float" office:value="0" calcext:value-type="float">
            <text:p>0</text:p>
          </table:table-cell>
          <table:table-cell table:formula="of:=[RA.D199]" office:value-type="float" office:value="0" calcext:value-type="float">
            <text:p>0</text:p>
          </table:table-cell>
          <table:table-cell table:formula="of:=[Root.C19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199]" office:value-type="float" office:value="-156.4" calcext:value-type="float">
            <text:p>-156,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9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00]" office:value-type="float" office:value="0" calcext:value-type="float">
            <text:p>0</text:p>
          </table:table-cell>
          <table:table-cell table:formula="of:=[RA.D200]" office:value-type="float" office:value="0" calcext:value-type="float">
            <text:p>0</text:p>
          </table:table-cell>
          <table:table-cell table:formula="of:=[Root.C20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00]" office:value-type="float" office:value="-142.4" calcext:value-type="float">
            <text:p>-142,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9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01]" office:value-type="float" office:value="0" calcext:value-type="float">
            <text:p>0</text:p>
          </table:table-cell>
          <table:table-cell table:formula="of:=[RA.D201]" office:value-type="float" office:value="0" calcext:value-type="float">
            <text:p>0</text:p>
          </table:table-cell>
          <table:table-cell table:formula="of:=[Root.C20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01]" office:value-type="float" office:value="-123.2" calcext:value-type="float">
            <text:p>-123,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19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02]" office:value-type="float" office:value="0" calcext:value-type="float">
            <text:p>0</text:p>
          </table:table-cell>
          <table:table-cell table:formula="of:=[RA.D202]" office:value-type="float" office:value="0" calcext:value-type="float">
            <text:p>0</text:p>
          </table:table-cell>
          <table:table-cell table:formula="of:=[Root.C202]" office:value-type="float" office:value="1E+020" calcext:value-type="float">
            <text:p>1,00E+20</text:p>
          </table:table-cell>
          <table:table-cell table:formula="of:=[Global.D40]" office:value-type="float" office:value="232.180386" calcext:value-type="float">
            <text:p>232,18</text:p>
          </table:table-cell>
          <table:table-cell table:formula="of:=[Root.D202]" office:value-type="float" office:value="-219.2" calcext:value-type="float">
            <text:p>-219,2</text:p>
          </table:table-cell>
          <table:table-cell table:formula="of:=[RA.J40]" office:value-type="float" office:value="-216" calcext:value-type="float">
            <text:p>-216</text:p>
          </table:table-cell>
          <table:table-cell table:formula="of:=[VNS.H200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03]" office:value-type="float" office:value="0" calcext:value-type="float">
            <text:p>0</text:p>
          </table:table-cell>
          <table:table-cell table:formula="of:=[RA.D203]" office:value-type="float" office:value="0" calcext:value-type="float">
            <text:p>0</text:p>
          </table:table-cell>
          <table:table-cell table:formula="of:=[Root.C203]" office:value-type="float" office:value="1E+020" calcext:value-type="float">
            <text:p>1,00E+20</text:p>
          </table:table-cell>
          <table:table-cell table:formula="of:=[Global.D41]" office:value-type="float" office:value="13.138963" calcext:value-type="float">
            <text:p>13,14</text:p>
          </table:table-cell>
          <table:table-cell table:formula="of:=[Root.D203]" office:value-type="float" office:value="-197.3" calcext:value-type="float">
            <text:p>-197,3</text:p>
          </table:table-cell>
          <table:table-cell table:formula="of:=[RA.J41]" office:value-type="float" office:value="-193" calcext:value-type="float">
            <text:p>-193</text:p>
          </table:table-cell>
          <table:table-cell table:formula="of:=[VNS.H20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04]" office:value-type="float" office:value="0" calcext:value-type="float">
            <text:p>0</text:p>
          </table:table-cell>
          <table:table-cell table:formula="of:=[RA.D204]" office:value-type="float" office:value="0" calcext:value-type="float">
            <text:p>0</text:p>
          </table:table-cell>
          <table:table-cell table:formula="of:=[Root.C20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04]" office:value-type="float" office:value="-171.5" calcext:value-type="float">
            <text:p>-171,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0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05]" office:value-type="float" office:value="0" calcext:value-type="float">
            <text:p>0</text:p>
          </table:table-cell>
          <table:table-cell table:formula="of:=[RA.D205]" office:value-type="float" office:value="0" calcext:value-type="float">
            <text:p>0</text:p>
          </table:table-cell>
          <table:table-cell table:formula="of:=[Root.C20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05]" office:value-type="float" office:value="-156.8" calcext:value-type="float">
            <text:p>-156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0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06]" office:value-type="float" office:value="0" calcext:value-type="float">
            <text:p>0</text:p>
          </table:table-cell>
          <table:table-cell table:formula="of:=[RA.D206]" office:value-type="float" office:value="0" calcext:value-type="float">
            <text:p>0</text:p>
          </table:table-cell>
          <table:table-cell table:formula="of:=[Root.C20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06]" office:value-type="float" office:value="-142.8" calcext:value-type="float">
            <text:p>-142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0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07]" office:value-type="float" office:value="0" calcext:value-type="float">
            <text:p>0</text:p>
          </table:table-cell>
          <table:table-cell table:formula="of:=[RA.D207]" office:value-type="float" office:value="0" calcext:value-type="float">
            <text:p>0</text:p>
          </table:table-cell>
          <table:table-cell table:formula="of:=[Root.C207]" office:value-type="float" office:value="1E+020" calcext:value-type="float">
            <text:p>1,00E+20</text:p>
          </table:table-cell>
          <table:table-cell table:formula="of:=[Global.D42]" office:value-type="float" office:value="47.975989" calcext:value-type="float">
            <text:p>47,98</text:p>
          </table:table-cell>
          <table:table-cell table:formula="of:=[Root.D207]" office:value-type="float" office:value="-54.729207" calcext:value-type="float">
            <text:p>-54,73</text:p>
          </table:table-cell>
          <table:table-cell table:formula="of:=[RA.J42]" office:value-type="float" office:value="-50" calcext:value-type="float">
            <text:p>-50</text:p>
          </table:table-cell>
          <table:table-cell table:formula="of:=[VNS.H20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08]" office:value-type="float" office:value="0" calcext:value-type="float">
            <text:p>0</text:p>
          </table:table-cell>
          <table:table-cell table:formula="of:=[RA.D208]" office:value-type="float" office:value="0" calcext:value-type="float">
            <text:p>0</text:p>
          </table:table-cell>
          <table:table-cell table:formula="of:=[Root.C208]" office:value-type="float" office:value="1E+020" calcext:value-type="float">
            <text:p>1,00E+20</text:p>
          </table:table-cell>
          <table:table-cell table:formula="of:=[Global.D43]" office:value-type="float" office:value="4.393635" calcext:value-type="float">
            <text:p>4,39</text:p>
          </table:table-cell>
          <table:table-cell table:formula="of:=[Root.D208]" office:value-type="float" office:value="-47.428559" calcext:value-type="float">
            <text:p>-47,43</text:p>
          </table:table-cell>
          <table:table-cell table:formula="of:=[RA.J43]" office:value-type="float" office:value="-47" calcext:value-type="float">
            <text:p>-47</text:p>
          </table:table-cell>
          <table:table-cell table:formula="of:=[VNS.H20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09]" office:value-type="float" office:value="0" calcext:value-type="float">
            <text:p>0</text:p>
          </table:table-cell>
          <table:table-cell table:formula="of:=[RA.D209]" office:value-type="float" office:value="0" calcext:value-type="float">
            <text:p>0</text:p>
          </table:table-cell>
          <table:table-cell table:formula="of:=[Root.C20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09]" office:value-type="float" office:value="-42.287289" calcext:value-type="float">
            <text:p>-42,2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0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10]" office:value-type="float" office:value="0" calcext:value-type="float">
            <text:p>0</text:p>
          </table:table-cell>
          <table:table-cell table:formula="of:=[RA.D210]" office:value-type="float" office:value="0" calcext:value-type="float">
            <text:p>0</text:p>
          </table:table-cell>
          <table:table-cell table:formula="of:=[Root.C21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10]" office:value-type="float" office:value="-38.858491" calcext:value-type="float">
            <text:p>-38,8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0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11]" office:value-type="float" office:value="0" calcext:value-type="float">
            <text:p>0</text:p>
          </table:table-cell>
          <table:table-cell table:formula="of:=[RA.D211]" office:value-type="float" office:value="0" calcext:value-type="float">
            <text:p>0</text:p>
          </table:table-cell>
          <table:table-cell table:formula="of:=[Root.C21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11]" office:value-type="float" office:value="-34.093817" calcext:value-type="float">
            <text:p>-34,0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0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12]" office:value-type="float" office:value="0" calcext:value-type="float">
            <text:p>0</text:p>
          </table:table-cell>
          <table:table-cell table:formula="of:=[RA.D212]" office:value-type="float" office:value="0" calcext:value-type="float">
            <text:p>0</text:p>
          </table:table-cell>
          <table:table-cell table:formula="of:=[Root.C212]" office:value-type="float" office:value="1E+020" calcext:value-type="float">
            <text:p>1,00E+20</text:p>
          </table:table-cell>
          <table:table-cell table:formula="of:=[Global.D44]" office:value-type="float" office:value="24.91175" calcext:value-type="float">
            <text:p>24,91</text:p>
          </table:table-cell>
          <table:table-cell table:formula="of:=[Root.D212]" office:value-type="float" office:value="-112.483468" calcext:value-type="float">
            <text:p>-112,48</text:p>
          </table:table-cell>
          <table:table-cell table:formula="of:=[RA.J44]" office:value-type="float" office:value="-112" calcext:value-type="float">
            <text:p>-112</text:p>
          </table:table-cell>
          <table:table-cell table:formula="of:=[VNS.H210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13]" office:value-type="float" office:value="0" calcext:value-type="float">
            <text:p>0</text:p>
          </table:table-cell>
          <table:table-cell table:formula="of:=[RA.D213]" office:value-type="float" office:value="0" calcext:value-type="float">
            <text:p>0</text:p>
          </table:table-cell>
          <table:table-cell table:formula="of:=[Root.C213]" office:value-type="float" office:value="1E+020" calcext:value-type="float">
            <text:p>1,00E+20</text:p>
          </table:table-cell>
          <table:table-cell table:formula="of:=[Global.D45]" office:value-type="float" office:value="0.764094" calcext:value-type="float">
            <text:p>0,76</text:p>
          </table:table-cell>
          <table:table-cell table:formula="of:=[Root.D213]" office:value-type="float" office:value="-97.069223" calcext:value-type="float">
            <text:p>-97,07</text:p>
          </table:table-cell>
          <table:table-cell table:formula="of:=[RA.J45]" office:value-type="float" office:value="-94" calcext:value-type="float">
            <text:p>-94</text:p>
          </table:table-cell>
          <table:table-cell table:formula="of:=[VNS.H21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14]" office:value-type="float" office:value="0" calcext:value-type="float">
            <text:p>0</text:p>
          </table:table-cell>
          <table:table-cell table:formula="of:=[RA.D214]" office:value-type="float" office:value="0" calcext:value-type="float">
            <text:p>0</text:p>
          </table:table-cell>
          <table:table-cell table:formula="of:=[Root.C21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14]" office:value-type="float" office:value="-86.149775" calcext:value-type="float">
            <text:p>-86,1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1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15]" office:value-type="float" office:value="0" calcext:value-type="float">
            <text:p>0</text:p>
          </table:table-cell>
          <table:table-cell table:formula="of:=[RA.D215]" office:value-type="float" office:value="0" calcext:value-type="float">
            <text:p>0</text:p>
          </table:table-cell>
          <table:table-cell table:formula="of:=[Root.C21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15]" office:value-type="float" office:value="-76.571438" calcext:value-type="float">
            <text:p>-76,57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1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16]" office:value-type="float" office:value="0" calcext:value-type="float">
            <text:p>0</text:p>
          </table:table-cell>
          <table:table-cell table:formula="of:=[RA.D216]" office:value-type="float" office:value="0" calcext:value-type="float">
            <text:p>0</text:p>
          </table:table-cell>
          <table:table-cell table:formula="of:=[Root.C21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16]" office:value-type="float" office:value="-70.787119" calcext:value-type="float">
            <text:p>-70,7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1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17]" office:value-type="float" office:value="0" calcext:value-type="float">
            <text:p>0</text:p>
          </table:table-cell>
          <table:table-cell table:formula="of:=[RA.D217]" office:value-type="float" office:value="0" calcext:value-type="float">
            <text:p>0</text:p>
          </table:table-cell>
          <table:table-cell table:formula="of:=[Root.C217]" office:value-type="float" office:value="1E+020" calcext:value-type="float">
            <text:p>1,00E+20</text:p>
          </table:table-cell>
          <table:table-cell table:formula="of:=[Global.D46]" office:value-type="float" office:value="51.680536" calcext:value-type="float">
            <text:p>51,68</text:p>
          </table:table-cell>
          <table:table-cell table:formula="of:=[Root.D217]" office:value-type="float" office:value="-162.2" calcext:value-type="float">
            <text:p>-162,2</text:p>
          </table:table-cell>
          <table:table-cell table:formula="of:=[RA.J46]" office:value-type="float" office:value="-163" calcext:value-type="float">
            <text:p>-163</text:p>
          </table:table-cell>
          <table:table-cell table:formula="of:=[VNS.H21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18]" office:value-type="float" office:value="0" calcext:value-type="float">
            <text:p>0</text:p>
          </table:table-cell>
          <table:table-cell table:formula="of:=[RA.D218]" office:value-type="float" office:value="0" calcext:value-type="float">
            <text:p>0</text:p>
          </table:table-cell>
          <table:table-cell table:formula="of:=[Root.C218]" office:value-type="float" office:value="1E+020" calcext:value-type="float">
            <text:p>1,00E+20</text:p>
          </table:table-cell>
          <table:table-cell table:formula="of:=[Global.D47]" office:value-type="float" office:value="11.03512" calcext:value-type="float">
            <text:p>11,04</text:p>
          </table:table-cell>
          <table:table-cell table:formula="of:=[Root.D218]" office:value-type="float" office:value="-147.6" calcext:value-type="float">
            <text:p>-147,6</text:p>
          </table:table-cell>
          <table:table-cell table:formula="of:=[RA.J47]" office:value-type="float" office:value="-144" calcext:value-type="float">
            <text:p>-144</text:p>
          </table:table-cell>
          <table:table-cell table:formula="of:=[VNS.H21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19]" office:value-type="float" office:value="0" calcext:value-type="float">
            <text:p>0</text:p>
          </table:table-cell>
          <table:table-cell table:formula="of:=[RA.D219]" office:value-type="float" office:value="0" calcext:value-type="float">
            <text:p>0</text:p>
          </table:table-cell>
          <table:table-cell table:formula="of:=[Root.C21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19]" office:value-type="float" office:value="-134.8" calcext:value-type="float">
            <text:p>-134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1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20]" office:value-type="float" office:value="0" calcext:value-type="float">
            <text:p>0</text:p>
          </table:table-cell>
          <table:table-cell table:formula="of:=[RA.D220]" office:value-type="float" office:value="0" calcext:value-type="float">
            <text:p>0</text:p>
          </table:table-cell>
          <table:table-cell table:formula="of:=[Root.C22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20]" office:value-type="float" office:value="-121" calcext:value-type="float">
            <text:p>-12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1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21]" office:value-type="float" office:value="0" calcext:value-type="float">
            <text:p>0</text:p>
          </table:table-cell>
          <table:table-cell table:formula="of:=[RA.D221]" office:value-type="float" office:value="0" calcext:value-type="float">
            <text:p>0</text:p>
          </table:table-cell>
          <table:table-cell table:formula="of:=[Root.C22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21]" office:value-type="float" office:value="-109.6" calcext:value-type="float">
            <text:p>-109,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1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22]" office:value-type="float" office:value="0" calcext:value-type="float">
            <text:p>0</text:p>
          </table:table-cell>
          <table:table-cell table:formula="of:=[RA.D222]" office:value-type="float" office:value="0" calcext:value-type="float">
            <text:p>0</text:p>
          </table:table-cell>
          <table:table-cell table:formula="of:=[Root.C222]" office:value-type="float" office:value="1E+020" calcext:value-type="float">
            <text:p>1,00E+20</text:p>
          </table:table-cell>
          <table:table-cell table:formula="of:=[Global.D48]" office:value-type="string" office:string-value="TLE" calcext:value-type="string">
            <text:p>TLE</text:p>
          </table:table-cell>
          <table:table-cell table:formula="of:=[Root.D222]" office:value-type="float" office:value="-186.291293" calcext:value-type="float">
            <text:p>-186,29</text:p>
          </table:table-cell>
          <table:table-cell table:formula="of:=[RA.J48]" office:value-type="float" office:value="-175" calcext:value-type="float">
            <text:p>-175</text:p>
          </table:table-cell>
          <table:table-cell table:formula="of:=[VNS.H220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23]" office:value-type="float" office:value="0" calcext:value-type="float">
            <text:p>0</text:p>
          </table:table-cell>
          <table:table-cell table:formula="of:=[RA.D223]" office:value-type="float" office:value="0" calcext:value-type="float">
            <text:p>0</text:p>
          </table:table-cell>
          <table:table-cell table:formula="of:=[Root.C223]" office:value-type="float" office:value="1E+020" calcext:value-type="float">
            <text:p>1,00E+20</text:p>
          </table:table-cell>
          <table:table-cell table:formula="of:=[Global.D49]" office:value-type="string" office:string-value="TLE" calcext:value-type="string">
            <text:p>TLE</text:p>
          </table:table-cell>
          <table:table-cell table:formula="of:=[Root.D223]" office:value-type="float" office:value="-157.16432" calcext:value-type="float">
            <text:p>-157,16</text:p>
          </table:table-cell>
          <table:table-cell table:formula="of:=[RA.J49]" office:value-type="float" office:value="-159" calcext:value-type="float">
            <text:p>-159</text:p>
          </table:table-cell>
          <table:table-cell table:formula="of:=[VNS.H22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24]" office:value-type="float" office:value="0" calcext:value-type="float">
            <text:p>0</text:p>
          </table:table-cell>
          <table:table-cell table:formula="of:=[RA.D224]" office:value-type="float" office:value="0" calcext:value-type="float">
            <text:p>0</text:p>
          </table:table-cell>
          <table:table-cell table:formula="of:=[Root.C22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24]" office:value-type="float" office:value="-140.295386" calcext:value-type="float">
            <text:p>-140,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2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25]" office:value-type="float" office:value="0" calcext:value-type="float">
            <text:p>0</text:p>
          </table:table-cell>
          <table:table-cell table:formula="of:=[RA.D225]" office:value-type="float" office:value="0" calcext:value-type="float">
            <text:p>0</text:p>
          </table:table-cell>
          <table:table-cell table:formula="of:=[Root.C22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25]" office:value-type="float" office:value="-124.843417" calcext:value-type="float">
            <text:p>-124,8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2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26]" office:value-type="float" office:value="0" calcext:value-type="float">
            <text:p>0</text:p>
          </table:table-cell>
          <table:table-cell table:formula="of:=[RA.D226]" office:value-type="float" office:value="0" calcext:value-type="float">
            <text:p>0</text:p>
          </table:table-cell>
          <table:table-cell table:formula="of:=[Root.C22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26]" office:value-type="float" office:value="-115.331721" calcext:value-type="float">
            <text:p>-115,3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2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27]" office:value-type="float" office:value="0" calcext:value-type="float">
            <text:p>0</text:p>
          </table:table-cell>
          <table:table-cell table:formula="of:=[RA.D227]" office:value-type="float" office:value="0" calcext:value-type="float">
            <text:p>0</text:p>
          </table:table-cell>
          <table:table-cell table:formula="of:=[Root.C227]" office:value-type="float" office:value="1E+020" calcext:value-type="float">
            <text:p>1,00E+20</text:p>
          </table:table-cell>
          <table:table-cell table:formula="of:=[Global.D50]" office:value-type="float" office:value="1801.068264" calcext:value-type="float">
            <text:p>1801,07</text:p>
          </table:table-cell>
          <table:table-cell table:formula="of:=[Root.D227]" office:value-type="float" office:value="-44.618587" calcext:value-type="float">
            <text:p>-44,62</text:p>
          </table:table-cell>
          <table:table-cell table:formula="of:=[RA.J50]" office:value-type="float" office:value="-39" calcext:value-type="float">
            <text:p>-39</text:p>
          </table:table-cell>
          <table:table-cell table:formula="of:=[VNS.H22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28]" office:value-type="float" office:value="0" calcext:value-type="float">
            <text:p>0</text:p>
          </table:table-cell>
          <table:table-cell table:formula="of:=[RA.D228]" office:value-type="float" office:value="0" calcext:value-type="float">
            <text:p>0</text:p>
          </table:table-cell>
          <table:table-cell table:formula="of:=[Root.C228]" office:value-type="float" office:value="1E+020" calcext:value-type="float">
            <text:p>1,00E+20</text:p>
          </table:table-cell>
          <table:table-cell table:formula="of:=[Global.D51]" office:value-type="float" office:value="561.563234" calcext:value-type="float">
            <text:p>561,56</text:p>
          </table:table-cell>
          <table:table-cell table:formula="of:=[Root.D228]" office:value-type="float" office:value="-39.546192" calcext:value-type="float">
            <text:p>-39,55</text:p>
          </table:table-cell>
          <table:table-cell table:formula="of:=[RA.J51]" office:value-type="float" office:value="-35" calcext:value-type="float">
            <text:p>-35</text:p>
          </table:table-cell>
          <table:table-cell table:formula="of:=[VNS.H22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29]" office:value-type="float" office:value="0" calcext:value-type="float">
            <text:p>0</text:p>
          </table:table-cell>
          <table:table-cell table:formula="of:=[RA.D229]" office:value-type="float" office:value="0" calcext:value-type="float">
            <text:p>0</text:p>
          </table:table-cell>
          <table:table-cell table:formula="of:=[Root.C22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29]" office:value-type="float" office:value="-35.689797" calcext:value-type="float">
            <text:p>-35,6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2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30]" office:value-type="float" office:value="0" calcext:value-type="float">
            <text:p>0</text:p>
          </table:table-cell>
          <table:table-cell table:formula="of:=[RA.D230]" office:value-type="float" office:value="0" calcext:value-type="float">
            <text:p>0</text:p>
          </table:table-cell>
          <table:table-cell table:formula="of:=[Root.C23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30]" office:value-type="float" office:value="-30.776012" calcext:value-type="float">
            <text:p>-30,7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2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31]" office:value-type="float" office:value="0" calcext:value-type="float">
            <text:p>0</text:p>
          </table:table-cell>
          <table:table-cell table:formula="of:=[RA.D231]" office:value-type="float" office:value="0" calcext:value-type="float">
            <text:p>0</text:p>
          </table:table-cell>
          <table:table-cell table:formula="of:=[Root.C23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31]" office:value-type="float" office:value="-28.962224" calcext:value-type="float">
            <text:p>-28,9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2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32]" office:value-type="float" office:value="0" calcext:value-type="float">
            <text:p>0</text:p>
          </table:table-cell>
          <table:table-cell table:formula="of:=[RA.D232]" office:value-type="float" office:value="0" calcext:value-type="float">
            <text:p>0</text:p>
          </table:table-cell>
          <table:table-cell table:formula="of:=[Root.C232]" office:value-type="float" office:value="1E+020" calcext:value-type="float">
            <text:p>1,00E+20</text:p>
          </table:table-cell>
          <table:table-cell table:formula="of:=[Global.D52]" office:value-type="float" office:value="101.57012" calcext:value-type="float">
            <text:p>101,57</text:p>
          </table:table-cell>
          <table:table-cell table:formula="of:=[Root.D232]" office:value-type="float" office:value="-88.048777" calcext:value-type="float">
            <text:p>-88,05</text:p>
          </table:table-cell>
          <table:table-cell table:formula="of:=[RA.J52]" office:value-type="float" office:value="-85" calcext:value-type="float">
            <text:p>-85</text:p>
          </table:table-cell>
          <table:table-cell table:formula="of:=[VNS.H230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33]" office:value-type="float" office:value="0" calcext:value-type="float">
            <text:p>0</text:p>
          </table:table-cell>
          <table:table-cell table:formula="of:=[RA.D233]" office:value-type="float" office:value="0" calcext:value-type="float">
            <text:p>0</text:p>
          </table:table-cell>
          <table:table-cell table:formula="of:=[Root.C233]" office:value-type="float" office:value="1E+020" calcext:value-type="float">
            <text:p>1,00E+20</text:p>
          </table:table-cell>
          <table:table-cell table:formula="of:=[Global.D53]" office:value-type="float" office:value="1252.085742" calcext:value-type="float">
            <text:p>1252,09</text:p>
          </table:table-cell>
          <table:table-cell table:formula="of:=[Root.D233]" office:value-type="float" office:value="-80.518891" calcext:value-type="float">
            <text:p>-80,52</text:p>
          </table:table-cell>
          <table:table-cell table:formula="of:=[RA.J53]" office:value-type="float" office:value="-76" calcext:value-type="float">
            <text:p>-76</text:p>
          </table:table-cell>
          <table:table-cell table:formula="of:=[VNS.H23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34]" office:value-type="float" office:value="0" calcext:value-type="float">
            <text:p>0</text:p>
          </table:table-cell>
          <table:table-cell table:formula="of:=[RA.D234]" office:value-type="float" office:value="0" calcext:value-type="float">
            <text:p>0</text:p>
          </table:table-cell>
          <table:table-cell table:formula="of:=[Root.C23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34]" office:value-type="float" office:value="-69.462383" calcext:value-type="float">
            <text:p>-69,4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3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35]" office:value-type="float" office:value="0" calcext:value-type="float">
            <text:p>0</text:p>
          </table:table-cell>
          <table:table-cell table:formula="of:=[RA.D235]" office:value-type="float" office:value="0" calcext:value-type="float">
            <text:p>0</text:p>
          </table:table-cell>
          <table:table-cell table:formula="of:=[Root.C23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35]" office:value-type="float" office:value="-63.998412" calcext:value-type="float">
            <text:p>-6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3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36]" office:value-type="float" office:value="0" calcext:value-type="float">
            <text:p>0</text:p>
          </table:table-cell>
          <table:table-cell table:formula="of:=[RA.D236]" office:value-type="float" office:value="0" calcext:value-type="float">
            <text:p>0</text:p>
          </table:table-cell>
          <table:table-cell table:formula="of:=[Root.C23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36]" office:value-type="float" office:value="-54.85174" calcext:value-type="float">
            <text:p>-54,8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3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37]" office:value-type="float" office:value="0" calcext:value-type="float">
            <text:p>0</text:p>
          </table:table-cell>
          <table:table-cell table:formula="of:=[RA.D237]" office:value-type="float" office:value="0" calcext:value-type="float">
            <text:p>0</text:p>
          </table:table-cell>
          <table:table-cell table:formula="of:=[Root.C237]" office:value-type="float" office:value="1E+020" calcext:value-type="float">
            <text:p>1,00E+20</text:p>
          </table:table-cell>
          <table:table-cell table:formula="of:=[Global.D54]" office:value-type="float" office:value="1802.981761" calcext:value-type="float">
            <text:p>1802,98</text:p>
          </table:table-cell>
          <table:table-cell table:formula="of:=[Root.D237]" office:value-type="float" office:value="-133.604719" calcext:value-type="float">
            <text:p>-133,6</text:p>
          </table:table-cell>
          <table:table-cell table:formula="of:=[RA.J54]" office:value-type="float" office:value="-134" calcext:value-type="float">
            <text:p>-134</text:p>
          </table:table-cell>
          <table:table-cell table:formula="of:=[VNS.H23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38]" office:value-type="float" office:value="0" calcext:value-type="float">
            <text:p>0</text:p>
          </table:table-cell>
          <table:table-cell table:formula="of:=[RA.D238]" office:value-type="float" office:value="0" calcext:value-type="float">
            <text:p>0</text:p>
          </table:table-cell>
          <table:table-cell table:formula="of:=[Root.C238]" office:value-type="float" office:value="1E+020" calcext:value-type="float">
            <text:p>1,00E+20</text:p>
          </table:table-cell>
          <table:table-cell table:formula="of:=[Global.D55]" office:value-type="float" office:value="1801.505912" calcext:value-type="float">
            <text:p>1801,51</text:p>
          </table:table-cell>
          <table:table-cell table:formula="of:=[Root.D238]" office:value-type="float" office:value="-117.837522" calcext:value-type="float">
            <text:p>-117,84</text:p>
          </table:table-cell>
          <table:table-cell table:formula="of:=[RA.J55]" office:value-type="float" office:value="-116" calcext:value-type="float">
            <text:p>-116</text:p>
          </table:table-cell>
          <table:table-cell table:formula="of:=[VNS.H23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39]" office:value-type="float" office:value="0" calcext:value-type="float">
            <text:p>0</text:p>
          </table:table-cell>
          <table:table-cell table:formula="of:=[RA.D239]" office:value-type="float" office:value="0" calcext:value-type="float">
            <text:p>0</text:p>
          </table:table-cell>
          <table:table-cell table:formula="of:=[Root.C23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39]" office:value-type="float" office:value="-108.426026" calcext:value-type="float">
            <text:p>-108,4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3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40]" office:value-type="float" office:value="0" calcext:value-type="float">
            <text:p>0</text:p>
          </table:table-cell>
          <table:table-cell table:formula="of:=[RA.D240]" office:value-type="float" office:value="0" calcext:value-type="float">
            <text:p>0</text:p>
          </table:table-cell>
          <table:table-cell table:formula="of:=[Root.C24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40]" office:value-type="float" office:value="-97.95641" calcext:value-type="float">
            <text:p>-97,9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3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41]" office:value-type="float" office:value="0" calcext:value-type="float">
            <text:p>0</text:p>
          </table:table-cell>
          <table:table-cell table:formula="of:=[RA.D241]" office:value-type="float" office:value="0" calcext:value-type="float">
            <text:p>0</text:p>
          </table:table-cell>
          <table:table-cell table:formula="of:=[Root.C24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41]" office:value-type="float" office:value="-87.40776" calcext:value-type="float">
            <text:p>-87,4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3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42]" office:value-type="float" office:value="0" calcext:value-type="float">
            <text:p>0</text:p>
          </table:table-cell>
          <table:table-cell table:formula="of:=[RA.D242]" office:value-type="float" office:value="0" calcext:value-type="float">
            <text:p>0</text:p>
          </table:table-cell>
          <table:table-cell table:formula="of:=[Root.C242]" office:value-type="float" office:value="1E+020" calcext:value-type="float">
            <text:p>1,00E+20</text:p>
          </table:table-cell>
          <table:table-cell table:formula="of:=[Global.D56]" office:value-type="string" office:string-value="TLE" calcext:value-type="string">
            <text:p>TLE</text:p>
          </table:table-cell>
          <table:table-cell table:formula="of:=[Root.D242]" office:value-type="float" office:value="-153.976077" calcext:value-type="float">
            <text:p>-153,98</text:p>
          </table:table-cell>
          <table:table-cell table:formula="of:=[RA.J56]" office:value-type="float" office:value="-154" calcext:value-type="float">
            <text:p>-154</text:p>
          </table:table-cell>
          <table:table-cell table:formula="of:=[VNS.H240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43]" office:value-type="float" office:value="0" calcext:value-type="float">
            <text:p>0</text:p>
          </table:table-cell>
          <table:table-cell table:formula="of:=[RA.D243]" office:value-type="float" office:value="0" calcext:value-type="float">
            <text:p>0</text:p>
          </table:table-cell>
          <table:table-cell table:formula="of:=[Root.C243]" office:value-type="float" office:value="1E+020" calcext:value-type="float">
            <text:p>1,00E+20</text:p>
          </table:table-cell>
          <table:table-cell table:formula="of:=[Global.D57]" office:value-type="string" office:string-value="TLE" calcext:value-type="string">
            <text:p>TLE</text:p>
          </table:table-cell>
          <table:table-cell table:formula="of:=[Root.D243]" office:value-type="float" office:value="-139.425731" calcext:value-type="float">
            <text:p>-139,43</text:p>
          </table:table-cell>
          <table:table-cell table:formula="of:=[RA.J57]" office:value-type="float" office:value="-132" calcext:value-type="float">
            <text:p>-132</text:p>
          </table:table-cell>
          <table:table-cell table:formula="of:=[VNS.H24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44]" office:value-type="float" office:value="0" calcext:value-type="float">
            <text:p>0</text:p>
          </table:table-cell>
          <table:table-cell table:formula="of:=[RA.D244]" office:value-type="float" office:value="0" calcext:value-type="float">
            <text:p>0</text:p>
          </table:table-cell>
          <table:table-cell table:formula="of:=[Root.C24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44]" office:value-type="float" office:value="-125.813406" calcext:value-type="float">
            <text:p>-125,8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4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45]" office:value-type="float" office:value="0" calcext:value-type="float">
            <text:p>0</text:p>
          </table:table-cell>
          <table:table-cell table:formula="of:=[RA.D245]" office:value-type="float" office:value="0" calcext:value-type="float">
            <text:p>0</text:p>
          </table:table-cell>
          <table:table-cell table:formula="of:=[Root.C24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45]" office:value-type="float" office:value="-109.615105" calcext:value-type="float">
            <text:p>-109,6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4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46]" office:value-type="float" office:value="0" calcext:value-type="float">
            <text:p>0</text:p>
          </table:table-cell>
          <table:table-cell table:formula="of:=[RA.D246]" office:value-type="float" office:value="0" calcext:value-type="float">
            <text:p>0</text:p>
          </table:table-cell>
          <table:table-cell table:formula="of:=[Root.C24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46]" office:value-type="float" office:value="-102.632511" calcext:value-type="float">
            <text:p>-102,6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4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47]" office:value-type="float" office:value="0" calcext:value-type="float">
            <text:p>0</text:p>
          </table:table-cell>
          <table:table-cell table:formula="of:=[RA.D247]" office:value-type="float" office:value="0" calcext:value-type="float">
            <text:p>0</text:p>
          </table:table-cell>
          <table:table-cell table:formula="of:=[Root.C247]" office:value-type="float" office:value="1E+020" calcext:value-type="float">
            <text:p>1,00E+20</text:p>
          </table:table-cell>
          <table:table-cell table:formula="of:=[Global.D58]" office:value-type="string" office:string-value="TLE" calcext:value-type="string">
            <text:p>TLE</text:p>
          </table:table-cell>
          <table:table-cell table:formula="of:=[Root.D247]" office:value-type="float" office:value="-36.543756" calcext:value-type="float">
            <text:p>-36,54</text:p>
          </table:table-cell>
          <table:table-cell table:formula="of:=[RA.J58]" office:value-type="float" office:value="-33" calcext:value-type="float">
            <text:p>-33</text:p>
          </table:table-cell>
          <table:table-cell table:formula="of:=[VNS.H24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48]" office:value-type="float" office:value="0" calcext:value-type="float">
            <text:p>0</text:p>
          </table:table-cell>
          <table:table-cell table:formula="of:=[RA.D248]" office:value-type="float" office:value="0" calcext:value-type="float">
            <text:p>0</text:p>
          </table:table-cell>
          <table:table-cell table:formula="of:=[Root.C248]" office:value-type="float" office:value="1E+020" calcext:value-type="float">
            <text:p>1,00E+20</text:p>
          </table:table-cell>
          <table:table-cell table:formula="of:=[Global.D59]" office:value-type="string" office:string-value="TLE" calcext:value-type="string">
            <text:p>TLE</text:p>
          </table:table-cell>
          <table:table-cell table:formula="of:=[Root.D248]" office:value-type="float" office:value="-32.549915" calcext:value-type="float">
            <text:p>-32,55</text:p>
          </table:table-cell>
          <table:table-cell table:formula="of:=[RA.J59]" office:value-type="float" office:value="-30" calcext:value-type="float">
            <text:p>-30</text:p>
          </table:table-cell>
          <table:table-cell table:formula="of:=[VNS.H24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49]" office:value-type="float" office:value="0" calcext:value-type="float">
            <text:p>0</text:p>
          </table:table-cell>
          <table:table-cell table:formula="of:=[RA.D249]" office:value-type="float" office:value="0" calcext:value-type="float">
            <text:p>0</text:p>
          </table:table-cell>
          <table:table-cell table:formula="of:=[Root.C24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49]" office:value-type="float" office:value="-28.060889" calcext:value-type="float">
            <text:p>-28,0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4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50]" office:value-type="float" office:value="0" calcext:value-type="float">
            <text:p>0</text:p>
          </table:table-cell>
          <table:table-cell table:formula="of:=[RA.D250]" office:value-type="float" office:value="0" calcext:value-type="float">
            <text:p>0</text:p>
          </table:table-cell>
          <table:table-cell table:formula="of:=[Root.C25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50]" office:value-type="float" office:value="-25.974667" calcext:value-type="float">
            <text:p>-25,97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4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51]" office:value-type="float" office:value="0" calcext:value-type="float">
            <text:p>0</text:p>
          </table:table-cell>
          <table:table-cell table:formula="of:=[RA.D251]" office:value-type="float" office:value="0" calcext:value-type="float">
            <text:p>0</text:p>
          </table:table-cell>
          <table:table-cell table:formula="of:=[Root.C25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51]" office:value-type="float" office:value="-23.343027" calcext:value-type="float">
            <text:p>-23,3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4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52]" office:value-type="float" office:value="0" calcext:value-type="float">
            <text:p>0</text:p>
          </table:table-cell>
          <table:table-cell table:formula="of:=[RA.D252]" office:value-type="float" office:value="0" calcext:value-type="float">
            <text:p>0</text:p>
          </table:table-cell>
          <table:table-cell table:formula="of:=[Root.C252]" office:value-type="float" office:value="1E+020" calcext:value-type="float">
            <text:p>1,00E+20</text:p>
          </table:table-cell>
          <table:table-cell table:formula="of:=[Global.D60]" office:value-type="string" office:string-value="TLE" calcext:value-type="string">
            <text:p>TLE</text:p>
          </table:table-cell>
          <table:table-cell table:formula="of:=[Root.D252]" office:value-type="float" office:value="-79.211263" calcext:value-type="float">
            <text:p>-79,21</text:p>
          </table:table-cell>
          <table:table-cell table:formula="of:=[RA.J60]" office:value-type="float" office:value="-74" calcext:value-type="float">
            <text:p>-74</text:p>
          </table:table-cell>
          <table:table-cell table:formula="of:=[VNS.H250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53]" office:value-type="float" office:value="0" calcext:value-type="float">
            <text:p>0</text:p>
          </table:table-cell>
          <table:table-cell table:formula="of:=[RA.D253]" office:value-type="float" office:value="0" calcext:value-type="float">
            <text:p>0</text:p>
          </table:table-cell>
          <table:table-cell table:formula="of:=[Root.C253]" office:value-type="float" office:value="1E+020" calcext:value-type="float">
            <text:p>1,00E+20</text:p>
          </table:table-cell>
          <table:table-cell table:formula="of:=[Global.D61]" office:value-type="string" office:string-value="TLE" calcext:value-type="string">
            <text:p>TLE</text:p>
          </table:table-cell>
          <table:table-cell table:formula="of:=[Root.D253]" office:value-type="float" office:value="-67.22923" calcext:value-type="float">
            <text:p>-67,23</text:p>
          </table:table-cell>
          <table:table-cell table:formula="of:=[RA.J61]" office:value-type="float" office:value="-63" calcext:value-type="float">
            <text:p>-63</text:p>
          </table:table-cell>
          <table:table-cell table:formula="of:=[VNS.H25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54]" office:value-type="float" office:value="0" calcext:value-type="float">
            <text:p>0</text:p>
          </table:table-cell>
          <table:table-cell table:formula="of:=[RA.D254]" office:value-type="float" office:value="0" calcext:value-type="float">
            <text:p>0</text:p>
          </table:table-cell>
          <table:table-cell table:formula="of:=[Root.C25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54]" office:value-type="float" office:value="-61.835835" calcext:value-type="float">
            <text:p>-61,8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5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55]" office:value-type="float" office:value="0" calcext:value-type="float">
            <text:p>0</text:p>
          </table:table-cell>
          <table:table-cell table:formula="of:=[RA.D255]" office:value-type="float" office:value="0" calcext:value-type="float">
            <text:p>0</text:p>
          </table:table-cell>
          <table:table-cell table:formula="of:=[Root.C25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55]" office:value-type="float" office:value="-53.949493" calcext:value-type="float">
            <text:p>-53,9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5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56]" office:value-type="float" office:value="0" calcext:value-type="float">
            <text:p>0</text:p>
          </table:table-cell>
          <table:table-cell table:formula="of:=[RA.D256]" office:value-type="float" office:value="0" calcext:value-type="float">
            <text:p>0</text:p>
          </table:table-cell>
          <table:table-cell table:formula="of:=[Root.C25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56]" office:value-type="float" office:value="-51.834152" calcext:value-type="float">
            <text:p>-51,8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5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57]" office:value-type="float" office:value="0" calcext:value-type="float">
            <text:p>0</text:p>
          </table:table-cell>
          <table:table-cell table:formula="of:=[RA.D257]" office:value-type="float" office:value="0" calcext:value-type="float">
            <text:p>0</text:p>
          </table:table-cell>
          <table:table-cell table:formula="of:=[Root.C257]" office:value-type="float" office:value="1E+020" calcext:value-type="float">
            <text:p>1,00E+20</text:p>
          </table:table-cell>
          <table:table-cell table:formula="of:=[Global.D62]" office:value-type="string" office:string-value="TLE" calcext:value-type="string">
            <text:p>TLE</text:p>
          </table:table-cell>
          <table:table-cell table:formula="of:=[Root.D257]" office:value-type="float" office:value="-112.692781" calcext:value-type="float">
            <text:p>-112,69</text:p>
          </table:table-cell>
          <table:table-cell table:formula="of:=[RA.J62]" office:value-type="float" office:value="-114" calcext:value-type="float">
            <text:p>-114</text:p>
          </table:table-cell>
          <table:table-cell table:formula="of:=[VNS.H25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58]" office:value-type="float" office:value="0" calcext:value-type="float">
            <text:p>0</text:p>
          </table:table-cell>
          <table:table-cell table:formula="of:=[RA.D258]" office:value-type="float" office:value="0" calcext:value-type="float">
            <text:p>0</text:p>
          </table:table-cell>
          <table:table-cell table:formula="of:=[Root.C258]" office:value-type="float" office:value="1E+020" calcext:value-type="float">
            <text:p>1,00E+20</text:p>
          </table:table-cell>
          <table:table-cell table:formula="of:=[Global.D63]" office:value-type="string" office:string-value="TLE" calcext:value-type="string">
            <text:p>TLE</text:p>
          </table:table-cell>
          <table:table-cell table:formula="of:=[Root.D258]" office:value-type="float" office:value="-107.709139" calcext:value-type="float">
            <text:p>-107,71</text:p>
          </table:table-cell>
          <table:table-cell table:formula="of:=[RA.J63]" office:value-type="float" office:value="-101" calcext:value-type="float">
            <text:p>-101</text:p>
          </table:table-cell>
          <table:table-cell table:formula="of:=[VNS.H25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59]" office:value-type="float" office:value="0" calcext:value-type="float">
            <text:p>0</text:p>
          </table:table-cell>
          <table:table-cell table:formula="of:=[RA.D259]" office:value-type="float" office:value="0" calcext:value-type="float">
            <text:p>0</text:p>
          </table:table-cell>
          <table:table-cell table:formula="of:=[Root.C25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59]" office:value-type="float" office:value="-87.707461" calcext:value-type="float">
            <text:p>-87,7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5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60]" office:value-type="float" office:value="0" calcext:value-type="float">
            <text:p>0</text:p>
          </table:table-cell>
          <table:table-cell table:formula="of:=[RA.D260]" office:value-type="float" office:value="0" calcext:value-type="float">
            <text:p>0</text:p>
          </table:table-cell>
          <table:table-cell table:formula="of:=[Root.C26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60]" office:value-type="float" office:value="-82.093113" calcext:value-type="float">
            <text:p>-82,0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5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61]" office:value-type="float" office:value="0" calcext:value-type="float">
            <text:p>0</text:p>
          </table:table-cell>
          <table:table-cell table:formula="of:=[RA.D261]" office:value-type="float" office:value="0" calcext:value-type="float">
            <text:p>0</text:p>
          </table:table-cell>
          <table:table-cell table:formula="of:=[Root.C26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61]" office:value-type="float" office:value="-75.842799" calcext:value-type="float">
            <text:p>-75,8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5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62]" office:value-type="float" office:value="0" calcext:value-type="float">
            <text:p>0</text:p>
          </table:table-cell>
          <table:table-cell table:formula="of:=[RA.D262]" office:value-type="float" office:value="0" calcext:value-type="float">
            <text:p>0</text:p>
          </table:table-cell>
          <table:table-cell table:formula="of:=[Root.C262]" office:value-type="float" office:value="1E+020" calcext:value-type="float">
            <text:p>1,00E+20</text:p>
          </table:table-cell>
          <table:table-cell table:formula="of:=[Global.D64]" office:value-type="string" office:string-value="TLE" calcext:value-type="string">
            <text:p>TLE</text:p>
          </table:table-cell>
          <table:table-cell table:formula="of:=[Root.D262]" office:value-type="float" office:value="-139.81827" calcext:value-type="float">
            <text:p>-139,82</text:p>
          </table:table-cell>
          <table:table-cell table:formula="of:=[RA.J64]" office:value-type="float" office:value="-133" calcext:value-type="float">
            <text:p>-133</text:p>
          </table:table-cell>
          <table:table-cell table:formula="of:=[VNS.H260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63]" office:value-type="float" office:value="0" calcext:value-type="float">
            <text:p>0</text:p>
          </table:table-cell>
          <table:table-cell table:formula="of:=[RA.D263]" office:value-type="float" office:value="0" calcext:value-type="float">
            <text:p>0</text:p>
          </table:table-cell>
          <table:table-cell table:formula="of:=[Root.C263]" office:value-type="float" office:value="1E+020" calcext:value-type="float">
            <text:p>1,00E+20</text:p>
          </table:table-cell>
          <table:table-cell table:formula="of:=[Global.D65]" office:value-type="string" office:string-value="TLE" calcext:value-type="string">
            <text:p>TLE</text:p>
          </table:table-cell>
          <table:table-cell table:formula="of:=[Root.D263]" office:value-type="float" office:value="-121.710885" calcext:value-type="float">
            <text:p>-121,71</text:p>
          </table:table-cell>
          <table:table-cell table:formula="of:=[RA.J65]" office:value-type="float" office:value="-112" calcext:value-type="float">
            <text:p>-112</text:p>
          </table:table-cell>
          <table:table-cell table:formula="of:=[VNS.H26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64]" office:value-type="float" office:value="0" calcext:value-type="float">
            <text:p>0</text:p>
          </table:table-cell>
          <table:table-cell table:formula="of:=[RA.D264]" office:value-type="float" office:value="0" calcext:value-type="float">
            <text:p>0</text:p>
          </table:table-cell>
          <table:table-cell table:formula="of:=[Root.C26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64]" office:value-type="float" office:value="-108.505363" calcext:value-type="float">
            <text:p>-108,5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6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65]" office:value-type="float" office:value="0" calcext:value-type="float">
            <text:p>0</text:p>
          </table:table-cell>
          <table:table-cell table:formula="of:=[RA.D265]" office:value-type="float" office:value="0" calcext:value-type="float">
            <text:p>0</text:p>
          </table:table-cell>
          <table:table-cell table:formula="of:=[Root.C26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65]" office:value-type="float" office:value="-99.751343" calcext:value-type="float">
            <text:p>-99,7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6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66]" office:value-type="float" office:value="0" calcext:value-type="float">
            <text:p>0</text:p>
          </table:table-cell>
          <table:table-cell table:formula="of:=[RA.D266]" office:value-type="float" office:value="0" calcext:value-type="float">
            <text:p>0</text:p>
          </table:table-cell>
          <table:table-cell table:formula="of:=[Root.C26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66]" office:value-type="float" office:value="-89.806657" calcext:value-type="float">
            <text:p>-89,8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6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67]" office:value-type="float" office:value="0" calcext:value-type="float">
            <text:p>0</text:p>
          </table:table-cell>
          <table:table-cell table:formula="of:=[RA.D267]" office:value-type="float" office:value="0" calcext:value-type="float">
            <text:p>0</text:p>
          </table:table-cell>
          <table:table-cell table:formula="of:=[Root.C267]" office:value-type="float" office:value="1E+020" calcext:value-type="float">
            <text:p>1,00E+20</text:p>
          </table:table-cell>
          <table:table-cell table:formula="of:=[Global.D66]" office:value-type="string" office:string-value="TLE" calcext:value-type="string">
            <text:p>TLE</text:p>
          </table:table-cell>
          <table:table-cell table:formula="of:=[Root.D267]" office:value-type="float" office:value="-33.110093" calcext:value-type="float">
            <text:p>-33,11</text:p>
          </table:table-cell>
          <table:table-cell table:formula="of:=[RA.J66]" office:value-type="float" office:value="-29" calcext:value-type="float">
            <text:p>-29</text:p>
          </table:table-cell>
          <table:table-cell table:formula="of:=[VNS.H26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68]" office:value-type="float" office:value="0" calcext:value-type="float">
            <text:p>0</text:p>
          </table:table-cell>
          <table:table-cell table:formula="of:=[RA.D268]" office:value-type="float" office:value="0" calcext:value-type="float">
            <text:p>0</text:p>
          </table:table-cell>
          <table:table-cell table:formula="of:=[Root.C268]" office:value-type="float" office:value="1E+020" calcext:value-type="float">
            <text:p>1,00E+20</text:p>
          </table:table-cell>
          <table:table-cell table:formula="of:=[Global.D67]" office:value-type="string" office:string-value="TLE" calcext:value-type="string">
            <text:p>TLE</text:p>
          </table:table-cell>
          <table:table-cell table:formula="of:=[Root.D268]" office:value-type="float" office:value="-28.636756" calcext:value-type="float">
            <text:p>-28,64</text:p>
          </table:table-cell>
          <table:table-cell table:formula="of:=[RA.J67]" office:value-type="float" office:value="-25" calcext:value-type="float">
            <text:p>-25</text:p>
          </table:table-cell>
          <table:table-cell table:formula="of:=[VNS.H26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69]" office:value-type="float" office:value="0" calcext:value-type="float">
            <text:p>0</text:p>
          </table:table-cell>
          <table:table-cell table:formula="of:=[RA.D269]" office:value-type="float" office:value="0" calcext:value-type="float">
            <text:p>0</text:p>
          </table:table-cell>
          <table:table-cell table:formula="of:=[Root.C26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69]" office:value-type="float" office:value="-26.001415" calcext:value-type="float">
            <text:p>-2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6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70]" office:value-type="float" office:value="0" calcext:value-type="float">
            <text:p>0</text:p>
          </table:table-cell>
          <table:table-cell table:formula="of:=[RA.D270]" office:value-type="float" office:value="0" calcext:value-type="float">
            <text:p>0</text:p>
          </table:table-cell>
          <table:table-cell table:formula="of:=[Root.C27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70]" office:value-type="float" office:value="-21.83073" calcext:value-type="float">
            <text:p>-21,8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6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71]" office:value-type="float" office:value="0" calcext:value-type="float">
            <text:p>0</text:p>
          </table:table-cell>
          <table:table-cell table:formula="of:=[RA.D271]" office:value-type="float" office:value="0" calcext:value-type="float">
            <text:p>0</text:p>
          </table:table-cell>
          <table:table-cell table:formula="of:=[Root.C27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71]" office:value-type="float" office:value="-22.343915" calcext:value-type="float">
            <text:p>-22,3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6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72]" office:value-type="float" office:value="0" calcext:value-type="float">
            <text:p>0</text:p>
          </table:table-cell>
          <table:table-cell table:formula="of:=[RA.D272]" office:value-type="float" office:value="0" calcext:value-type="float">
            <text:p>0</text:p>
          </table:table-cell>
          <table:table-cell table:formula="of:=[Root.C272]" office:value-type="float" office:value="1E+020" calcext:value-type="float">
            <text:p>1,00E+20</text:p>
          </table:table-cell>
          <table:table-cell table:formula="of:=[Global.D68]" office:value-type="string" office:string-value="TLE" calcext:value-type="string">
            <text:p>TLE</text:p>
          </table:table-cell>
          <table:table-cell table:formula="of:=[Root.D272]" office:value-type="float" office:value="-67.258331" calcext:value-type="float">
            <text:p>-67,26</text:p>
          </table:table-cell>
          <table:table-cell table:formula="of:=[RA.J68]" office:value-type="float" office:value="-65" calcext:value-type="float">
            <text:p>-65</text:p>
          </table:table-cell>
          <table:table-cell table:formula="of:=[VNS.H270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73]" office:value-type="float" office:value="0" calcext:value-type="float">
            <text:p>0</text:p>
          </table:table-cell>
          <table:table-cell table:formula="of:=[RA.D273]" office:value-type="float" office:value="0" calcext:value-type="float">
            <text:p>0</text:p>
          </table:table-cell>
          <table:table-cell table:formula="of:=[Root.C273]" office:value-type="float" office:value="1E+020" calcext:value-type="float">
            <text:p>1,00E+20</text:p>
          </table:table-cell>
          <table:table-cell table:formula="of:=[Global.D69]" office:value-type="string" office:string-value="TLE" calcext:value-type="string">
            <text:p>TLE</text:p>
          </table:table-cell>
          <table:table-cell table:formula="of:=[Root.D273]" office:value-type="float" office:value="-59.34097" calcext:value-type="float">
            <text:p>-59,34</text:p>
          </table:table-cell>
          <table:table-cell table:formula="of:=[RA.J69]" office:value-type="float" office:value="-54" calcext:value-type="float">
            <text:p>-54</text:p>
          </table:table-cell>
          <table:table-cell table:formula="of:=[VNS.H27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74]" office:value-type="float" office:value="0" calcext:value-type="float">
            <text:p>0</text:p>
          </table:table-cell>
          <table:table-cell table:formula="of:=[RA.D274]" office:value-type="float" office:value="0" calcext:value-type="float">
            <text:p>0</text:p>
          </table:table-cell>
          <table:table-cell table:formula="of:=[Root.C27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74]" office:value-type="float" office:value="-53.768757" calcext:value-type="float">
            <text:p>-53,77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7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75]" office:value-type="float" office:value="0" calcext:value-type="float">
            <text:p>0</text:p>
          </table:table-cell>
          <table:table-cell table:formula="of:=[RA.D275]" office:value-type="float" office:value="0" calcext:value-type="float">
            <text:p>0</text:p>
          </table:table-cell>
          <table:table-cell table:formula="of:=[Root.C27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75]" office:value-type="float" office:value="-47.070405" calcext:value-type="float">
            <text:p>-47,07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7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76]" office:value-type="float" office:value="0" calcext:value-type="float">
            <text:p>0</text:p>
          </table:table-cell>
          <table:table-cell table:formula="of:=[RA.D276]" office:value-type="float" office:value="0" calcext:value-type="float">
            <text:p>0</text:p>
          </table:table-cell>
          <table:table-cell table:formula="of:=[Root.C27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76]" office:value-type="float" office:value="-43.113698" calcext:value-type="float">
            <text:p>-43,11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7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77]" office:value-type="float" office:value="0" calcext:value-type="float">
            <text:p>0</text:p>
          </table:table-cell>
          <table:table-cell table:formula="of:=[RA.D277]" office:value-type="float" office:value="0" calcext:value-type="float">
            <text:p>0</text:p>
          </table:table-cell>
          <table:table-cell table:formula="of:=[Root.C277]" office:value-type="float" office:value="1E+020" calcext:value-type="float">
            <text:p>1,00E+20</text:p>
          </table:table-cell>
          <table:table-cell table:formula="of:=[Global.D70]" office:value-type="string" office:string-value="TLE" calcext:value-type="string">
            <text:p>TLE</text:p>
          </table:table-cell>
          <table:table-cell table:formula="of:=[Root.D277]" office:value-type="float" office:value="-105.844077" calcext:value-type="float">
            <text:p>-105,84</text:p>
          </table:table-cell>
          <table:table-cell table:formula="of:=[RA.J70]" office:value-type="float" office:value="-98" calcext:value-type="float">
            <text:p>-98</text:p>
          </table:table-cell>
          <table:table-cell table:formula="of:=[VNS.H27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78]" office:value-type="float" office:value="0" calcext:value-type="float">
            <text:p>0</text:p>
          </table:table-cell>
          <table:table-cell table:formula="of:=[RA.D278]" office:value-type="float" office:value="0" calcext:value-type="float">
            <text:p>0</text:p>
          </table:table-cell>
          <table:table-cell table:formula="of:=[Root.C278]" office:value-type="float" office:value="1E+020" calcext:value-type="float">
            <text:p>1,00E+20</text:p>
          </table:table-cell>
          <table:table-cell table:formula="of:=[Global.D71]" office:value-type="string" office:string-value="TLE" calcext:value-type="string">
            <text:p>TLE</text:p>
          </table:table-cell>
          <table:table-cell table:formula="of:=[Root.D278]" office:value-type="float" office:value="-91.810922" calcext:value-type="float">
            <text:p>-91,81</text:p>
          </table:table-cell>
          <table:table-cell table:formula="of:=[RA.J71]" office:value-type="float" office:value="-85" calcext:value-type="float">
            <text:p>-85</text:p>
          </table:table-cell>
          <table:table-cell table:formula="of:=[VNS.H27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79]" office:value-type="float" office:value="0" calcext:value-type="float">
            <text:p>0</text:p>
          </table:table-cell>
          <table:table-cell table:formula="of:=[RA.D279]" office:value-type="float" office:value="0" calcext:value-type="float">
            <text:p>0</text:p>
          </table:table-cell>
          <table:table-cell table:formula="of:=[Root.C27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79]" office:value-type="float" office:value="-80.589943" calcext:value-type="float">
            <text:p>-80,5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7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80]" office:value-type="float" office:value="0" calcext:value-type="float">
            <text:p>0</text:p>
          </table:table-cell>
          <table:table-cell table:formula="of:=[RA.D280]" office:value-type="float" office:value="0" calcext:value-type="float">
            <text:p>0</text:p>
          </table:table-cell>
          <table:table-cell table:formula="of:=[Root.C28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80]" office:value-type="float" office:value="-70.39035" calcext:value-type="float">
            <text:p>-70,39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7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81]" office:value-type="float" office:value="0" calcext:value-type="float">
            <text:p>0</text:p>
          </table:table-cell>
          <table:table-cell table:formula="of:=[RA.D281]" office:value-type="float" office:value="0" calcext:value-type="float">
            <text:p>0</text:p>
          </table:table-cell>
          <table:table-cell table:formula="of:=[Root.C28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81]" office:value-type="float" office:value="-68.170494" calcext:value-type="float">
            <text:p>-68,17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7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82]" office:value-type="float" office:value="0" calcext:value-type="float">
            <text:p>0</text:p>
          </table:table-cell>
          <table:table-cell table:formula="of:=[RA.D282]" office:value-type="float" office:value="0" calcext:value-type="float">
            <text:p>0</text:p>
          </table:table-cell>
          <table:table-cell table:formula="of:=[Root.C282]" office:value-type="float" office:value="1E+020" calcext:value-type="float">
            <text:p>1,00E+20</text:p>
          </table:table-cell>
          <table:table-cell table:formula="of:=[Global.D72]" office:value-type="float" office:value="0.389394" calcext:value-type="float">
            <text:p>0,39</text:p>
          </table:table-cell>
          <table:table-cell table:formula="of:=[Root.D282]" office:value-type="float" office:value="-310.8" calcext:value-type="float">
            <text:p>-310,8</text:p>
          </table:table-cell>
          <table:table-cell table:formula="of:=[RA.J72]" office:value-type="float" office:value="-306" calcext:value-type="float">
            <text:p>-306</text:p>
          </table:table-cell>
          <table:table-cell table:formula="of:=[VNS.H280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83]" office:value-type="float" office:value="0" calcext:value-type="float">
            <text:p>0</text:p>
          </table:table-cell>
          <table:table-cell table:formula="of:=[RA.D283]" office:value-type="float" office:value="0" calcext:value-type="float">
            <text:p>0</text:p>
          </table:table-cell>
          <table:table-cell table:formula="of:=[Root.C283]" office:value-type="float" office:value="1E+020" calcext:value-type="float">
            <text:p>1,00E+20</text:p>
          </table:table-cell>
          <table:table-cell table:formula="of:=[Global.D73]" office:value-type="float" office:value="0.98415" calcext:value-type="float">
            <text:p>0,98</text:p>
          </table:table-cell>
          <table:table-cell table:formula="of:=[Root.D283]" office:value-type="float" office:value="-268.8" calcext:value-type="float">
            <text:p>-268,8</text:p>
          </table:table-cell>
          <table:table-cell table:formula="of:=[RA.J73]" office:value-type="float" office:value="-274" calcext:value-type="float">
            <text:p>-274</text:p>
          </table:table-cell>
          <table:table-cell table:formula="of:=[VNS.H28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84]" office:value-type="float" office:value="0" calcext:value-type="float">
            <text:p>0</text:p>
          </table:table-cell>
          <table:table-cell table:formula="of:=[RA.D284]" office:value-type="float" office:value="0" calcext:value-type="float">
            <text:p>0</text:p>
          </table:table-cell>
          <table:table-cell table:formula="of:=[Root.C28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84]" office:value-type="float" office:value="-251.4" calcext:value-type="float">
            <text:p>-251,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8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85]" office:value-type="float" office:value="0" calcext:value-type="float">
            <text:p>0</text:p>
          </table:table-cell>
          <table:table-cell table:formula="of:=[RA.D285]" office:value-type="float" office:value="0" calcext:value-type="float">
            <text:p>0</text:p>
          </table:table-cell>
          <table:table-cell table:formula="of:=[Root.C28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85]" office:value-type="float" office:value="-213.8" calcext:value-type="float">
            <text:p>-213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8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86]" office:value-type="float" office:value="0" calcext:value-type="float">
            <text:p>0</text:p>
          </table:table-cell>
          <table:table-cell table:formula="of:=[RA.D286]" office:value-type="float" office:value="0" calcext:value-type="float">
            <text:p>0</text:p>
          </table:table-cell>
          <table:table-cell table:formula="of:=[Root.C28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86]" office:value-type="float" office:value="-196.8" calcext:value-type="float">
            <text:p>-196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8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87]" office:value-type="float" office:value="0" calcext:value-type="float">
            <text:p>0</text:p>
          </table:table-cell>
          <table:table-cell table:formula="of:=[RA.D287]" office:value-type="float" office:value="0" calcext:value-type="float">
            <text:p>0</text:p>
          </table:table-cell>
          <table:table-cell table:formula="of:=[Root.C287]" office:value-type="float" office:value="1E+020" calcext:value-type="float">
            <text:p>1,00E+20</text:p>
          </table:table-cell>
          <table:table-cell table:formula="of:=[Global.D74]" office:value-type="float" office:value="0.162817" calcext:value-type="float">
            <text:p>0,16</text:p>
          </table:table-cell>
          <table:table-cell table:formula="of:=[Root.D287]" office:value-type="float" office:value="-79.6" calcext:value-type="float">
            <text:p>-79,6</text:p>
          </table:table-cell>
          <table:table-cell table:formula="of:=[RA.J74]" office:value-type="float" office:value="-80" calcext:value-type="float">
            <text:p>-80</text:p>
          </table:table-cell>
          <table:table-cell table:formula="of:=[VNS.H28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88]" office:value-type="float" office:value="0" calcext:value-type="float">
            <text:p>0</text:p>
          </table:table-cell>
          <table:table-cell table:formula="of:=[RA.D288]" office:value-type="float" office:value="0" calcext:value-type="float">
            <text:p>0</text:p>
          </table:table-cell>
          <table:table-cell table:formula="of:=[Root.C288]" office:value-type="float" office:value="1E+020" calcext:value-type="float">
            <text:p>1,00E+20</text:p>
          </table:table-cell>
          <table:table-cell table:formula="of:=[Global.D75]" office:value-type="float" office:value="0.053446" calcext:value-type="float">
            <text:p>0,05</text:p>
          </table:table-cell>
          <table:table-cell table:formula="of:=[Root.D288]" office:value-type="float" office:value="-66.6" calcext:value-type="float">
            <text:p>-66,6</text:p>
          </table:table-cell>
          <table:table-cell table:formula="of:=[RA.J75]" office:value-type="float" office:value="-69" calcext:value-type="float">
            <text:p>-69</text:p>
          </table:table-cell>
          <table:table-cell table:formula="of:=[VNS.H28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89]" office:value-type="float" office:value="0" calcext:value-type="float">
            <text:p>0</text:p>
          </table:table-cell>
          <table:table-cell table:formula="of:=[RA.D289]" office:value-type="float" office:value="0" calcext:value-type="float">
            <text:p>0</text:p>
          </table:table-cell>
          <table:table-cell table:formula="of:=[Root.C28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89]" office:value-type="float" office:value="-58.4" calcext:value-type="float">
            <text:p>-58,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8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90]" office:value-type="float" office:value="0" calcext:value-type="float">
            <text:p>0</text:p>
          </table:table-cell>
          <table:table-cell table:formula="of:=[RA.D290]" office:value-type="float" office:value="0" calcext:value-type="float">
            <text:p>0</text:p>
          </table:table-cell>
          <table:table-cell table:formula="of:=[Root.C29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90]" office:value-type="float" office:value="-54.4" calcext:value-type="float">
            <text:p>-54,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8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91]" office:value-type="float" office:value="0" calcext:value-type="float">
            <text:p>0</text:p>
          </table:table-cell>
          <table:table-cell table:formula="of:=[RA.D291]" office:value-type="float" office:value="0" calcext:value-type="float">
            <text:p>0</text:p>
          </table:table-cell>
          <table:table-cell table:formula="of:=[Root.C29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91]" office:value-type="float" office:value="-50.2" calcext:value-type="float">
            <text:p>-50,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8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92]" office:value-type="float" office:value="0" calcext:value-type="float">
            <text:p>0</text:p>
          </table:table-cell>
          <table:table-cell table:formula="of:=[RA.D292]" office:value-type="float" office:value="0" calcext:value-type="float">
            <text:p>0</text:p>
          </table:table-cell>
          <table:table-cell table:formula="of:=[Root.C292]" office:value-type="float" office:value="1E+020" calcext:value-type="float">
            <text:p>1,00E+20</text:p>
          </table:table-cell>
          <table:table-cell table:formula="of:=[Global.D76]" office:value-type="float" office:value="0.172794" calcext:value-type="float">
            <text:p>0,17</text:p>
          </table:table-cell>
          <table:table-cell table:formula="of:=[Root.D292]" office:value-type="float" office:value="-161.8" calcext:value-type="float">
            <text:p>-161,8</text:p>
          </table:table-cell>
          <table:table-cell table:formula="of:=[RA.J76]" office:value-type="float" office:value="-146" calcext:value-type="float">
            <text:p>-146</text:p>
          </table:table-cell>
          <table:table-cell table:formula="of:=[VNS.H290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93]" office:value-type="float" office:value="0" calcext:value-type="float">
            <text:p>0</text:p>
          </table:table-cell>
          <table:table-cell table:formula="of:=[RA.D293]" office:value-type="float" office:value="0" calcext:value-type="float">
            <text:p>0</text:p>
          </table:table-cell>
          <table:table-cell table:formula="of:=[Root.C293]" office:value-type="float" office:value="1E+020" calcext:value-type="float">
            <text:p>1,00E+20</text:p>
          </table:table-cell>
          <table:table-cell table:formula="of:=[Global.D77]" office:value-type="float" office:value="1.126849" calcext:value-type="float">
            <text:p>1,13</text:p>
          </table:table-cell>
          <table:table-cell table:formula="of:=[Root.D293]" office:value-type="float" office:value="-137.4" calcext:value-type="float">
            <text:p>-137,4</text:p>
          </table:table-cell>
          <table:table-cell table:formula="of:=[RA.J77]" office:value-type="float" office:value="-134" calcext:value-type="float">
            <text:p>-134</text:p>
          </table:table-cell>
          <table:table-cell table:formula="of:=[VNS.H291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94]" office:value-type="float" office:value="0" calcext:value-type="float">
            <text:p>0</text:p>
          </table:table-cell>
          <table:table-cell table:formula="of:=[RA.D294]" office:value-type="float" office:value="0" calcext:value-type="float">
            <text:p>0</text:p>
          </table:table-cell>
          <table:table-cell table:formula="of:=[Root.C294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94]" office:value-type="float" office:value="-119.6" calcext:value-type="float">
            <text:p>-119,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92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95]" office:value-type="float" office:value="0" calcext:value-type="float">
            <text:p>0</text:p>
          </table:table-cell>
          <table:table-cell table:formula="of:=[RA.D295]" office:value-type="float" office:value="0" calcext:value-type="float">
            <text:p>0</text:p>
          </table:table-cell>
          <table:table-cell table:formula="of:=[Root.C295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95]" office:value-type="float" office:value="-112.8" calcext:value-type="float">
            <text:p>-112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93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96]" office:value-type="float" office:value="0" calcext:value-type="float">
            <text:p>0</text:p>
          </table:table-cell>
          <table:table-cell table:formula="of:=[RA.D296]" office:value-type="float" office:value="0" calcext:value-type="float">
            <text:p>0</text:p>
          </table:table-cell>
          <table:table-cell table:formula="of:=[Root.C296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96]" office:value-type="float" office:value="-100.8" calcext:value-type="float">
            <text:p>-100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94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97]" office:value-type="float" office:value="0" calcext:value-type="float">
            <text:p>0</text:p>
          </table:table-cell>
          <table:table-cell table:formula="of:=[RA.D297]" office:value-type="float" office:value="0" calcext:value-type="float">
            <text:p>0</text:p>
          </table:table-cell>
          <table:table-cell table:formula="of:=[Root.C297]" office:value-type="float" office:value="1E+020" calcext:value-type="float">
            <text:p>1,00E+20</text:p>
          </table:table-cell>
          <table:table-cell table:formula="of:=[Global.D78]" office:value-type="float" office:value="2.219853" calcext:value-type="float">
            <text:p>2,22</text:p>
          </table:table-cell>
          <table:table-cell table:formula="of:=[Root.D297]" office:value-type="float" office:value="-226.8" calcext:value-type="float">
            <text:p>-226,8</text:p>
          </table:table-cell>
          <table:table-cell table:formula="of:=[RA.J78]" office:value-type="float" office:value="-232" calcext:value-type="float">
            <text:p>-232</text:p>
          </table:table-cell>
          <table:table-cell table:formula="of:=[VNS.H295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98]" office:value-type="float" office:value="0" calcext:value-type="float">
            <text:p>0</text:p>
          </table:table-cell>
          <table:table-cell table:formula="of:=[RA.D298]" office:value-type="float" office:value="0" calcext:value-type="float">
            <text:p>0</text:p>
          </table:table-cell>
          <table:table-cell table:formula="of:=[Root.C298]" office:value-type="float" office:value="1E+020" calcext:value-type="float">
            <text:p>1,00E+20</text:p>
          </table:table-cell>
          <table:table-cell table:formula="of:=[Global.D79]" office:value-type="float" office:value="1.177194" calcext:value-type="float">
            <text:p>1,18</text:p>
          </table:table-cell>
          <table:table-cell table:formula="of:=[Root.D298]" office:value-type="float" office:value="-203.4" calcext:value-type="float">
            <text:p>-203,4</text:p>
          </table:table-cell>
          <table:table-cell table:formula="of:=[RA.J79]" office:value-type="float" office:value="-200" calcext:value-type="float">
            <text:p>-200</text:p>
          </table:table-cell>
          <table:table-cell table:formula="of:=[VNS.H296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299]" office:value-type="float" office:value="0" calcext:value-type="float">
            <text:p>0</text:p>
          </table:table-cell>
          <table:table-cell table:formula="of:=[RA.D299]" office:value-type="float" office:value="0" calcext:value-type="float">
            <text:p>0</text:p>
          </table:table-cell>
          <table:table-cell table:formula="of:=[Root.C299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299]" office:value-type="float" office:value="-176.8" calcext:value-type="float">
            <text:p>-176,8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97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300]" office:value-type="float" office:value="0" calcext:value-type="float">
            <text:p>0</text:p>
          </table:table-cell>
          <table:table-cell table:formula="of:=[RA.D300]" office:value-type="float" office:value="0" calcext:value-type="float">
            <text:p>0</text:p>
          </table:table-cell>
          <table:table-cell table:formula="of:=[Root.C300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300]" office:value-type="float" office:value="-171.6" calcext:value-type="float">
            <text:p>-171,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98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301]" office:value-type="float" office:value="0" calcext:value-type="float">
            <text:p>0</text:p>
          </table:table-cell>
          <table:table-cell table:formula="of:=[RA.D301]" office:value-type="float" office:value="0" calcext:value-type="float">
            <text:p>0</text:p>
          </table:table-cell>
          <table:table-cell table:formula="of:=[Root.C301]" office:value-type="float" office:value="1E+020" calcext:value-type="float">
            <text:p>1,00E+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Root.D301]" office:value-type="float" office:value="-146" calcext:value-type="float">
            <text:p>-14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VNS.H299]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formula="of:=[Global.A302]" office:value-type="float" office:value="0" calcext:value-type="float">
            <text:p>0</text:p>
          </table:table-cell>
          <table:table-cell table:formula="of:=[RA.D302]" office:value-type="float" office:value="0" calcext:value-type="float">
            <text:p>0</text:p>
          </table:table-cell>
          <table:table-cell table:formula="of:=[Root.C302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formula="of:=[Global.A303]" office:value-type="float" office:value="0" calcext:value-type="float">
            <text:p>0</text:p>
          </table:table-cell>
          <table:table-cell table:formula="of:=[RA.D303]" office:value-type="float" office:value="0" calcext:value-type="float">
            <text:p>0</text:p>
          </table:table-cell>
          <table:table-cell table:formula="of:=[Root.C303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formula="of:=[Global.A304]" office:value-type="float" office:value="0" calcext:value-type="float">
            <text:p>0</text:p>
          </table:table-cell>
          <table:table-cell table:formula="of:=[RA.D304]" office:value-type="float" office:value="0" calcext:value-type="float">
            <text:p>0</text:p>
          </table:table-cell>
          <table:table-cell table:formula="of:=[Root.C304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formula="of:=[Global.A305]" office:value-type="float" office:value="0" calcext:value-type="float">
            <text:p>0</text:p>
          </table:table-cell>
          <table:table-cell table:formula="of:=[RA.D305]" office:value-type="float" office:value="0" calcext:value-type="float">
            <text:p>0</text:p>
          </table:table-cell>
          <table:table-cell table:formula="of:=[Root.C305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formula="of:=[Global.A306]" office:value-type="float" office:value="0" calcext:value-type="float">
            <text:p>0</text:p>
          </table:table-cell>
          <table:table-cell table:formula="of:=[RA.D306]" office:value-type="float" office:value="0" calcext:value-type="float">
            <text:p>0</text:p>
          </table:table-cell>
          <table:table-cell table:formula="of:=[Root.C306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formula="of:=[Global.A307]" office:value-type="float" office:value="0" calcext:value-type="float">
            <text:p>0</text:p>
          </table:table-cell>
          <table:table-cell table:formula="of:=[RA.D307]" office:value-type="float" office:value="0" calcext:value-type="float">
            <text:p>0</text:p>
          </table:table-cell>
          <table:table-cell table:formula="of:=[Root.C307]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formula="of:=[Global.A308]" office:value-type="float" office:value="0" calcext:value-type="float">
            <text:p>0</text:p>
          </table:table-cell>
          <table:table-cell table:formula="of:=[RA.D308]" office:value-type="float" office:value="0" calcext:value-type="float">
            <text:p>0</text:p>
          </table:table-cell>
          <table:table-cell table:formula="of:=[Root.C308]" office:value-type="float" office:value="0" calcext:value-type="float">
            <text:p>0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1:31:12.413088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M48S</meta:editing-duration>
    <meta:editing-cycles>18</meta:editing-cycles>
    <meta:generator>LibreOffice/5.3.1.2$Linux_X86_64 LibreOffice_project/30m0$Build-2</meta:generator>
    <dc:date>2017-09-27T11:53:59.801827075</dc:date>
    <meta:document-statistic meta:table-count="5" meta:cell-count="8231" meta:object-count="0"/>
    <meta:user-defined meta:name="Info 1"/>
    <meta:user-defined meta:name="Info 2"/>
    <meta:user-defined meta:name="Info 3"/>
    <meta:user-defined meta:name="Info 4"/>
  </office:meta>
</office:document-meta>
</file>